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  <style:text-properties style:use-window-font-color="true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61">
      <style:text-properties fo:color="#ff0000"/>
    </style:style>
    <style:style style:name="ce5" style:family="table-cell" style:parent-style-name="Default">
      <style:text-properties fo:color="#ff420e"/>
    </style:style>
    <style:style style:name="ce6" style:family="table-cell" style:parent-style-name="Default">
      <style:text-properties fo:color="#ff0000" style:font-name="Liberation Sans" style:font-name-asian="AR PL ShanHeiSun Uni" style:font-name-complex="Lohit Hindi"/>
    </style:style>
    <style:style style:name="ce7" style:family="table-cell" style:parent-style-name="Default">
      <style:text-properties fo:color="#008000"/>
    </style:style>
    <style:style style:name="ce8" style:family="table-cell" style:parent-style-name="Default">
      <style:table-cell-properties fo:background-color="#ffff00"/>
      <style:text-properties fo:color="#008000"/>
    </style:style>
    <style:style style:name="ce9" style:family="table-cell" style:parent-style-name="Default" style:data-style-name="N100">
      <style:text-properties fo:color="#ff0000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table table:name="MUM" table:style-name="ta1" table:print="false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020" table:default-cell-style-name="Default"/>
        <table:table-row table:style-name="ro1">
          <table:table-cell office:value-type="string">
            <text:p>SAMPLE</text:p>
          </table:table-cell>
          <table:table-cell office:value-type="string">
            <text:p>PROFILE</text:p>
          </table:table-cell>
          <table:table-cell office:value-type="string">
            <text:p>DONORS</text:p>
          </table:table-cell>
          <table:table-cell table:style-name="Default" office:value-type="string">
            <text:p>ALLELE</text:p>
          </table:table-cell>
          <table:table-cell office:value-type="string">
            <text:p>D3S1358</text:p>
          </table:table-cell>
          <table:table-cell/>
          <table:table-cell office:value-type="string">
            <text:p>THO1</text:p>
          </table:table-cell>
          <table:table-cell/>
          <table:table-cell office:value-type="string">
            <text:p>D21S11</text:p>
          </table:table-cell>
          <table:table-cell/>
          <table:table-cell office:value-type="string">
            <text:p>D18S51</text:p>
          </table:table-cell>
          <table:table-cell/>
          <table:table-cell office:value-type="string">
            <text:p>Penta E</text:p>
          </table:table-cell>
          <table:table-cell/>
          <table:table-cell office:value-type="string">
            <text:p>D5S818</text:p>
          </table:table-cell>
          <table:table-cell/>
          <table:table-cell office:value-type="string">
            <text:p>D13S317</text:p>
          </table:table-cell>
          <table:table-cell/>
          <table:table-cell office:value-type="string">
            <text:p>D7S820</text:p>
          </table:table-cell>
          <table:table-cell office:value-type="string">
            <text:p>(copy)</text:p>
          </table:table-cell>
          <table:table-cell/>
          <table:table-cell office:value-type="string">
            <text:p>D16S539</text:p>
          </table:table-cell>
          <table:table-cell/>
          <table:table-cell office:value-type="string">
            <text:p>CSF1PO</text:p>
          </table:table-cell>
          <table:table-cell/>
          <table:table-cell office:value-type="string">
            <text:p>Penta D</text:p>
          </table:table-cell>
          <table:table-cell/>
          <table:table-cell office:value-type="string">
            <text:p>AMEL</text:p>
          </table:table-cell>
          <table:table-cell/>
          <table:table-cell office:value-type="string">
            <text:p>vWA</text:p>
          </table:table-cell>
          <table:table-cell/>
          <table:table-cell office:value-type="string">
            <text:p>D8S1179</text:p>
          </table:table-cell>
          <table:table-cell/>
          <table:table-cell office:value-type="string">
            <text:p>TPOX</text:p>
          </table:table-cell>
          <table:table-cell/>
          <table:table-cell office:value-type="string">
            <text:p>FGA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B11 regression tests. Calculation of values for the “sibtest” datasets. Test against MUM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>
            <text:p>MUM</text:p>
          </table:table-cell>
          <table:table-cell table:style-name="ce2" office:value-type="string">
            <text:p>FP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table:formula="of:=INDEX([.F$41:.F$75];MATCH([.E4];[.$D$41:.$D$75];0))" office:value-type="float" office:value="0.272727272727273">
            <text:p>0.2727272727</text:p>
          </table:table-cell>
          <table:table-cell table:style-name="ce2" office:value-type="float" office:value="6">
            <text:p>6</text:p>
          </table:table-cell>
          <table:table-cell table:style-name="ce8" table:formula="of:=INDEX([.H$41:.H$75];MATCH([.G4];[.$D$41:.$D$75];0))" office:value-type="float" office:value="0.19">
            <text:p>0.19</text:p>
          </table:table-cell>
          <table:table-cell table:style-name="ce2" office:value-type="float" office:value="27">
            <text:p>27</text:p>
          </table:table-cell>
          <table:table-cell table:style-name="ce8" table:formula="of:=INDEX([.J$41:.J$75];MATCH([.I4];[.$D$41:.$D$75];0))" office:value-type="float" office:value="0.04">
            <text:p>0.04</text:p>
          </table:table-cell>
          <table:table-cell table:style-name="ce2" office:value-type="float" office:value="11">
            <text:p>11</text:p>
          </table:table-cell>
          <table:table-cell table:style-name="ce8" table:formula="of:=INDEX([.L$41:.L$75];MATCH([.K4];[.$D$41:.$D$75];0))" office:value-type="float" office:value="0.0204081632653061">
            <text:p>0.0204081633</text:p>
          </table:table-cell>
          <table:table-cell table:style-name="ce2" office:value-type="float" office:value="5">
            <text:p>5</text:p>
          </table:table-cell>
          <table:table-cell table:style-name="ce8" table:formula="of:=INDEX([.N$41:.N$75];MATCH([.M4];[.$D$41:.$D$75];0))" office:value-type="float" office:value="0.0891089108910891">
            <text:p>0.0891089109</text:p>
          </table:table-cell>
          <table:table-cell table:style-name="ce2" office:value-type="float" office:value="9">
            <text:p>9</text:p>
          </table:table-cell>
          <table:table-cell table:style-name="ce8" table:formula="of:=INDEX([.P$41:.P$75];MATCH([.O4];[.$D$41:.$D$75];0))" office:value-type="float" office:value="0.0297029702970297">
            <text:p>0.0297029703</text:p>
          </table:table-cell>
          <table:table-cell table:style-name="ce2" office:value-type="float" office:value="8">
            <text:p>8</text:p>
          </table:table-cell>
          <table:table-cell table:style-name="ce8" table:formula="of:=INDEX([.R$41:.R$75];MATCH([.Q4];[.$D$41:.$D$75];0))" office:value-type="float" office:value="0.12">
            <text:p>0.12</text:p>
          </table:table-cell>
          <table:table-cell table:number-columns-repeated="2" table:style-name="ce2" office:value-type="float" office:value="14">
            <text:p>14</text:p>
          </table:table-cell>
          <table:table-cell table:style-name="ce8" table:formula="of:=INDEX([.U$41:.U$75];MATCH([.T4];[.$D$41:.$D$75];0))" office:value-type="float" office:value="0.0101010101010101">
            <text:p>0.0101010101</text:p>
          </table:table-cell>
          <table:table-cell table:style-name="ce2" office:value-type="float" office:value="10">
            <text:p>10</text:p>
          </table:table-cell>
          <table:table-cell table:style-name="ce8" table:formula="of:=INDEX([.W$41:.W$75];MATCH([.V4];[.$D$41:.$D$75];0))" office:value-type="float" office:value="0.06">
            <text:p>0.06</text:p>
          </table:table-cell>
          <table:table-cell table:style-name="ce2" office:value-type="float" office:value="9">
            <text:p>9</text:p>
          </table:table-cell>
          <table:table-cell table:style-name="ce8" table:formula="of:=INDEX([.Y$41:.Y$75];MATCH([.X4];[.$D$41:.$D$75];0))" office:value-type="float" office:value="0.02">
            <text:p>0.02</text:p>
          </table:table-cell>
          <table:table-cell table:style-name="ce2" office:value-type="float" office:value="8">
            <text:p>8</text:p>
          </table:table-cell>
          <table:table-cell table:style-name="ce8" table:formula="of:=INDEX([.AA$41:.AA$75];MATCH([.Z4];[.$D$41:.$D$75];0))" office:value-type="float" office:value="0.0101010101010101">
            <text:p>0.0101010101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style-name="ce8" table:formula="of:=INDEX([.AE$41:.AE$75];MATCH([.AD4];[.$D$41:.$D$75];0))" office:value-type="float" office:value="0.101010101">
            <text:p>0.101010101</text:p>
          </table:table-cell>
          <table:table-cell table:style-name="ce2" office:value-type="float" office:value="12">
            <text:p>12</text:p>
          </table:table-cell>
          <table:table-cell table:style-name="ce8" table:formula="of:=INDEX([.AG$41:.AG$75];MATCH([.AF4];[.$D$41:.$D$75];0))" office:value-type="float" office:value="0.1584158416">
            <text:p>0.1584158416</text:p>
          </table:table-cell>
          <table:table-cell table:style-name="ce2" office:value-type="float" office:value="8">
            <text:p>8</text:p>
          </table:table-cell>
          <table:table-cell table:style-name="ce8" table:formula="of:=INDEX([.AI$41:.AI$75];MATCH([.AH4];[.$D$41:.$D$75];0))" office:value-type="float" office:value="0.56">
            <text:p>0.56</text:p>
          </table:table-cell>
          <table:table-cell table:style-name="ce2" office:value-type="float" office:value="18">
            <text:p>18</text:p>
          </table:table-cell>
          <table:table-cell table:style-name="ce8" table:formula="of:=INDEX([.AK$41:.AK$75];MATCH([.AJ4];[.$D$41:.$D$75];0))" office:value-type="float" office:value="0.0202020202">
            <text:p>0.0202020202</text:p>
          </table:table-cell>
          <table:table-cell table:style-name="ce2" table:number-columns-repeated="987"/>
        </table:table-row>
        <table:table-row table:style-name="ro2"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table:formula="of:=INDEX([.F$41:.F$75];MATCH([.E5];[.$D$41:.$D$75];0))" office:value-type="float" office:value="0.272727272727273">
            <text:p>0.2727272727</text:p>
          </table:table-cell>
          <table:table-cell table:style-name="ce2" office:value-type="float" office:value="6">
            <text:p>6</text:p>
          </table:table-cell>
          <table:table-cell table:style-name="ce8" table:formula="of:=INDEX([.H$41:.H$75];MATCH([.G5];[.$D$41:.$D$75];0))" office:value-type="float" office:value="0.19">
            <text:p>0.19</text:p>
          </table:table-cell>
          <table:table-cell table:style-name="ce2" office:value-type="float" office:value="28">
            <text:p>28</text:p>
          </table:table-cell>
          <table:table-cell table:style-name="ce8" table:formula="of:=INDEX([.J$41:.J$75];MATCH([.I5];[.$D$41:.$D$75];0))" office:value-type="float" office:value="0.19">
            <text:p>0.19</text:p>
          </table:table-cell>
          <table:table-cell table:style-name="ce2" office:value-type="float" office:value="12">
            <text:p>12</text:p>
          </table:table-cell>
          <table:table-cell table:style-name="ce8" table:formula="of:=INDEX([.L$41:.L$75];MATCH([.K5];[.$D$41:.$D$75];0))" office:value-type="float" office:value="0.153061224489796">
            <text:p>0.1530612245</text:p>
          </table:table-cell>
          <table:table-cell table:style-name="ce2" office:value-type="float" office:value="7">
            <text:p>7</text:p>
          </table:table-cell>
          <table:table-cell table:style-name="ce8" table:formula="of:=INDEX([.N$41:.N$75];MATCH([.M5];[.$D$41:.$D$75];0))" office:value-type="float" office:value="0.138613861386139">
            <text:p>0.1386138614</text:p>
          </table:table-cell>
          <table:table-cell table:style-name="ce2" office:value-type="float" office:value="9">
            <text:p>9</text:p>
          </table:table-cell>
          <table:table-cell table:style-name="ce8" table:formula="of:=INDEX([.P$41:.P$75];MATCH([.O5];[.$D$41:.$D$75];0))" office:value-type="float" office:value="0.0297029702970297">
            <text:p>0.0297029703</text:p>
          </table:table-cell>
          <table:table-cell table:style-name="ce2" office:value-type="float" office:value="9">
            <text:p>9</text:p>
          </table:table-cell>
          <table:table-cell table:style-name="ce8" table:formula="of:=INDEX([.R$41:.R$75];MATCH([.Q5];[.$D$41:.$D$75];0))" office:value-type="float" office:value="0.09">
            <text:p>0.09</text:p>
          </table:table-cell>
          <table:table-cell table:number-columns-repeated="2" table:style-name="ce2" office:value-type="float" office:value="15">
            <text:p>15</text:p>
          </table:table-cell>
          <table:table-cell table:style-name="ce8" table:formula="of:=INDEX([.U$41:.U$75];MATCH([.T5];[.$D$41:.$D$75];0))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8" table:formula="of:=INDEX([.W$41:.W$75];MATCH([.V5];[.$D$41:.$D$75];0))" office:value-type="float" office:value="0.06">
            <text:p>0.06</text:p>
          </table:table-cell>
          <table:table-cell table:style-name="ce2" office:value-type="float" office:value="10">
            <text:p>10</text:p>
          </table:table-cell>
          <table:table-cell table:style-name="ce8" table:formula="of:=INDEX([.Y$41:.Y$75];MATCH([.X5];[.$D$41:.$D$75];0))" office:value-type="float" office:value="0.27">
            <text:p>0.27</text:p>
          </table:table-cell>
          <table:table-cell table:style-name="ce2" office:value-type="float" office:value="9">
            <text:p>9</text:p>
          </table:table-cell>
          <table:table-cell table:style-name="ce8" table:formula="of:=INDEX([.AA$41:.AA$75];MATCH([.Z5];[.$D$41:.$D$75];0))" office:value-type="float" office:value="0.222222222222222">
            <text:p>0.2222222222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style-name="ce8" table:formula="of:=INDEX([.AE$41:.AE$75];MATCH([.AD5];[.$D$41:.$D$75];0))" office:value-type="float" office:value="0.101010101">
            <text:p>0.101010101</text:p>
          </table:table-cell>
          <table:table-cell table:style-name="ce2" office:value-type="float" office:value="13">
            <text:p>13</text:p>
          </table:table-cell>
          <table:table-cell table:style-name="ce8" table:formula="of:=INDEX([.AG$41:.AG$75];MATCH([.AF5];[.$D$41:.$D$75];0))" office:value-type="float" office:value="0.3465346535">
            <text:p>0.3465346535</text:p>
          </table:table-cell>
          <table:table-cell table:style-name="ce2" office:value-type="float" office:value="9">
            <text:p>9</text:p>
          </table:table-cell>
          <table:table-cell table:style-name="ce8" table:formula="of:=INDEX([.AI$41:.AI$75];MATCH([.AH5];[.$D$41:.$D$75];0))" office:value-type="float" office:value="0.1">
            <text:p>0.1</text:p>
          </table:table-cell>
          <table:table-cell table:style-name="ce2" office:value-type="float" office:value="19">
            <text:p>19</text:p>
          </table:table-cell>
          <table:table-cell table:style-name="ce8" table:formula="of:=INDEX([.AK$41:.AK$75];MATCH([.AJ5];[.$D$41:.$D$75];0))" office:value-type="float" office:value="0.0707070707">
            <text:p>0.0707070707</text:p>
          </table:table-cell>
          <table:table-cell table:style-name="ce2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7"/>
          <table:table-cell table:number-columns-repeated="1016"/>
        </table:table-row>
        <table:table-row table:style-name="ro2">
          <table:table-cell office:value-type="string">
            <text:p>MUM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7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7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7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7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7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7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7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7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7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7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7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7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7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7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7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8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8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8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8];[.$D$41:.$D$75];0))" office:value-type="float" office:value="0.153061224489796">
            <text:p>0.1530612245</text:p>
          </table:table-cell>
          <table:table-cell office:value-type="float" office:value="7">
            <text:p>7</text:p>
          </table:table-cell>
          <table:table-cell table:style-name="ce7" table:formula="of:=INDEX([.N$41:.N$75];MATCH([.M8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8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8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8];[.$D$41:.$D$75];0))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7" table:formula="of:=INDEX([.W$41:.W$75];MATCH([.V8];[.$D$41:.$D$75];0))" office:value-type="float" office:value="0.06">
            <text:p>0.06</text:p>
          </table:table-cell>
          <table:table-cell office:value-type="float" office:value="10">
            <text:p>10</text:p>
          </table:table-cell>
          <table:table-cell table:style-name="ce7" table:formula="of:=INDEX([.Y$41:.Y$75];MATCH([.X8];[.$D$41:.$D$75];0))" office:value-type="float" office:value="0.27">
            <text:p>0.27</text:p>
          </table:table-cell>
          <table:table-cell office:value-type="float" office:value="9">
            <text:p>9</text:p>
          </table:table-cell>
          <table:table-cell table:style-name="ce7" table:formula="of:=INDEX([.AA$41:.AA$75];MATCH([.Z8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5">
            <text:p>15</text:p>
          </table:table-cell>
          <table:table-cell table:style-name="ce7" table:formula="of:=INDEX([.AE$41:.AE$75];MATCH([.AD8];[.$D$41:.$D$75];0))" office:value-type="float" office:value="0.101010101">
            <text:p>0.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8];[.$D$41:.$D$75];0))" office:value-type="float" office:value="0.3465346535">
            <text:p>0.3465346535</text:p>
          </table:table-cell>
          <table:table-cell office:value-type="float" office:value="9">
            <text:p>9</text:p>
          </table:table-cell>
          <table:table-cell table:style-name="ce7" table:formula="of:=INDEX([.AI$41:.AI$75];MATCH([.AH8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8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0:.AK10])" office:value-type="float" office:value="3.3289140355996E+027">
            <text:p>3328914035599600000000000000</text:p>
          </table:table-cell>
          <table:table-cell table:style-name="ce3"/>
          <table:table-cell table:style-name="ce3" table:formula="of:=([.E$4]=[.E7])*([.E$5]=[.E8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7])*([.G$5]=[.G8])/((2-([.G$4]=[.G$5]))*[.H$4]*[.H$5])" office:value-type="float" office:value="27.7008310249307">
            <text:p>27.7008310249</text:p>
          </table:table-cell>
          <table:table-cell table:style-name="ce3"/>
          <table:table-cell table:style-name="ce3" table:formula="of:=([.I$4]=[.I7])*([.I$5]=[.I8])/((2-([.I$4]=[.I$5]))*[.J$4]*[.J$5])" office:value-type="float" office:value="65.7894736842105">
            <text:p>65.7894736842</text:p>
          </table:table-cell>
          <table:table-cell table:style-name="ce3"/>
          <table:table-cell table:style-name="ce3" table:formula="of:=([.K$4]=[.K7])*([.K$5]=[.K8])/((2-([.K$4]=[.K$5]))*[.L$4]*[.L$5])" office:value-type="float" office:value="160.066666666667">
            <text:p>160.0666666667</text:p>
          </table:table-cell>
          <table:table-cell table:style-name="ce3"/>
          <table:table-cell table:style-name="ce3" table:formula="of:=([.M$4]=[.M7])*([.M$5]=[.M8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7])*([.O$5]=[.O8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7])*([.Q$5]=[.Q8])/((2-([.Q$4]=[.Q$5]))*[.R$4]*[.R$5])" office:value-type="float" office:value="46.2962962962963">
            <text:p>46.2962962963</text:p>
          </table:table-cell>
          <table:table-cell table:style-name="ce3" table:number-columns-repeated="2"/>
          <table:table-cell table:style-name="ce3" table:formula="of:=(1+[.U$4])/(2*[.U$4])" office:value-type="float" office:value="50">
            <text:p>50</text:p>
          </table:table-cell>
          <table:table-cell table:style-name="ce9" office:value-type="string">
            <text:p>(AF v AF)</text:p>
          </table:table-cell>
          <table:table-cell table:style-name="ce3" table:formula="of:=([.V$4]=[.V7])*([.V$5]=[.V8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7])*([.X$5]=[.X8])/((2-([.X$4]=[.X$5]))*[.Y$4]*[.Y$5])" office:value-type="float" office:value="92.5925925925926">
            <text:p>92.5925925926</text:p>
          </table:table-cell>
          <table:table-cell table:style-name="ce3"/>
          <table:table-cell table:style-name="ce3" table:formula="of:=([.Z$4]=[.Z7])*([.Z$5]=[.Z8])/((2-([.Z$4]=[.Z$5]))*[.AA$4]*[.AA$5])" office:value-type="float" office:value="222.75">
            <text:p>222.75</text:p>
          </table:table-cell>
          <table:table-cell table:style-name="ce3" table:number-columns-repeated="3"/>
          <table:table-cell table:style-name="ce3" table:formula="of:=([.AD$4]=[.AD7])*([.AD$5]=[.AD8])/((2-([.AD$4]=[.AD$5]))*[.AE$4]*[.AE$5])" office:value-type="float" office:value="49.005000009801">
            <text:p>49.0050000098</text:p>
          </table:table-cell>
          <table:table-cell table:style-name="ce3"/>
          <table:table-cell table:style-name="ce3" table:formula="of:=([.AF$4]=[.AF7])*([.AF$5]=[.AF8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7])*([.AH$5]=[.AH8])/((2-([.AH$4]=[.AH$5]))*[.AI$4]*[.AI$5])" office:value-type="float" office:value="8.92857142857143">
            <text:p>8.9285714286</text:p>
          </table:table-cell>
          <table:table-cell table:style-name="ce3"/>
          <table:table-cell table:style-name="ce3" table:formula="of:=([.AJ$4]=[.AJ7])*([.AJ$5]=[.AJ8])/((2-([.AJ$4]=[.AJ$5]))*[.AK$4]*[.AK$5])" office:value-type="float" office:value="350.035714355721">
            <text:p>350.0357143557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1:.AK11])" office:value-type="float" office:value="120466982823083">
            <text:p>120466982823083</text:p>
          </table:table-cell>
          <table:table-cell table:style-name="ce3"/>
          <table:table-cell table:style-name="ce3" table:formula="of:=((([.E$4]=[.E7])+([.E$4]=[.E8]))/[.F$4] + (([.E$5]=[.E7])+([.E$5]=[.E8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7])+([.G$4]=[.G8]))/[.H$4] + (([.G$5]=[.G7])+([.G$5]=[.G8]))/[.H$5])/4" office:value-type="float" office:value="5.26315789473684">
            <text:p>5.2631578947</text:p>
          </table:table-cell>
          <table:table-cell table:style-name="ce3"/>
          <table:table-cell table:style-name="ce3" table:formula="of:=((([.I$4]=[.I7])+([.I$4]=[.I8]))/[.J$4] + (([.I$5]=[.I7])+([.I$5]=[.I8]))/[.J$5])/4" office:value-type="float" office:value="7.56578947368421">
            <text:p>7.5657894737</text:p>
          </table:table-cell>
          <table:table-cell table:style-name="ce3"/>
          <table:table-cell table:style-name="ce3" table:formula="of:=((([.K$4]=[.K7])+([.K$4]=[.K8]))/[.L$4] + (([.K$5]=[.K7])+([.K$5]=[.K8]))/[.L$5])/4" office:value-type="float" office:value="13.8833333333333">
            <text:p>13.8833333333</text:p>
          </table:table-cell>
          <table:table-cell table:style-name="ce3"/>
          <table:table-cell table:style-name="ce3" table:formula="of:=((([.M$4]=[.M7])+([.M$4]=[.M8]))/[.N$4] + (([.M$5]=[.M7])+([.M$5]=[.M8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7])+([.O$4]=[.O8]))/[.P$4] + (([.O$5]=[.O7])+([.O$5]=[.O8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7])+([.Q$4]=[.Q8]))/[.R$4] + (([.Q$5]=[.Q7])+([.Q$5]=[.Q8]))/[.R$5])/4" office:value-type="float" office:value="4.86111111111111">
            <text:p>4.8611111111</text:p>
          </table:table-cell>
          <table:table-cell table:style-name="ce3" table:number-columns-repeated="2"/>
          <table:table-cell table:style-name="ce3" table:formula="of:=(1+3*[.U$4])/(4*[.U$4])" office:value-type="float" office:value="25.5">
            <text:p>25.5</text:p>
          </table:table-cell>
          <table:table-cell table:style-name="ce3"/>
          <table:table-cell table:style-name="ce3" table:formula="of:=((([.V$4]=[.V7])+([.V$4]=[.V8]))/[.W$4] + (([.V$5]=[.V7])+([.V$5]=[.V8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7])+([.X$4]=[.X8]))/[.Y$4] + (([.X$5]=[.X7])+([.X$5]=[.X8]))/[.Y$5])/4" office:value-type="float" office:value="13.4259259259259">
            <text:p>13.4259259259</text:p>
          </table:table-cell>
          <table:table-cell table:style-name="ce3"/>
          <table:table-cell table:style-name="ce3" table:formula="of:=((([.Z$4]=[.Z7])+([.Z$4]=[.Z8]))/[.AA$4] + (([.Z$5]=[.Z7])+([.Z$5]=[.Z8]))/[.AA$5])/4" office:value-type="float" office:value="25.875">
            <text:p>25.875</text:p>
          </table:table-cell>
          <table:table-cell table:style-name="ce3" table:number-columns-repeated="3"/>
          <table:table-cell table:style-name="ce3" table:formula="of:=((([.AD$4]=[.AD7])+([.AD$4]=[.AD8]))/[.AE$4] + (([.AD$5]=[.AD7])+([.AD$5]=[.AD8]))/[.AE$5])/4" office:value-type="float" office:value="4.950000000495">
            <text:p>4.9500000005</text:p>
          </table:table-cell>
          <table:table-cell table:style-name="ce3"/>
          <table:table-cell table:style-name="ce3" table:formula="of:=((([.AF$4]=[.AF7])+([.AF$4]=[.AF8]))/[.AG$4] + (([.AF$5]=[.AF7])+([.AF$5]=[.AF8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7])+([.AH$4]=[.AH8]))/[.AI$4] + (([.AH$5]=[.AH7])+([.AH$5]=[.AH8]))/[.AI$5])/4" office:value-type="float" office:value="2.94642857142857">
            <text:p>2.9464285714</text:p>
          </table:table-cell>
          <table:table-cell table:style-name="ce3"/>
          <table:table-cell table:style-name="ce3" table:formula="of:=((([.AJ$4]=[.AJ7])+([.AJ$4]=[.AJ8]))/[.AK$4] + (([.AJ$5]=[.AJ7])+([.AJ$5]=[.AJ8]))/[.AK$5])/4" office:value-type="float" office:value="15.9107142873054">
            <text:p>15.9107142873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12:.AK12])" office:value-type="float" office:value="2.41046409539152E+020">
            <text:p>241046409539152000000</text:p>
          </table:table-cell>
          <table:table-cell table:style-name="ce3"/>
          <table:table-cell table:style-name="ce3" table:formula="of:=((1+([.E$4]=[.E7])/[.F$4])*(1+([.E$5]=[.E8])/[.F$5]) + (1+([.E$5]=[.E7])/[.F$5])*(1+([.E$4]=[.E8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7])/[.H$4])*(1+([.G$5]=[.G8])/[.H$5]) + (1+([.G$5]=[.G7])/[.H$5])*(1+([.G$4]=[.G8])/[.H$4]))/8" office:value-type="float" office:value="9.80678670360111">
            <text:p>9.8067867036</text:p>
          </table:table-cell>
          <table:table-cell table:style-name="ce3"/>
          <table:table-cell table:style-name="ce3" table:formula="of:=((1+([.I$4]=[.I7])/[.J$4])*(1+([.I$5]=[.I8])/[.J$5]) + (1+([.I$5]=[.I7])/[.J$5])*(1+([.I$4]=[.I8])/[.J$4]))/8" office:value-type="float" office:value="20.4802631578947">
            <text:p>20.4802631579</text:p>
          </table:table-cell>
          <table:table-cell table:style-name="ce3"/>
          <table:table-cell table:style-name="ce3" table:formula="of:=((1+([.K$4]=[.K7])/[.L$4])*(1+([.K$5]=[.K8])/[.L$5]) + (1+([.K$5]=[.K7])/[.L$5])*(1+([.K$4]=[.K8])/[.L$4]))/8" office:value-type="float" office:value="47.2083333333334">
            <text:p>47.2083333333</text:p>
          </table:table-cell>
          <table:table-cell table:style-name="ce3"/>
          <table:table-cell table:style-name="ce3" table:formula="of:=((1+([.M$4]=[.M7])/[.N$4])*(1+([.M$5]=[.M8])/[.N$5]) + (1+([.M$5]=[.M7])/[.N$5])*(1+([.M$4]=[.M8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7])/[.R$4])*(1+([.Q$5]=[.Q8])/[.R$5]) + (1+([.Q$5]=[.Q7])/[.R$5])*(1+([.Q$4]=[.Q8])/[.R$4]))/8" office:value-type="float" office:value="14.2546296296296">
            <text:p>14.2546296296</text:p>
          </table:table-cell>
          <table:table-cell table:style-name="ce3" table:number-columns-repeated="2"/>
          <table:table-cell table:style-name="ce3" table:formula="of:=(1+3*[.U$4])/(4*[.U$4])" office:value-type="float" office:value="25.5">
            <text:p>25.5</text:p>
          </table:table-cell>
          <table:table-cell table:style-name="ce3"/>
          <table:table-cell table:style-name="ce3" table:formula="of:=((1+([.V$4]=[.V7])/[.W$4])*(1+([.V$5]=[.V8])/[.W$5]) + (1+([.V$5]=[.V7])/[.W$5])*(1+([.V$4]=[.V8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7])/[.Y$4])*(1+([.X$5]=[.X8])/[.Y$5]) + (1+([.X$5]=[.X7])/[.Y$5])*(1+([.X$4]=[.X8])/[.Y$4]))/8" office:value-type="float" office:value="30.1111111111111">
            <text:p>30.1111111111</text:p>
          </table:table-cell>
          <table:table-cell table:style-name="ce3"/>
          <table:table-cell table:style-name="ce3" table:formula="of:=((1+([.Z$4]=[.Z7])/[.AA$4])*(1+([.Z$5]=[.Z8])/[.AA$5]) + (1+([.Z$5]=[.Z7])/[.AA$5])*(1+([.Z$4]=[.Z8])/[.AA$4]))/8" office:value-type="float" office:value="68.875">
            <text:p>68.875</text:p>
          </table:table-cell>
          <table:table-cell table:style-name="ce3" table:number-columns-repeated="3"/>
          <table:table-cell table:style-name="ce3" table:formula="of:=((1+([.AD$4]=[.AD7])/[.AE$4])*(1+([.AD$5]=[.AD8])/[.AE$5]) + (1+([.AD$5]=[.AD7])/[.AE$5])*(1+([.AD$4]=[.AD8])/[.AE$4]))/8" office:value-type="float" office:value="14.9762500026977">
            <text:p>14.9762500027</text:p>
          </table:table-cell>
          <table:table-cell table:style-name="ce3"/>
          <table:table-cell table:style-name="ce3" table:formula="of:=((1+([.AF$4]=[.AF7])/[.AG$4])*(1+([.AF$5]=[.AF8])/[.AG$5]) + (1+([.AF$5]=[.AF7])/[.AG$5])*(1+([.AF$4]=[.AF8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7])/[.AI$4])*(1+([.AH$5]=[.AH8])/[.AI$5]) + (1+([.AH$5]=[.AH7])/[.AI$5])*(1+([.AH$4]=[.AH8])/[.AI$4]))/8" office:value-type="float" office:value="3.95535714285714">
            <text:p>3.9553571429</text:p>
          </table:table-cell>
          <table:table-cell table:style-name="ce3"/>
          <table:table-cell table:style-name="ce3" table:formula="of:=((1+([.AJ$4]=[.AJ7])/[.AK$4])*(1+([.AJ$5]=[.AJ8])/[.AK$5]) + (1+([.AJ$5]=[.AJ7])/[.AK$5])*(1+([.AJ$4]=[.AJ8])/[.AK$4]))/8" office:value-type="float" office:value="95.714285732583">
            <text:p>95.7142857326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3" table:formula="of:=PRODUCT([.F13:.AK13])" office:value-type="float" office:value="30820248096.1953">
            <text:p>30820248096.1953</text:p>
          </table:table-cell>
          <table:table-cell table:style-name="ce3"/>
          <table:table-cell table:style-name="ce6" table:formula="of:=((([.E$4]=[.E7])+([.E$4]=[.E8]))/[.F$4] + (([.E$5]=[.E7])+([.E$5]=[.E8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7])+([.G$4]=[.G8]))/[.H$4] + (([.G$5]=[.G7])+([.G$5]=[.G8]))/[.H$5] + 4)/8" office:value-type="float" office:value="3.13157894736842">
            <text:p>3.1315789474</text:p>
          </table:table-cell>
          <table:table-cell table:style-name="ce3"/>
          <table:table-cell table:style-name="ce6" table:formula="of:=((([.I$4]=[.I7])+([.I$4]=[.I8]))/[.J$4] + (([.I$5]=[.I7])+([.I$5]=[.I8]))/[.J$5] + 4)/8" office:value-type="float" office:value="4.28289473684211">
            <text:p>4.2828947368</text:p>
          </table:table-cell>
          <table:table-cell table:style-name="ce3"/>
          <table:table-cell table:style-name="ce6" table:formula="of:=((([.K$4]=[.K7])+([.K$4]=[.K8]))/[.L$4] + (([.K$5]=[.K7])+([.K$5]=[.K8]))/[.L$5] + 4)/8" office:value-type="float" office:value="7.44166666666667">
            <text:p>7.4416666667</text:p>
          </table:table-cell>
          <table:table-cell table:style-name="ce3"/>
          <table:table-cell table:style-name="ce6" table:formula="of:=((([.M$4]=[.M7])+([.M$4]=[.M8]))/[.N$4] + (([.M$5]=[.M7])+([.M$5]=[.M8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7])+([.O$4]=[.O8]))/[.P$4] + (([.O$5]=[.O7])+([.O$5]=[.O8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7])+([.Q$4]=[.Q8]))/[.R$4] + (([.Q$5]=[.Q7])+([.Q$5]=[.Q8]))/[.R$5] + 4)/8" office:value-type="float" office:value="2.93055555555556">
            <text:p>2.9305555556</text:p>
          </table:table-cell>
          <table:table-cell table:style-name="ce3" table:number-columns-repeated="2"/>
          <table:table-cell table:style-name="ce3" table:formula="of:=(1+7*[.U$4])/(8*[.U$4])" office:value-type="float" office:value="13.25">
            <text:p>13.25</text:p>
          </table:table-cell>
          <table:table-cell table:style-name="ce3"/>
          <table:table-cell table:style-name="ce6" table:formula="of:=((([.V$4]=[.V7])+([.V$4]=[.V8]))/[.W$4] + (([.V$5]=[.V7])+([.V$5]=[.V8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7])+([.X$4]=[.X8]))/[.Y$4] + (([.X$5]=[.X7])+([.X$5]=[.X8]))/[.Y$5] + 4)/8" office:value-type="float" office:value="7.21296296296296">
            <text:p>7.212962963</text:p>
          </table:table-cell>
          <table:table-cell table:style-name="ce3"/>
          <table:table-cell table:style-name="ce6" table:formula="of:=((([.Z$4]=[.Z7])+([.Z$4]=[.Z8]))/[.AA$4] + (([.Z$5]=[.Z7])+([.Z$5]=[.Z8]))/[.AA$5] + 4)/8" office:value-type="float" office:value="13.4375">
            <text:p>13.4375</text:p>
          </table:table-cell>
          <table:table-cell table:style-name="ce3" table:number-columns-repeated="3"/>
          <table:table-cell table:style-name="ce6" table:formula="of:=((([.AD$4]=[.AD7])+([.AD$4]=[.AD8]))/[.AE$4] + (([.AD$5]=[.AD7])+([.AD$5]=[.AD8]))/[.AE$5] + 4)/8" office:value-type="float" office:value="2.9750000002475">
            <text:p>2.9750000002</text:p>
          </table:table-cell>
          <table:table-cell table:style-name="ce3"/>
          <table:table-cell table:style-name="ce6" table:formula="of:=((([.AF$4]=[.AF7])+([.AF$4]=[.AF8]))/[.AG$4] + (([.AF$5]=[.AF7])+([.AF$5]=[.AF8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7])+([.AH$4]=[.AH8]))/[.AI$4] + (([.AH$5]=[.AH7])+([.AH$5]=[.AH8]))/[.AI$5] + 4)/8" office:value-type="float" office:value="1.97321428571429">
            <text:p>1.9732142857</text:p>
          </table:table-cell>
          <table:table-cell table:style-name="ce3"/>
          <table:table-cell table:style-name="ce6" table:formula="of:=((([.AJ$4]=[.AJ7])+([.AJ$4]=[.AJ8]))/[.AK$4] + (([.AJ$5]=[.AJ7])+([.AJ$5]=[.AJ8]))/[.AK$5] + 4)/8" office:value-type="float" office:value="8.45535714365268">
            <text:p>8.4553571437</text:p>
          </table:table-cell>
          <table:table-cell table:style-name="ce3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DAD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15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15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15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15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15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15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15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15];[.$D$41:.$D$75];0))" office:value-type="float" office:value="0.0303030303030303">
            <text:p>0.0303030303</text:p>
          </table:table-cell>
          <table:table-cell office:value-type="float" office:value="10">
            <text:p>10</text:p>
          </table:table-cell>
          <table:table-cell table:style-name="ce7" table:formula="of:=INDEX([.W$41:.W$75];MATCH([.V15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15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15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15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15];[.$D$41:.$D$75];0))" office:value-type="float" office:value="0.3465346535">
            <text:p>0.3465346535</text:p>
          </table:table-cell>
          <table:table-cell office:value-type="float" office:value="10">
            <text:p>10</text:p>
          </table:table-cell>
          <table:table-cell table:style-name="ce7" table:formula="of:=INDEX([.AI$41:.AI$75];MATCH([.AH15];[.$D$41:.$D$75];0))" office:value-type="float" office:value="0.04">
            <text:p>0.04</text:p>
          </table:table-cell>
          <table:table-cell office:value-type="float" office:value="25">
            <text:p>25</text:p>
          </table:table-cell>
          <table:table-cell table:style-name="ce7" table:formula="of:=INDEX([.AK$41:.AK$75];MATCH([.AJ15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INDEX([.F$41:.F$75];MATCH([.E16];[.$D$41:.$D$75];0))" office:value-type="float" office:value="0.202020202020202">
            <text:p>0.202020202</text:p>
          </table:table-cell>
          <table:table-cell office:value-type="float" office:value="10">
            <text:p>10</text:p>
          </table:table-cell>
          <table:table-cell table:style-name="ce7" table:formula="of:=INDEX([.H$41:.H$75];MATCH([.G16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16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16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16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16];[.$D$41:.$D$75];0))" office:value-type="float" office:value="0.0297029702970297">
            <text:p>0.0297029703</text:p>
          </table:table-cell>
          <table:table-cell office:value-type="float" office:value="14">
            <text:p>14</text:p>
          </table:table-cell>
          <table:table-cell table:style-name="ce7" table:formula="of:=INDEX([.R$41:.R$75];MATCH([.Q16];[.$D$41:.$D$75];0))" office:value-type="float" office:value="0.05">
            <text:p>0.05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16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16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16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16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style-name="ce7" table:formula="of:=INDEX([.AE$41:.AE$75];MATCH([.AD16];[.$D$41:.$D$75];0))" office:value-type="float" office:value="0.0101010101">
            <text:p>0.0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16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16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16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8:.AK18])" office:value-type="float" office:value="0">
            <text:p>0</text:p>
          </table:table-cell>
          <table:table-cell table:style-name="ce3"/>
          <table:table-cell table:style-name="ce3" table:formula="of:=([.E$4]=[.E15])*([.E$5]=[.E16])/((2-([.E$4]=[.E$5]))*[.F$4]*[.F$5])" office:value-type="float" office:value="0">
            <text:p>0</text:p>
          </table:table-cell>
          <table:table-cell table:style-name="ce3"/>
          <table:table-cell table:style-name="ce3" table:formula="of:=([.G$4]=[.G15])*([.G$5]=[.G16])/((2-([.G$4]=[.G$5]))*[.H$4]*[.H$5])" office:value-type="float" office:value="0">
            <text:p>0</text:p>
          </table:table-cell>
          <table:table-cell table:style-name="ce3"/>
          <table:table-cell table:style-name="ce3" table:formula="of:=([.I$4]=[.I15])*([.I$5]=[.I16])/((2-([.I$4]=[.I$5]))*[.J$4]*[.J$5])" office:value-type="float" office:value="0">
            <text:p>0</text:p>
          </table:table-cell>
          <table:table-cell table:style-name="ce3"/>
          <table:table-cell table:style-name="ce3" table:formula="of:=([.K$4]=[.K15])*([.K$5]=[.K16])/((2-([.K$4]=[.K$5]))*[.L$4]*[.L$5])" office:value-type="float" office:value="0">
            <text:p>0</text:p>
          </table:table-cell>
          <table:table-cell table:style-name="ce3"/>
          <table:table-cell table:style-name="ce3" table:formula="of:=([.M$4]=[.M15])*([.M$5]=[.M16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15])*([.O$5]=[.O16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15])*([.Q$5]=[.Q16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1/(2*[.U$4])" office:value-type="float" office:value="49.5">
            <text:p>49.5</text:p>
          </table:table-cell>
          <table:table-cell table:style-name="ce3" office:value-type="string">
            <text:p>(AF v AB)</text:p>
          </table:table-cell>
          <table:table-cell table:style-name="ce3" table:formula="of:=([.V$4]=[.V15])*([.V$5]=[.V16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15])*([.X$5]=[.X16])/((2-([.X$4]=[.X$5]))*[.Y$4]*[.Y$5])" office:value-type="float" office:value="0">
            <text:p>0</text:p>
          </table:table-cell>
          <table:table-cell table:style-name="ce3"/>
          <table:table-cell table:style-name="ce3" table:formula="of:=([.Z$4]=[.Z15])*([.Z$5]=[.Z16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15])*([.AD$5]=[.AD16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15])*([.AF$5]=[.AF16])/((2-([.AF$4]=[.AF$5]))*[.AG$4]*[.AG$5])" office:value-type="float" office:value="0">
            <text:p>0</text:p>
          </table:table-cell>
          <table:table-cell table:style-name="ce3"/>
          <table:table-cell table:style-name="ce3" table:formula="of:=([.AH$4]=[.AH15])*([.AH$5]=[.AH16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15])*([.AJ$5]=[.AJ16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9:.AK19])" office:value-type="float" office:value="0">
            <text:p>0</text:p>
          </table:table-cell>
          <table:table-cell table:style-name="ce3"/>
          <table:table-cell table:style-name="ce3" table:formula="of:=((([.E$4]=[.E15])+([.E$4]=[.E16]))/[.F$4] + (([.E$5]=[.E15])+([.E$5]=[.E16]))/[.F$5])/4" office:value-type="float" office:value="1.83333333333333">
            <text:p>1.8333333333</text:p>
          </table:table-cell>
          <table:table-cell table:style-name="ce3"/>
          <table:table-cell table:style-name="ce3" table:formula="of:=((([.G$4]=[.G15])+([.G$4]=[.G16]))/[.H$4] + (([.G$5]=[.G15])+([.G$5]=[.G16]))/[.H$5])/4" office:value-type="float" office:value="0">
            <text:p>0</text:p>
          </table:table-cell>
          <table:table-cell table:style-name="ce3"/>
          <table:table-cell table:style-name="ce3" table:formula="of:=((([.I$4]=[.I15])+([.I$4]=[.I16]))/[.J$4] + (([.I$5]=[.I15])+([.I$5]=[.I16]))/[.J$5])/4" office:value-type="float" office:value="0">
            <text:p>0</text:p>
          </table:table-cell>
          <table:table-cell table:style-name="ce3"/>
          <table:table-cell table:style-name="ce3" table:formula="of:=((([.K$4]=[.K15])+([.K$4]=[.K16]))/[.L$4] + (([.K$5]=[.K15])+([.K$5]=[.K16]))/[.L$5])/4" office:value-type="float" office:value="0">
            <text:p>0</text:p>
          </table:table-cell>
          <table:table-cell table:style-name="ce3"/>
          <table:table-cell table:style-name="ce3" table:formula="of:=((([.M$4]=[.M15])+([.M$4]=[.M16]))/[.N$4] + (([.M$5]=[.M15])+([.M$5]=[.M16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15])+([.O$4]=[.O16]))/[.P$4] + (([.O$5]=[.O15])+([.O$5]=[.O16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15])+([.Q$4]=[.Q16]))/[.R$4] + (([.Q$5]=[.Q15])+([.Q$5]=[.Q16]))/[.R$5])/4" office:value-type="float" office:value="2.08333333333333">
            <text:p>2.0833333333</text:p>
          </table:table-cell>
          <table:table-cell table:style-name="ce3" table:number-columns-repeated="2"/>
          <table:table-cell table:style-name="ce3" table:formula="of:=(1+2*[.U$4])/(4*[.U$4])" office:value-type="float" office:value="25.25">
            <text:p>25.25</text:p>
          </table:table-cell>
          <table:table-cell table:style-name="ce3"/>
          <table:table-cell table:style-name="ce3" table:formula="of:=((([.V$4]=[.V15])+([.V$4]=[.V16]))/[.W$4] + (([.V$5]=[.V15])+([.V$5]=[.V16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15])+([.X$4]=[.X16]))/[.Y$4] + (([.X$5]=[.X15])+([.X$5]=[.X16]))/[.Y$5])/4" office:value-type="float" office:value="0">
            <text:p>0</text:p>
          </table:table-cell>
          <table:table-cell table:style-name="ce3"/>
          <table:table-cell table:style-name="ce3" table:formula="of:=((([.Z$4]=[.Z15])+([.Z$4]=[.Z16]))/[.AA$4] + (([.Z$5]=[.Z15])+([.Z$5]=[.Z16]))/[.AA$5])/4" office:value-type="float" office:value="0">
            <text:p>0</text:p>
          </table:table-cell>
          <table:table-cell table:style-name="ce3" table:number-columns-repeated="3"/>
          <table:table-cell table:style-name="ce3" table:formula="of:=((([.AD$4]=[.AD15])+([.AD$4]=[.AD16]))/[.AE$4] + (([.AD$5]=[.AD15])+([.AD$5]=[.AD16]))/[.AE$5])/4" office:value-type="float" office:value="0">
            <text:p>0</text:p>
          </table:table-cell>
          <table:table-cell table:style-name="ce3"/>
          <table:table-cell table:style-name="ce3" table:formula="of:=((([.AF$4]=[.AF15])+([.AF$4]=[.AF16]))/[.AG$4] + (([.AF$5]=[.AF15])+([.AF$5]=[.AF16]))/[.AG$5])/4" office:value-type="float" office:value="1.44285714271286">
            <text:p>1.4428571427</text:p>
          </table:table-cell>
          <table:table-cell table:style-name="ce3"/>
          <table:table-cell table:style-name="ce3" table:formula="of:=((([.AH$4]=[.AH15])+([.AH$4]=[.AH16]))/[.AI$4] + (([.AH$5]=[.AH15])+([.AH$5]=[.AH16]))/[.AI$5])/4" office:value-type="float" office:value="0">
            <text:p>0</text:p>
          </table:table-cell>
          <table:table-cell table:style-name="ce3"/>
          <table:table-cell table:style-name="ce3" table:formula="of:=((([.AJ$4]=[.AJ15])+([.AJ$4]=[.AJ16]))/[.AK$4] + (([.AJ$5]=[.AJ15])+([.AJ$5]=[.AJ16]))/[.AK$5])/4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0:.AK20])" office:value-type="float" office:value="167.585852721791">
            <text:p>167.5858527218</text:p>
          </table:table-cell>
          <table:table-cell table:style-name="ce3"/>
          <table:table-cell table:style-name="ce3" table:formula="of:=((1+([.E$4]=[.E15])/[.F$4])*(1+([.E$5]=[.E16])/[.F$5]) + (1+([.E$5]=[.E15])/[.F$5])*(1+([.E$4]=[.E16])/[.F$4]))/8" office:value-type="float" office:value="1.16666666666667">
            <text:p>1.1666666667</text:p>
          </table:table-cell>
          <table:table-cell table:style-name="ce3"/>
          <table:table-cell table:style-name="ce3" table:formula="of:=((1+([.G$4]=[.G15])/[.H$4])*(1+([.G$5]=[.G16])/[.H$5]) + (1+([.G$5]=[.G15])/[.H$5])*(1+([.G$4]=[.G16])/[.H$4]))/8" office:value-type="float" office:value="0.25">
            <text:p>0.25</text:p>
          </table:table-cell>
          <table:table-cell table:style-name="ce3"/>
          <table:table-cell table:style-name="ce3" table:formula="of:=((1+([.I$4]=[.I15])/[.J$4])*(1+([.I$5]=[.I16])/[.J$5]) + (1+([.I$5]=[.I15])/[.J$5])*(1+([.I$4]=[.I16])/[.J$4]))/8" office:value-type="float" office:value="0.25">
            <text:p>0.25</text:p>
          </table:table-cell>
          <table:table-cell table:style-name="ce3"/>
          <table:table-cell table:style-name="ce3" table:formula="of:=((1+([.K$4]=[.K15])/[.L$4])*(1+([.K$5]=[.K16])/[.L$5]) + (1+([.K$5]=[.K15])/[.L$5])*(1+([.K$4]=[.K16])/[.L$4]))/8" office:value-type="float" office:value="0.25">
            <text:p>0.25</text:p>
          </table:table-cell>
          <table:table-cell table:style-name="ce3"/>
          <table:table-cell table:style-name="ce3" table:formula="of:=((1+([.M$4]=[.M15])/[.N$4])*(1+([.M$5]=[.M16])/[.N$5]) + (1+([.M$5]=[.M15])/[.N$5])*(1+([.M$4]=[.M16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15])/[.R$4])*(1+([.Q$5]=[.Q16])/[.R$5]) + (1+([.Q$5]=[.Q15])/[.R$5])*(1+([.Q$4]=[.Q16])/[.R$4]))/8" office:value-type="float" office:value="1.29166666666667">
            <text:p>1.2916666667</text:p>
          </table:table-cell>
          <table:table-cell table:style-name="ce3" table:number-columns-repeated="2"/>
          <table:table-cell table:style-name="ce3" table:formula="of:=(1+2*[.U$4])/(4*[.U$4])" office:value-type="float" office:value="25.25">
            <text:p>25.25</text:p>
          </table:table-cell>
          <table:table-cell table:style-name="ce3"/>
          <table:table-cell table:style-name="ce3" table:formula="of:=((1+([.V$4]=[.V15])/[.W$4])*(1+([.V$5]=[.V16])/[.W$5]) + (1+([.V$5]=[.V15])/[.W$5])*(1+([.V$4]=[.V16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15])/[.Y$4])*(1+([.X$5]=[.X16])/[.Y$5]) + (1+([.X$5]=[.X15])/[.Y$5])*(1+([.X$4]=[.X16])/[.Y$4]))/8" office:value-type="float" office:value="0.25">
            <text:p>0.25</text:p>
          </table:table-cell>
          <table:table-cell table:style-name="ce3"/>
          <table:table-cell table:style-name="ce3" table:formula="of:=((1+([.Z$4]=[.Z15])/[.AA$4])*(1+([.Z$5]=[.Z16])/[.AA$5]) + (1+([.Z$5]=[.Z15])/[.AA$5])*(1+([.Z$4]=[.Z16])/[.AA$4]))/8" office:value-type="float" office:value="0.25">
            <text:p>0.25</text:p>
          </table:table-cell>
          <table:table-cell table:style-name="ce3" table:number-columns-repeated="3"/>
          <table:table-cell table:style-name="ce3" table:formula="of:=((1+([.AD$4]=[.AD15])/[.AE$4])*(1+([.AD$5]=[.AD16])/[.AE$5]) + (1+([.AD$5]=[.AD15])/[.AE$5])*(1+([.AD$4]=[.AD16])/[.AE$4]))/8" office:value-type="float" office:value="0.25">
            <text:p>0.25</text:p>
          </table:table-cell>
          <table:table-cell table:style-name="ce3"/>
          <table:table-cell table:style-name="ce3" table:formula="of:=((1+([.AF$4]=[.AF15])/[.AG$4])*(1+([.AF$5]=[.AF16])/[.AG$5]) + (1+([.AF$5]=[.AF15])/[.AG$5])*(1+([.AF$4]=[.AF16])/[.AG$4]))/8" office:value-type="float" office:value="0.971428571356429">
            <text:p>0.9714285714</text:p>
          </table:table-cell>
          <table:table-cell table:style-name="ce3"/>
          <table:table-cell table:style-name="ce3" table:formula="of:=((1+([.AH$4]=[.AH15])/[.AI$4])*(1+([.AH$5]=[.AH16])/[.AI$5]) + (1+([.AH$5]=[.AH15])/[.AI$5])*(1+([.AH$4]=[.AH16])/[.AI$4]))/8" office:value-type="float" office:value="0.25">
            <text:p>0.25</text:p>
          </table:table-cell>
          <table:table-cell table:style-name="ce3"/>
          <table:table-cell table:style-name="ce3" table:formula="of:=((1+([.AJ$4]=[.AJ15])/[.AK$4])*(1+([.AJ$5]=[.AJ16])/[.AK$5]) + (1+([.AJ$5]=[.AJ15])/[.AK$5])*(1+([.AJ$4]=[.AJ16])/[.AK$4]))/8" office:value-type="float" office:value="0.25">
            <text:p>0.25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3" table:formula="of:=PRODUCT([.F21:.AK21])" office:value-type="float" office:value="58.7296704176875">
            <text:p>58.7296704177</text:p>
          </table:table-cell>
          <table:table-cell table:style-name="ce3"/>
          <table:table-cell table:style-name="ce6" table:formula="of:=((([.E$4]=[.E15])+([.E$4]=[.E16]))/[.F$4] + (([.E$5]=[.E15])+([.E$5]=[.E16]))/[.F$5] + 4)/8" office:value-type="float" office:value="1.41666666666667">
            <text:p>1.4166666667</text:p>
          </table:table-cell>
          <table:table-cell table:style-name="ce3"/>
          <table:table-cell table:style-name="ce6" table:formula="of:=((([.G$4]=[.G15])+([.G$4]=[.G16]))/[.H$4] + (([.G$5]=[.G15])+([.G$5]=[.G16]))/[.H$5] + 4)/8" office:value-type="float" office:value="0.5">
            <text:p>0.5</text:p>
          </table:table-cell>
          <table:table-cell table:style-name="ce3"/>
          <table:table-cell table:style-name="ce6" table:formula="of:=((([.I$4]=[.I15])+([.I$4]=[.I16]))/[.J$4] + (([.I$5]=[.I15])+([.I$5]=[.I16]))/[.J$5] + 4)/8" office:value-type="float" office:value="0.5">
            <text:p>0.5</text:p>
          </table:table-cell>
          <table:table-cell table:style-name="ce3"/>
          <table:table-cell table:style-name="ce6" table:formula="of:=((([.K$4]=[.K15])+([.K$4]=[.K16]))/[.L$4] + (([.K$5]=[.K15])+([.K$5]=[.K16]))/[.L$5] + 4)/8" office:value-type="float" office:value="0.5">
            <text:p>0.5</text:p>
          </table:table-cell>
          <table:table-cell table:style-name="ce3"/>
          <table:table-cell table:style-name="ce6" table:formula="of:=((([.M$4]=[.M15])+([.M$4]=[.M16]))/[.N$4] + (([.M$5]=[.M15])+([.M$5]=[.M16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15])+([.O$4]=[.O16]))/[.P$4] + (([.O$5]=[.O15])+([.O$5]=[.O16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15])+([.Q$4]=[.Q16]))/[.R$4] + (([.Q$5]=[.Q15])+([.Q$5]=[.Q16]))/[.R$5] + 4)/8" office:value-type="float" office:value="1.54166666666667">
            <text:p>1.5416666667</text:p>
          </table:table-cell>
          <table:table-cell table:style-name="ce3" table:number-columns-repeated="2"/>
          <table:table-cell table:style-name="ce3" table:formula="of:=(1+6*[.U$4])/(8*[.U$4])" office:value-type="float" office:value="13.125">
            <text:p>13.125</text:p>
          </table:table-cell>
          <table:table-cell table:style-name="ce3"/>
          <table:table-cell table:style-name="ce6" table:formula="of:=((([.V$4]=[.V15])+([.V$4]=[.V16]))/[.W$4] + (([.V$5]=[.V15])+([.V$5]=[.V16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15])+([.X$4]=[.X16]))/[.Y$4] + (([.X$5]=[.X15])+([.X$5]=[.X16]))/[.Y$5] + 4)/8" office:value-type="float" office:value="0.5">
            <text:p>0.5</text:p>
          </table:table-cell>
          <table:table-cell table:style-name="ce3"/>
          <table:table-cell table:style-name="ce6" table:formula="of:=((([.Z$4]=[.Z15])+([.Z$4]=[.Z16]))/[.AA$4] + (([.Z$5]=[.Z15])+([.Z$5]=[.Z16]))/[.AA$5] + 4)/8" office:value-type="float" office:value="0.5">
            <text:p>0.5</text:p>
          </table:table-cell>
          <table:table-cell table:style-name="ce3" table:number-columns-repeated="3"/>
          <table:table-cell table:style-name="ce6" table:formula="of:=((([.AD$4]=[.AD15])+([.AD$4]=[.AD16]))/[.AE$4] + (([.AD$5]=[.AD15])+([.AD$5]=[.AD16]))/[.AE$5] + 4)/8" office:value-type="float" office:value="0.5">
            <text:p>0.5</text:p>
          </table:table-cell>
          <table:table-cell table:style-name="ce3"/>
          <table:table-cell table:style-name="ce6" table:formula="of:=((([.AF$4]=[.AF15])+([.AF$4]=[.AF16]))/[.AG$4] + (([.AF$5]=[.AF15])+([.AF$5]=[.AF16]))/[.AG$5] + 4)/8" office:value-type="float" office:value="1.22142857135643">
            <text:p>1.2214285714</text:p>
          </table:table-cell>
          <table:table-cell table:style-name="ce3"/>
          <table:table-cell table:style-name="ce6" table:formula="of:=((([.AH$4]=[.AH15])+([.AH$4]=[.AH16]))/[.AI$4] + (([.AH$5]=[.AH15])+([.AH$5]=[.AH16]))/[.AI$5] + 4)/8" office:value-type="float" office:value="0.5">
            <text:p>0.5</text:p>
          </table:table-cell>
          <table:table-cell table:style-name="ce3"/>
          <table:table-cell table:style-name="ce6" table:formula="of:=((([.AJ$4]=[.AJ15])+([.AJ$4]=[.AJ16]))/[.AK$4] + (([.AJ$5]=[.AJ15])+([.AJ$5]=[.AJ16]))/[.AK$5] + 4)/8" office:value-type="float" office:value="0.5">
            <text:p>0.5</text:p>
          </table:table-cell>
          <table:table-cell table:style-name="ce3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SIB1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23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23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23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23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23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23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3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23];[.$D$41:.$D$75];0))" office:value-type="float" office:value="0.0303030303030303">
            <text:p>0.0303030303</text:p>
          </table:table-cell>
          <table:table-cell office:value-type="float" office:value="10">
            <text:p>10</text:p>
          </table:table-cell>
          <table:table-cell table:style-name="ce7" table:formula="of:=INDEX([.W$41:.W$75];MATCH([.V23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23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23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23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23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23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23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24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24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24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24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24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24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4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24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24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24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24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24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24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24];[.$D$41:.$D$75];0))" office:value-type="float" office:value="0.05">
            <text:p>0.05</text:p>
          </table:table-cell>
          <table:table-cell office:value-type="float" office:value="25">
            <text:p>25</text:p>
          </table:table-cell>
          <table:table-cell table:style-name="ce7" table:formula="of:=INDEX([.AK$41:.AK$75];MATCH([.AJ24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26:.AK26])" office:value-type="float" office:value="0">
            <text:p>0</text:p>
          </table:table-cell>
          <table:table-cell table:style-name="ce3"/>
          <table:table-cell table:style-name="ce3" table:formula="of:=([.E$4]=[.E23])*([.E$5]=[.E24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23])*([.G$5]=[.G24])/((2-([.G$4]=[.G$5]))*[.H$4]*[.H$5])" office:value-type="float" office:value="0">
            <text:p>0</text:p>
          </table:table-cell>
          <table:table-cell table:style-name="ce3"/>
          <table:table-cell table:style-name="ce3" table:formula="of:=([.I$4]=[.I23])*([.I$5]=[.I24])/((2-([.I$4]=[.I$5]))*[.J$4]*[.J$5])" office:value-type="float" office:value="0">
            <text:p>0</text:p>
          </table:table-cell>
          <table:table-cell table:style-name="ce3"/>
          <table:table-cell table:style-name="ce3" table:formula="of:=([.K$4]=[.K23])*([.K$5]=[.K24])/((2-([.K$4]=[.K$5]))*[.L$4]*[.L$5])" office:value-type="float" office:value="0">
            <text:p>0</text:p>
          </table:table-cell>
          <table:table-cell table:style-name="ce3"/>
          <table:table-cell table:style-name="ce3" table:formula="of:=([.M$4]=[.M23])*([.M$5]=[.M24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23])*([.O$5]=[.O24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23])*([.Q$5]=[.Q24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1/(2*[.U$4])" office:value-type="float" office:value="49.5">
            <text:p>49.5</text:p>
          </table:table-cell>
          <table:table-cell table:style-name="ce3" office:value-type="string">
            <text:p>(AF v AB)</text:p>
          </table:table-cell>
          <table:table-cell table:style-name="ce3" table:formula="of:=([.V$4]=[.V23])*([.V$5]=[.V24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23])*([.X$5]=[.X24])/((2-([.X$4]=[.X$5]))*[.Y$4]*[.Y$5])" office:value-type="float" office:value="0">
            <text:p>0</text:p>
          </table:table-cell>
          <table:table-cell table:style-name="ce3"/>
          <table:table-cell table:style-name="ce3" table:formula="of:=([.Z$4]=[.Z23])*([.Z$5]=[.Z24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23])*([.AD$5]=[.AD24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23])*([.AF$5]=[.AF24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23])*([.AH$5]=[.AH24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23])*([.AJ$5]=[.AJ24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27:.AK27])" office:value-type="float" office:value="1955342153973.29">
            <text:p>1955342153973.29</text:p>
          </table:table-cell>
          <table:table-cell table:style-name="ce3"/>
          <table:table-cell table:style-name="ce3" table:formula="of:=((([.E$4]=[.E23])+([.E$4]=[.E24]))/[.F$4] + (([.E$5]=[.E23])+([.E$5]=[.E24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23])+([.G$4]=[.G24]))/[.H$4] + (([.G$5]=[.G23])+([.G$5]=[.G24]))/[.H$5])/4" office:value-type="float" office:value="2.63157894736842">
            <text:p>2.6315789474</text:p>
          </table:table-cell>
          <table:table-cell table:style-name="ce3"/>
          <table:table-cell table:style-name="ce3" table:formula="of:=((([.I$4]=[.I23])+([.I$4]=[.I24]))/[.J$4] + (([.I$5]=[.I23])+([.I$5]=[.I24]))/[.J$5])/4" office:value-type="float" office:value="6.25">
            <text:p>6.25</text:p>
          </table:table-cell>
          <table:table-cell table:style-name="ce3"/>
          <table:table-cell table:style-name="ce3" table:formula="of:=((([.K$4]=[.K23])+([.K$4]=[.K24]))/[.L$4] + (([.K$5]=[.K23])+([.K$5]=[.K24]))/[.L$5])/4" office:value-type="float" office:value="12.25">
            <text:p>12.25</text:p>
          </table:table-cell>
          <table:table-cell table:style-name="ce3"/>
          <table:table-cell table:style-name="ce3" table:formula="of:=((([.M$4]=[.M23])+([.M$4]=[.M24]))/[.N$4] + (([.M$5]=[.M23])+([.M$5]=[.M24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23])+([.O$4]=[.O24]))/[.P$4] + (([.O$5]=[.O23])+([.O$5]=[.O24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23])+([.Q$4]=[.Q24]))/[.R$4] + (([.Q$5]=[.Q23])+([.Q$5]=[.Q24]))/[.R$5])/4" office:value-type="float" office:value="4.16666666666667">
            <text:p>4.1666666667</text:p>
          </table:table-cell>
          <table:table-cell table:style-name="ce3" table:number-columns-repeated="2"/>
          <table:table-cell table:style-name="ce3" table:formula="of:=(1+2*[.U$4])/(4*[.U$4])" office:value-type="float" office:value="25.25">
            <text:p>25.25</text:p>
          </table:table-cell>
          <table:table-cell table:style-name="ce3"/>
          <table:table-cell table:style-name="ce3" table:formula="of:=((([.V$4]=[.V23])+([.V$4]=[.V24]))/[.W$4] + (([.V$5]=[.V23])+([.V$5]=[.V24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23])+([.X$4]=[.X24]))/[.Y$4] + (([.X$5]=[.X23])+([.X$5]=[.X24]))/[.Y$5])/4" office:value-type="float" office:value="12.5">
            <text:p>12.5</text:p>
          </table:table-cell>
          <table:table-cell table:style-name="ce3"/>
          <table:table-cell table:style-name="ce3" table:formula="of:=((([.Z$4]=[.Z23])+([.Z$4]=[.Z24]))/[.AA$4] + (([.Z$5]=[.Z23])+([.Z$5]=[.Z24]))/[.AA$5])/4" office:value-type="float" office:value="24.75">
            <text:p>24.75</text:p>
          </table:table-cell>
          <table:table-cell table:style-name="ce3" table:number-columns-repeated="3"/>
          <table:table-cell table:style-name="ce3" table:formula="of:=((([.AD$4]=[.AD23])+([.AD$4]=[.AD24]))/[.AE$4] + (([.AD$5]=[.AD23])+([.AD$5]=[.AD24]))/[.AE$5])/4" office:value-type="float" office:value="2.4750000002475">
            <text:p>2.4750000002</text:p>
          </table:table-cell>
          <table:table-cell table:style-name="ce3"/>
          <table:table-cell table:style-name="ce3" table:formula="of:=((([.AF$4]=[.AF23])+([.AF$4]=[.AF24]))/[.AG$4] + (([.AF$5]=[.AF23])+([.AF$5]=[.AF24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23])+([.AH$4]=[.AH24]))/[.AI$4] + (([.AH$5]=[.AH23])+([.AH$5]=[.AH24]))/[.AI$5])/4" office:value-type="float" office:value="0.446428571428571">
            <text:p>0.4464285714</text:p>
          </table:table-cell>
          <table:table-cell table:style-name="ce3"/>
          <table:table-cell table:style-name="ce3" table:formula="of:=((([.AJ$4]=[.AJ23])+([.AJ$4]=[.AJ24]))/[.AK$4] + (([.AJ$5]=[.AJ23])+([.AJ$5]=[.AJ24]))/[.AK$5])/4" office:value-type="float" office:value="12.3750000012375">
            <text:p>12.3750000012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8:.AK28])" office:value-type="float" office:value="4390075481738.25">
            <text:p>4390075481738.25</text:p>
          </table:table-cell>
          <table:table-cell table:style-name="ce3"/>
          <table:table-cell table:style-name="ce3" table:formula="of:=((1+([.E$4]=[.E23])/[.F$4])*(1+([.E$5]=[.E24])/[.F$5]) + (1+([.E$5]=[.E23])/[.F$5])*(1+([.E$4]=[.E24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23])/[.H$4])*(1+([.G$5]=[.G24])/[.H$5]) + (1+([.G$5]=[.G23])/[.H$5])*(1+([.G$4]=[.G24])/[.H$4]))/8" office:value-type="float" office:value="1.56578947368421">
            <text:p>1.5657894737</text:p>
          </table:table-cell>
          <table:table-cell table:style-name="ce3"/>
          <table:table-cell table:style-name="ce3" table:formula="of:=((1+([.I$4]=[.I23])/[.J$4])*(1+([.I$5]=[.I24])/[.J$5]) + (1+([.I$5]=[.I23])/[.J$5])*(1+([.I$4]=[.I24])/[.J$4]))/8" office:value-type="float" office:value="3.375">
            <text:p>3.375</text:p>
          </table:table-cell>
          <table:table-cell table:style-name="ce3"/>
          <table:table-cell table:style-name="ce3" table:formula="of:=((1+([.K$4]=[.K23])/[.L$4])*(1+([.K$5]=[.K24])/[.L$5]) + (1+([.K$5]=[.K23])/[.L$5])*(1+([.K$4]=[.K24])/[.L$4]))/8" office:value-type="float" office:value="6.375">
            <text:p>6.375</text:p>
          </table:table-cell>
          <table:table-cell table:style-name="ce3"/>
          <table:table-cell table:style-name="ce3" table:formula="of:=((1+([.M$4]=[.M23])/[.N$4])*(1+([.M$5]=[.M24])/[.N$5]) + (1+([.M$5]=[.M23])/[.N$5])*(1+([.M$4]=[.M24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23])/[.R$4])*(1+([.Q$5]=[.Q24])/[.R$5]) + (1+([.Q$5]=[.Q23])/[.R$5])*(1+([.Q$4]=[.Q24])/[.R$4]))/8" office:value-type="float" office:value="2.33333333333333">
            <text:p>2.3333333333</text:p>
          </table:table-cell>
          <table:table-cell table:style-name="ce3" table:number-columns-repeated="2"/>
          <table:table-cell table:style-name="ce3" table:formula="of:=(1+2*[.U$4])/(4*[.U$4])" office:value-type="float" office:value="25.25">
            <text:p>25.25</text:p>
          </table:table-cell>
          <table:table-cell table:style-name="ce3"/>
          <table:table-cell table:style-name="ce3" table:formula="of:=((1+([.V$4]=[.V23])/[.W$4])*(1+([.V$5]=[.V24])/[.W$5]) + (1+([.V$5]=[.V23])/[.W$5])*(1+([.V$4]=[.V24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23])/[.Y$4])*(1+([.X$5]=[.X24])/[.Y$5]) + (1+([.X$5]=[.X23])/[.Y$5])*(1+([.X$4]=[.X24])/[.Y$4]))/8" office:value-type="float" office:value="6.5">
            <text:p>6.5</text:p>
          </table:table-cell>
          <table:table-cell table:style-name="ce3"/>
          <table:table-cell table:style-name="ce3" table:formula="of:=((1+([.Z$4]=[.Z23])/[.AA$4])*(1+([.Z$5]=[.Z24])/[.AA$5]) + (1+([.Z$5]=[.Z23])/[.AA$5])*(1+([.Z$4]=[.Z24])/[.AA$4]))/8" office:value-type="float" office:value="12.625">
            <text:p>12.625</text:p>
          </table:table-cell>
          <table:table-cell table:style-name="ce3" table:number-columns-repeated="3"/>
          <table:table-cell table:style-name="ce3" table:formula="of:=((1+([.AD$4]=[.AD23])/[.AE$4])*(1+([.AD$5]=[.AD24])/[.AE$5]) + (1+([.AD$5]=[.AD23])/[.AE$5])*(1+([.AD$4]=[.AD24])/[.AE$4]))/8" office:value-type="float" office:value="1.48750000012375">
            <text:p>1.4875000001</text:p>
          </table:table-cell>
          <table:table-cell table:style-name="ce3"/>
          <table:table-cell table:style-name="ce3" table:formula="of:=((1+([.AF$4]=[.AF23])/[.AG$4])*(1+([.AF$5]=[.AF24])/[.AG$5]) + (1+([.AF$5]=[.AF23])/[.AG$5])*(1+([.AF$4]=[.AF24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23])/[.AI$4])*(1+([.AH$5]=[.AH24])/[.AI$5]) + (1+([.AH$5]=[.AH23])/[.AI$5])*(1+([.AH$4]=[.AH24])/[.AI$4]))/8" office:value-type="float" office:value="0.473214285714286">
            <text:p>0.4732142857</text:p>
          </table:table-cell>
          <table:table-cell table:style-name="ce3"/>
          <table:table-cell table:style-name="ce3" table:formula="of:=((1+([.AJ$4]=[.AJ23])/[.AK$4])*(1+([.AJ$5]=[.AJ24])/[.AK$5]) + (1+([.AJ$5]=[.AJ23])/[.AK$5])*(1+([.AJ$4]=[.AJ24])/[.AK$4]))/8" office:value-type="float" office:value="6.43750000061875">
            <text:p>6.4375000006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29:.AK29])" office:value-type="float" office:value="1784923965.42807">
            <text:p>1.78E+09</text:p>
          </table:table-cell>
          <table:table-cell table:style-name="ce3"/>
          <table:table-cell table:style-name="ce6" table:formula="of:=((([.E$4]=[.E23])+([.E$4]=[.E24]))/[.F$4] + (([.E$5]=[.E23])+([.E$5]=[.E24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23])+([.G$4]=[.G24]))/[.H$4] + (([.G$5]=[.G23])+([.G$5]=[.G24]))/[.H$5] + 4)/8" office:value-type="float" office:value="1.81578947368421">
            <text:p>1.8157894737</text:p>
          </table:table-cell>
          <table:table-cell table:style-name="ce3"/>
          <table:table-cell table:style-name="ce6" table:formula="of:=((([.I$4]=[.I23])+([.I$4]=[.I24]))/[.J$4] + (([.I$5]=[.I23])+([.I$5]=[.I24]))/[.J$5] + 4)/8" office:value-type="float" office:value="3.625">
            <text:p>3.625</text:p>
          </table:table-cell>
          <table:table-cell table:style-name="ce3"/>
          <table:table-cell table:style-name="ce6" table:formula="of:=((([.K$4]=[.K23])+([.K$4]=[.K24]))/[.L$4] + (([.K$5]=[.K23])+([.K$5]=[.K24]))/[.L$5] + 4)/8" office:value-type="float" office:value="6.625">
            <text:p>6.625</text:p>
          </table:table-cell>
          <table:table-cell table:style-name="ce3"/>
          <table:table-cell table:style-name="ce6" table:formula="of:=((([.M$4]=[.M23])+([.M$4]=[.M24]))/[.N$4] + (([.M$5]=[.M23])+([.M$5]=[.M24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23])+([.O$4]=[.O24]))/[.P$4] + (([.O$5]=[.O23])+([.O$5]=[.O24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23])+([.Q$4]=[.Q24]))/[.R$4] + (([.Q$5]=[.Q23])+([.Q$5]=[.Q24]))/[.R$5] + 4)/8" office:value-type="float" office:value="2.58333333333333">
            <text:p>2.5833333333</text:p>
          </table:table-cell>
          <table:table-cell table:style-name="ce3" table:number-columns-repeated="2"/>
          <table:table-cell table:style-name="ce3" table:formula="of:=(1+6*[.U$4])/(8*[.U$4])" office:value-type="float" office:value="13.125">
            <text:p>13.125</text:p>
          </table:table-cell>
          <table:table-cell table:style-name="ce3"/>
          <table:table-cell table:style-name="ce6" table:formula="of:=((([.V$4]=[.V23])+([.V$4]=[.V24]))/[.W$4] + (([.V$5]=[.V23])+([.V$5]=[.V24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23])+([.X$4]=[.X24]))/[.Y$4] + (([.X$5]=[.X23])+([.X$5]=[.X24]))/[.Y$5] + 4)/8" office:value-type="float" office:value="6.75">
            <text:p>6.75</text:p>
          </table:table-cell>
          <table:table-cell table:style-name="ce3"/>
          <table:table-cell table:style-name="ce6" table:formula="of:=((([.Z$4]=[.Z23])+([.Z$4]=[.Z24]))/[.AA$4] + (([.Z$5]=[.Z23])+([.Z$5]=[.Z24]))/[.AA$5] + 4)/8" office:value-type="float" office:value="12.875">
            <text:p>12.875</text:p>
          </table:table-cell>
          <table:table-cell table:style-name="ce3" table:number-columns-repeated="3"/>
          <table:table-cell table:style-name="ce6" table:formula="of:=((([.AD$4]=[.AD23])+([.AD$4]=[.AD24]))/[.AE$4] + (([.AD$5]=[.AD23])+([.AD$5]=[.AD24]))/[.AE$5] + 4)/8" office:value-type="float" office:value="1.73750000012375">
            <text:p>1.7375000001</text:p>
          </table:table-cell>
          <table:table-cell table:style-name="ce3"/>
          <table:table-cell table:style-name="ce6" table:formula="of:=((([.AF$4]=[.AF23])+([.AF$4]=[.AF24]))/[.AG$4] + (([.AF$5]=[.AF23])+([.AF$5]=[.AF24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23])+([.AH$4]=[.AH24]))/[.AI$4] + (([.AH$5]=[.AH23])+([.AH$5]=[.AH24]))/[.AI$5] + 4)/8" office:value-type="float" office:value="0.723214285714286">
            <text:p>0.7232142857</text:p>
          </table:table-cell>
          <table:table-cell table:style-name="ce3"/>
          <table:table-cell table:style-name="ce6" table:formula="of:=((([.AJ$4]=[.AJ23])+([.AJ$4]=[.AJ24]))/[.AK$4] + (([.AJ$5]=[.AJ23])+([.AJ$5]=[.AJ24]))/[.AK$5] + 4)/8" office:value-type="float" office:value="6.68750000061875">
            <text:p>6.6875000006</text:p>
          </table:table-cell>
          <table:table-cell table:style-name="ce3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SIB2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31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31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31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31];[.$D$41:.$D$75];0))" office:value-type="float" office:value="0.153061224489796">
            <text:p>0.1530612245</text:p>
          </table:table-cell>
          <table:table-cell office:value-type="float" office:value="5">
            <text:p>5</text:p>
          </table:table-cell>
          <table:table-cell table:style-name="ce7" table:formula="of:=INDEX([.N$41:.N$75];MATCH([.M31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31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31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31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31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31];[.$D$41:.$D$75];0))" office:value-type="float" office:value="0.02">
            <text:p>0.02</text:p>
          </table:table-cell>
          <table:table-cell office:value-type="float" office:value="9">
            <text:p>9</text:p>
          </table:table-cell>
          <table:table-cell table:style-name="ce7" table:formula="of:=INDEX([.AA$41:.AA$75];MATCH([.Z31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31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31];[.$D$41:.$D$75];0))" office:value-type="float" office:value="0.1584158416">
            <text:p>0.1584158416</text:p>
          </table:table-cell>
          <table:table-cell office:value-type="float" office:value="9">
            <text:p>9</text:p>
          </table:table-cell>
          <table:table-cell table:style-name="ce7" table:formula="of:=INDEX([.AI$41:.AI$75];MATCH([.AH31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31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32];[.$D$41:.$D$75];0))" office:value-type="float" office:value="0.272727272727273">
            <text:p>0.2727272727</text:p>
          </table:table-cell>
          <table:table-cell office:value-type="float" office:value="10">
            <text:p>10</text:p>
          </table:table-cell>
          <table:table-cell table:style-name="ce7" table:formula="of:=INDEX([.H$41:.H$75];MATCH([.G32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32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32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32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32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32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32];[.$D$41:.$D$75];0))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7" table:formula="of:=INDEX([.W$41:.W$75];MATCH([.V32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32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32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32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32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32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32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34:.AK34])" office:value-type="float" office:value="0">
            <text:p>0</text:p>
          </table:table-cell>
          <table:table-cell table:style-name="ce3"/>
          <table:table-cell table:style-name="ce3" table:formula="of:=([.E$4]=[.E31])*([.E$5]=[.E32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31])*([.G$5]=[.G32])/((2-([.G$4]=[.G$5]))*[.H$4]*[.H$5])" office:value-type="float" office:value="0">
            <text:p>0</text:p>
          </table:table-cell>
          <table:table-cell table:style-name="ce3"/>
          <table:table-cell table:style-name="ce3" table:formula="of:=([.I$4]=[.I31])*([.I$5]=[.I32])/((2-([.I$4]=[.I$5]))*[.J$4]*[.J$5])" office:value-type="float" office:value="0">
            <text:p>0</text:p>
          </table:table-cell>
          <table:table-cell table:style-name="ce3"/>
          <table:table-cell table:style-name="ce3" table:formula="of:=([.K$4]=[.K31])*([.K$5]=[.K32])/((2-([.K$4]=[.K$5]))*[.L$4]*[.L$5])" office:value-type="float" office:value="0">
            <text:p>0</text:p>
          </table:table-cell>
          <table:table-cell table:style-name="ce3"/>
          <table:table-cell table:style-name="ce3" table:formula="of:=([.M$4]=[.M31])*([.M$5]=[.M32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31])*([.O$5]=[.O32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31])*([.Q$5]=[.Q32])/((2-([.Q$4]=[.Q$5]))*[.R$4]*[.R$5])" office:value-type="float" office:value="46.2962962962963">
            <text:p>46.2962962963</text:p>
          </table:table-cell>
          <table:table-cell table:style-name="ce3" table:number-columns-repeated="2"/>
          <table:table-cell table:style-name="ce3" table:formula="of:=(1+[.U$4])/(2*[.U$4])" office:value-type="float" office:value="50">
            <text:p>50</text:p>
          </table:table-cell>
          <table:table-cell table:style-name="ce9" office:value-type="string">
            <text:p>(AF v AF)</text:p>
          </table:table-cell>
          <table:table-cell table:style-name="ce3" table:formula="of:=([.V$4]=[.V31])*([.V$5]=[.V32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31])*([.X$5]=[.X32])/((2-([.X$4]=[.X$5]))*[.Y$4]*[.Y$5])" office:value-type="float" office:value="0">
            <text:p>0</text:p>
          </table:table-cell>
          <table:table-cell table:style-name="ce3"/>
          <table:table-cell table:style-name="ce3" table:formula="of:=([.Z$4]=[.Z31])*([.Z$5]=[.Z32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31])*([.AD$5]=[.AD32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31])*([.AF$5]=[.AF32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31])*([.AH$5]=[.AH32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31])*([.AJ$5]=[.AJ32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4" table:formula="of:=PRODUCT([.F35:.AK35])" office:value-type="float" office:value="4703171110.16172">
            <text:p>4.70E+09</text:p>
          </table:table-cell>
          <table:table-cell table:style-name="ce3"/>
          <table:table-cell table:style-name="ce3" table:formula="of:=((([.E$4]=[.E31])+([.E$4]=[.E32]))/[.F$4] + (([.E$5]=[.E31])+([.E$5]=[.E32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31])+([.G$4]=[.G32]))/[.H$4] + (([.G$5]=[.G31])+([.G$5]=[.G32]))/[.H$5])/4" office:value-type="float" office:value="2.63157894736842">
            <text:p>2.6315789474</text:p>
          </table:table-cell>
          <table:table-cell table:style-name="ce3"/>
          <table:table-cell table:style-name="ce3" table:formula="of:=((([.I$4]=[.I31])+([.I$4]=[.I32]))/[.J$4] + (([.I$5]=[.I31])+([.I$5]=[.I32]))/[.J$5])/4" office:value-type="float" office:value="1.31578947368421">
            <text:p>1.3157894737</text:p>
          </table:table-cell>
          <table:table-cell table:style-name="ce3"/>
          <table:table-cell table:style-name="ce3" table:formula="of:=((([.K$4]=[.K31])+([.K$4]=[.K32]))/[.L$4] + (([.K$5]=[.K31])+([.K$5]=[.K32]))/[.L$5])/4" office:value-type="float" office:value="1.63333333333333">
            <text:p>1.6333333333</text:p>
          </table:table-cell>
          <table:table-cell table:style-name="ce3"/>
          <table:table-cell table:style-name="ce3" table:formula="of:=((([.M$4]=[.M31])+([.M$4]=[.M32]))/[.N$4] + (([.M$5]=[.M31])+([.M$5]=[.M32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31])+([.O$4]=[.O32]))/[.P$4] + (([.O$5]=[.O31])+([.O$5]=[.O32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31])+([.Q$4]=[.Q32]))/[.R$4] + (([.Q$5]=[.Q31])+([.Q$5]=[.Q32]))/[.R$5])/4" office:value-type="float" office:value="4.86111111111111">
            <text:p>4.8611111111</text:p>
          </table:table-cell>
          <table:table-cell table:style-name="ce3" table:number-columns-repeated="2"/>
          <table:table-cell table:style-name="ce3" table:formula="of:=(1+3*[.U$4])/(4*[.U$4])" office:value-type="float" office:value="25.5">
            <text:p>25.5</text:p>
          </table:table-cell>
          <table:table-cell table:style-name="ce3"/>
          <table:table-cell table:style-name="ce3" table:formula="of:=((([.V$4]=[.V31])+([.V$4]=[.V32]))/[.W$4] + (([.V$5]=[.V31])+([.V$5]=[.V32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31])+([.X$4]=[.X32]))/[.Y$4] + (([.X$5]=[.X31])+([.X$5]=[.X32]))/[.Y$5])/4" office:value-type="float" office:value="12.5">
            <text:p>12.5</text:p>
          </table:table-cell>
          <table:table-cell table:style-name="ce3"/>
          <table:table-cell table:style-name="ce3" table:formula="of:=((([.Z$4]=[.Z31])+([.Z$4]=[.Z32]))/[.AA$4] + (([.Z$5]=[.Z31])+([.Z$5]=[.Z32]))/[.AA$5])/4" office:value-type="float" office:value="1.125">
            <text:p>1.125</text:p>
          </table:table-cell>
          <table:table-cell table:style-name="ce3" table:number-columns-repeated="3"/>
          <table:table-cell table:style-name="ce3" table:formula="of:=((([.AD$4]=[.AD31])+([.AD$4]=[.AD32]))/[.AE$4] + (([.AD$5]=[.AD31])+([.AD$5]=[.AD32]))/[.AE$5])/4" office:value-type="float" office:value="2.4750000002475">
            <text:p>2.4750000002</text:p>
          </table:table-cell>
          <table:table-cell table:style-name="ce3"/>
          <table:table-cell table:style-name="ce3" table:formula="of:=((([.AF$4]=[.AF31])+([.AF$4]=[.AF32]))/[.AG$4] + (([.AF$5]=[.AF31])+([.AF$5]=[.AF32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31])+([.AH$4]=[.AH32]))/[.AI$4] + (([.AH$5]=[.AH31])+([.AH$5]=[.AH32]))/[.AI$5])/4" office:value-type="float" office:value="2.5">
            <text:p>2.5</text:p>
          </table:table-cell>
          <table:table-cell table:style-name="ce3"/>
          <table:table-cell table:style-name="ce3" table:formula="of:=((([.AJ$4]=[.AJ31])+([.AJ$4]=[.AJ32]))/[.AK$4] + (([.AJ$5]=[.AJ31])+([.AJ$5]=[.AJ32]))/[.AK$5])/4" office:value-type="float" office:value="3.53571428606786">
            <text:p>3.5357142861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36:.AK36])" office:value-type="float" office:value="77954064317.7273">
            <text:p>77954064317.7273</text:p>
          </table:table-cell>
          <table:table-cell table:style-name="ce3"/>
          <table:table-cell table:style-name="ce3" table:formula="of:=((1+([.E$4]=[.E31])/[.F$4])*(1+([.E$5]=[.E32])/[.F$5]) + (1+([.E$5]=[.E31])/[.F$5])*(1+([.E$4]=[.E32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31])/[.H$4])*(1+([.G$5]=[.G32])/[.H$5]) + (1+([.G$5]=[.G31])/[.H$5])*(1+([.G$4]=[.G32])/[.H$4]))/8" office:value-type="float" office:value="1.56578947368421">
            <text:p>1.5657894737</text:p>
          </table:table-cell>
          <table:table-cell table:style-name="ce3"/>
          <table:table-cell table:style-name="ce3" table:formula="of:=((1+([.I$4]=[.I31])/[.J$4])*(1+([.I$5]=[.I32])/[.J$5]) + (1+([.I$5]=[.I31])/[.J$5])*(1+([.I$4]=[.I32])/[.J$4]))/8" office:value-type="float" office:value="0.907894736842105">
            <text:p>0.9078947368</text:p>
          </table:table-cell>
          <table:table-cell table:style-name="ce3"/>
          <table:table-cell table:style-name="ce3" table:formula="of:=((1+([.K$4]=[.K31])/[.L$4])*(1+([.K$5]=[.K32])/[.L$5]) + (1+([.K$5]=[.K31])/[.L$5])*(1+([.K$4]=[.K32])/[.L$4]))/8" office:value-type="float" office:value="1.06666666666667">
            <text:p>1.0666666667</text:p>
          </table:table-cell>
          <table:table-cell table:style-name="ce3"/>
          <table:table-cell table:style-name="ce3" table:formula="of:=((1+([.M$4]=[.M31])/[.N$4])*(1+([.M$5]=[.M32])/[.N$5]) + (1+([.M$5]=[.M31])/[.N$5])*(1+([.M$4]=[.M32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31])/[.R$4])*(1+([.Q$5]=[.Q32])/[.R$5]) + (1+([.Q$5]=[.Q31])/[.R$5])*(1+([.Q$4]=[.Q32])/[.R$4]))/8" office:value-type="float" office:value="14.2546296296296">
            <text:p>14.2546296296</text:p>
          </table:table-cell>
          <table:table-cell table:style-name="ce3" table:number-columns-repeated="2"/>
          <table:table-cell table:style-name="ce3" table:formula="of:=(1+3*[.U$4])/(4*[.U$4])" office:value-type="float" office:value="25.5">
            <text:p>25.5</text:p>
          </table:table-cell>
          <table:table-cell table:style-name="ce3"/>
          <table:table-cell table:style-name="ce3" table:formula="of:=((1+([.V$4]=[.V31])/[.W$4])*(1+([.V$5]=[.V32])/[.W$5]) + (1+([.V$5]=[.V31])/[.W$5])*(1+([.V$4]=[.V32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31])/[.Y$4])*(1+([.X$5]=[.X32])/[.Y$5]) + (1+([.X$5]=[.X31])/[.Y$5])*(1+([.X$4]=[.X32])/[.Y$4]))/8" office:value-type="float" office:value="6.5">
            <text:p>6.5</text:p>
          </table:table-cell>
          <table:table-cell table:style-name="ce3"/>
          <table:table-cell table:style-name="ce3" table:formula="of:=((1+([.Z$4]=[.Z31])/[.AA$4])*(1+([.Z$5]=[.Z32])/[.AA$5]) + (1+([.Z$5]=[.Z31])/[.AA$5])*(1+([.Z$4]=[.Z32])/[.AA$4]))/8" office:value-type="float" office:value="0.8125">
            <text:p>0.8125</text:p>
          </table:table-cell>
          <table:table-cell table:style-name="ce3" table:number-columns-repeated="3"/>
          <table:table-cell table:style-name="ce3" table:formula="of:=((1+([.AD$4]=[.AD31])/[.AE$4])*(1+([.AD$5]=[.AD32])/[.AE$5]) + (1+([.AD$5]=[.AD31])/[.AE$5])*(1+([.AD$4]=[.AD32])/[.AE$4]))/8" office:value-type="float" office:value="1.48750000012375">
            <text:p>1.4875000001</text:p>
          </table:table-cell>
          <table:table-cell table:style-name="ce3"/>
          <table:table-cell table:style-name="ce3" table:formula="of:=((1+([.AF$4]=[.AF31])/[.AG$4])*(1+([.AF$5]=[.AF32])/[.AG$5]) + (1+([.AF$5]=[.AF31])/[.AG$5])*(1+([.AF$4]=[.AF32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31])/[.AI$4])*(1+([.AH$5]=[.AH32])/[.AI$5]) + (1+([.AH$5]=[.AH31])/[.AI$5])*(1+([.AH$4]=[.AH32])/[.AI$4]))/8" office:value-type="float" office:value="1.5">
            <text:p>1.5</text:p>
          </table:table-cell>
          <table:table-cell table:style-name="ce3"/>
          <table:table-cell table:style-name="ce3" table:formula="of:=((1+([.AJ$4]=[.AJ31])/[.AK$4])*(1+([.AJ$5]=[.AJ32])/[.AK$5]) + (1+([.AJ$5]=[.AJ31])/[.AK$5])*(1+([.AJ$4]=[.AJ32])/[.AK$4]))/8" office:value-type="float" office:value="2.01785714303393">
            <text:p>2.017857143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37:.AK37])" office:value-type="float" office:value="8787421.88876588">
            <text:p>8.79E+06</text:p>
          </table:table-cell>
          <table:table-cell table:style-name="ce3"/>
          <table:table-cell table:style-name="ce6" table:formula="of:=((([.E$4]=[.E31])+([.E$4]=[.E32]))/[.F$4] + (([.E$5]=[.E31])+([.E$5]=[.E32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31])+([.G$4]=[.G32]))/[.H$4] + (([.G$5]=[.G31])+([.G$5]=[.G32]))/[.H$5] + 4)/8" office:value-type="float" office:value="1.81578947368421">
            <text:p>1.8157894737</text:p>
          </table:table-cell>
          <table:table-cell table:style-name="ce3"/>
          <table:table-cell table:style-name="ce6" table:formula="of:=((([.I$4]=[.I31])+([.I$4]=[.I32]))/[.J$4] + (([.I$5]=[.I31])+([.I$5]=[.I32]))/[.J$5] + 4)/8" office:value-type="float" office:value="1.15789473684211">
            <text:p>1.1578947368</text:p>
          </table:table-cell>
          <table:table-cell table:style-name="ce3"/>
          <table:table-cell table:style-name="ce6" table:formula="of:=((([.K$4]=[.K31])+([.K$4]=[.K32]))/[.L$4] + (([.K$5]=[.K31])+([.K$5]=[.K32]))/[.L$5] + 4)/8" office:value-type="float" office:value="1.31666666666667">
            <text:p>1.3166666667</text:p>
          </table:table-cell>
          <table:table-cell table:style-name="ce3"/>
          <table:table-cell table:style-name="ce6" table:formula="of:=((([.M$4]=[.M31])+([.M$4]=[.M32]))/[.N$4] + (([.M$5]=[.M31])+([.M$5]=[.M32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31])+([.O$4]=[.O32]))/[.P$4] + (([.O$5]=[.O31])+([.O$5]=[.O32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31])+([.Q$4]=[.Q32]))/[.R$4] + (([.Q$5]=[.Q31])+([.Q$5]=[.Q32]))/[.R$5] + 4)/8" office:value-type="float" office:value="2.93055555555556">
            <text:p>2.9305555556</text:p>
          </table:table-cell>
          <table:table-cell table:style-name="ce3" table:number-columns-repeated="2"/>
          <table:table-cell table:style-name="ce3" table:formula="of:=(1+7*[.U$4])/(8*[.U$4])" office:value-type="float" office:value="13.25">
            <text:p>13.25</text:p>
          </table:table-cell>
          <table:table-cell table:style-name="ce3"/>
          <table:table-cell table:style-name="ce6" table:formula="of:=((([.V$4]=[.V31])+([.V$4]=[.V32]))/[.W$4] + (([.V$5]=[.V31])+([.V$5]=[.V32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31])+([.X$4]=[.X32]))/[.Y$4] + (([.X$5]=[.X31])+([.X$5]=[.X32]))/[.Y$5] + 4)/8" office:value-type="float" office:value="6.75">
            <text:p>6.75</text:p>
          </table:table-cell>
          <table:table-cell table:style-name="ce3"/>
          <table:table-cell table:style-name="ce6" table:formula="of:=((([.Z$4]=[.Z31])+([.Z$4]=[.Z32]))/[.AA$4] + (([.Z$5]=[.Z31])+([.Z$5]=[.Z32]))/[.AA$5] + 4)/8" office:value-type="float" office:value="1.0625">
            <text:p>1.0625</text:p>
          </table:table-cell>
          <table:table-cell table:style-name="ce3" table:number-columns-repeated="3"/>
          <table:table-cell table:style-name="ce6" table:formula="of:=((([.AD$4]=[.AD31])+([.AD$4]=[.AD32]))/[.AE$4] + (([.AD$5]=[.AD31])+([.AD$5]=[.AD32]))/[.AE$5] + 4)/8" office:value-type="float" office:value="1.73750000012375">
            <text:p>1.7375000001</text:p>
          </table:table-cell>
          <table:table-cell table:style-name="ce3"/>
          <table:table-cell table:style-name="ce6" table:formula="of:=((([.AF$4]=[.AF31])+([.AF$4]=[.AF32]))/[.AG$4] + (([.AF$5]=[.AF31])+([.AF$5]=[.AF32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31])+([.AH$4]=[.AH32]))/[.AI$4] + (([.AH$5]=[.AH31])+([.AH$5]=[.AH32]))/[.AI$5] + 4)/8" office:value-type="float" office:value="1.75">
            <text:p>1.75</text:p>
          </table:table-cell>
          <table:table-cell table:style-name="ce3"/>
          <table:table-cell table:style-name="ce6" table:formula="of:=((([.AJ$4]=[.AJ31])+([.AJ$4]=[.AJ32]))/[.AK$4] + (([.AJ$5]=[.AJ31])+([.AJ$5]=[.AJ32]))/[.AK$5] + 4)/8" office:value-type="float" office:value="2.26785714303393">
            <text:p>2.267857143</text:p>
          </table:table-cell>
          <table:table-cell table:style-name="ce3" table:number-columns-repeated="987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Frequencies</text:p>
          </table:table-cell>
          <table:table-cell table:number-columns-repeated="2"/>
          <table:table-cell table:style-name="Default" office:value-type="string">
            <text:p>Allel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table:number-columns-repeated="8"/>
          <table:table-cell office:value-type="float" office:value="0.09">
            <text:p>0.09</text:p>
          </table:table-cell>
          <table:table-cell table:style-name="ce7" table:formula="of:=[.M41]/[.M$76]" office:value-type="float" office:value="0.0891089108910891">
            <text:p>0.0891089109</text:p>
          </table:table-cell>
          <table:table-cell table:number-columns-repeated="1010"/>
        </table:table-row>
        <table:table-row table:style-name="ro2">
          <table:table-cell office:value-type="string">
            <text:p>raw values in black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2]/[.G$76]" office:value-type="float" office:value="0.19">
            <text:p>0.19</text:p>
          </table:table-cell>
          <table:table-cell table:number-columns-repeated="1016"/>
        </table:table-row>
        <table:table-row table:style-name="ro2">
          <table:table-cell office:value-type="string">
            <text:p>normalized values in gre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3]/[.G$76]" office:value-type="float" office:value="0.19">
            <text:p>0.19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M43]/[.M$76]" office:value-type="float" office:value="0.138613861386139">
            <text:p>0.1386138614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S43]/[.S$76]" office:value-type="float" office:value="0.0202020202020202">
            <text:p>0.0202020202</text:p>
          </table:table-cell>
          <table:table-cell table:style-name="ce7" table:formula="of:=[.T43]/[.T$76]" office:value-type="float" office:value="0.0202020202020202">
            <text:p>0.0202020202</text:p>
          </table:table-cell>
          <table:table-cell table:number-columns-repeated="1003"/>
        </table:table-row>
        <table:table-row table:style-name="ro2">
          <table:table-cell office:value-type="string">
            <text:p>added rare alleles in red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0.1">
            <text:p>0.1</text:p>
          </table:table-cell>
          <table:table-cell table:style-name="ce7" table:formula="of:=[.G44]/[.G$76]" office:value-type="float" office:value="0.1">
            <text:p>0.1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4]/[.M$76]" office:value-type="float" office:value="0.0099009900990099">
            <text:p>0.0099009901</text:p>
          </table:table-cell>
          <table:table-cell table:number-columns-repeated="2"/>
          <table:table-cell office:value-type="float" office:value="0.12">
            <text:p>0.12</text:p>
          </table:table-cell>
          <table:table-cell table:style-name="ce7" table:formula="of:=[.Q44]/[.Q$76]"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style-name="ce7" table:formula="of:=[.S44]/[.S$76]" office:value-type="float" office:value="0.151515151515152">
            <text:p>0.1515151515</text:p>
          </table:table-cell>
          <table:table-cell table:style-name="ce7" table:formula="of:=[.T44]/[.T$76]" office:value-type="float" office:value="0.151515151515152">
            <text:p>0.1515151515</text:p>
          </table:table-cell>
          <table:table-cell office:value-type="float" office:value="0.01">
            <text:p>0.01</text:p>
          </table:table-cell>
          <table:table-cell table:style-name="ce7" table:formula="of:=[.V44]/[.V$76]" office:value-type="float" office:value="0.01">
            <text:p>0.01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Z44]/[.Z$76]" office:value-type="float" office:value="0.0101010101010101">
            <text:p>0.0101010101</text:p>
          </table:table-cell>
          <table:table-cell table:number-columns-repeated="4"/>
          <table:table-cell office:value-type="float" office:value="0.01">
            <text:p>0.01</text:p>
          </table:table-cell>
          <table:table-cell office:value-type="float" office:value="0.0099009901">
            <text:p>0.0099009901</text:p>
          </table:table-cell>
          <table:table-cell table:number-columns-repeated="2" office:value-type="float" office:value="0.56">
            <text:p>0.56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9">
            <text:p>9</text:p>
          </table:table-cell>
          <table:table-cell table:number-columns-repeated="2"/>
          <table:table-cell office:value-type="float" office:value="0.15">
            <text:p>0.15</text:p>
          </table:table-cell>
          <table:table-cell table:style-name="ce7" table:formula="of:=[.G45]/[.G$76]" office:value-type="float" office:value="0.15">
            <text:p>0.15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5]/[.M$76]" office:value-type="float" office:value="0.0099009900990099">
            <text:p>0.0099009901</text:p>
          </table:table-cell>
          <table:table-cell office:value-type="float" office:value="0.03">
            <text:p>0.03</text:p>
          </table:table-cell>
          <table:table-cell table:style-name="ce7" table:formula="of:=[.O45]/[.O$76]" office:value-type="float" office:value="0.0297029702970297">
            <text:p>0.0297029703</text:p>
          </table:table-cell>
          <table:table-cell office:value-type="float" office:value="0.09">
            <text:p>0.09</text:p>
          </table:table-cell>
          <table:table-cell table:style-name="ce7" table:formula="of:=[.Q45]/[.Q$76]" office:value-type="float" office:value="0.09">
            <text:p>0.09</text:p>
          </table:table-cell>
          <table:table-cell office:value-type="float" office:value="0.15">
            <text:p>0.15</text:p>
          </table:table-cell>
          <table:table-cell table:style-name="ce7" table:formula="of:=[.S45]/[.S$76]" office:value-type="float" office:value="0.151515151515152">
            <text:p>0.1515151515</text:p>
          </table:table-cell>
          <table:table-cell table:style-name="ce7" table:formula="of:=[.T45]/[.T$76]" office:value-type="float" office:value="0.151515151515152">
            <text:p>0.1515151515</text:p>
          </table:table-cell>
          <table:table-cell office:value-type="float" office:value="0.13">
            <text:p>0.13</text:p>
          </table:table-cell>
          <table:table-cell table:style-name="ce7" table:formula="of:=[.V45]/[.V$76]" office:value-type="float" office:value="0.13">
            <text:p>0.13</text:p>
          </table:table-cell>
          <table:table-cell office:value-type="float" office:value="0.02">
            <text:p>0.02</text:p>
          </table:table-cell>
          <table:table-cell table:style-name="ce7" table:formula="of:=[.X45]/[.X$76]" office:value-type="float" office:value="0.02">
            <text:p>0.02</text:p>
          </table:table-cell>
          <table:table-cell office:value-type="float" office:value="0.22">
            <text:p>0.22</text:p>
          </table:table-cell>
          <table:table-cell table:style-name="ce7" table:formula="of:=[.Z45]/[.Z$76]" office:value-type="float" office:value="0.222222222222222">
            <text:p>0.2222222222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2" office:value-type="float" office:value="0.1">
            <text:p>0.1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9.3">
            <text:p>9.3</text:p>
          </table:table-cell>
          <table:table-cell table:number-columns-repeated="2"/>
          <table:table-cell office:value-type="float" office:value="0.36">
            <text:p>0.36</text:p>
          </table:table-cell>
          <table:table-cell table:style-name="ce7" table:formula="of:=[.G46]/[.G$76]" office:value-type="float" office:value="0.36">
            <text:p>0.36</text:p>
          </table:table-cell>
          <table:table-cell table:number-columns-repeated="11"/>
          <table:table-cell table:style-name="ce7" table:number-columns-repeated="2"/>
          <table:table-cell/>
          <table:table-cell table:style-name="ce7" table:formula="of:=[.V46]/[.V$76]" office:value-type="float" office:value="0">
            <text:p>0</text:p>
          </table:table-cell>
          <table:table-cell/>
          <table:table-cell table:style-name="ce7"/>
          <table:table-cell table:number-columns-repeated="999"/>
        </table:table-row>
        <table:table-row table:style-name="ro2"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G47]/[.G$76]" office:value-type="float" office:value="0.01">
            <text:p>0.01</text:p>
          </table:table-cell>
          <table:table-cell table:number-columns-repeated="4"/>
          <table:table-cell office:value-type="float" office:value="0.11">
            <text:p>0.11</text:p>
          </table:table-cell>
          <table:table-cell table:style-name="ce7" table:formula="of:=[.M47]/[.M$76]" office:value-type="float" office:value="0.108910891089109">
            <text:p>0.1089108911</text:p>
          </table:table-cell>
          <table:table-cell office:value-type="float" office:value="0.04">
            <text:p>0.04</text:p>
          </table:table-cell>
          <table:table-cell table:style-name="ce7" table:formula="of:=[.O47]/[.O$76]" office:value-type="float" office:value="0.0396039603960396">
            <text:p>0.0396039604</text:p>
          </table:table-cell>
          <table:table-cell office:value-type="float" office:value="0.06">
            <text:p>0.06</text:p>
          </table:table-cell>
          <table:table-cell table:style-name="ce7" table:formula="of:=[.Q47]/[.Q$76]" office:value-type="float" office:value="0.06">
            <text:p>0.06</text:p>
          </table:table-cell>
          <table:table-cell office:value-type="float" office:value="0.29">
            <text:p>0.29</text:p>
          </table:table-cell>
          <table:table-cell table:style-name="ce7" table:formula="of:=[.S47]/[.S$76]" office:value-type="float" office:value="0.292929292929293">
            <text:p>0.2929292929</text:p>
          </table:table-cell>
          <table:table-cell table:style-name="ce7" table:formula="of:=[.T47]/[.T$76]" office:value-type="float" office:value="0.292929292929293">
            <text:p>0.2929292929</text:p>
          </table:table-cell>
          <table:table-cell office:value-type="float" office:value="0.06">
            <text:p>0.06</text:p>
          </table:table-cell>
          <table:table-cell table:style-name="ce7" table:formula="of:=[.V47]/[.V$76]" office:value-type="float" office:value="0.06">
            <text:p>0.06</text:p>
          </table:table-cell>
          <table:table-cell office:value-type="float" office:value="0.27">
            <text:p>0.27</text:p>
          </table:table-cell>
          <table:table-cell table:style-name="ce7" table:formula="of:=[.X47]/[.X$76]" office:value-type="float" office:value="0.27">
            <text:p>0.27</text:p>
          </table:table-cell>
          <table:table-cell office:value-type="float" office:value="0.13">
            <text:p>0.13</text:p>
          </table:table-cell>
          <table:table-cell table:style-name="ce7" table:formula="of:=[.Z47]/[.Z$76]" office:value-type="float" office:value="0.131313131313131">
            <text:p>0.1313131313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float" office:value="0.0594059406">
            <text:p>0.0594059406</text:p>
          </table:table-cell>
          <table:table-cell table:number-columns-repeated="2" office:value-type="float" office:value="0.04">
            <text:p>0.04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11">
            <text:p>1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48]/[.K$76]" office:value-type="float" office:value="0.0204081632653061">
            <text:p>0.0204081633</text:p>
          </table:table-cell>
          <table:table-cell office:value-type="float" office:value="0.11">
            <text:p>0.11</text:p>
          </table:table-cell>
          <table:table-cell table:style-name="ce7" table:formula="of:=[.M48]/[.M$76]" office:value-type="float" office:value="0.108910891089109">
            <text:p>0.1089108911</text:p>
          </table:table-cell>
          <table:table-cell office:value-type="float" office:value="0.39">
            <text:p>0.39</text:p>
          </table:table-cell>
          <table:table-cell table:style-name="ce7" table:formula="of:=[.O48]/[.O$76]" office:value-type="float" office:value="0.386138613861386">
            <text:p>0.3861386139</text:p>
          </table:table-cell>
          <table:table-cell office:value-type="float" office:value="0.29">
            <text:p>0.29</text:p>
          </table:table-cell>
          <table:table-cell table:style-name="ce7" table:formula="of:=[.Q48]/[.Q$76]" office:value-type="float" office:value="0.29">
            <text:p>0.29</text:p>
          </table:table-cell>
          <table:table-cell office:value-type="float" office:value="0.19">
            <text:p>0.19</text:p>
          </table:table-cell>
          <table:table-cell table:style-name="ce7" table:formula="of:=[.S48]/[.S$76]" office:value-type="float" office:value="0.191919191919192">
            <text:p>0.1919191919</text:p>
          </table:table-cell>
          <table:table-cell table:style-name="ce7" table:formula="of:=[.T48]/[.T$76]" office:value-type="float" office:value="0.191919191919192">
            <text:p>0.1919191919</text:p>
          </table:table-cell>
          <table:table-cell office:value-type="float" office:value="0.31">
            <text:p>0.31</text:p>
          </table:table-cell>
          <table:table-cell table:style-name="ce7" table:formula="of:=[.V48]/[.V$76]" office:value-type="float" office:value="0.31">
            <text:p>0.31</text:p>
          </table:table-cell>
          <table:table-cell office:value-type="float" office:value="0.31">
            <text:p>0.31</text:p>
          </table:table-cell>
          <table:table-cell table:style-name="ce7" table:formula="of:=[.X48]/[.X$76]" office:value-type="float" office:value="0.31">
            <text:p>0.31</text:p>
          </table:table-cell>
          <table:table-cell office:value-type="float" office:value="0.1">
            <text:p>0.1</text:p>
          </table:table-cell>
          <table:table-cell table:style-name="ce7" table:formula="of:=[.Z48]/[.Z$76]" office:value-type="float" office:value="0.101010101010101">
            <text:p>0.101010101</text:p>
          </table:table-cell>
          <table:table-cell table:number-columns-repeated="4"/>
          <table:table-cell office:value-type="float" office:value="0.08">
            <text:p>0.08</text:p>
          </table:table-cell>
          <table:table-cell office:value-type="float" office:value="0.0792079208">
            <text:p>0.0792079208</text:p>
          </table:table-cell>
          <table:table-cell table:number-columns-repeated="2" office:value-type="float" office:value="0.25">
            <text:p>0.25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12">
            <text:p>12</text:p>
          </table:table-cell>
          <table:table-cell table:number-columns-repeated="6"/>
          <table:table-cell office:value-type="float" office:value="0.15">
            <text:p>0.15</text:p>
          </table:table-cell>
          <table:table-cell table:style-name="ce7" table:formula="of:=[.K49]/[.K$76]" office:value-type="float" office:value="0.153061224489796">
            <text:p>0.1530612245</text:p>
          </table:table-cell>
          <table:table-cell office:value-type="float" office:value="0.18">
            <text:p>0.18</text:p>
          </table:table-cell>
          <table:table-cell table:style-name="ce7" table:formula="of:=[.M49]/[.M$76]" office:value-type="float" office:value="0.178217821782178">
            <text:p>0.1782178218</text:p>
          </table:table-cell>
          <table:table-cell office:value-type="float" office:value="0.38">
            <text:p>0.38</text:p>
          </table:table-cell>
          <table:table-cell table:style-name="ce7" table:formula="of:=[.O49]/[.O$76]" office:value-type="float" office:value="0.376237623762376">
            <text:p>0.3762376238</text:p>
          </table:table-cell>
          <table:table-cell office:value-type="float" office:value="0.29">
            <text:p>0.29</text:p>
          </table:table-cell>
          <table:table-cell table:style-name="ce7" table:formula="of:=[.Q49]/[.Q$76]" office:value-type="float" office:value="0.29">
            <text:p>0.29</text:p>
          </table:table-cell>
          <table:table-cell office:value-type="float" office:value="0.15">
            <text:p>0.15</text:p>
          </table:table-cell>
          <table:table-cell table:style-name="ce7" table:formula="of:=[.S49]/[.S$76]" office:value-type="float" office:value="0.151515151515152">
            <text:p>0.1515151515</text:p>
          </table:table-cell>
          <table:table-cell table:style-name="ce7" table:formula="of:=[.T49]/[.T$76]" office:value-type="float" office:value="0.151515151515152">
            <text:p>0.1515151515</text:p>
          </table:table-cell>
          <table:table-cell office:value-type="float" office:value="0.28">
            <text:p>0.28</text:p>
          </table:table-cell>
          <table:table-cell table:style-name="ce7" table:formula="of:=[.V49]/[.V$76]" office:value-type="float" office:value="0.28">
            <text:p>0.28</text:p>
          </table:table-cell>
          <table:table-cell office:value-type="float" office:value="0.33">
            <text:p>0.33</text:p>
          </table:table-cell>
          <table:table-cell table:style-name="ce7" table:formula="of:=[.X49]/[.X$76]" office:value-type="float" office:value="0.33">
            <text:p>0.33</text:p>
          </table:table-cell>
          <table:table-cell office:value-type="float" office:value="0.24">
            <text:p>0.24</text:p>
          </table:table-cell>
          <table:table-cell table:style-name="ce7" table:formula="of:=[.Z49]/[.Z$76]" office:value-type="float" office:value="0.242424242424242">
            <text:p>0.2424242424</text:p>
          </table:table-cell>
          <table:table-cell table:number-columns-repeated="4"/>
          <table:table-cell office:value-type="float" office:value="0.16">
            <text:p>0.16</text:p>
          </table:table-cell>
          <table:table-cell office:value-type="float" office:value="0.1584158416">
            <text:p>0.1584158416</text:p>
          </table:table-cell>
          <table:table-cell table:number-columns-repeated="2" office:value-type="float" office:value="0.05">
            <text:p>0.05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style-name="ce7" table:formula="of:=[.E50]/[.E$76]" office:value-type="float" office:value="0.0101010101010101">
            <text:p>0.0101010101</text:p>
          </table:table-cell>
          <table:table-cell table:number-columns-repeated="4"/>
          <table:table-cell office:value-type="float" office:value="0.1">
            <text:p>0.1</text:p>
          </table:table-cell>
          <table:table-cell table:style-name="ce7" table:formula="of:=[.K50]/[.K$76]" office:value-type="float" office:value="0.102040816326531">
            <text:p>0.1020408163</text:p>
          </table:table-cell>
          <table:table-cell office:value-type="float" office:value="0.12">
            <text:p>0.12</text:p>
          </table:table-cell>
          <table:table-cell table:style-name="ce7" table:formula="of:=[.M50]/[.M$76]" office:value-type="float" office:value="0.118811881188119">
            <text:p>0.1188118812</text:p>
          </table:table-cell>
          <table:table-cell office:value-type="float" office:value="0.15">
            <text:p>0.15</text:p>
          </table:table-cell>
          <table:table-cell table:style-name="ce7" table:formula="of:=[.O50]/[.O$76]" office:value-type="float" office:value="0.148514851485149">
            <text:p>0.1485148515</text:p>
          </table:table-cell>
          <table:table-cell office:value-type="float" office:value="0.1">
            <text:p>0.1</text:p>
          </table:table-cell>
          <table:table-cell table:style-name="ce7" table:formula="of:=[.Q50]/[.Q$76]" office:value-type="float" office:value="0.1">
            <text:p>0.1</text:p>
          </table:table-cell>
          <table:table-cell office:value-type="float" office:value="0.03">
            <text:p>0.03</text:p>
          </table:table-cell>
          <table:table-cell table:style-name="ce7" table:formula="of:=[.S50]/[.S$76]" office:value-type="float" office:value="0.0303030303030303">
            <text:p>0.0303030303</text:p>
          </table:table-cell>
          <table:table-cell table:style-name="ce7" table:formula="of:=[.T50]/[.T$76]" office:value-type="float" office:value="0.0303030303030303">
            <text:p>0.0303030303</text:p>
          </table:table-cell>
          <table:table-cell office:value-type="float" office:value="0.19">
            <text:p>0.19</text:p>
          </table:table-cell>
          <table:table-cell table:style-name="ce7" table:formula="of:=[.V50]/[.V$76]" office:value-type="float" office:value="0.19">
            <text:p>0.19</text:p>
          </table:table-cell>
          <table:table-cell office:value-type="float" office:value="0.05">
            <text:p>0.05</text:p>
          </table:table-cell>
          <table:table-cell table:style-name="ce7" table:formula="of:=[.X50]/[.X$76]" office:value-type="float" office:value="0.05">
            <text:p>0.05</text:p>
          </table:table-cell>
          <table:table-cell office:value-type="float" office:value="0.21">
            <text:p>0.21</text:p>
          </table:table-cell>
          <table:table-cell table:style-name="ce7" table:formula="of:=[.Z50]/[.Z$76]" office:value-type="float" office:value="0.212121212121212">
            <text:p>0.2121212121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0.3465346535">
            <text:p>0.3465346535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4">
            <text:p>14</text:p>
          </table:table-cell>
          <table:table-cell office:value-type="float" office:value="0.11">
            <text:p>0.11</text:p>
          </table:table-cell>
          <table:table-cell table:style-name="ce7" table:formula="of:=[.E51]/[.E$76]" office:value-type="float" office:value="0.111111111111111">
            <text:p>0.1111111111</text:p>
          </table:table-cell>
          <table:table-cell table:number-columns-repeated="4"/>
          <table:table-cell office:value-type="float" office:value="0.18">
            <text:p>0.18</text:p>
          </table:table-cell>
          <table:table-cell table:style-name="ce7" table:formula="of:=[.K51]/[.K$76]" office:value-type="float" office:value="0.183673469387755">
            <text:p>0.1836734694</text:p>
          </table:table-cell>
          <table:table-cell office:value-type="float" office:value="0.03">
            <text:p>0.03</text:p>
          </table:table-cell>
          <table:table-cell table:style-name="ce7" table:formula="of:=[.M51]/[.M$76]" office:value-type="float" office:value="0.0297029702970297">
            <text:p>0.0297029703</text:p>
          </table:table-cell>
          <table:table-cell office:value-type="float" office:value="0.02">
            <text:p>0.02</text:p>
          </table:table-cell>
          <table:table-cell table:style-name="ce7" table:formula="of:=[.O51]/[.O$76]" office:value-type="float" office:value="0.0198019801980198">
            <text:p>0.0198019802</text:p>
          </table:table-cell>
          <table:table-cell office:value-type="float" office:value="0.05">
            <text:p>0.05</text:p>
          </table:table-cell>
          <table:table-cell table:style-name="ce7" table:formula="of:=[.Q51]/[.Q$76]"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style-name="ce7" table:formula="of:=[.S51]/[.S$76]" office:value-type="float" office:value="0.0101010101010101">
            <text:p>0.0101010101</text:p>
          </table:table-cell>
          <table:table-cell table:style-name="ce7" table:formula="of:=[.T51]/[.T$76]" office:value-type="float" office:value="0.0101010101010101">
            <text:p>0.0101010101</text:p>
          </table:table-cell>
          <table:table-cell office:value-type="float" office:value="0.02">
            <text:p>0.02</text:p>
          </table:table-cell>
          <table:table-cell table:style-name="ce7" table:formula="of:=[.V51]/[.V$76]" office:value-type="float" office:value="0.02">
            <text:p>0.02</text:p>
          </table:table-cell>
          <table:table-cell office:value-type="float" office:value="0.02">
            <text:p>0.02</text:p>
          </table:table-cell>
          <table:table-cell table:style-name="ce7" table:formula="of:=[.X51]/[.X$76]"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style-name="ce7" table:formula="of:=[.Z51]/[.Z$76]" office:value-type="float" office:value="0.0707070707070707">
            <text:p>0.0707070707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21">
            <text:p>0.21</text:p>
          </table:table-cell>
          <table:table-cell office:value-type="float" office:value="0.2079207921">
            <text:p>0.2079207921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5">
            <text:p>15</text:p>
          </table:table-cell>
          <table:table-cell office:value-type="float" office:value="0.27">
            <text:p>0.27</text:p>
          </table:table-cell>
          <table:table-cell table:style-name="ce7" table:formula="of:=[.E52]/[.E$76]" office:value-type="float" office:value="0.272727272727273">
            <text:p>0.2727272727</text:p>
          </table:table-cell>
          <table:table-cell table:number-columns-repeated="4"/>
          <table:table-cell office:value-type="float" office:value="0.12">
            <text:p>0.12</text:p>
          </table:table-cell>
          <table:table-cell table:style-name="ce7" table:formula="of:=[.K52]/[.K$76]" office:value-type="float" office:value="0.122448979591837">
            <text:p>0.1224489796</text:p>
          </table:table-cell>
          <table:table-cell office:value-type="float" office:value="0.06">
            <text:p>0.06</text:p>
          </table:table-cell>
          <table:table-cell table:style-name="ce7" table:formula="of:=[.M52]/[.M$76]" office:value-type="float" office:value="0.0594059405940594">
            <text:p>0.0594059406</text:p>
          </table:table-cell>
          <table:table-cell table:number-columns-repeated="5"/>
          <table:table-cell table:style-name="ce3"/>
          <table:table-cell table:style-name="ce7" table:formula="of:=[.T52]/[.T$76]" office:value-type="float" office:value="0">
            <text:p>0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Z52]/[.Z$76]" office:value-type="float" office:value="0.0101010101010101">
            <text:p>0.010101010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1">
            <text:p>0.1</text:p>
          </table:table-cell>
          <table:table-cell office:value-type="float" office:value="0.099009901">
            <text:p>0.099009901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6">
            <text:p>16</text:p>
          </table:table-cell>
          <table:table-cell office:value-type="float" office:value="0.23">
            <text:p>0.23</text:p>
          </table:table-cell>
          <table:table-cell table:style-name="ce7" table:formula="of:=[.E53]/[.E$76]" office:value-type="float" office:value="0.232323232323232">
            <text:p>0.2323232323</text:p>
          </table:table-cell>
          <table:table-cell table:number-columns-repeated="4"/>
          <table:table-cell office:value-type="float" office:value="0.13">
            <text:p>0.13</text:p>
          </table:table-cell>
          <table:table-cell table:style-name="ce7" table:formula="of:=[.K53]/[.K$76]" office:value-type="float" office:value="0.13265306122449">
            <text:p>0.1326530612</text:p>
          </table:table-cell>
          <table:table-cell office:value-type="float" office:value="0.07">
            <text:p>0.07</text:p>
          </table:table-cell>
          <table:table-cell table:style-name="ce7" table:formula="of:=[.M53]/[.M$76]" office:value-type="float" office:value="0.0693069306930693">
            <text:p>0.0693069307</text:p>
          </table:table-cell>
          <table:table-cell table:number-columns-repeated="15"/>
          <table:table-cell office:value-type="float" office:value="0.21">
            <text:p>0.21</text:p>
          </table:table-cell>
          <table:table-cell office:value-type="float" office:value="0.2121212121">
            <text:p>0.2121212121</text:p>
          </table:table-cell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table:style-name="ce7" table:formula="of:=[.E54]/[.E$76]" office:value-type="float" office:value="0.202020202020202">
            <text:p>0.202020202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K54]/[.K$76]" office:value-type="float" office:value="0.142857142857143">
            <text:p>0.1428571429</text:p>
          </table:table-cell>
          <table:table-cell office:value-type="float" office:value="0.03">
            <text:p>0.03</text:p>
          </table:table-cell>
          <table:table-cell table:style-name="ce7" table:formula="of:=[.M54]/[.M$76]" office:value-type="float" office:value="0.0297029702970297">
            <text:p>0.0297029703</text:p>
          </table:table-cell>
          <table:table-cell table:number-columns-repeated="15"/>
          <table:table-cell office:value-type="float" office:value="0.31">
            <text:p>0.31</text:p>
          </table:table-cell>
          <table:table-cell office:value-type="float" office:value="0.3131313131">
            <text:p>0.3131313131</text:p>
          </table:table-cell>
          <table:table-cell table:number-columns-repeated="993"/>
        </table:table-row>
        <table:table-row table:style-name="ro2">
          <table:table-cell table:number-columns-repeated="3"/>
          <table:table-cell office:value-type="float" office:value="18">
            <text:p>18</text:p>
          </table:table-cell>
          <table:table-cell office:value-type="float" office:value="0.16">
            <text:p>0.16</text:p>
          </table:table-cell>
          <table:table-cell table:style-name="ce7" table:formula="of:=[.E55]/[.E$76]" office:value-type="float" office:value="0.161616161616162">
            <text:p>0.1616161616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K55]/[.K$76]" office:value-type="float" office:value="0.0714285714285714">
            <text:p>0.0714285714</text:p>
          </table:table-cell>
          <table:table-cell office:value-type="float" office:value="0.03">
            <text:p>0.03</text:p>
          </table:table-cell>
          <table:table-cell table:style-name="ce7" table:formula="of:=[.M55]/[.M$76]" office:value-type="float" office:value="0.0297029702970297">
            <text:p>0.0297029703</text:p>
          </table:table-cell>
          <table:table-cell table:number-columns-repeated="15"/>
          <table:table-cell office:value-type="float" office:value="0.18">
            <text:p>0.18</text:p>
          </table:table-cell>
          <table:table-cell office:value-type="float" office:value="0.1818181818">
            <text:p>0.1818181818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202020202">
            <text:p>0.0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 table:style-name="ce7" table:formula="of:=[.E56]/[.E$76]" office:value-type="float" office:value="0.0101010101010101">
            <text:p>0.0101010101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K56]/[.K$76]" office:value-type="float" office:value="0.0306122448979592">
            <text:p>0.0306122449</text:p>
          </table:table-cell>
          <table:table-cell office:value-type="float" office:value="0.01">
            <text:p>0.01</text:p>
          </table:table-cell>
          <table:table-cell table:style-name="ce7" table:formula="of:=[.M56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0.0707070707">
            <text:p>0.0707070707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7]/[.K$76]" office:value-type="float" office:value="0.0204081632653061">
            <text:p>0.0204081633</text:p>
          </table:table-cell>
          <table:table-cell office:value-type="float" office:value="0.01">
            <text:p>0.01</text:p>
          </table:table-cell>
          <table:table-cell table:style-name="ce7" table:formula="of:=[.M57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4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8]/[.K$76]" office:value-type="float" office:value="0.0204081632653061">
            <text:p>0.0204081633</text:p>
          </table:table-cell>
          <table:table-cell table:number-columns-repeated="23"/>
          <table:table-cell office:value-type="float" office:value="0.17">
            <text:p>0.17</text:p>
          </table:table-cell>
          <table:table-cell office:value-type="float" office:value="0.1717171717">
            <text:p>0.1717171717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2">
            <text:p>22</text:p>
          </table:table-cell>
          <table:table-cell table:number-columns-repeated="31"/>
          <table:table-cell office:value-type="float" office:value="0.2">
            <text:p>0.2</text:p>
          </table:table-cell>
          <table:table-cell office:value-type="float" office:value="0.202020202">
            <text:p>0.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2.2">
            <text:p>22.2</text:p>
          </table:table-cell>
          <table:table-cell table:number-columns-repeated="31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3">
            <text:p>23</text:p>
          </table:table-cell>
          <table:table-cell table:number-columns-repeated="31"/>
          <table:table-cell office:value-type="float" office:value="0.14">
            <text:p>0.14</text:p>
          </table:table-cell>
          <table:table-cell office:value-type="float" office:value="0.1414141414">
            <text:p>0.1414141414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31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5">
            <text:p>25</text:p>
          </table:table-cell>
          <table:table-cell table:number-columns-repeated="31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6">
            <text:p>26</text:p>
          </table:table-cell>
          <table:table-cell table:number-columns-repeated="31"/>
          <table:table-cell office:value-type="float" office:value="0.04">
            <text:p>0.04</text:p>
          </table:table-cell>
          <table:table-cell office:value-type="float" office:value="0.0404040404">
            <text:p>0.0404040404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7">
            <text:p>27</text:p>
          </table:table-cell>
          <table:table-cell table:number-columns-repeated="4"/>
          <table:table-cell office:value-type="float" office:value="0.04">
            <text:p>0.04</text:p>
          </table:table-cell>
          <table:table-cell table:style-name="ce7" table:formula="of:=[.I65]/[.I$76]" office:value-type="float" office:value="0.04">
            <text:p>0.04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8">
            <text:p>28</text:p>
          </table:table-cell>
          <table:table-cell table:number-columns-repeated="4"/>
          <table:table-cell office:value-type="float" office:value="0.19">
            <text:p>0.19</text:p>
          </table:table-cell>
          <table:table-cell table:style-name="ce7" table:formula="of:=[.I66]/[.I$76]" office:value-type="float" office:value="0.19">
            <text:p>0.19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9">
            <text:p>29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7" table:formula="of:=[.I67]/[.I$76]" office:value-type="float" office:value="0.25">
            <text:p>0.25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0">
            <text:p>30</text:p>
          </table:table-cell>
          <table:table-cell table:number-columns-repeated="4"/>
          <table:table-cell office:value-type="float" office:value="0.23">
            <text:p>0.23</text:p>
          </table:table-cell>
          <table:table-cell table:style-name="ce7" table:formula="of:=[.I68]/[.I$76]" office:value-type="float" office:value="0.23">
            <text:p>0.23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0.2">
            <text:p>30.2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I69]/[.I$76]" office:value-type="float" office:value="0.03">
            <text:p>0.03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1">
            <text:p>31</text:p>
          </table:table-cell>
          <table:table-cell table:number-columns-repeated="4"/>
          <table:table-cell office:value-type="float" office:value="0.06">
            <text:p>0.06</text:p>
          </table:table-cell>
          <table:table-cell table:style-name="ce7" table:formula="of:=[.I70]/[.I$76]" office:value-type="float" office:value="0.06">
            <text:p>0.0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1.2">
            <text:p>31.2</text:p>
          </table:table-cell>
          <table:table-cell table:number-columns-repeated="4"/>
          <table:table-cell office:value-type="float" office:value="0.08">
            <text:p>0.08</text:p>
          </table:table-cell>
          <table:table-cell table:style-name="ce7" table:formula="of:=[.I71]/[.I$76]" office:value-type="float" office:value="0.08">
            <text:p>0.0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2">
            <text:p>3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2]/[.I$76]" office:value-type="float" office:value="0.02">
            <text:p>0.02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2.2">
            <text:p>32.2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I73]/[.I$76]" office:value-type="float" office:value="0.07">
            <text:p>0.07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3.2">
            <text:p>33.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4]/[.I$76]" office:value-type="float" office:value="0.02">
            <text:p>0.02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4.2">
            <text:p>34.2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I75]/[.I$76]" office:value-type="float" office:value="0.01">
            <text:p>0.0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/>
          <table:table-cell table:formula="of:=SUM([.E50:.E75])" office:value-type="float" office:value="0.99">
            <text:p>0.99</text:p>
          </table:table-cell>
          <table:table-cell/>
          <table:table-cell table:formula="of:=SUM([.G42:.G47])" office:value-type="float" office:value="1">
            <text:p>1</text:p>
          </table:table-cell>
          <table:table-cell/>
          <table:table-cell table:formula="of:=SUM([.I65:.I75])" office:value-type="float" office:value="1">
            <text:p>1</text:p>
          </table:table-cell>
          <table:table-cell/>
          <table:table-cell table:formula="of:=SUM([.K48:.K75])" office:value-type="float" office:value="0.98">
            <text:p>0.98</text:p>
          </table:table-cell>
          <table:table-cell/>
          <table:table-cell table:formula="of:=SUM([.M41:.M57])" office:value-type="float" office:value="1.01">
            <text:p>1.01</text:p>
          </table:table-cell>
          <table:table-cell/>
          <table:table-cell table:formula="of:=SUM([.O45:.O51])" office:value-type="float" office:value="1.01">
            <text:p>1.01</text:p>
          </table:table-cell>
          <table:table-cell/>
          <table:table-cell table:formula="of:=SUM([.Q44:.Q51])" office:value-type="float" office:value="1">
            <text:p>1</text:p>
          </table:table-cell>
          <table:table-cell/>
          <table:table-cell table:formula="of:=SUM([.S43:.S51])" office:value-type="float" office:value="0.99">
            <text:p>0.99</text:p>
          </table:table-cell>
          <table:table-cell table:formula="of:=SUM([.T43:.T52])" office:value-type="float" office:value="1">
            <text:p>1</text:p>
          </table:table-cell>
          <table:table-cell/>
          <table:table-cell table:formula="of:=SUM([.V44:.V51])" office:value-type="float" office:value="1">
            <text:p>1</text:p>
          </table:table-cell>
          <table:table-cell/>
          <table:table-cell table:formula="of:=SUM([.X45:.X51])" office:value-type="float" office:value="1">
            <text:p>1</text:p>
          </table:table-cell>
          <table:table-cell/>
          <table:table-cell table:formula="of:=SUM([.Z44:.Z52])" office:value-type="float" office:value="0.99">
            <text:p>0.99</text:p>
          </table:table-cell>
          <table:table-cell table:number-columns-repeated="3"/>
          <table:table-cell office:value-type="float" office:value="0.99">
            <text:p>0.99</text:p>
          </table:table-cell>
          <table:table-cell/>
          <table:table-cell office:value-type="float" office:value="1.01">
            <text:p>1.0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99">
            <text:p>0.99</text:p>
          </table:table-cell>
          <table:table-cell table:number-columns-repeated="988"/>
        </table:table-row>
      </table:table>
      <table:table table:name="DAD" table:style-name="ta1" table:print="false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020" table:default-cell-style-name="Default"/>
        <table:table-row table:style-name="ro1">
          <table:table-cell office:value-type="string">
            <text:p>SAMPLE</text:p>
          </table:table-cell>
          <table:table-cell office:value-type="string">
            <text:p>PROFILE</text:p>
          </table:table-cell>
          <table:table-cell office:value-type="string">
            <text:p>DONORS</text:p>
          </table:table-cell>
          <table:table-cell table:style-name="Default" office:value-type="string">
            <text:p>ALLELE</text:p>
          </table:table-cell>
          <table:table-cell office:value-type="string">
            <text:p>D3S1358</text:p>
          </table:table-cell>
          <table:table-cell/>
          <table:table-cell office:value-type="string">
            <text:p>THO1</text:p>
          </table:table-cell>
          <table:table-cell/>
          <table:table-cell office:value-type="string">
            <text:p>D21S11</text:p>
          </table:table-cell>
          <table:table-cell/>
          <table:table-cell office:value-type="string">
            <text:p>D18S51</text:p>
          </table:table-cell>
          <table:table-cell/>
          <table:table-cell office:value-type="string">
            <text:p>Penta E</text:p>
          </table:table-cell>
          <table:table-cell/>
          <table:table-cell office:value-type="string">
            <text:p>D5S818</text:p>
          </table:table-cell>
          <table:table-cell/>
          <table:table-cell office:value-type="string">
            <text:p>D13S317</text:p>
          </table:table-cell>
          <table:table-cell/>
          <table:table-cell office:value-type="string">
            <text:p>D7S820</text:p>
          </table:table-cell>
          <table:table-cell office:value-type="string">
            <text:p>(copy)</text:p>
          </table:table-cell>
          <table:table-cell/>
          <table:table-cell office:value-type="string">
            <text:p>D16S539</text:p>
          </table:table-cell>
          <table:table-cell/>
          <table:table-cell office:value-type="string">
            <text:p>CSF1PO</text:p>
          </table:table-cell>
          <table:table-cell/>
          <table:table-cell office:value-type="string">
            <text:p>Penta D</text:p>
          </table:table-cell>
          <table:table-cell/>
          <table:table-cell office:value-type="string">
            <text:p>AMEL</text:p>
          </table:table-cell>
          <table:table-cell/>
          <table:table-cell office:value-type="string">
            <text:p>vWA</text:p>
          </table:table-cell>
          <table:table-cell/>
          <table:table-cell office:value-type="string">
            <text:p>D8S1179</text:p>
          </table:table-cell>
          <table:table-cell/>
          <table:table-cell office:value-type="string">
            <text:p>TPOX</text:p>
          </table:table-cell>
          <table:table-cell/>
          <table:table-cell office:value-type="string">
            <text:p>FGA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B11 regression tests. Calculation of values for the “sibtest” datasets. Test against DAD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0" office:value-type="string">
            <text:p>DAD</text:p>
          </table:table-cell>
          <table:table-cell table:style-name="ce10" office:value-type="string">
            <text:p>FP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5">
            <text:p>15</text:p>
          </table:table-cell>
          <table:table-cell table:style-name="ce10" table:formula="of:=INDEX([.F$41:.F$75];MATCH([.E4];[.$D$41:.$D$75];0))" office:value-type="float" office:value="0.272727272727273">
            <text:p>0.2727272727</text:p>
          </table:table-cell>
          <table:table-cell table:style-name="ce10" office:value-type="float" office:value="9">
            <text:p>9</text:p>
          </table:table-cell>
          <table:table-cell table:style-name="ce8" table:formula="of:=INDEX([.H$41:.H$75];MATCH([.G4];[.$D$41:.$D$75];0))" office:value-type="float" office:value="0.15">
            <text:p>0.15</text:p>
          </table:table-cell>
          <table:table-cell table:style-name="ce10" office:value-type="float" office:value="34.2">
            <text:p>34.2</text:p>
          </table:table-cell>
          <table:table-cell table:style-name="ce8" table:formula="of:=INDEX([.J$41:.J$75];MATCH([.I4];[.$D$41:.$D$75];0))" office:value-type="float" office:value="0.01">
            <text:p>0.01</text:p>
          </table:table-cell>
          <table:table-cell table:style-name="ce10" office:value-type="float" office:value="20">
            <text:p>20</text:p>
          </table:table-cell>
          <table:table-cell table:style-name="ce8" table:formula="of:=INDEX([.L$41:.L$75];MATCH([.K4];[.$D$41:.$D$75];0))" office:value-type="float" office:value="0.0204081632653061">
            <text:p>0.0204081633</text:p>
          </table:table-cell>
          <table:table-cell table:style-name="ce10" office:value-type="float" office:value="5">
            <text:p>5</text:p>
          </table:table-cell>
          <table:table-cell table:style-name="ce8" table:formula="of:=INDEX([.N$41:.N$75];MATCH([.M4];[.$D$41:.$D$75];0))" office:value-type="float" office:value="0.0891089108910891">
            <text:p>0.0891089109</text:p>
          </table:table-cell>
          <table:table-cell table:style-name="ce10" office:value-type="float" office:value="9">
            <text:p>9</text:p>
          </table:table-cell>
          <table:table-cell table:style-name="ce8" table:formula="of:=INDEX([.P$41:.P$75];MATCH([.O4];[.$D$41:.$D$75];0))" office:value-type="float" office:value="0.0297029702970297">
            <text:p>0.0297029703</text:p>
          </table:table-cell>
          <table:table-cell table:style-name="ce10" office:value-type="float" office:value="8">
            <text:p>8</text:p>
          </table:table-cell>
          <table:table-cell table:style-name="ce8" table:formula="of:=INDEX([.R$41:.R$75];MATCH([.Q4];[.$D$41:.$D$75];0))" office:value-type="float" office:value="0.12">
            <text:p>0.12</text:p>
          </table:table-cell>
          <table:table-cell table:number-columns-repeated="2" table:style-name="ce10" office:value-type="float" office:value="13">
            <text:p>13</text:p>
          </table:table-cell>
          <table:table-cell table:style-name="ce8" table:formula="of:=INDEX([.U$41:.U$75];MATCH([.T4];[.$D$41:.$D$75];0))" office:value-type="float" office:value="0.0303030303030303">
            <text:p>0.0303030303</text:p>
          </table:table-cell>
          <table:table-cell table:style-name="ce10" office:value-type="float" office:value="10">
            <text:p>10</text:p>
          </table:table-cell>
          <table:table-cell table:style-name="ce8" table:formula="of:=INDEX([.W$41:.W$75];MATCH([.V4];[.$D$41:.$D$75];0))" office:value-type="float" office:value="0.06">
            <text:p>0.06</text:p>
          </table:table-cell>
          <table:table-cell table:style-name="ce10" office:value-type="float" office:value="13">
            <text:p>13</text:p>
          </table:table-cell>
          <table:table-cell table:style-name="ce8" table:formula="of:=INDEX([.Y$41:.Y$75];MATCH([.X4];[.$D$41:.$D$75];0))" office:value-type="float" office:value="0.05">
            <text:p>0.05</text:p>
          </table:table-cell>
          <table:table-cell table:style-name="ce10" office:value-type="float" office:value="15">
            <text:p>15</text:p>
          </table:table-cell>
          <table:table-cell table:style-name="ce8" table:formula="of:=INDEX([.AA$41:.AA$75];MATCH([.Z4];[.$D$41:.$D$75];0))" office:value-type="float" office:value="0.0101010101010101">
            <text:p>0.0101010101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float" office:value="19">
            <text:p>19</text:p>
          </table:table-cell>
          <table:table-cell table:style-name="ce8" table:formula="of:=INDEX([.AE$41:.AE$75];MATCH([.AD4];[.$D$41:.$D$75];0))" office:value-type="float" office:value="0.0808080808">
            <text:p>0.0808080808</text:p>
          </table:table-cell>
          <table:table-cell table:style-name="ce10" office:value-type="float" office:value="13">
            <text:p>13</text:p>
          </table:table-cell>
          <table:table-cell table:style-name="ce8" table:formula="of:=INDEX([.AG$41:.AG$75];MATCH([.AF4];[.$D$41:.$D$75];0))" office:value-type="float" office:value="0.3465346535">
            <text:p>0.3465346535</text:p>
          </table:table-cell>
          <table:table-cell table:style-name="ce10" office:value-type="float" office:value="10">
            <text:p>10</text:p>
          </table:table-cell>
          <table:table-cell table:style-name="ce8" table:formula="of:=INDEX([.AI$41:.AI$75];MATCH([.AH4];[.$D$41:.$D$75];0))" office:value-type="float" office:value="0.04">
            <text:p>0.04</text:p>
          </table:table-cell>
          <table:table-cell table:style-name="ce10" office:value-type="float" office:value="25">
            <text:p>25</text:p>
          </table:table-cell>
          <table:table-cell table:style-name="ce8" table:formula="of:=INDEX([.AK$41:.AK$75];MATCH([.AJ4];[.$D$41:.$D$75];0))" office:value-type="float" office:value="0.0808080808">
            <text:p>0.0808080808</text:p>
          </table:table-cell>
          <table:table-cell table:style-name="ce10" table:number-columns-repeated="987"/>
        </table:table-row>
        <table:table-row table:style-name="ro2"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 office:value-type="float" office:value="17">
            <text:p>17</text:p>
          </table:table-cell>
          <table:table-cell table:style-name="ce10" table:formula="of:=INDEX([.F$41:.F$75];MATCH([.E5];[.$D$41:.$D$75];0))" office:value-type="float" office:value="0.202020202020202">
            <text:p>0.202020202</text:p>
          </table:table-cell>
          <table:table-cell table:style-name="ce10" office:value-type="float" office:value="10">
            <text:p>10</text:p>
          </table:table-cell>
          <table:table-cell table:style-name="ce8" table:formula="of:=INDEX([.H$41:.H$75];MATCH([.G5];[.$D$41:.$D$75];0))" office:value-type="float" office:value="0.01">
            <text:p>0.01</text:p>
          </table:table-cell>
          <table:table-cell table:style-name="ce10" office:value-type="float" office:value="34.2">
            <text:p>34.2</text:p>
          </table:table-cell>
          <table:table-cell table:style-name="ce8" table:formula="of:=INDEX([.J$41:.J$75];MATCH([.I5];[.$D$41:.$D$75];0))" office:value-type="float" office:value="0.01">
            <text:p>0.01</text:p>
          </table:table-cell>
          <table:table-cell table:style-name="ce10" office:value-type="float" office:value="21">
            <text:p>21</text:p>
          </table:table-cell>
          <table:table-cell table:style-name="ce8" table:formula="of:=INDEX([.L$41:.L$75];MATCH([.K5];[.$D$41:.$D$75];0))" office:value-type="float" office:value="0.0204081632653061">
            <text:p>0.0204081633</text:p>
          </table:table-cell>
          <table:table-cell table:style-name="ce10" office:value-type="float" office:value="7">
            <text:p>7</text:p>
          </table:table-cell>
          <table:table-cell table:style-name="ce8" table:formula="of:=INDEX([.N$41:.N$75];MATCH([.M5];[.$D$41:.$D$75];0))" office:value-type="float" office:value="0.138613861386139">
            <text:p>0.1386138614</text:p>
          </table:table-cell>
          <table:table-cell table:style-name="ce10" office:value-type="float" office:value="9">
            <text:p>9</text:p>
          </table:table-cell>
          <table:table-cell table:style-name="ce8" table:formula="of:=INDEX([.P$41:.P$75];MATCH([.O5];[.$D$41:.$D$75];0))" office:value-type="float" office:value="0.0297029702970297">
            <text:p>0.0297029703</text:p>
          </table:table-cell>
          <table:table-cell table:style-name="ce10" office:value-type="float" office:value="14">
            <text:p>14</text:p>
          </table:table-cell>
          <table:table-cell table:style-name="ce8" table:formula="of:=INDEX([.R$41:.R$75];MATCH([.Q5];[.$D$41:.$D$75];0))" office:value-type="float" office:value="0.05">
            <text:p>0.05</text:p>
          </table:table-cell>
          <table:table-cell table:number-columns-repeated="2" table:style-name="ce10" office:value-type="float" office:value="14">
            <text:p>14</text:p>
          </table:table-cell>
          <table:table-cell table:style-name="ce8" table:formula="of:=INDEX([.U$41:.U$75];MATCH([.T5];[.$D$41:.$D$75];0))" office:value-type="float" office:value="0.0101010101010101">
            <text:p>0.0101010101</text:p>
          </table:table-cell>
          <table:table-cell table:style-name="ce10" office:value-type="float" office:value="10">
            <text:p>10</text:p>
          </table:table-cell>
          <table:table-cell table:style-name="ce8" table:formula="of:=INDEX([.W$41:.W$75];MATCH([.V5];[.$D$41:.$D$75];0))" office:value-type="float" office:value="0.06">
            <text:p>0.06</text:p>
          </table:table-cell>
          <table:table-cell table:style-name="ce10" office:value-type="float" office:value="14">
            <text:p>14</text:p>
          </table:table-cell>
          <table:table-cell table:style-name="ce8" table:formula="of:=INDEX([.Y$41:.Y$75];MATCH([.X5];[.$D$41:.$D$75];0))" office:value-type="float" office:value="0.02">
            <text:p>0.02</text:p>
          </table:table-cell>
          <table:table-cell table:style-name="ce10" office:value-type="float" office:value="15">
            <text:p>15</text:p>
          </table:table-cell>
          <table:table-cell table:style-name="ce8" table:formula="of:=INDEX([.AA$41:.AA$75];MATCH([.Z5];[.$D$41:.$D$75];0))" office:value-type="float" office:value="0.0101010101010101">
            <text:p>0.0101010101</text:p>
          </table:table-cell>
          <table:table-cell table:style-name="ce10" office:value-type="string">
            <text:p>Y</text:p>
          </table:table-cell>
          <table:table-cell table:style-name="ce10"/>
          <table:table-cell table:style-name="ce10" office:value-type="float" office:value="20">
            <text:p>20</text:p>
          </table:table-cell>
          <table:table-cell table:style-name="ce8" table:formula="of:=INDEX([.AE$41:.AE$75];MATCH([.AD5];[.$D$41:.$D$75];0))" office:value-type="float" office:value="0.0101010101">
            <text:p>0.0101010101</text:p>
          </table:table-cell>
          <table:table-cell table:style-name="ce10" office:value-type="float" office:value="13">
            <text:p>13</text:p>
          </table:table-cell>
          <table:table-cell table:style-name="ce8" table:formula="of:=INDEX([.AG$41:.AG$75];MATCH([.AF5];[.$D$41:.$D$75];0))" office:value-type="float" office:value="0.3465346535">
            <text:p>0.3465346535</text:p>
          </table:table-cell>
          <table:table-cell table:style-name="ce10" office:value-type="float" office:value="12">
            <text:p>12</text:p>
          </table:table-cell>
          <table:table-cell table:style-name="ce8" table:formula="of:=INDEX([.AI$41:.AI$75];MATCH([.AH5];[.$D$41:.$D$75];0))" office:value-type="float" office:value="0.05">
            <text:p>0.05</text:p>
          </table:table-cell>
          <table:table-cell table:style-name="ce10" office:value-type="float" office:value="26">
            <text:p>26</text:p>
          </table:table-cell>
          <table:table-cell table:style-name="ce8" table:formula="of:=INDEX([.AK$41:.AK$75];MATCH([.AJ5];[.$D$41:.$D$75];0))" office:value-type="float" office:value="0.0404040404">
            <text:p>0.0404040404</text:p>
          </table:table-cell>
          <table:table-cell table:style-name="ce10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7"/>
          <table:table-cell table:number-columns-repeated="1016"/>
        </table:table-row>
        <table:table-row table:style-name="ro2">
          <table:table-cell office:value-type="string">
            <text:p>MUM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7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7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7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7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7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7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7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7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7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7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7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7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7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7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7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8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8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8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8];[.$D$41:.$D$75];0))" office:value-type="float" office:value="0.153061224489796">
            <text:p>0.1530612245</text:p>
          </table:table-cell>
          <table:table-cell office:value-type="float" office:value="7">
            <text:p>7</text:p>
          </table:table-cell>
          <table:table-cell table:style-name="ce7" table:formula="of:=INDEX([.N$41:.N$75];MATCH([.M8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8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8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8];[.$D$41:.$D$75];0))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7" table:formula="of:=INDEX([.W$41:.W$75];MATCH([.V8];[.$D$41:.$D$75];0))" office:value-type="float" office:value="0.06">
            <text:p>0.06</text:p>
          </table:table-cell>
          <table:table-cell office:value-type="float" office:value="10">
            <text:p>10</text:p>
          </table:table-cell>
          <table:table-cell table:style-name="ce7" table:formula="of:=INDEX([.Y$41:.Y$75];MATCH([.X8];[.$D$41:.$D$75];0))" office:value-type="float" office:value="0.27">
            <text:p>0.27</text:p>
          </table:table-cell>
          <table:table-cell office:value-type="float" office:value="9">
            <text:p>9</text:p>
          </table:table-cell>
          <table:table-cell table:style-name="ce7" table:formula="of:=INDEX([.AA$41:.AA$75];MATCH([.Z8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5">
            <text:p>15</text:p>
          </table:table-cell>
          <table:table-cell table:style-name="ce7" table:formula="of:=INDEX([.AE$41:.AE$75];MATCH([.AD8];[.$D$41:.$D$75];0))" office:value-type="float" office:value="0.101010101">
            <text:p>0.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8];[.$D$41:.$D$75];0))" office:value-type="float" office:value="0.3465346535">
            <text:p>0.3465346535</text:p>
          </table:table-cell>
          <table:table-cell office:value-type="float" office:value="9">
            <text:p>9</text:p>
          </table:table-cell>
          <table:table-cell table:style-name="ce7" table:formula="of:=INDEX([.AI$41:.AI$75];MATCH([.AH8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8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0:.AK10])" office:value-type="float" office:value="0">
            <text:p>0</text:p>
          </table:table-cell>
          <table:table-cell table:style-name="ce3"/>
          <table:table-cell table:style-name="ce3" table:formula="of:=([.E$4]=[.E7])*([.E$5]=[.E8])/((2-([.E$4]=[.E$5]))*[.F$4]*[.F$5])" office:value-type="float" office:value="0">
            <text:p>0</text:p>
          </table:table-cell>
          <table:table-cell table:style-name="ce3"/>
          <table:table-cell table:style-name="ce3" table:formula="of:=([.G$4]=[.G7])*([.G$5]=[.G8])/((2-([.G$4]=[.G$5]))*[.H$4]*[.H$5])" office:value-type="float" office:value="0">
            <text:p>0</text:p>
          </table:table-cell>
          <table:table-cell table:style-name="ce3"/>
          <table:table-cell table:style-name="ce3" table:formula="of:=([.I$4]=[.I7])*([.I$5]=[.I8])/((2-([.I$4]=[.I$5]))*[.J$4]*[.J$5])" office:value-type="float" office:value="0">
            <text:p>0</text:p>
          </table:table-cell>
          <table:table-cell table:style-name="ce3"/>
          <table:table-cell table:style-name="ce3" table:formula="of:=([.K$4]=[.K7])*([.K$5]=[.K8])/((2-([.K$4]=[.K$5]))*[.L$4]*[.L$5])" office:value-type="float" office:value="0">
            <text:p>0</text:p>
          </table:table-cell>
          <table:table-cell table:style-name="ce3"/>
          <table:table-cell table:style-name="ce3" table:formula="of:=([.M$4]=[.M7])*([.M$5]=[.M8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7])*([.O$5]=[.O8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7])*([.Q$5]=[.Q8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1/(2*[.U$5])" office:value-type="float" office:value="49.5">
            <text:p>49.5</text:p>
          </table:table-cell>
          <table:table-cell table:style-name="ce3" office:value-type="string">
            <text:p>(AF v AB)</text:p>
          </table:table-cell>
          <table:table-cell table:style-name="ce3" table:formula="of:=([.V$4]=[.V7])*([.V$5]=[.V8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7])*([.X$5]=[.X8])/((2-([.X$4]=[.X$5]))*[.Y$4]*[.Y$5])" office:value-type="float" office:value="0">
            <text:p>0</text:p>
          </table:table-cell>
          <table:table-cell table:style-name="ce3"/>
          <table:table-cell table:style-name="ce3" table:formula="of:=([.Z$4]=[.Z7])*([.Z$5]=[.Z8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7])*([.AD$5]=[.AD8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7])*([.AF$5]=[.AF8])/((2-([.AF$4]=[.AF$5]))*[.AG$4]*[.AG$5])" office:value-type="float" office:value="0">
            <text:p>0</text:p>
          </table:table-cell>
          <table:table-cell table:style-name="ce3"/>
          <table:table-cell table:style-name="ce3" table:formula="of:=([.AH$4]=[.AH7])*([.AH$5]=[.AH8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7])*([.AJ$5]=[.AJ8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1:.AK11])" office:value-type="float" office:value="0">
            <text:p>0</text:p>
          </table:table-cell>
          <table:table-cell table:style-name="ce3"/>
          <table:table-cell table:style-name="ce3" table:formula="of:=((([.E$4]=[.E7])+([.E$4]=[.E8]))/[.F$4] + (([.E$5]=[.E7])+([.E$5]=[.E8]))/[.F$5])/4" office:value-type="float" office:value="1.83333333333333">
            <text:p>1.8333333333</text:p>
          </table:table-cell>
          <table:table-cell table:style-name="ce3"/>
          <table:table-cell table:style-name="ce3" table:formula="of:=((([.G$4]=[.G7])+([.G$4]=[.G8]))/[.H$4] + (([.G$5]=[.G7])+([.G$5]=[.G8]))/[.H$5])/4" office:value-type="float" office:value="0">
            <text:p>0</text:p>
          </table:table-cell>
          <table:table-cell table:style-name="ce3"/>
          <table:table-cell table:style-name="ce3" table:formula="of:=((([.I$4]=[.I7])+([.I$4]=[.I8]))/[.J$4] + (([.I$5]=[.I7])+([.I$5]=[.I8]))/[.J$5])/4" office:value-type="float" office:value="0">
            <text:p>0</text:p>
          </table:table-cell>
          <table:table-cell table:style-name="ce3"/>
          <table:table-cell table:style-name="ce3" table:formula="of:=((([.K$4]=[.K7])+([.K$4]=[.K8]))/[.L$4] + (([.K$5]=[.K7])+([.K$5]=[.K8]))/[.L$5])/4" office:value-type="float" office:value="0">
            <text:p>0</text:p>
          </table:table-cell>
          <table:table-cell table:style-name="ce3"/>
          <table:table-cell table:style-name="ce3" table:formula="of:=((([.M$4]=[.M7])+([.M$4]=[.M8]))/[.N$4] + (([.M$5]=[.M7])+([.M$5]=[.M8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7])+([.O$4]=[.O8]))/[.P$4] + (([.O$5]=[.O7])+([.O$5]=[.O8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7])+([.Q$4]=[.Q8]))/[.R$4] + (([.Q$5]=[.Q7])+([.Q$5]=[.Q8]))/[.R$5])/4" office:value-type="float" office:value="2.08333333333333">
            <text:p>2.0833333333</text:p>
          </table:table-cell>
          <table:table-cell table:style-name="ce3" table:number-columns-repeated="2"/>
          <table:table-cell table:style-name="ce3" table:formula="of:=(1+2*[.U$5])/(4*[.U$5])" office:value-type="float" office:value="25.25">
            <text:p>25.25</text:p>
          </table:table-cell>
          <table:table-cell table:style-name="ce3"/>
          <table:table-cell table:style-name="ce3" table:formula="of:=((([.V$4]=[.V7])+([.V$4]=[.V8]))/[.W$4] + (([.V$5]=[.V7])+([.V$5]=[.V8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7])+([.X$4]=[.X8]))/[.Y$4] + (([.X$5]=[.X7])+([.X$5]=[.X8]))/[.Y$5])/4" office:value-type="float" office:value="0">
            <text:p>0</text:p>
          </table:table-cell>
          <table:table-cell table:style-name="ce3"/>
          <table:table-cell table:style-name="ce3" table:formula="of:=((([.Z$4]=[.Z7])+([.Z$4]=[.Z8]))/[.AA$4] + (([.Z$5]=[.Z7])+([.Z$5]=[.Z8]))/[.AA$5])/4" office:value-type="float" office:value="0">
            <text:p>0</text:p>
          </table:table-cell>
          <table:table-cell table:style-name="ce3" table:number-columns-repeated="3"/>
          <table:table-cell table:style-name="ce3" table:formula="of:=((([.AD$4]=[.AD7])+([.AD$4]=[.AD8]))/[.AE$4] + (([.AD$5]=[.AD7])+([.AD$5]=[.AD8]))/[.AE$5])/4" office:value-type="float" office:value="0">
            <text:p>0</text:p>
          </table:table-cell>
          <table:table-cell table:style-name="ce3"/>
          <table:table-cell table:style-name="ce3" table:formula="of:=((([.AF$4]=[.AF7])+([.AF$4]=[.AF8]))/[.AG$4] + (([.AF$5]=[.AF7])+([.AF$5]=[.AF8]))/[.AG$5])/4" office:value-type="float" office:value="1.44285714271286">
            <text:p>1.4428571427</text:p>
          </table:table-cell>
          <table:table-cell table:style-name="ce3"/>
          <table:table-cell table:style-name="ce3" table:formula="of:=((([.AH$4]=[.AH7])+([.AH$4]=[.AH8]))/[.AI$4] + (([.AH$5]=[.AH7])+([.AH$5]=[.AH8]))/[.AI$5])/4" office:value-type="float" office:value="0">
            <text:p>0</text:p>
          </table:table-cell>
          <table:table-cell table:style-name="ce3"/>
          <table:table-cell table:style-name="ce3" table:formula="of:=((([.AJ$4]=[.AJ7])+([.AJ$4]=[.AJ8]))/[.AK$4] + (([.AJ$5]=[.AJ7])+([.AJ$5]=[.AJ8]))/[.AK$5])/4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12:.AK12])" office:value-type="float" office:value="167.585852721791">
            <text:p>167.5858527218</text:p>
          </table:table-cell>
          <table:table-cell table:style-name="ce3"/>
          <table:table-cell table:style-name="ce3" table:formula="of:=((1+([.E$4]=[.E7])/[.F$4])*(1+([.E$5]=[.E8])/[.F$5]) + (1+([.E$5]=[.E7])/[.F$5])*(1+([.E$4]=[.E8])/[.F$4]))/8" office:value-type="float" office:value="1.16666666666667">
            <text:p>1.1666666667</text:p>
          </table:table-cell>
          <table:table-cell table:style-name="ce3"/>
          <table:table-cell table:style-name="ce3" table:formula="of:=((1+([.G$4]=[.G7])/[.H$4])*(1+([.G$5]=[.G8])/[.H$5]) + (1+([.G$5]=[.G7])/[.H$5])*(1+([.G$4]=[.G8])/[.H$4]))/8" office:value-type="float" office:value="0.25">
            <text:p>0.25</text:p>
          </table:table-cell>
          <table:table-cell table:style-name="ce3"/>
          <table:table-cell table:style-name="ce3" table:formula="of:=((1+([.I$4]=[.I7])/[.J$4])*(1+([.I$5]=[.I8])/[.J$5]) + (1+([.I$5]=[.I7])/[.J$5])*(1+([.I$4]=[.I8])/[.J$4]))/8" office:value-type="float" office:value="0.25">
            <text:p>0.25</text:p>
          </table:table-cell>
          <table:table-cell table:style-name="ce3"/>
          <table:table-cell table:style-name="ce3" table:formula="of:=((1+([.K$4]=[.K7])/[.L$4])*(1+([.K$5]=[.K8])/[.L$5]) + (1+([.K$5]=[.K7])/[.L$5])*(1+([.K$4]=[.K8])/[.L$4]))/8" office:value-type="float" office:value="0.25">
            <text:p>0.25</text:p>
          </table:table-cell>
          <table:table-cell table:style-name="ce3"/>
          <table:table-cell table:style-name="ce3" table:formula="of:=((1+([.M$4]=[.M7])/[.N$4])*(1+([.M$5]=[.M8])/[.N$5]) + (1+([.M$5]=[.M7])/[.N$5])*(1+([.M$4]=[.M8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7])/[.R$4])*(1+([.Q$5]=[.Q8])/[.R$5]) + (1+([.Q$5]=[.Q7])/[.R$5])*(1+([.Q$4]=[.Q8])/[.R$4]))/8" office:value-type="float" office:value="1.29166666666667">
            <text:p>1.2916666667</text:p>
          </table:table-cell>
          <table:table-cell table:style-name="ce3" table:number-columns-repeated="2"/>
          <table:table-cell table:style-name="ce3" table:formula="of:=(1+2*[.U$5])/(4*[.U$5])" office:value-type="float" office:value="25.25">
            <text:p>25.25</text:p>
          </table:table-cell>
          <table:table-cell table:style-name="ce3"/>
          <table:table-cell table:style-name="ce3" table:formula="of:=((1+([.V$4]=[.V7])/[.W$4])*(1+([.V$5]=[.V8])/[.W$5]) + (1+([.V$5]=[.V7])/[.W$5])*(1+([.V$4]=[.V8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7])/[.Y$4])*(1+([.X$5]=[.X8])/[.Y$5]) + (1+([.X$5]=[.X7])/[.Y$5])*(1+([.X$4]=[.X8])/[.Y$4]))/8" office:value-type="float" office:value="0.25">
            <text:p>0.25</text:p>
          </table:table-cell>
          <table:table-cell table:style-name="ce3"/>
          <table:table-cell table:style-name="ce3" table:formula="of:=((1+([.Z$4]=[.Z7])/[.AA$4])*(1+([.Z$5]=[.Z8])/[.AA$5]) + (1+([.Z$5]=[.Z7])/[.AA$5])*(1+([.Z$4]=[.Z8])/[.AA$4]))/8" office:value-type="float" office:value="0.25">
            <text:p>0.25</text:p>
          </table:table-cell>
          <table:table-cell table:style-name="ce3" table:number-columns-repeated="3"/>
          <table:table-cell table:style-name="ce3" table:formula="of:=((1+([.AD$4]=[.AD7])/[.AE$4])*(1+([.AD$5]=[.AD8])/[.AE$5]) + (1+([.AD$5]=[.AD7])/[.AE$5])*(1+([.AD$4]=[.AD8])/[.AE$4]))/8" office:value-type="float" office:value="0.25">
            <text:p>0.25</text:p>
          </table:table-cell>
          <table:table-cell table:style-name="ce3"/>
          <table:table-cell table:style-name="ce3" table:formula="of:=((1+([.AF$4]=[.AF7])/[.AG$4])*(1+([.AF$5]=[.AF8])/[.AG$5]) + (1+([.AF$5]=[.AF7])/[.AG$5])*(1+([.AF$4]=[.AF8])/[.AG$4]))/8" office:value-type="float" office:value="0.971428571356429">
            <text:p>0.9714285714</text:p>
          </table:table-cell>
          <table:table-cell table:style-name="ce3"/>
          <table:table-cell table:style-name="ce3" table:formula="of:=((1+([.AH$4]=[.AH7])/[.AI$4])*(1+([.AH$5]=[.AH8])/[.AI$5]) + (1+([.AH$5]=[.AH7])/[.AI$5])*(1+([.AH$4]=[.AH8])/[.AI$4]))/8" office:value-type="float" office:value="0.25">
            <text:p>0.25</text:p>
          </table:table-cell>
          <table:table-cell table:style-name="ce3"/>
          <table:table-cell table:style-name="ce3" table:formula="of:=((1+([.AJ$4]=[.AJ7])/[.AK$4])*(1+([.AJ$5]=[.AJ8])/[.AK$5]) + (1+([.AJ$5]=[.AJ7])/[.AK$5])*(1+([.AJ$4]=[.AJ8])/[.AK$4]))/8" office:value-type="float" office:value="0.25">
            <text:p>0.25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3" table:formula="of:=PRODUCT([.F13:.AK13])" office:value-type="float" office:value="58.7296704176875">
            <text:p>58.7296704177</text:p>
          </table:table-cell>
          <table:table-cell table:style-name="ce3"/>
          <table:table-cell table:style-name="ce6" table:formula="of:=((([.E$4]=[.E7])+([.E$4]=[.E8]))/[.F$4] + (([.E$5]=[.E7])+([.E$5]=[.E8]))/[.F$5] + 4)/8" office:value-type="float" office:value="1.41666666666667">
            <text:p>1.4166666667</text:p>
          </table:table-cell>
          <table:table-cell table:style-name="ce3"/>
          <table:table-cell table:style-name="ce6" table:formula="of:=((([.G$4]=[.G7])+([.G$4]=[.G8]))/[.H$4] + (([.G$5]=[.G7])+([.G$5]=[.G8]))/[.H$5] + 4)/8" office:value-type="float" office:value="0.5">
            <text:p>0.5</text:p>
          </table:table-cell>
          <table:table-cell table:style-name="ce3"/>
          <table:table-cell table:style-name="ce6" table:formula="of:=((([.I$4]=[.I7])+([.I$4]=[.I8]))/[.J$4] + (([.I$5]=[.I7])+([.I$5]=[.I8]))/[.J$5] + 4)/8" office:value-type="float" office:value="0.5">
            <text:p>0.5</text:p>
          </table:table-cell>
          <table:table-cell table:style-name="ce3"/>
          <table:table-cell table:style-name="ce6" table:formula="of:=((([.K$4]=[.K7])+([.K$4]=[.K8]))/[.L$4] + (([.K$5]=[.K7])+([.K$5]=[.K8]))/[.L$5] + 4)/8" office:value-type="float" office:value="0.5">
            <text:p>0.5</text:p>
          </table:table-cell>
          <table:table-cell table:style-name="ce3"/>
          <table:table-cell table:style-name="ce6" table:formula="of:=((([.M$4]=[.M7])+([.M$4]=[.M8]))/[.N$4] + (([.M$5]=[.M7])+([.M$5]=[.M8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7])+([.O$4]=[.O8]))/[.P$4] + (([.O$5]=[.O7])+([.O$5]=[.O8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7])+([.Q$4]=[.Q8]))/[.R$4] + (([.Q$5]=[.Q7])+([.Q$5]=[.Q8]))/[.R$5] + 4)/8" office:value-type="float" office:value="1.54166666666667">
            <text:p>1.5416666667</text:p>
          </table:table-cell>
          <table:table-cell table:style-name="ce3" table:number-columns-repeated="2"/>
          <table:table-cell table:style-name="ce3" table:formula="of:=(1+6*[.U$5])/(8*[.U$5])" office:value-type="float" office:value="13.125">
            <text:p>13.125</text:p>
          </table:table-cell>
          <table:table-cell table:style-name="ce3"/>
          <table:table-cell table:style-name="ce6" table:formula="of:=((([.V$4]=[.V7])+([.V$4]=[.V8]))/[.W$4] + (([.V$5]=[.V7])+([.V$5]=[.V8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7])+([.X$4]=[.X8]))/[.Y$4] + (([.X$5]=[.X7])+([.X$5]=[.X8]))/[.Y$5] + 4)/8" office:value-type="float" office:value="0.5">
            <text:p>0.5</text:p>
          </table:table-cell>
          <table:table-cell table:style-name="ce3"/>
          <table:table-cell table:style-name="ce6" table:formula="of:=((([.Z$4]=[.Z7])+([.Z$4]=[.Z8]))/[.AA$4] + (([.Z$5]=[.Z7])+([.Z$5]=[.Z8]))/[.AA$5] + 4)/8" office:value-type="float" office:value="0.5">
            <text:p>0.5</text:p>
          </table:table-cell>
          <table:table-cell table:style-name="ce3" table:number-columns-repeated="3"/>
          <table:table-cell table:style-name="ce6" table:formula="of:=((([.AD$4]=[.AD7])+([.AD$4]=[.AD8]))/[.AE$4] + (([.AD$5]=[.AD7])+([.AD$5]=[.AD8]))/[.AE$5] + 4)/8" office:value-type="float" office:value="0.5">
            <text:p>0.5</text:p>
          </table:table-cell>
          <table:table-cell table:style-name="ce3"/>
          <table:table-cell table:style-name="ce6" table:formula="of:=((([.AF$4]=[.AF7])+([.AF$4]=[.AF8]))/[.AG$4] + (([.AF$5]=[.AF7])+([.AF$5]=[.AF8]))/[.AG$5] + 4)/8" office:value-type="float" office:value="1.22142857135643">
            <text:p>1.2214285714</text:p>
          </table:table-cell>
          <table:table-cell table:style-name="ce3"/>
          <table:table-cell table:style-name="ce6" table:formula="of:=((([.AH$4]=[.AH7])+([.AH$4]=[.AH8]))/[.AI$4] + (([.AH$5]=[.AH7])+([.AH$5]=[.AH8]))/[.AI$5] + 4)/8" office:value-type="float" office:value="0.5">
            <text:p>0.5</text:p>
          </table:table-cell>
          <table:table-cell table:style-name="ce3"/>
          <table:table-cell table:style-name="ce6" table:formula="of:=((([.AJ$4]=[.AJ7])+([.AJ$4]=[.AJ8]))/[.AK$4] + (([.AJ$5]=[.AJ7])+([.AJ$5]=[.AJ8]))/[.AK$5] + 4)/8" office:value-type="float" office:value="0.5">
            <text:p>0.5</text:p>
          </table:table-cell>
          <table:table-cell table:style-name="ce3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DAD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15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15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15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15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15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15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15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15];[.$D$41:.$D$75];0))" office:value-type="float" office:value="0.0303030303030303">
            <text:p>0.0303030303</text:p>
          </table:table-cell>
          <table:table-cell office:value-type="float" office:value="10">
            <text:p>10</text:p>
          </table:table-cell>
          <table:table-cell table:style-name="ce7" table:formula="of:=INDEX([.W$41:.W$75];MATCH([.V15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15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15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15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15];[.$D$41:.$D$75];0))" office:value-type="float" office:value="0.3465346535">
            <text:p>0.3465346535</text:p>
          </table:table-cell>
          <table:table-cell office:value-type="float" office:value="10">
            <text:p>10</text:p>
          </table:table-cell>
          <table:table-cell table:style-name="ce7" table:formula="of:=INDEX([.AI$41:.AI$75];MATCH([.AH15];[.$D$41:.$D$75];0))" office:value-type="float" office:value="0.04">
            <text:p>0.04</text:p>
          </table:table-cell>
          <table:table-cell office:value-type="float" office:value="25">
            <text:p>25</text:p>
          </table:table-cell>
          <table:table-cell table:style-name="ce7" table:formula="of:=INDEX([.AK$41:.AK$75];MATCH([.AJ15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INDEX([.F$41:.F$75];MATCH([.E16];[.$D$41:.$D$75];0))" office:value-type="float" office:value="0.202020202020202">
            <text:p>0.202020202</text:p>
          </table:table-cell>
          <table:table-cell office:value-type="float" office:value="10">
            <text:p>10</text:p>
          </table:table-cell>
          <table:table-cell table:style-name="ce7" table:formula="of:=INDEX([.H$41:.H$75];MATCH([.G16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16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16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16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16];[.$D$41:.$D$75];0))" office:value-type="float" office:value="0.0297029702970297">
            <text:p>0.0297029703</text:p>
          </table:table-cell>
          <table:table-cell office:value-type="float" office:value="14">
            <text:p>14</text:p>
          </table:table-cell>
          <table:table-cell table:style-name="ce7" table:formula="of:=INDEX([.R$41:.R$75];MATCH([.Q16];[.$D$41:.$D$75];0))" office:value-type="float" office:value="0.05">
            <text:p>0.05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16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16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16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16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style-name="ce7" table:formula="of:=INDEX([.AE$41:.AE$75];MATCH([.AD16];[.$D$41:.$D$75];0))" office:value-type="float" office:value="0.0101010101">
            <text:p>0.0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16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16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16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8:.AK18])" office:value-type="float" office:value="6.02966609951806E+037">
            <text:p>60296660995180600000000000000000000000</text:p>
          </table:table-cell>
          <table:table-cell table:style-name="ce3"/>
          <table:table-cell table:style-name="ce3" table:formula="of:=([.E$4]=[.E15])*([.E$5]=[.E16])/((2-([.E$4]=[.E$5]))*[.F$4]*[.F$5])" office:value-type="float" office:value="9.075">
            <text:p>9.075</text:p>
          </table:table-cell>
          <table:table-cell table:style-name="ce3"/>
          <table:table-cell table:style-name="ce3" table:formula="of:=([.G$4]=[.G15])*([.G$5]=[.G16])/((2-([.G$4]=[.G$5]))*[.H$4]*[.H$5])" office:value-type="float" office:value="333.333333333333">
            <text:p>333.3333333333</text:p>
          </table:table-cell>
          <table:table-cell table:style-name="ce3"/>
          <table:table-cell table:style-name="ce3" table:formula="of:=([.I$4]=[.I15])*([.I$5]=[.I16])/((2-([.I$4]=[.I$5]))*[.J$4]*[.J$5])" office:value-type="float" office:value="10000">
            <text:p>10000</text:p>
          </table:table-cell>
          <table:table-cell table:style-name="ce3"/>
          <table:table-cell table:style-name="ce3" table:formula="of:=([.K$4]=[.K15])*([.K$5]=[.K16])/((2-([.K$4]=[.K$5]))*[.L$4]*[.L$5])" office:value-type="float" office:value="1200.5">
            <text:p>1200.5</text:p>
          </table:table-cell>
          <table:table-cell table:style-name="ce3"/>
          <table:table-cell table:style-name="ce3" table:formula="of:=([.M$4]=[.M15])*([.M$5]=[.M16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15])*([.O$5]=[.O16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15])*([.Q$5]=[.Q16])/((2-([.Q$4]=[.Q$5]))*[.R$4]*[.R$5])" office:value-type="float" office:value="83.3333333333333">
            <text:p>83.3333333333</text:p>
          </table:table-cell>
          <table:table-cell table:style-name="ce3" table:number-columns-repeated="2"/>
          <table:table-cell table:style-name="ce3" table:formula="of:=([.T$4]=[.T15])*([.T$5]=[.T16])/((2-([.T$4]=[.T$5]))*[.U$4]*[.U$5])" office:value-type="float" office:value="1633.5">
            <text:p>1633.5</text:p>
          </table:table-cell>
          <table:table-cell table:style-name="ce3"/>
          <table:table-cell table:style-name="ce3" table:formula="of:=([.V$4]=[.V15])*([.V$5]=[.V16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15])*([.X$5]=[.X16])/((2-([.X$4]=[.X$5]))*[.Y$4]*[.Y$5])" office:value-type="float" office:value="500">
            <text:p>500</text:p>
          </table:table-cell>
          <table:table-cell table:style-name="ce3"/>
          <table:table-cell table:style-name="ce3" table:formula="of:=([.Z$4]=[.Z15])*([.Z$5]=[.Z16])/((2-([.Z$4]=[.Z$5]))*[.AA$4]*[.AA$5])" office:value-type="float" office:value="9801">
            <text:p>9801</text:p>
          </table:table-cell>
          <table:table-cell table:style-name="ce3" table:number-columns-repeated="3"/>
          <table:table-cell table:style-name="ce3" table:formula="of:=([.AD$4]=[.AD15])*([.AD$5]=[.AD16])/((2-([.AD$4]=[.AD$5]))*[.AE$4]*[.AE$5])" office:value-type="float" office:value="612.562500122512">
            <text:p>612.5625001225</text:p>
          </table:table-cell>
          <table:table-cell table:style-name="ce3"/>
          <table:table-cell table:style-name="ce3" table:formula="of:=([.AF$4]=[.AF15])*([.AF$5]=[.AF16])/((2-([.AF$4]=[.AF$5]))*[.AG$4]*[.AG$5])" office:value-type="float" office:value="8.32734693711004">
            <text:p>8.3273469371</text:p>
          </table:table-cell>
          <table:table-cell table:style-name="ce3"/>
          <table:table-cell table:style-name="ce3" table:formula="of:=([.AH$4]=[.AH15])*([.AH$5]=[.AH16])/((2-([.AH$4]=[.AH$5]))*[.AI$4]*[.AI$5])" office:value-type="float" office:value="250">
            <text:p>250</text:p>
          </table:table-cell>
          <table:table-cell table:style-name="ce3"/>
          <table:table-cell table:style-name="ce3" table:formula="of:=([.AJ$4]=[.AJ15])*([.AJ$5]=[.AJ16])/((2-([.AJ$4]=[.AJ$5]))*[.AK$4]*[.AK$5])" office:value-type="float" office:value="153.140625030628">
            <text:p>153.1406250306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9:.AK19])" office:value-type="float" office:value="1.23664934418997E+018">
            <text:p>1236649344189970000</text:p>
          </table:table-cell>
          <table:table-cell table:style-name="ce3"/>
          <table:table-cell table:style-name="ce3" table:formula="of:=((([.E$4]=[.E15])+([.E$4]=[.E16]))/[.F$4] + (([.E$5]=[.E15])+([.E$5]=[.E16]))/[.F$5])/4" office:value-type="float" office:value="2.15416666666667">
            <text:p>2.1541666667</text:p>
          </table:table-cell>
          <table:table-cell table:style-name="ce3"/>
          <table:table-cell table:style-name="ce3" table:formula="of:=((([.G$4]=[.G15])+([.G$4]=[.G16]))/[.H$4] + (([.G$5]=[.G15])+([.G$5]=[.G16]))/[.H$5])/4" office:value-type="float" office:value="26.6666666666667">
            <text:p>26.6666666667</text:p>
          </table:table-cell>
          <table:table-cell table:style-name="ce3"/>
          <table:table-cell table:style-name="ce3" table:formula="of:=((([.I$4]=[.I15])+([.I$4]=[.I16]))/[.J$4] + (([.I$5]=[.I15])+([.I$5]=[.I16]))/[.J$5])/4" office:value-type="float" office:value="100">
            <text:p>100</text:p>
          </table:table-cell>
          <table:table-cell table:style-name="ce3"/>
          <table:table-cell table:style-name="ce3" table:formula="of:=((([.K$4]=[.K15])+([.K$4]=[.K16]))/[.L$4] + (([.K$5]=[.K15])+([.K$5]=[.K16]))/[.L$5])/4" office:value-type="float" office:value="24.5">
            <text:p>24.5</text:p>
          </table:table-cell>
          <table:table-cell table:style-name="ce3"/>
          <table:table-cell table:style-name="ce3" table:formula="of:=((([.M$4]=[.M15])+([.M$4]=[.M16]))/[.N$4] + (([.M$5]=[.M15])+([.M$5]=[.M16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15])+([.O$4]=[.O16]))/[.P$4] + (([.O$5]=[.O15])+([.O$5]=[.O16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15])+([.Q$4]=[.Q16]))/[.R$4] + (([.Q$5]=[.Q15])+([.Q$5]=[.Q16]))/[.R$5])/4" office:value-type="float" office:value="7.08333333333333">
            <text:p>7.0833333333</text:p>
          </table:table-cell>
          <table:table-cell table:style-name="ce3" table:number-columns-repeated="2"/>
          <table:table-cell table:style-name="ce3" table:formula="of:=((([.T$4]=[.T15])+([.T$4]=[.T16]))/[.U$4] + (([.T$5]=[.T15])+([.T$5]=[.T16]))/[.U$5])/4" office:value-type="float" office:value="33">
            <text:p>33</text:p>
          </table:table-cell>
          <table:table-cell table:style-name="ce3"/>
          <table:table-cell table:style-name="ce3" table:formula="of:=((([.V$4]=[.V15])+([.V$4]=[.V16]))/[.W$4] + (([.V$5]=[.V15])+([.V$5]=[.V16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15])+([.X$4]=[.X16]))/[.Y$4] + (([.X$5]=[.X15])+([.X$5]=[.X16]))/[.Y$5])/4" office:value-type="float" office:value="17.5">
            <text:p>17.5</text:p>
          </table:table-cell>
          <table:table-cell table:style-name="ce3"/>
          <table:table-cell table:style-name="ce3" table:formula="of:=((([.Z$4]=[.Z15])+([.Z$4]=[.Z16]))/[.AA$4] + (([.Z$5]=[.Z15])+([.Z$5]=[.Z16]))/[.AA$5])/4" office:value-type="float" office:value="99">
            <text:p>99</text:p>
          </table:table-cell>
          <table:table-cell table:style-name="ce3" table:number-columns-repeated="3"/>
          <table:table-cell table:style-name="ce3" table:formula="of:=((([.AD$4]=[.AD15])+([.AD$4]=[.AD16]))/[.AE$4] + (([.AD$5]=[.AD15])+([.AD$5]=[.AD16]))/[.AE$5])/4" office:value-type="float" office:value="27.8437500027844">
            <text:p>27.8437500028</text:p>
          </table:table-cell>
          <table:table-cell table:style-name="ce3"/>
          <table:table-cell table:style-name="ce3" table:formula="of:=((([.AF$4]=[.AF15])+([.AF$4]=[.AF16]))/[.AG$4] + (([.AF$5]=[.AF15])+([.AF$5]=[.AF16]))/[.AG$5])/4" office:value-type="float" office:value="2.88571428542571">
            <text:p>2.8857142854</text:p>
          </table:table-cell>
          <table:table-cell table:style-name="ce3"/>
          <table:table-cell table:style-name="ce3" table:formula="of:=((([.AH$4]=[.AH15])+([.AH$4]=[.AH16]))/[.AI$4] + (([.AH$5]=[.AH15])+([.AH$5]=[.AH16]))/[.AI$5])/4" office:value-type="float" office:value="11.25">
            <text:p>11.25</text:p>
          </table:table-cell>
          <table:table-cell table:style-name="ce3"/>
          <table:table-cell table:style-name="ce3" table:formula="of:=((([.AJ$4]=[.AJ15])+([.AJ$4]=[.AJ16]))/[.AK$4] + (([.AJ$5]=[.AJ15])+([.AJ$5]=[.AJ16]))/[.AK$5])/4" office:value-type="float" office:value="9.28125000092813">
            <text:p>9.2812500009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0:.AK20])" office:value-type="float" office:value="5.39805905551555E+029">
            <text:p>539805905551555000000000000000</text:p>
          </table:table-cell>
          <table:table-cell table:style-name="ce3"/>
          <table:table-cell table:style-name="ce3" table:formula="of:=((1+([.E$4]=[.E15])/[.F$4])*(1+([.E$5]=[.E16])/[.F$5]) + (1+([.E$5]=[.E15])/[.F$5])*(1+([.E$4]=[.E16])/[.F$4]))/8" office:value-type="float" office:value="3.59583333333333">
            <text:p>3.5958333333</text:p>
          </table:table-cell>
          <table:table-cell table:style-name="ce3"/>
          <table:table-cell table:style-name="ce3" table:formula="of:=((1+([.G$4]=[.G15])/[.H$4])*(1+([.G$5]=[.G16])/[.H$5]) + (1+([.G$5]=[.G15])/[.H$5])*(1+([.G$4]=[.G16])/[.H$4]))/8" office:value-type="float" office:value="96.9166666666667">
            <text:p>96.9166666667</text:p>
          </table:table-cell>
          <table:table-cell table:style-name="ce3"/>
          <table:table-cell table:style-name="ce3" table:formula="of:=((1+([.I$4]=[.I15])/[.J$4])*(1+([.I$5]=[.I16])/[.J$5]) + (1+([.I$5]=[.I15])/[.J$5])*(1+([.I$4]=[.I16])/[.J$4]))/8" office:value-type="float" office:value="2550.25">
            <text:p>2550.25</text:p>
          </table:table-cell>
          <table:table-cell table:style-name="ce3"/>
          <table:table-cell table:style-name="ce3" table:formula="of:=((1+([.K$4]=[.K15])/[.L$4])*(1+([.K$5]=[.K16])/[.L$5]) + (1+([.K$5]=[.K15])/[.L$5])*(1+([.K$4]=[.K16])/[.L$4]))/8" office:value-type="float" office:value="312.625">
            <text:p>312.625</text:p>
          </table:table-cell>
          <table:table-cell table:style-name="ce3"/>
          <table:table-cell table:style-name="ce3" table:formula="of:=((1+([.M$4]=[.M15])/[.N$4])*(1+([.M$5]=[.M16])/[.N$5]) + (1+([.M$5]=[.M15])/[.N$5])*(1+([.M$4]=[.M16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15])/[.R$4])*(1+([.Q$5]=[.Q16])/[.R$5]) + (1+([.Q$5]=[.Q15])/[.R$5])*(1+([.Q$4]=[.Q16])/[.R$4]))/8" office:value-type="float" office:value="24.625">
            <text:p>24.625</text:p>
          </table:table-cell>
          <table:table-cell table:style-name="ce3" table:number-columns-repeated="2"/>
          <table:table-cell table:style-name="ce3" table:formula="of:=((1+([.T$4]=[.T15])/[.U$4])*(1+([.T$5]=[.T16])/[.U$5]) + (1+([.T$5]=[.T15])/[.U$5])*(1+([.T$4]=[.T16])/[.U$4]))/8" office:value-type="float" office:value="425.125">
            <text:p>425.125</text:p>
          </table:table-cell>
          <table:table-cell table:style-name="ce3"/>
          <table:table-cell table:style-name="ce3" table:formula="of:=((1+([.V$4]=[.V15])/[.W$4])*(1+([.V$5]=[.V16])/[.W$5]) + (1+([.V$5]=[.V15])/[.W$5])*(1+([.V$4]=[.V16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15])/[.Y$4])*(1+([.X$5]=[.X16])/[.Y$5]) + (1+([.X$5]=[.X15])/[.Y$5])*(1+([.X$4]=[.X16])/[.Y$4]))/8" office:value-type="float" office:value="134">
            <text:p>134</text:p>
          </table:table-cell>
          <table:table-cell table:style-name="ce3"/>
          <table:table-cell table:style-name="ce3" table:formula="of:=((1+([.Z$4]=[.Z15])/[.AA$4])*(1+([.Z$5]=[.Z16])/[.AA$5]) + (1+([.Z$5]=[.Z15])/[.AA$5])*(1+([.Z$4]=[.Z16])/[.AA$4]))/8" office:value-type="float" office:value="2500">
            <text:p>2500</text:p>
          </table:table-cell>
          <table:table-cell table:style-name="ce3" table:number-columns-repeated="3"/>
          <table:table-cell table:style-name="ce3" table:formula="of:=((1+([.AD$4]=[.AD15])/[.AE$4])*(1+([.AD$5]=[.AD16])/[.AE$5]) + (1+([.AD$5]=[.AD15])/[.AE$5])*(1+([.AD$4]=[.AD16])/[.AE$4]))/8" office:value-type="float" office:value="167.31250003202">
            <text:p>167.312500032</text:p>
          </table:table-cell>
          <table:table-cell table:style-name="ce3"/>
          <table:table-cell table:style-name="ce3" table:formula="of:=((1+([.AF$4]=[.AF15])/[.AG$4])*(1+([.AF$5]=[.AF16])/[.AG$5]) + (1+([.AF$5]=[.AF15])/[.AG$5])*(1+([.AF$4]=[.AF16])/[.AG$4]))/8" office:value-type="float" office:value="3.77469387699037">
            <text:p>3.774693877</text:p>
          </table:table-cell>
          <table:table-cell table:style-name="ce3"/>
          <table:table-cell table:style-name="ce3" table:formula="of:=((1+([.AH$4]=[.AH15])/[.AI$4])*(1+([.AH$5]=[.AH16])/[.AI$5]) + (1+([.AH$5]=[.AH15])/[.AI$5])*(1+([.AH$4]=[.AH16])/[.AI$4]))/8" office:value-type="float" office:value="68.375">
            <text:p>68.375</text:p>
          </table:table-cell>
          <table:table-cell table:style-name="ce3"/>
          <table:table-cell table:style-name="ce3" table:formula="of:=((1+([.AJ$4]=[.AJ15])/[.AK$4])*(1+([.AJ$5]=[.AJ16])/[.AK$5]) + (1+([.AJ$5]=[.AJ15])/[.AK$5])*(1+([.AJ$4]=[.AJ16])/[.AK$4]))/8" office:value-type="float" office:value="43.1757812581211">
            <text:p>43.1757812581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3" table:formula="of:=PRODUCT([.F21:.AK21])" office:value-type="float" office:value="169106692332467">
            <text:p>169106692332467</text:p>
          </table:table-cell>
          <table:table-cell table:style-name="ce3"/>
          <table:table-cell table:style-name="ce6" table:formula="of:=((([.E$4]=[.E15])+([.E$4]=[.E16]))/[.F$4] + (([.E$5]=[.E15])+([.E$5]=[.E16]))/[.F$5] + 4)/8" office:value-type="float" office:value="1.57708333333333">
            <text:p>1.5770833333</text:p>
          </table:table-cell>
          <table:table-cell table:style-name="ce3"/>
          <table:table-cell table:style-name="ce6" table:formula="of:=((([.G$4]=[.G15])+([.G$4]=[.G16]))/[.H$4] + (([.G$5]=[.G15])+([.G$5]=[.G16]))/[.H$5] + 4)/8" office:value-type="float" office:value="13.8333333333333">
            <text:p>13.8333333333</text:p>
          </table:table-cell>
          <table:table-cell table:style-name="ce3"/>
          <table:table-cell table:style-name="ce6" table:formula="of:=((([.I$4]=[.I15])+([.I$4]=[.I16]))/[.J$4] + (([.I$5]=[.I15])+([.I$5]=[.I16]))/[.J$5] + 4)/8" office:value-type="float" office:value="50.5">
            <text:p>50.5</text:p>
          </table:table-cell>
          <table:table-cell table:style-name="ce3"/>
          <table:table-cell table:style-name="ce6" table:formula="of:=((([.K$4]=[.K15])+([.K$4]=[.K16]))/[.L$4] + (([.K$5]=[.K15])+([.K$5]=[.K16]))/[.L$5] + 4)/8" office:value-type="float" office:value="12.75">
            <text:p>12.75</text:p>
          </table:table-cell>
          <table:table-cell table:style-name="ce3"/>
          <table:table-cell table:style-name="ce6" table:formula="of:=((([.M$4]=[.M15])+([.M$4]=[.M16]))/[.N$4] + (([.M$5]=[.M15])+([.M$5]=[.M16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15])+([.O$4]=[.O16]))/[.P$4] + (([.O$5]=[.O15])+([.O$5]=[.O16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15])+([.Q$4]=[.Q16]))/[.R$4] + (([.Q$5]=[.Q15])+([.Q$5]=[.Q16]))/[.R$5] + 4)/8" office:value-type="float" office:value="4.04166666666667">
            <text:p>4.0416666667</text:p>
          </table:table-cell>
          <table:table-cell table:style-name="ce3" table:number-columns-repeated="2"/>
          <table:table-cell table:style-name="ce6" table:formula="of:=((([.T$4]=[.T15])+([.T$4]=[.T16]))/[.U$4] + (([.T$5]=[.T15])+([.T$5]=[.T16]))/[.U$5] + 4)/8" office:value-type="float" office:value="17">
            <text:p>17</text:p>
          </table:table-cell>
          <table:table-cell table:style-name="ce3"/>
          <table:table-cell table:style-name="ce6" table:formula="of:=((([.V$4]=[.V15])+([.V$4]=[.V16]))/[.W$4] + (([.V$5]=[.V15])+([.V$5]=[.V16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15])+([.X$4]=[.X16]))/[.Y$4] + (([.X$5]=[.X15])+([.X$5]=[.X16]))/[.Y$5] + 4)/8" office:value-type="float" office:value="9.25">
            <text:p>9.25</text:p>
          </table:table-cell>
          <table:table-cell table:style-name="ce3"/>
          <table:table-cell table:style-name="ce6" table:formula="of:=((([.Z$4]=[.Z15])+([.Z$4]=[.Z16]))/[.AA$4] + (([.Z$5]=[.Z15])+([.Z$5]=[.Z16]))/[.AA$5] + 4)/8" office:value-type="float" office:value="50">
            <text:p>50</text:p>
          </table:table-cell>
          <table:table-cell table:style-name="ce3" table:number-columns-repeated="3"/>
          <table:table-cell table:style-name="ce6" table:formula="of:=((([.AD$4]=[.AD15])+([.AD$4]=[.AD16]))/[.AE$4] + (([.AD$5]=[.AD15])+([.AD$5]=[.AD16]))/[.AE$5] + 4)/8" office:value-type="float" office:value="14.4218750013922">
            <text:p>14.4218750014</text:p>
          </table:table-cell>
          <table:table-cell table:style-name="ce3"/>
          <table:table-cell table:style-name="ce6" table:formula="of:=((([.AF$4]=[.AF15])+([.AF$4]=[.AF16]))/[.AG$4] + (([.AF$5]=[.AF15])+([.AF$5]=[.AF16]))/[.AG$5] + 4)/8" office:value-type="float" office:value="1.94285714271286">
            <text:p>1.9428571427</text:p>
          </table:table-cell>
          <table:table-cell table:style-name="ce3"/>
          <table:table-cell table:style-name="ce6" table:formula="of:=((([.AH$4]=[.AH15])+([.AH$4]=[.AH16]))/[.AI$4] + (([.AH$5]=[.AH15])+([.AH$5]=[.AH16]))/[.AI$5] + 4)/8" office:value-type="float" office:value="6.125">
            <text:p>6.125</text:p>
          </table:table-cell>
          <table:table-cell table:style-name="ce3"/>
          <table:table-cell table:style-name="ce6" table:formula="of:=((([.AJ$4]=[.AJ15])+([.AJ$4]=[.AJ16]))/[.AK$4] + (([.AJ$5]=[.AJ15])+([.AJ$5]=[.AJ16]))/[.AK$5] + 4)/8" office:value-type="float" office:value="5.14062500046406">
            <text:p>5.1406250005</text:p>
          </table:table-cell>
          <table:table-cell table:style-name="ce3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SIB1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23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23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23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23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23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23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3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23];[.$D$41:.$D$75];0))" office:value-type="float" office:value="0.0303030303030303">
            <text:p>0.0303030303</text:p>
          </table:table-cell>
          <table:table-cell office:value-type="float" office:value="10">
            <text:p>10</text:p>
          </table:table-cell>
          <table:table-cell table:style-name="ce7" table:formula="of:=INDEX([.W$41:.W$75];MATCH([.V23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23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23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23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23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23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23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24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24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24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24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24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24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4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24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24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24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24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24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24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24];[.$D$41:.$D$75];0))" office:value-type="float" office:value="0.05">
            <text:p>0.05</text:p>
          </table:table-cell>
          <table:table-cell office:value-type="float" office:value="25">
            <text:p>25</text:p>
          </table:table-cell>
          <table:table-cell table:style-name="ce7" table:formula="of:=INDEX([.AK$41:.AK$75];MATCH([.AJ24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26:.AK26])" office:value-type="float" office:value="0">
            <text:p>0</text:p>
          </table:table-cell>
          <table:table-cell table:style-name="ce3"/>
          <table:table-cell table:style-name="ce3" table:formula="of:=([.E$4]=[.E23])*([.E$5]=[.E24])/((2-([.E$4]=[.E$5]))*[.F$4]*[.F$5])" office:value-type="float" office:value="0">
            <text:p>0</text:p>
          </table:table-cell>
          <table:table-cell table:style-name="ce3"/>
          <table:table-cell table:style-name="ce3" table:formula="of:=([.G$4]=[.G23])*([.G$5]=[.G24])/((2-([.G$4]=[.G$5]))*[.H$4]*[.H$5])" office:value-type="float" office:value="0">
            <text:p>0</text:p>
          </table:table-cell>
          <table:table-cell table:style-name="ce3"/>
          <table:table-cell table:style-name="ce3" table:formula="of:=([.I$4]=[.I23])*([.I$5]=[.I24])/((2-([.I$4]=[.I$5]))*[.J$4]*[.J$5])" office:value-type="float" office:value="0">
            <text:p>0</text:p>
          </table:table-cell>
          <table:table-cell table:style-name="ce3"/>
          <table:table-cell table:style-name="ce3" table:formula="of:=([.K$4]=[.K23])*([.K$5]=[.K24])/((2-([.K$4]=[.K$5]))*[.L$4]*[.L$5])" office:value-type="float" office:value="0">
            <text:p>0</text:p>
          </table:table-cell>
          <table:table-cell table:style-name="ce3"/>
          <table:table-cell table:style-name="ce3" table:formula="of:=([.M$4]=[.M23])*([.M$5]=[.M24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23])*([.O$5]=[.O24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23])*([.Q$5]=[.Q24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([.T$4]=[.T23])*([.T$5]=[.T24])/((2-([.T$4]=[.T$5]))*[.U$4]*[.U$5])" office:value-type="float" office:value="1633.5">
            <text:p>1633.5</text:p>
          </table:table-cell>
          <table:table-cell table:style-name="ce3"/>
          <table:table-cell table:style-name="ce3" table:formula="of:=([.V$4]=[.V23])*([.V$5]=[.V24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23])*([.X$5]=[.X24])/((2-([.X$4]=[.X$5]))*[.Y$4]*[.Y$5])" office:value-type="float" office:value="0">
            <text:p>0</text:p>
          </table:table-cell>
          <table:table-cell table:style-name="ce3"/>
          <table:table-cell table:style-name="ce3" table:formula="of:=([.Z$4]=[.Z23])*([.Z$5]=[.Z24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23])*([.AD$5]=[.AD24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23])*([.AF$5]=[.AF24])/((2-([.AF$4]=[.AF$5]))*[.AG$4]*[.AG$5])" office:value-type="float" office:value="0">
            <text:p>0</text:p>
          </table:table-cell>
          <table:table-cell table:style-name="ce3"/>
          <table:table-cell table:style-name="ce3" table:formula="of:=([.AH$4]=[.AH23])*([.AH$5]=[.AH24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23])*([.AJ$5]=[.AJ24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27:.AK27])" office:value-type="float" office:value="11373797495528">
            <text:p>11373797495528</text:p>
          </table:table-cell>
          <table:table-cell table:style-name="ce3"/>
          <table:table-cell table:style-name="ce3" table:formula="of:=((([.E$4]=[.E23])+([.E$4]=[.E24]))/[.F$4] + (([.E$5]=[.E23])+([.E$5]=[.E24]))/[.F$5])/4" office:value-type="float" office:value="1.83333333333333">
            <text:p>1.8333333333</text:p>
          </table:table-cell>
          <table:table-cell table:style-name="ce3"/>
          <table:table-cell table:style-name="ce3" table:formula="of:=((([.G$4]=[.G23])+([.G$4]=[.G24]))/[.H$4] + (([.G$5]=[.G23])+([.G$5]=[.G24]))/[.H$5])/4" office:value-type="float" office:value="1.66666666666667">
            <text:p>1.6666666667</text:p>
          </table:table-cell>
          <table:table-cell table:style-name="ce3"/>
          <table:table-cell table:style-name="ce3" table:formula="of:=((([.I$4]=[.I23])+([.I$4]=[.I24]))/[.J$4] + (([.I$5]=[.I23])+([.I$5]=[.I24]))/[.J$5])/4" office:value-type="float" office:value="50">
            <text:p>50</text:p>
          </table:table-cell>
          <table:table-cell table:style-name="ce3"/>
          <table:table-cell table:style-name="ce3" table:formula="of:=((([.K$4]=[.K23])+([.K$4]=[.K24]))/[.L$4] + (([.K$5]=[.K23])+([.K$5]=[.K24]))/[.L$5])/4" office:value-type="float" office:value="12.25">
            <text:p>12.25</text:p>
          </table:table-cell>
          <table:table-cell table:style-name="ce3"/>
          <table:table-cell table:style-name="ce3" table:formula="of:=((([.M$4]=[.M23])+([.M$4]=[.M24]))/[.N$4] + (([.M$5]=[.M23])+([.M$5]=[.M24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23])+([.O$4]=[.O24]))/[.P$4] + (([.O$5]=[.O23])+([.O$5]=[.O24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23])+([.Q$4]=[.Q24]))/[.R$4] + (([.Q$5]=[.Q23])+([.Q$5]=[.Q24]))/[.R$5])/4" office:value-type="float" office:value="4.16666666666667">
            <text:p>4.1666666667</text:p>
          </table:table-cell>
          <table:table-cell table:style-name="ce3" table:number-columns-repeated="2"/>
          <table:table-cell table:style-name="ce3" table:formula="of:=((([.T$4]=[.T23])+([.T$4]=[.T24]))/[.U$4] + (([.T$5]=[.T23])+([.T$5]=[.T24]))/[.U$5])/4" office:value-type="float" office:value="33">
            <text:p>33</text:p>
          </table:table-cell>
          <table:table-cell table:style-name="ce3"/>
          <table:table-cell table:style-name="ce3" table:formula="of:=((([.V$4]=[.V23])+([.V$4]=[.V24]))/[.W$4] + (([.V$5]=[.V23])+([.V$5]=[.V24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23])+([.X$4]=[.X24]))/[.Y$4] + (([.X$5]=[.X23])+([.X$5]=[.X24]))/[.Y$5])/4" office:value-type="float" office:value="5">
            <text:p>5</text:p>
          </table:table-cell>
          <table:table-cell table:style-name="ce3"/>
          <table:table-cell table:style-name="ce3" table:formula="of:=((([.Z$4]=[.Z23])+([.Z$4]=[.Z24]))/[.AA$4] + (([.Z$5]=[.Z23])+([.Z$5]=[.Z24]))/[.AA$5])/4" office:value-type="float" office:value="49.5">
            <text:p>49.5</text:p>
          </table:table-cell>
          <table:table-cell table:style-name="ce3" table:number-columns-repeated="3"/>
          <table:table-cell table:style-name="ce3" table:formula="of:=((([.AD$4]=[.AD23])+([.AD$4]=[.AD24]))/[.AE$4] + (([.AD$5]=[.AD23])+([.AD$5]=[.AD24]))/[.AE$5])/4" office:value-type="float" office:value="3.09375000030937">
            <text:p>3.0937500003</text:p>
          </table:table-cell>
          <table:table-cell table:style-name="ce3"/>
          <table:table-cell table:style-name="ce3" table:formula="of:=((([.AF$4]=[.AF23])+([.AF$4]=[.AF24]))/[.AG$4] + (([.AF$5]=[.AF23])+([.AF$5]=[.AF24]))/[.AG$5])/4" office:value-type="float" office:value="1.44285714271286">
            <text:p>1.4428571427</text:p>
          </table:table-cell>
          <table:table-cell table:style-name="ce3"/>
          <table:table-cell table:style-name="ce3" table:formula="of:=((([.AH$4]=[.AH23])+([.AH$4]=[.AH24]))/[.AI$4] + (([.AH$5]=[.AH23])+([.AH$5]=[.AH24]))/[.AI$5])/4" office:value-type="float" office:value="5">
            <text:p>5</text:p>
          </table:table-cell>
          <table:table-cell table:style-name="ce3"/>
          <table:table-cell table:style-name="ce3" table:formula="of:=((([.AJ$4]=[.AJ23])+([.AJ$4]=[.AJ24]))/[.AK$4] + (([.AJ$5]=[.AJ23])+([.AJ$5]=[.AJ24]))/[.AK$5])/4" office:value-type="float" office:value="3.09375000030937">
            <text:p>3.0937500003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8:.AK28])" office:value-type="float" office:value="35558520827295.6">
            <text:p>35558520827295.6</text:p>
          </table:table-cell>
          <table:table-cell table:style-name="ce3"/>
          <table:table-cell table:style-name="ce3" table:formula="of:=((1+([.E$4]=[.E23])/[.F$4])*(1+([.E$5]=[.E24])/[.F$5]) + (1+([.E$5]=[.E23])/[.F$5])*(1+([.E$4]=[.E24])/[.F$4]))/8" office:value-type="float" office:value="1.16666666666667">
            <text:p>1.1666666667</text:p>
          </table:table-cell>
          <table:table-cell table:style-name="ce3"/>
          <table:table-cell table:style-name="ce3" table:formula="of:=((1+([.G$4]=[.G23])/[.H$4])*(1+([.G$5]=[.G24])/[.H$5]) + (1+([.G$5]=[.G23])/[.H$5])*(1+([.G$4]=[.G24])/[.H$4]))/8" office:value-type="float" office:value="1.08333333333333">
            <text:p>1.0833333333</text:p>
          </table:table-cell>
          <table:table-cell table:style-name="ce3"/>
          <table:table-cell table:style-name="ce3" table:formula="of:=((1+([.I$4]=[.I23])/[.J$4])*(1+([.I$5]=[.I24])/[.J$5]) + (1+([.I$5]=[.I23])/[.J$5])*(1+([.I$4]=[.I24])/[.J$4]))/8" office:value-type="float" office:value="25.25">
            <text:p>25.25</text:p>
          </table:table-cell>
          <table:table-cell table:style-name="ce3"/>
          <table:table-cell table:style-name="ce3" table:formula="of:=((1+([.K$4]=[.K23])/[.L$4])*(1+([.K$5]=[.K24])/[.L$5]) + (1+([.K$5]=[.K23])/[.L$5])*(1+([.K$4]=[.K24])/[.L$4]))/8" office:value-type="float" office:value="6.375">
            <text:p>6.375</text:p>
          </table:table-cell>
          <table:table-cell table:style-name="ce3"/>
          <table:table-cell table:style-name="ce3" table:formula="of:=((1+([.M$4]=[.M23])/[.N$4])*(1+([.M$5]=[.M24])/[.N$5]) + (1+([.M$5]=[.M23])/[.N$5])*(1+([.M$4]=[.M24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23])/[.R$4])*(1+([.Q$5]=[.Q24])/[.R$5]) + (1+([.Q$5]=[.Q23])/[.R$5])*(1+([.Q$4]=[.Q24])/[.R$4]))/8" office:value-type="float" office:value="2.33333333333333">
            <text:p>2.3333333333</text:p>
          </table:table-cell>
          <table:table-cell table:style-name="ce3" table:number-columns-repeated="2"/>
          <table:table-cell table:style-name="ce3" table:formula="of:=((1+([.T$4]=[.T23])/[.U$4])*(1+([.T$5]=[.T24])/[.U$5]) + (1+([.T$5]=[.T23])/[.U$5])*(1+([.T$4]=[.T24])/[.U$4]))/8" office:value-type="float" office:value="425.125">
            <text:p>425.125</text:p>
          </table:table-cell>
          <table:table-cell table:style-name="ce3"/>
          <table:table-cell table:style-name="ce3" table:formula="of:=((1+([.V$4]=[.V23])/[.W$4])*(1+([.V$5]=[.V24])/[.W$5]) + (1+([.V$5]=[.V23])/[.W$5])*(1+([.V$4]=[.V24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23])/[.Y$4])*(1+([.X$5]=[.X24])/[.Y$5]) + (1+([.X$5]=[.X23])/[.Y$5])*(1+([.X$4]=[.X24])/[.Y$4]))/8" office:value-type="float" office:value="2.75">
            <text:p>2.75</text:p>
          </table:table-cell>
          <table:table-cell table:style-name="ce3"/>
          <table:table-cell table:style-name="ce3" table:formula="of:=((1+([.Z$4]=[.Z23])/[.AA$4])*(1+([.Z$5]=[.Z24])/[.AA$5]) + (1+([.Z$5]=[.Z23])/[.AA$5])*(1+([.Z$4]=[.Z24])/[.AA$4]))/8" office:value-type="float" office:value="25">
            <text:p>25</text:p>
          </table:table-cell>
          <table:table-cell table:style-name="ce3" table:number-columns-repeated="3"/>
          <table:table-cell table:style-name="ce3" table:formula="of:=((1+([.AD$4]=[.AD23])/[.AE$4])*(1+([.AD$5]=[.AD24])/[.AE$5]) + (1+([.AD$5]=[.AD23])/[.AE$5])*(1+([.AD$4]=[.AD24])/[.AE$4]))/8" office:value-type="float" office:value="1.79687500015469">
            <text:p>1.7968750002</text:p>
          </table:table-cell>
          <table:table-cell table:style-name="ce3"/>
          <table:table-cell table:style-name="ce3" table:formula="of:=((1+([.AF$4]=[.AF23])/[.AG$4])*(1+([.AF$5]=[.AF24])/[.AG$5]) + (1+([.AF$5]=[.AF23])/[.AG$5])*(1+([.AF$4]=[.AF24])/[.AG$4]))/8" office:value-type="float" office:value="0.971428571356429">
            <text:p>0.9714285714</text:p>
          </table:table-cell>
          <table:table-cell table:style-name="ce3"/>
          <table:table-cell table:style-name="ce3" table:formula="of:=((1+([.AH$4]=[.AH23])/[.AI$4])*(1+([.AH$5]=[.AH24])/[.AI$5]) + (1+([.AH$5]=[.AH23])/[.AI$5])*(1+([.AH$4]=[.AH24])/[.AI$4]))/8" office:value-type="float" office:value="2.75">
            <text:p>2.75</text:p>
          </table:table-cell>
          <table:table-cell table:style-name="ce3"/>
          <table:table-cell table:style-name="ce3" table:formula="of:=((1+([.AJ$4]=[.AJ23])/[.AK$4])*(1+([.AJ$5]=[.AJ24])/[.AK$5]) + (1+([.AJ$5]=[.AJ23])/[.AK$5])*(1+([.AJ$4]=[.AJ24])/[.AK$4]))/8" office:value-type="float" office:value="1.79687500015469">
            <text:p>1.7968750002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29:.AK29])" office:value-type="float" office:value="6998233657.62979">
            <text:p>7.00E+09</text:p>
          </table:table-cell>
          <table:table-cell table:style-name="ce3"/>
          <table:table-cell table:style-name="ce6" table:formula="of:=((([.E$4]=[.E23])+([.E$4]=[.E24]))/[.F$4] + (([.E$5]=[.E23])+([.E$5]=[.E24]))/[.F$5] + 4)/8" office:value-type="float" office:value="1.41666666666667">
            <text:p>1.4166666667</text:p>
          </table:table-cell>
          <table:table-cell table:style-name="ce3"/>
          <table:table-cell table:style-name="ce6" table:formula="of:=((([.G$4]=[.G23])+([.G$4]=[.G24]))/[.H$4] + (([.G$5]=[.G23])+([.G$5]=[.G24]))/[.H$5] + 4)/8" office:value-type="float" office:value="1.33333333333333">
            <text:p>1.3333333333</text:p>
          </table:table-cell>
          <table:table-cell table:style-name="ce3"/>
          <table:table-cell table:style-name="ce6" table:formula="of:=((([.I$4]=[.I23])+([.I$4]=[.I24]))/[.J$4] + (([.I$5]=[.I23])+([.I$5]=[.I24]))/[.J$5] + 4)/8" office:value-type="float" office:value="25.5">
            <text:p>25.5</text:p>
          </table:table-cell>
          <table:table-cell table:style-name="ce3"/>
          <table:table-cell table:style-name="ce6" table:formula="of:=((([.K$4]=[.K23])+([.K$4]=[.K24]))/[.L$4] + (([.K$5]=[.K23])+([.K$5]=[.K24]))/[.L$5] + 4)/8" office:value-type="float" office:value="6.625">
            <text:p>6.625</text:p>
          </table:table-cell>
          <table:table-cell table:style-name="ce3"/>
          <table:table-cell table:style-name="ce6" table:formula="of:=((([.M$4]=[.M23])+([.M$4]=[.M24]))/[.N$4] + (([.M$5]=[.M23])+([.M$5]=[.M24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23])+([.O$4]=[.O24]))/[.P$4] + (([.O$5]=[.O23])+([.O$5]=[.O24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23])+([.Q$4]=[.Q24]))/[.R$4] + (([.Q$5]=[.Q23])+([.Q$5]=[.Q24]))/[.R$5] + 4)/8" office:value-type="float" office:value="2.58333333333333">
            <text:p>2.5833333333</text:p>
          </table:table-cell>
          <table:table-cell table:style-name="ce3" table:number-columns-repeated="2"/>
          <table:table-cell table:style-name="ce6" table:formula="of:=((([.T$4]=[.T23])+([.T$4]=[.T24]))/[.U$4] + (([.T$5]=[.T23])+([.T$5]=[.T24]))/[.U$5] + 4)/8" office:value-type="float" office:value="17">
            <text:p>17</text:p>
          </table:table-cell>
          <table:table-cell table:style-name="ce3"/>
          <table:table-cell table:style-name="ce6" table:formula="of:=((([.V$4]=[.V23])+([.V$4]=[.V24]))/[.W$4] + (([.V$5]=[.V23])+([.V$5]=[.V24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23])+([.X$4]=[.X24]))/[.Y$4] + (([.X$5]=[.X23])+([.X$5]=[.X24]))/[.Y$5] + 4)/8" office:value-type="float" office:value="3">
            <text:p>3</text:p>
          </table:table-cell>
          <table:table-cell table:style-name="ce3"/>
          <table:table-cell table:style-name="ce6" table:formula="of:=((([.Z$4]=[.Z23])+([.Z$4]=[.Z24]))/[.AA$4] + (([.Z$5]=[.Z23])+([.Z$5]=[.Z24]))/[.AA$5] + 4)/8" office:value-type="float" office:value="25.25">
            <text:p>25.25</text:p>
          </table:table-cell>
          <table:table-cell table:style-name="ce3" table:number-columns-repeated="3"/>
          <table:table-cell table:style-name="ce6" table:formula="of:=((([.AD$4]=[.AD23])+([.AD$4]=[.AD24]))/[.AE$4] + (([.AD$5]=[.AD23])+([.AD$5]=[.AD24]))/[.AE$5] + 4)/8" office:value-type="float" office:value="2.04687500015469">
            <text:p>2.0468750002</text:p>
          </table:table-cell>
          <table:table-cell table:style-name="ce3"/>
          <table:table-cell table:style-name="ce6" table:formula="of:=((([.AF$4]=[.AF23])+([.AF$4]=[.AF24]))/[.AG$4] + (([.AF$5]=[.AF23])+([.AF$5]=[.AF24]))/[.AG$5] + 4)/8" office:value-type="float" office:value="1.22142857135643">
            <text:p>1.2214285714</text:p>
          </table:table-cell>
          <table:table-cell table:style-name="ce3"/>
          <table:table-cell table:style-name="ce6" table:formula="of:=((([.AH$4]=[.AH23])+([.AH$4]=[.AH24]))/[.AI$4] + (([.AH$5]=[.AH23])+([.AH$5]=[.AH24]))/[.AI$5] + 4)/8" office:value-type="float" office:value="3">
            <text:p>3</text:p>
          </table:table-cell>
          <table:table-cell table:style-name="ce3"/>
          <table:table-cell table:style-name="ce6" table:formula="of:=((([.AJ$4]=[.AJ23])+([.AJ$4]=[.AJ24]))/[.AK$4] + (([.AJ$5]=[.AJ23])+([.AJ$5]=[.AJ24]))/[.AK$5] + 4)/8" office:value-type="float" office:value="2.04687500015469">
            <text:p>2.0468750002</text:p>
          </table:table-cell>
          <table:table-cell table:style-name="ce3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SIB2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31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31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31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31];[.$D$41:.$D$75];0))" office:value-type="float" office:value="0.153061224489796">
            <text:p>0.1530612245</text:p>
          </table:table-cell>
          <table:table-cell office:value-type="float" office:value="5">
            <text:p>5</text:p>
          </table:table-cell>
          <table:table-cell table:style-name="ce7" table:formula="of:=INDEX([.N$41:.N$75];MATCH([.M31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31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31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31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31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31];[.$D$41:.$D$75];0))" office:value-type="float" office:value="0.02">
            <text:p>0.02</text:p>
          </table:table-cell>
          <table:table-cell office:value-type="float" office:value="9">
            <text:p>9</text:p>
          </table:table-cell>
          <table:table-cell table:style-name="ce7" table:formula="of:=INDEX([.AA$41:.AA$75];MATCH([.Z31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31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31];[.$D$41:.$D$75];0))" office:value-type="float" office:value="0.1584158416">
            <text:p>0.1584158416</text:p>
          </table:table-cell>
          <table:table-cell office:value-type="float" office:value="9">
            <text:p>9</text:p>
          </table:table-cell>
          <table:table-cell table:style-name="ce7" table:formula="of:=INDEX([.AI$41:.AI$75];MATCH([.AH31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31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32];[.$D$41:.$D$75];0))" office:value-type="float" office:value="0.272727272727273">
            <text:p>0.2727272727</text:p>
          </table:table-cell>
          <table:table-cell office:value-type="float" office:value="10">
            <text:p>10</text:p>
          </table:table-cell>
          <table:table-cell table:style-name="ce7" table:formula="of:=INDEX([.H$41:.H$75];MATCH([.G32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32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32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32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32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32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32];[.$D$41:.$D$75];0))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7" table:formula="of:=INDEX([.W$41:.W$75];MATCH([.V32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32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32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32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32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32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32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34:.AK34])" office:value-type="float" office:value="0">
            <text:p>0</text:p>
          </table:table-cell>
          <table:table-cell table:style-name="ce3"/>
          <table:table-cell table:style-name="ce3" table:formula="of:=([.E$4]=[.E31])*([.E$5]=[.E32])/((2-([.E$4]=[.E$5]))*[.F$4]*[.F$5])" office:value-type="float" office:value="0">
            <text:p>0</text:p>
          </table:table-cell>
          <table:table-cell table:style-name="ce3"/>
          <table:table-cell table:style-name="ce3" table:formula="of:=([.G$4]=[.G31])*([.G$5]=[.G32])/((2-([.G$4]=[.G$5]))*[.H$4]*[.H$5])" office:value-type="float" office:value="0">
            <text:p>0</text:p>
          </table:table-cell>
          <table:table-cell table:style-name="ce3"/>
          <table:table-cell table:style-name="ce3" table:formula="of:=([.I$4]=[.I31])*([.I$5]=[.I32])/((2-([.I$4]=[.I$5]))*[.J$4]*[.J$5])" office:value-type="float" office:value="0">
            <text:p>0</text:p>
          </table:table-cell>
          <table:table-cell table:style-name="ce3"/>
          <table:table-cell table:style-name="ce3" table:formula="of:=([.K$4]=[.K31])*([.K$5]=[.K32])/((2-([.K$4]=[.K$5]))*[.L$4]*[.L$5])" office:value-type="float" office:value="0">
            <text:p>0</text:p>
          </table:table-cell>
          <table:table-cell table:style-name="ce3"/>
          <table:table-cell table:style-name="ce3" table:formula="of:=([.M$4]=[.M31])*([.M$5]=[.M32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31])*([.O$5]=[.O32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31])*([.Q$5]=[.Q32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1/(2*[.U$5])" office:value-type="float" office:value="49.5">
            <text:p>49.5</text:p>
          </table:table-cell>
          <table:table-cell table:style-name="ce3" office:value-type="string">
            <text:p>(AF v AB)</text:p>
          </table:table-cell>
          <table:table-cell table:style-name="ce3" table:formula="of:=([.V$4]=[.V31])*([.V$5]=[.V32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31])*([.X$5]=[.X32])/((2-([.X$4]=[.X$5]))*[.Y$4]*[.Y$5])" office:value-type="float" office:value="0">
            <text:p>0</text:p>
          </table:table-cell>
          <table:table-cell table:style-name="ce3"/>
          <table:table-cell table:style-name="ce3" table:formula="of:=([.Z$4]=[.Z31])*([.Z$5]=[.Z32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31])*([.AD$5]=[.AD32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31])*([.AF$5]=[.AF32])/((2-([.AF$4]=[.AF$5]))*[.AG$4]*[.AG$5])" office:value-type="float" office:value="0">
            <text:p>0</text:p>
          </table:table-cell>
          <table:table-cell table:style-name="ce3"/>
          <table:table-cell table:style-name="ce3" table:formula="of:=([.AH$4]=[.AH31])*([.AH$5]=[.AH32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31])*([.AJ$5]=[.AJ32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35:.AK35])" office:value-type="float" office:value="326350439502366">
            <text:p>326350439502366</text:p>
          </table:table-cell>
          <table:table-cell table:style-name="ce3"/>
          <table:table-cell table:style-name="ce3" table:formula="of:=((([.E$4]=[.E31])+([.E$4]=[.E32]))/[.F$4] + (([.E$5]=[.E31])+([.E$5]=[.E32]))/[.F$5])/4" office:value-type="float" office:value="1.83333333333333">
            <text:p>1.8333333333</text:p>
          </table:table-cell>
          <table:table-cell table:style-name="ce3"/>
          <table:table-cell table:style-name="ce3" table:formula="of:=((([.G$4]=[.G31])+([.G$4]=[.G32]))/[.H$4] + (([.G$5]=[.G31])+([.G$5]=[.G32]))/[.H$5])/4" office:value-type="float" office:value="25">
            <text:p>25</text:p>
          </table:table-cell>
          <table:table-cell table:style-name="ce3"/>
          <table:table-cell table:style-name="ce3" table:formula="of:=((([.I$4]=[.I31])+([.I$4]=[.I32]))/[.J$4] + (([.I$5]=[.I31])+([.I$5]=[.I32]))/[.J$5])/4" office:value-type="float" office:value="50">
            <text:p>50</text:p>
          </table:table-cell>
          <table:table-cell table:style-name="ce3"/>
          <table:table-cell table:style-name="ce3" table:formula="of:=((([.K$4]=[.K31])+([.K$4]=[.K32]))/[.L$4] + (([.K$5]=[.K31])+([.K$5]=[.K32]))/[.L$5])/4" office:value-type="float" office:value="12.25">
            <text:p>12.25</text:p>
          </table:table-cell>
          <table:table-cell table:style-name="ce3"/>
          <table:table-cell table:style-name="ce3" table:formula="of:=((([.M$4]=[.M31])+([.M$4]=[.M32]))/[.N$4] + (([.M$5]=[.M31])+([.M$5]=[.M32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31])+([.O$4]=[.O32]))/[.P$4] + (([.O$5]=[.O31])+([.O$5]=[.O32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31])+([.Q$4]=[.Q32]))/[.R$4] + (([.Q$5]=[.Q31])+([.Q$5]=[.Q32]))/[.R$5])/4" office:value-type="float" office:value="2.08333333333333">
            <text:p>2.0833333333</text:p>
          </table:table-cell>
          <table:table-cell table:style-name="ce3" table:number-columns-repeated="2"/>
          <table:table-cell table:style-name="ce3" table:formula="of:=(1+2*[.U$5])/(4*[.U$5])" office:value-type="float" office:value="25.25">
            <text:p>25.25</text:p>
          </table:table-cell>
          <table:table-cell table:style-name="ce3"/>
          <table:table-cell table:style-name="ce3" table:formula="of:=((([.V$4]=[.V31])+([.V$4]=[.V32]))/[.W$4] + (([.V$5]=[.V31])+([.V$5]=[.V32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31])+([.X$4]=[.X32]))/[.Y$4] + (([.X$5]=[.X31])+([.X$5]=[.X32]))/[.Y$5])/4" office:value-type="float" office:value="12.5">
            <text:p>12.5</text:p>
          </table:table-cell>
          <table:table-cell table:style-name="ce3"/>
          <table:table-cell table:style-name="ce3" table:formula="of:=((([.Z$4]=[.Z31])+([.Z$4]=[.Z32]))/[.AA$4] + (([.Z$5]=[.Z31])+([.Z$5]=[.Z32]))/[.AA$5])/4" office:value-type="float" office:value="49.5">
            <text:p>49.5</text:p>
          </table:table-cell>
          <table:table-cell table:style-name="ce3" table:number-columns-repeated="3"/>
          <table:table-cell table:style-name="ce3" table:formula="of:=((([.AD$4]=[.AD31])+([.AD$4]=[.AD32]))/[.AE$4] + (([.AD$5]=[.AD31])+([.AD$5]=[.AD32]))/[.AE$5])/4" office:value-type="float" office:value="3.09375000030937">
            <text:p>3.0937500003</text:p>
          </table:table-cell>
          <table:table-cell table:style-name="ce3"/>
          <table:table-cell table:style-name="ce3" table:formula="of:=((([.AF$4]=[.AF31])+([.AF$4]=[.AF32]))/[.AG$4] + (([.AF$5]=[.AF31])+([.AF$5]=[.AF32]))/[.AG$5])/4" office:value-type="float" office:value="1.44285714271286">
            <text:p>1.4428571427</text:p>
          </table:table-cell>
          <table:table-cell table:style-name="ce3"/>
          <table:table-cell table:style-name="ce3" table:formula="of:=((([.AH$4]=[.AH31])+([.AH$4]=[.AH32]))/[.AI$4] + (([.AH$5]=[.AH31])+([.AH$5]=[.AH32]))/[.AI$5])/4" office:value-type="float" office:value="5">
            <text:p>5</text:p>
          </table:table-cell>
          <table:table-cell table:style-name="ce3"/>
          <table:table-cell table:style-name="ce3" table:formula="of:=((([.AJ$4]=[.AJ31])+([.AJ$4]=[.AJ32]))/[.AK$4] + (([.AJ$5]=[.AJ31])+([.AJ$5]=[.AJ32]))/[.AK$5])/4" office:value-type="float" office:value="6.18750000061875">
            <text:p>6.1875000006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36:.AK36])" office:value-type="float" office:value="60521093381789.7">
            <text:p>60521093381789.7</text:p>
          </table:table-cell>
          <table:table-cell table:style-name="ce3"/>
          <table:table-cell table:style-name="ce3" table:formula="of:=((1+([.E$4]=[.E31])/[.F$4])*(1+([.E$5]=[.E32])/[.F$5]) + (1+([.E$5]=[.E31])/[.F$5])*(1+([.E$4]=[.E32])/[.F$4]))/8" office:value-type="float" office:value="1.16666666666667">
            <text:p>1.1666666667</text:p>
          </table:table-cell>
          <table:table-cell table:style-name="ce3"/>
          <table:table-cell table:style-name="ce3" table:formula="of:=((1+([.G$4]=[.G31])/[.H$4])*(1+([.G$5]=[.G32])/[.H$5]) + (1+([.G$5]=[.G31])/[.H$5])*(1+([.G$4]=[.G32])/[.H$4]))/8" office:value-type="float" office:value="12.75">
            <text:p>12.75</text:p>
          </table:table-cell>
          <table:table-cell table:style-name="ce3"/>
          <table:table-cell table:style-name="ce3" table:formula="of:=((1+([.I$4]=[.I31])/[.J$4])*(1+([.I$5]=[.I32])/[.J$5]) + (1+([.I$5]=[.I31])/[.J$5])*(1+([.I$4]=[.I32])/[.J$4]))/8" office:value-type="float" office:value="25.25">
            <text:p>25.25</text:p>
          </table:table-cell>
          <table:table-cell table:style-name="ce3"/>
          <table:table-cell table:style-name="ce3" table:formula="of:=((1+([.K$4]=[.K31])/[.L$4])*(1+([.K$5]=[.K32])/[.L$5]) + (1+([.K$5]=[.K31])/[.L$5])*(1+([.K$4]=[.K32])/[.L$4]))/8" office:value-type="float" office:value="6.375">
            <text:p>6.375</text:p>
          </table:table-cell>
          <table:table-cell table:style-name="ce3"/>
          <table:table-cell table:style-name="ce3" table:formula="of:=((1+([.M$4]=[.M31])/[.N$4])*(1+([.M$5]=[.M32])/[.N$5]) + (1+([.M$5]=[.M31])/[.N$5])*(1+([.M$4]=[.M32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31])/[.R$4])*(1+([.Q$5]=[.Q32])/[.R$5]) + (1+([.Q$5]=[.Q31])/[.R$5])*(1+([.Q$4]=[.Q32])/[.R$4]))/8" office:value-type="float" office:value="1.29166666666667">
            <text:p>1.2916666667</text:p>
          </table:table-cell>
          <table:table-cell table:style-name="ce3" table:number-columns-repeated="2"/>
          <table:table-cell table:style-name="ce3" table:formula="of:=(1+2*[.U$5])/(4*[.U$5])" office:value-type="float" office:value="25.25">
            <text:p>25.25</text:p>
          </table:table-cell>
          <table:table-cell table:style-name="ce3"/>
          <table:table-cell table:style-name="ce3" table:formula="of:=((1+([.V$4]=[.V31])/[.W$4])*(1+([.V$5]=[.V32])/[.W$5]) + (1+([.V$5]=[.V31])/[.W$5])*(1+([.V$4]=[.V32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31])/[.Y$4])*(1+([.X$5]=[.X32])/[.Y$5]) + (1+([.X$5]=[.X31])/[.Y$5])*(1+([.X$4]=[.X32])/[.Y$4]))/8" office:value-type="float" office:value="6.5">
            <text:p>6.5</text:p>
          </table:table-cell>
          <table:table-cell table:style-name="ce3"/>
          <table:table-cell table:style-name="ce3" table:formula="of:=((1+([.Z$4]=[.Z31])/[.AA$4])*(1+([.Z$5]=[.Z32])/[.AA$5]) + (1+([.Z$5]=[.Z31])/[.AA$5])*(1+([.Z$4]=[.Z32])/[.AA$4]))/8" office:value-type="float" office:value="25">
            <text:p>25</text:p>
          </table:table-cell>
          <table:table-cell table:style-name="ce3" table:number-columns-repeated="3"/>
          <table:table-cell table:style-name="ce3" table:formula="of:=((1+([.AD$4]=[.AD31])/[.AE$4])*(1+([.AD$5]=[.AD32])/[.AE$5]) + (1+([.AD$5]=[.AD31])/[.AE$5])*(1+([.AD$4]=[.AD32])/[.AE$4]))/8" office:value-type="float" office:value="1.79687500015469">
            <text:p>1.7968750002</text:p>
          </table:table-cell>
          <table:table-cell table:style-name="ce3"/>
          <table:table-cell table:style-name="ce3" table:formula="of:=((1+([.AF$4]=[.AF31])/[.AG$4])*(1+([.AF$5]=[.AF32])/[.AG$5]) + (1+([.AF$5]=[.AF31])/[.AG$5])*(1+([.AF$4]=[.AF32])/[.AG$4]))/8" office:value-type="float" office:value="0.971428571356429">
            <text:p>0.9714285714</text:p>
          </table:table-cell>
          <table:table-cell table:style-name="ce3"/>
          <table:table-cell table:style-name="ce3" table:formula="of:=((1+([.AH$4]=[.AH31])/[.AI$4])*(1+([.AH$5]=[.AH32])/[.AI$5]) + (1+([.AH$5]=[.AH31])/[.AI$5])*(1+([.AH$4]=[.AH32])/[.AI$4]))/8" office:value-type="float" office:value="2.75">
            <text:p>2.75</text:p>
          </table:table-cell>
          <table:table-cell table:style-name="ce3"/>
          <table:table-cell table:style-name="ce3" table:formula="of:=((1+([.AJ$4]=[.AJ31])/[.AK$4])*(1+([.AJ$5]=[.AJ32])/[.AK$5]) + (1+([.AJ$5]=[.AJ31])/[.AK$5])*(1+([.AJ$4]=[.AJ32])/[.AK$4]))/8" office:value-type="float" office:value="3.34375000030937">
            <text:p>3.3437500003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37:.AK37])" office:value-type="float" office:value="124191690312.981">
            <text:p>1.24E+11</text:p>
          </table:table-cell>
          <table:table-cell table:style-name="ce3"/>
          <table:table-cell table:style-name="ce6" table:formula="of:=((([.E$4]=[.E31])+([.E$4]=[.E32]))/[.F$4] + (([.E$5]=[.E31])+([.E$5]=[.E32]))/[.F$5] + 4)/8" office:value-type="float" office:value="1.41666666666667">
            <text:p>1.4166666667</text:p>
          </table:table-cell>
          <table:table-cell table:style-name="ce3"/>
          <table:table-cell table:style-name="ce6" table:formula="of:=((([.G$4]=[.G31])+([.G$4]=[.G32]))/[.H$4] + (([.G$5]=[.G31])+([.G$5]=[.G32]))/[.H$5] + 4)/8" office:value-type="float" office:value="13">
            <text:p>13</text:p>
          </table:table-cell>
          <table:table-cell table:style-name="ce3"/>
          <table:table-cell table:style-name="ce6" table:formula="of:=((([.I$4]=[.I31])+([.I$4]=[.I32]))/[.J$4] + (([.I$5]=[.I31])+([.I$5]=[.I32]))/[.J$5] + 4)/8" office:value-type="float" office:value="25.5">
            <text:p>25.5</text:p>
          </table:table-cell>
          <table:table-cell table:style-name="ce3"/>
          <table:table-cell table:style-name="ce6" table:formula="of:=((([.K$4]=[.K31])+([.K$4]=[.K32]))/[.L$4] + (([.K$5]=[.K31])+([.K$5]=[.K32]))/[.L$5] + 4)/8" office:value-type="float" office:value="6.625">
            <text:p>6.625</text:p>
          </table:table-cell>
          <table:table-cell table:style-name="ce3"/>
          <table:table-cell table:style-name="ce6" table:formula="of:=((([.M$4]=[.M31])+([.M$4]=[.M32]))/[.N$4] + (([.M$5]=[.M31])+([.M$5]=[.M32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31])+([.O$4]=[.O32]))/[.P$4] + (([.O$5]=[.O31])+([.O$5]=[.O32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31])+([.Q$4]=[.Q32]))/[.R$4] + (([.Q$5]=[.Q31])+([.Q$5]=[.Q32]))/[.R$5] + 4)/8" office:value-type="float" office:value="1.54166666666667">
            <text:p>1.5416666667</text:p>
          </table:table-cell>
          <table:table-cell table:style-name="ce3" table:number-columns-repeated="2"/>
          <table:table-cell table:style-name="ce3" table:formula="of:=(1+6*[.U$5])/(8*[.U$5])" office:value-type="float" office:value="13.125">
            <text:p>13.125</text:p>
          </table:table-cell>
          <table:table-cell table:style-name="ce3"/>
          <table:table-cell table:style-name="ce6" table:formula="of:=((([.V$4]=[.V31])+([.V$4]=[.V32]))/[.W$4] + (([.V$5]=[.V31])+([.V$5]=[.V32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31])+([.X$4]=[.X32]))/[.Y$4] + (([.X$5]=[.X31])+([.X$5]=[.X32]))/[.Y$5] + 4)/8" office:value-type="float" office:value="6.75">
            <text:p>6.75</text:p>
          </table:table-cell>
          <table:table-cell table:style-name="ce3"/>
          <table:table-cell table:style-name="ce6" table:formula="of:=((([.Z$4]=[.Z31])+([.Z$4]=[.Z32]))/[.AA$4] + (([.Z$5]=[.Z31])+([.Z$5]=[.Z32]))/[.AA$5] + 4)/8" office:value-type="float" office:value="25.25">
            <text:p>25.25</text:p>
          </table:table-cell>
          <table:table-cell table:style-name="ce3" table:number-columns-repeated="3"/>
          <table:table-cell table:style-name="ce6" table:formula="of:=((([.AD$4]=[.AD31])+([.AD$4]=[.AD32]))/[.AE$4] + (([.AD$5]=[.AD31])+([.AD$5]=[.AD32]))/[.AE$5] + 4)/8" office:value-type="float" office:value="2.04687500015469">
            <text:p>2.0468750002</text:p>
          </table:table-cell>
          <table:table-cell table:style-name="ce3"/>
          <table:table-cell table:style-name="ce6" table:formula="of:=((([.AF$4]=[.AF31])+([.AF$4]=[.AF32]))/[.AG$4] + (([.AF$5]=[.AF31])+([.AF$5]=[.AF32]))/[.AG$5] + 4)/8" office:value-type="float" office:value="1.22142857135643">
            <text:p>1.2214285714</text:p>
          </table:table-cell>
          <table:table-cell table:style-name="ce3"/>
          <table:table-cell table:style-name="ce6" table:formula="of:=((([.AH$4]=[.AH31])+([.AH$4]=[.AH32]))/[.AI$4] + (([.AH$5]=[.AH31])+([.AH$5]=[.AH32]))/[.AI$5] + 4)/8" office:value-type="float" office:value="3">
            <text:p>3</text:p>
          </table:table-cell>
          <table:table-cell table:style-name="ce3"/>
          <table:table-cell table:style-name="ce6" table:formula="of:=((([.AJ$4]=[.AJ31])+([.AJ$4]=[.AJ32]))/[.AK$4] + (([.AJ$5]=[.AJ31])+([.AJ$5]=[.AJ32]))/[.AK$5] + 4)/8" office:value-type="float" office:value="3.59375000030937">
            <text:p>3.5937500003</text:p>
          </table:table-cell>
          <table:table-cell table:style-name="ce3" table:number-columns-repeated="987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Frequencies</text:p>
          </table:table-cell>
          <table:table-cell table:number-columns-repeated="2"/>
          <table:table-cell table:style-name="Default" office:value-type="string">
            <text:p>Allel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table:number-columns-repeated="8"/>
          <table:table-cell office:value-type="float" office:value="0.09">
            <text:p>0.09</text:p>
          </table:table-cell>
          <table:table-cell table:style-name="ce7" table:formula="of:=[.M41]/[.M$76]" office:value-type="float" office:value="0.0891089108910891">
            <text:p>0.0891089109</text:p>
          </table:table-cell>
          <table:table-cell table:number-columns-repeated="1010"/>
        </table:table-row>
        <table:table-row table:style-name="ro2">
          <table:table-cell office:value-type="string">
            <text:p>raw values in black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2]/[.G$76]" office:value-type="float" office:value="0.19">
            <text:p>0.19</text:p>
          </table:table-cell>
          <table:table-cell table:number-columns-repeated="1016"/>
        </table:table-row>
        <table:table-row table:style-name="ro2">
          <table:table-cell office:value-type="string">
            <text:p>normalized values in gre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3]/[.G$76]" office:value-type="float" office:value="0.19">
            <text:p>0.19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M43]/[.M$76]" office:value-type="float" office:value="0.138613861386139">
            <text:p>0.1386138614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S43]/[.S$76]" office:value-type="float" office:value="0.0202020202020202">
            <text:p>0.0202020202</text:p>
          </table:table-cell>
          <table:table-cell table:style-name="ce7" table:formula="of:=[.T43]/[.T$76]" office:value-type="float" office:value="0.0202020202020202">
            <text:p>0.0202020202</text:p>
          </table:table-cell>
          <table:table-cell table:number-columns-repeated="1003"/>
        </table:table-row>
        <table:table-row table:style-name="ro2">
          <table:table-cell office:value-type="string">
            <text:p>added rare alleles in red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0.1">
            <text:p>0.1</text:p>
          </table:table-cell>
          <table:table-cell table:style-name="ce7" table:formula="of:=[.G44]/[.G$76]" office:value-type="float" office:value="0.1">
            <text:p>0.1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4]/[.M$76]" office:value-type="float" office:value="0.0099009900990099">
            <text:p>0.0099009901</text:p>
          </table:table-cell>
          <table:table-cell table:number-columns-repeated="2"/>
          <table:table-cell office:value-type="float" office:value="0.12">
            <text:p>0.12</text:p>
          </table:table-cell>
          <table:table-cell table:style-name="ce7" table:formula="of:=[.Q44]/[.Q$76]"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style-name="ce7" table:formula="of:=[.S44]/[.S$76]" office:value-type="float" office:value="0.151515151515152">
            <text:p>0.1515151515</text:p>
          </table:table-cell>
          <table:table-cell table:style-name="ce7" table:formula="of:=[.T44]/[.T$76]" office:value-type="float" office:value="0.151515151515152">
            <text:p>0.1515151515</text:p>
          </table:table-cell>
          <table:table-cell office:value-type="float" office:value="0.01">
            <text:p>0.01</text:p>
          </table:table-cell>
          <table:table-cell table:style-name="ce7" table:formula="of:=[.V44]/[.V$76]" office:value-type="float" office:value="0.01">
            <text:p>0.01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Z44]/[.Z$76]" office:value-type="float" office:value="0.0101010101010101">
            <text:p>0.0101010101</text:p>
          </table:table-cell>
          <table:table-cell table:number-columns-repeated="4"/>
          <table:table-cell office:value-type="float" office:value="0.01">
            <text:p>0.01</text:p>
          </table:table-cell>
          <table:table-cell office:value-type="float" office:value="0.0099009901">
            <text:p>0.0099009901</text:p>
          </table:table-cell>
          <table:table-cell table:number-columns-repeated="2" office:value-type="float" office:value="0.56">
            <text:p>0.56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9">
            <text:p>9</text:p>
          </table:table-cell>
          <table:table-cell table:number-columns-repeated="2"/>
          <table:table-cell office:value-type="float" office:value="0.15">
            <text:p>0.15</text:p>
          </table:table-cell>
          <table:table-cell table:style-name="ce7" table:formula="of:=[.G45]/[.G$76]" office:value-type="float" office:value="0.15">
            <text:p>0.15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5]/[.M$76]" office:value-type="float" office:value="0.0099009900990099">
            <text:p>0.0099009901</text:p>
          </table:table-cell>
          <table:table-cell office:value-type="float" office:value="0.03">
            <text:p>0.03</text:p>
          </table:table-cell>
          <table:table-cell table:style-name="ce7" table:formula="of:=[.O45]/[.O$76]" office:value-type="float" office:value="0.0297029702970297">
            <text:p>0.0297029703</text:p>
          </table:table-cell>
          <table:table-cell office:value-type="float" office:value="0.09">
            <text:p>0.09</text:p>
          </table:table-cell>
          <table:table-cell table:style-name="ce7" table:formula="of:=[.Q45]/[.Q$76]" office:value-type="float" office:value="0.09">
            <text:p>0.09</text:p>
          </table:table-cell>
          <table:table-cell office:value-type="float" office:value="0.15">
            <text:p>0.15</text:p>
          </table:table-cell>
          <table:table-cell table:style-name="ce7" table:formula="of:=[.S45]/[.S$76]" office:value-type="float" office:value="0.151515151515152">
            <text:p>0.1515151515</text:p>
          </table:table-cell>
          <table:table-cell table:style-name="ce7" table:formula="of:=[.T45]/[.T$76]" office:value-type="float" office:value="0.151515151515152">
            <text:p>0.1515151515</text:p>
          </table:table-cell>
          <table:table-cell office:value-type="float" office:value="0.13">
            <text:p>0.13</text:p>
          </table:table-cell>
          <table:table-cell table:style-name="ce7" table:formula="of:=[.V45]/[.V$76]" office:value-type="float" office:value="0.13">
            <text:p>0.13</text:p>
          </table:table-cell>
          <table:table-cell office:value-type="float" office:value="0.02">
            <text:p>0.02</text:p>
          </table:table-cell>
          <table:table-cell table:style-name="ce7" table:formula="of:=[.X45]/[.X$76]" office:value-type="float" office:value="0.02">
            <text:p>0.02</text:p>
          </table:table-cell>
          <table:table-cell office:value-type="float" office:value="0.22">
            <text:p>0.22</text:p>
          </table:table-cell>
          <table:table-cell table:style-name="ce7" table:formula="of:=[.Z45]/[.Z$76]" office:value-type="float" office:value="0.222222222222222">
            <text:p>0.2222222222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2" office:value-type="float" office:value="0.1">
            <text:p>0.1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9.3">
            <text:p>9.3</text:p>
          </table:table-cell>
          <table:table-cell table:number-columns-repeated="2"/>
          <table:table-cell office:value-type="float" office:value="0.36">
            <text:p>0.36</text:p>
          </table:table-cell>
          <table:table-cell table:style-name="ce7" table:formula="of:=[.G46]/[.G$76]" office:value-type="float" office:value="0.36">
            <text:p>0.36</text:p>
          </table:table-cell>
          <table:table-cell table:number-columns-repeated="11"/>
          <table:table-cell table:style-name="ce7" table:number-columns-repeated="2"/>
          <table:table-cell/>
          <table:table-cell table:style-name="ce7" table:formula="of:=[.V46]/[.V$76]" office:value-type="float" office:value="0">
            <text:p>0</text:p>
          </table:table-cell>
          <table:table-cell/>
          <table:table-cell table:style-name="ce7"/>
          <table:table-cell table:number-columns-repeated="999"/>
        </table:table-row>
        <table:table-row table:style-name="ro2"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G47]/[.G$76]" office:value-type="float" office:value="0.01">
            <text:p>0.01</text:p>
          </table:table-cell>
          <table:table-cell table:number-columns-repeated="4"/>
          <table:table-cell office:value-type="float" office:value="0.11">
            <text:p>0.11</text:p>
          </table:table-cell>
          <table:table-cell table:style-name="ce7" table:formula="of:=[.M47]/[.M$76]" office:value-type="float" office:value="0.108910891089109">
            <text:p>0.1089108911</text:p>
          </table:table-cell>
          <table:table-cell office:value-type="float" office:value="0.04">
            <text:p>0.04</text:p>
          </table:table-cell>
          <table:table-cell table:style-name="ce7" table:formula="of:=[.O47]/[.O$76]" office:value-type="float" office:value="0.0396039603960396">
            <text:p>0.0396039604</text:p>
          </table:table-cell>
          <table:table-cell office:value-type="float" office:value="0.06">
            <text:p>0.06</text:p>
          </table:table-cell>
          <table:table-cell table:style-name="ce7" table:formula="of:=[.Q47]/[.Q$76]" office:value-type="float" office:value="0.06">
            <text:p>0.06</text:p>
          </table:table-cell>
          <table:table-cell office:value-type="float" office:value="0.29">
            <text:p>0.29</text:p>
          </table:table-cell>
          <table:table-cell table:style-name="ce7" table:formula="of:=[.S47]/[.S$76]" office:value-type="float" office:value="0.292929292929293">
            <text:p>0.2929292929</text:p>
          </table:table-cell>
          <table:table-cell table:style-name="ce7" table:formula="of:=[.T47]/[.T$76]" office:value-type="float" office:value="0.292929292929293">
            <text:p>0.2929292929</text:p>
          </table:table-cell>
          <table:table-cell office:value-type="float" office:value="0.06">
            <text:p>0.06</text:p>
          </table:table-cell>
          <table:table-cell table:style-name="ce7" table:formula="of:=[.V47]/[.V$76]" office:value-type="float" office:value="0.06">
            <text:p>0.06</text:p>
          </table:table-cell>
          <table:table-cell office:value-type="float" office:value="0.27">
            <text:p>0.27</text:p>
          </table:table-cell>
          <table:table-cell table:style-name="ce7" table:formula="of:=[.X47]/[.X$76]" office:value-type="float" office:value="0.27">
            <text:p>0.27</text:p>
          </table:table-cell>
          <table:table-cell office:value-type="float" office:value="0.13">
            <text:p>0.13</text:p>
          </table:table-cell>
          <table:table-cell table:style-name="ce7" table:formula="of:=[.Z47]/[.Z$76]" office:value-type="float" office:value="0.131313131313131">
            <text:p>0.1313131313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float" office:value="0.0594059406">
            <text:p>0.0594059406</text:p>
          </table:table-cell>
          <table:table-cell table:number-columns-repeated="2" office:value-type="float" office:value="0.04">
            <text:p>0.04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11">
            <text:p>1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48]/[.K$76]" office:value-type="float" office:value="0.0204081632653061">
            <text:p>0.0204081633</text:p>
          </table:table-cell>
          <table:table-cell office:value-type="float" office:value="0.11">
            <text:p>0.11</text:p>
          </table:table-cell>
          <table:table-cell table:style-name="ce7" table:formula="of:=[.M48]/[.M$76]" office:value-type="float" office:value="0.108910891089109">
            <text:p>0.1089108911</text:p>
          </table:table-cell>
          <table:table-cell office:value-type="float" office:value="0.39">
            <text:p>0.39</text:p>
          </table:table-cell>
          <table:table-cell table:style-name="ce7" table:formula="of:=[.O48]/[.O$76]" office:value-type="float" office:value="0.386138613861386">
            <text:p>0.3861386139</text:p>
          </table:table-cell>
          <table:table-cell office:value-type="float" office:value="0.29">
            <text:p>0.29</text:p>
          </table:table-cell>
          <table:table-cell table:style-name="ce7" table:formula="of:=[.Q48]/[.Q$76]" office:value-type="float" office:value="0.29">
            <text:p>0.29</text:p>
          </table:table-cell>
          <table:table-cell office:value-type="float" office:value="0.19">
            <text:p>0.19</text:p>
          </table:table-cell>
          <table:table-cell table:style-name="ce7" table:formula="of:=[.S48]/[.S$76]" office:value-type="float" office:value="0.191919191919192">
            <text:p>0.1919191919</text:p>
          </table:table-cell>
          <table:table-cell table:style-name="ce7" table:formula="of:=[.T48]/[.T$76]" office:value-type="float" office:value="0.191919191919192">
            <text:p>0.1919191919</text:p>
          </table:table-cell>
          <table:table-cell office:value-type="float" office:value="0.31">
            <text:p>0.31</text:p>
          </table:table-cell>
          <table:table-cell table:style-name="ce7" table:formula="of:=[.V48]/[.V$76]" office:value-type="float" office:value="0.31">
            <text:p>0.31</text:p>
          </table:table-cell>
          <table:table-cell office:value-type="float" office:value="0.31">
            <text:p>0.31</text:p>
          </table:table-cell>
          <table:table-cell table:style-name="ce7" table:formula="of:=[.X48]/[.X$76]" office:value-type="float" office:value="0.31">
            <text:p>0.31</text:p>
          </table:table-cell>
          <table:table-cell office:value-type="float" office:value="0.1">
            <text:p>0.1</text:p>
          </table:table-cell>
          <table:table-cell table:style-name="ce7" table:formula="of:=[.Z48]/[.Z$76]" office:value-type="float" office:value="0.101010101010101">
            <text:p>0.101010101</text:p>
          </table:table-cell>
          <table:table-cell table:number-columns-repeated="4"/>
          <table:table-cell office:value-type="float" office:value="0.08">
            <text:p>0.08</text:p>
          </table:table-cell>
          <table:table-cell office:value-type="float" office:value="0.0792079208">
            <text:p>0.0792079208</text:p>
          </table:table-cell>
          <table:table-cell table:number-columns-repeated="2" office:value-type="float" office:value="0.25">
            <text:p>0.25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12">
            <text:p>12</text:p>
          </table:table-cell>
          <table:table-cell table:number-columns-repeated="6"/>
          <table:table-cell office:value-type="float" office:value="0.15">
            <text:p>0.15</text:p>
          </table:table-cell>
          <table:table-cell table:style-name="ce7" table:formula="of:=[.K49]/[.K$76]" office:value-type="float" office:value="0.153061224489796">
            <text:p>0.1530612245</text:p>
          </table:table-cell>
          <table:table-cell office:value-type="float" office:value="0.18">
            <text:p>0.18</text:p>
          </table:table-cell>
          <table:table-cell table:style-name="ce7" table:formula="of:=[.M49]/[.M$76]" office:value-type="float" office:value="0.178217821782178">
            <text:p>0.1782178218</text:p>
          </table:table-cell>
          <table:table-cell office:value-type="float" office:value="0.38">
            <text:p>0.38</text:p>
          </table:table-cell>
          <table:table-cell table:style-name="ce7" table:formula="of:=[.O49]/[.O$76]" office:value-type="float" office:value="0.376237623762376">
            <text:p>0.3762376238</text:p>
          </table:table-cell>
          <table:table-cell office:value-type="float" office:value="0.29">
            <text:p>0.29</text:p>
          </table:table-cell>
          <table:table-cell table:style-name="ce7" table:formula="of:=[.Q49]/[.Q$76]" office:value-type="float" office:value="0.29">
            <text:p>0.29</text:p>
          </table:table-cell>
          <table:table-cell office:value-type="float" office:value="0.15">
            <text:p>0.15</text:p>
          </table:table-cell>
          <table:table-cell table:style-name="ce7" table:formula="of:=[.S49]/[.S$76]" office:value-type="float" office:value="0.151515151515152">
            <text:p>0.1515151515</text:p>
          </table:table-cell>
          <table:table-cell table:style-name="ce7" table:formula="of:=[.T49]/[.T$76]" office:value-type="float" office:value="0.151515151515152">
            <text:p>0.1515151515</text:p>
          </table:table-cell>
          <table:table-cell office:value-type="float" office:value="0.28">
            <text:p>0.28</text:p>
          </table:table-cell>
          <table:table-cell table:style-name="ce7" table:formula="of:=[.V49]/[.V$76]" office:value-type="float" office:value="0.28">
            <text:p>0.28</text:p>
          </table:table-cell>
          <table:table-cell office:value-type="float" office:value="0.33">
            <text:p>0.33</text:p>
          </table:table-cell>
          <table:table-cell table:style-name="ce7" table:formula="of:=[.X49]/[.X$76]" office:value-type="float" office:value="0.33">
            <text:p>0.33</text:p>
          </table:table-cell>
          <table:table-cell office:value-type="float" office:value="0.24">
            <text:p>0.24</text:p>
          </table:table-cell>
          <table:table-cell table:style-name="ce7" table:formula="of:=[.Z49]/[.Z$76]" office:value-type="float" office:value="0.242424242424242">
            <text:p>0.2424242424</text:p>
          </table:table-cell>
          <table:table-cell table:number-columns-repeated="4"/>
          <table:table-cell office:value-type="float" office:value="0.16">
            <text:p>0.16</text:p>
          </table:table-cell>
          <table:table-cell office:value-type="float" office:value="0.1584158416">
            <text:p>0.1584158416</text:p>
          </table:table-cell>
          <table:table-cell table:number-columns-repeated="2" office:value-type="float" office:value="0.05">
            <text:p>0.05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style-name="ce7" table:formula="of:=[.E50]/[.E$76]" office:value-type="float" office:value="0.0101010101010101">
            <text:p>0.0101010101</text:p>
          </table:table-cell>
          <table:table-cell table:number-columns-repeated="4"/>
          <table:table-cell office:value-type="float" office:value="0.1">
            <text:p>0.1</text:p>
          </table:table-cell>
          <table:table-cell table:style-name="ce7" table:formula="of:=[.K50]/[.K$76]" office:value-type="float" office:value="0.102040816326531">
            <text:p>0.1020408163</text:p>
          </table:table-cell>
          <table:table-cell office:value-type="float" office:value="0.12">
            <text:p>0.12</text:p>
          </table:table-cell>
          <table:table-cell table:style-name="ce7" table:formula="of:=[.M50]/[.M$76]" office:value-type="float" office:value="0.118811881188119">
            <text:p>0.1188118812</text:p>
          </table:table-cell>
          <table:table-cell office:value-type="float" office:value="0.15">
            <text:p>0.15</text:p>
          </table:table-cell>
          <table:table-cell table:style-name="ce7" table:formula="of:=[.O50]/[.O$76]" office:value-type="float" office:value="0.148514851485149">
            <text:p>0.1485148515</text:p>
          </table:table-cell>
          <table:table-cell office:value-type="float" office:value="0.1">
            <text:p>0.1</text:p>
          </table:table-cell>
          <table:table-cell table:style-name="ce7" table:formula="of:=[.Q50]/[.Q$76]" office:value-type="float" office:value="0.1">
            <text:p>0.1</text:p>
          </table:table-cell>
          <table:table-cell office:value-type="float" office:value="0.03">
            <text:p>0.03</text:p>
          </table:table-cell>
          <table:table-cell table:style-name="ce7" table:formula="of:=[.S50]/[.S$76]" office:value-type="float" office:value="0.0303030303030303">
            <text:p>0.0303030303</text:p>
          </table:table-cell>
          <table:table-cell table:style-name="ce7" table:formula="of:=[.T50]/[.T$76]" office:value-type="float" office:value="0.0303030303030303">
            <text:p>0.0303030303</text:p>
          </table:table-cell>
          <table:table-cell office:value-type="float" office:value="0.19">
            <text:p>0.19</text:p>
          </table:table-cell>
          <table:table-cell table:style-name="ce7" table:formula="of:=[.V50]/[.V$76]" office:value-type="float" office:value="0.19">
            <text:p>0.19</text:p>
          </table:table-cell>
          <table:table-cell office:value-type="float" office:value="0.05">
            <text:p>0.05</text:p>
          </table:table-cell>
          <table:table-cell table:style-name="ce7" table:formula="of:=[.X50]/[.X$76]" office:value-type="float" office:value="0.05">
            <text:p>0.05</text:p>
          </table:table-cell>
          <table:table-cell office:value-type="float" office:value="0.21">
            <text:p>0.21</text:p>
          </table:table-cell>
          <table:table-cell table:style-name="ce7" table:formula="of:=[.Z50]/[.Z$76]" office:value-type="float" office:value="0.212121212121212">
            <text:p>0.2121212121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0.3465346535">
            <text:p>0.3465346535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4">
            <text:p>14</text:p>
          </table:table-cell>
          <table:table-cell office:value-type="float" office:value="0.11">
            <text:p>0.11</text:p>
          </table:table-cell>
          <table:table-cell table:style-name="ce7" table:formula="of:=[.E51]/[.E$76]" office:value-type="float" office:value="0.111111111111111">
            <text:p>0.1111111111</text:p>
          </table:table-cell>
          <table:table-cell table:number-columns-repeated="4"/>
          <table:table-cell office:value-type="float" office:value="0.18">
            <text:p>0.18</text:p>
          </table:table-cell>
          <table:table-cell table:style-name="ce7" table:formula="of:=[.K51]/[.K$76]" office:value-type="float" office:value="0.183673469387755">
            <text:p>0.1836734694</text:p>
          </table:table-cell>
          <table:table-cell office:value-type="float" office:value="0.03">
            <text:p>0.03</text:p>
          </table:table-cell>
          <table:table-cell table:style-name="ce7" table:formula="of:=[.M51]/[.M$76]" office:value-type="float" office:value="0.0297029702970297">
            <text:p>0.0297029703</text:p>
          </table:table-cell>
          <table:table-cell office:value-type="float" office:value="0.02">
            <text:p>0.02</text:p>
          </table:table-cell>
          <table:table-cell table:style-name="ce7" table:formula="of:=[.O51]/[.O$76]" office:value-type="float" office:value="0.0198019801980198">
            <text:p>0.0198019802</text:p>
          </table:table-cell>
          <table:table-cell office:value-type="float" office:value="0.05">
            <text:p>0.05</text:p>
          </table:table-cell>
          <table:table-cell table:style-name="ce7" table:formula="of:=[.Q51]/[.Q$76]"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style-name="ce7" table:formula="of:=[.S51]/[.S$76]" office:value-type="float" office:value="0.0101010101010101">
            <text:p>0.0101010101</text:p>
          </table:table-cell>
          <table:table-cell table:style-name="ce7" table:formula="of:=[.T51]/[.T$76]" office:value-type="float" office:value="0.0101010101010101">
            <text:p>0.0101010101</text:p>
          </table:table-cell>
          <table:table-cell office:value-type="float" office:value="0.02">
            <text:p>0.02</text:p>
          </table:table-cell>
          <table:table-cell table:style-name="ce7" table:formula="of:=[.V51]/[.V$76]" office:value-type="float" office:value="0.02">
            <text:p>0.02</text:p>
          </table:table-cell>
          <table:table-cell office:value-type="float" office:value="0.02">
            <text:p>0.02</text:p>
          </table:table-cell>
          <table:table-cell table:style-name="ce7" table:formula="of:=[.X51]/[.X$76]"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style-name="ce7" table:formula="of:=[.Z51]/[.Z$76]" office:value-type="float" office:value="0.0707070707070707">
            <text:p>0.0707070707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21">
            <text:p>0.21</text:p>
          </table:table-cell>
          <table:table-cell office:value-type="float" office:value="0.2079207921">
            <text:p>0.2079207921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5">
            <text:p>15</text:p>
          </table:table-cell>
          <table:table-cell office:value-type="float" office:value="0.27">
            <text:p>0.27</text:p>
          </table:table-cell>
          <table:table-cell table:style-name="ce7" table:formula="of:=[.E52]/[.E$76]" office:value-type="float" office:value="0.272727272727273">
            <text:p>0.2727272727</text:p>
          </table:table-cell>
          <table:table-cell table:number-columns-repeated="4"/>
          <table:table-cell office:value-type="float" office:value="0.12">
            <text:p>0.12</text:p>
          </table:table-cell>
          <table:table-cell table:style-name="ce7" table:formula="of:=[.K52]/[.K$76]" office:value-type="float" office:value="0.122448979591837">
            <text:p>0.1224489796</text:p>
          </table:table-cell>
          <table:table-cell office:value-type="float" office:value="0.06">
            <text:p>0.06</text:p>
          </table:table-cell>
          <table:table-cell table:style-name="ce7" table:formula="of:=[.M52]/[.M$76]" office:value-type="float" office:value="0.0594059405940594">
            <text:p>0.0594059406</text:p>
          </table:table-cell>
          <table:table-cell table:number-columns-repeated="5"/>
          <table:table-cell table:style-name="ce3"/>
          <table:table-cell table:style-name="ce7" table:formula="of:=[.T52]/[.T$76]" office:value-type="float" office:value="0">
            <text:p>0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Z52]/[.Z$76]" office:value-type="float" office:value="0.0101010101010101">
            <text:p>0.010101010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1">
            <text:p>0.1</text:p>
          </table:table-cell>
          <table:table-cell office:value-type="float" office:value="0.099009901">
            <text:p>0.099009901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6">
            <text:p>16</text:p>
          </table:table-cell>
          <table:table-cell office:value-type="float" office:value="0.23">
            <text:p>0.23</text:p>
          </table:table-cell>
          <table:table-cell table:style-name="ce7" table:formula="of:=[.E53]/[.E$76]" office:value-type="float" office:value="0.232323232323232">
            <text:p>0.2323232323</text:p>
          </table:table-cell>
          <table:table-cell table:number-columns-repeated="4"/>
          <table:table-cell office:value-type="float" office:value="0.13">
            <text:p>0.13</text:p>
          </table:table-cell>
          <table:table-cell table:style-name="ce7" table:formula="of:=[.K53]/[.K$76]" office:value-type="float" office:value="0.13265306122449">
            <text:p>0.1326530612</text:p>
          </table:table-cell>
          <table:table-cell office:value-type="float" office:value="0.07">
            <text:p>0.07</text:p>
          </table:table-cell>
          <table:table-cell table:style-name="ce7" table:formula="of:=[.M53]/[.M$76]" office:value-type="float" office:value="0.0693069306930693">
            <text:p>0.0693069307</text:p>
          </table:table-cell>
          <table:table-cell table:number-columns-repeated="15"/>
          <table:table-cell office:value-type="float" office:value="0.21">
            <text:p>0.21</text:p>
          </table:table-cell>
          <table:table-cell office:value-type="float" office:value="0.2121212121">
            <text:p>0.2121212121</text:p>
          </table:table-cell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table:style-name="ce7" table:formula="of:=[.E54]/[.E$76]" office:value-type="float" office:value="0.202020202020202">
            <text:p>0.202020202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K54]/[.K$76]" office:value-type="float" office:value="0.142857142857143">
            <text:p>0.1428571429</text:p>
          </table:table-cell>
          <table:table-cell office:value-type="float" office:value="0.03">
            <text:p>0.03</text:p>
          </table:table-cell>
          <table:table-cell table:style-name="ce7" table:formula="of:=[.M54]/[.M$76]" office:value-type="float" office:value="0.0297029702970297">
            <text:p>0.0297029703</text:p>
          </table:table-cell>
          <table:table-cell table:number-columns-repeated="15"/>
          <table:table-cell office:value-type="float" office:value="0.31">
            <text:p>0.31</text:p>
          </table:table-cell>
          <table:table-cell office:value-type="float" office:value="0.3131313131">
            <text:p>0.3131313131</text:p>
          </table:table-cell>
          <table:table-cell table:number-columns-repeated="993"/>
        </table:table-row>
        <table:table-row table:style-name="ro2">
          <table:table-cell table:number-columns-repeated="3"/>
          <table:table-cell office:value-type="float" office:value="18">
            <text:p>18</text:p>
          </table:table-cell>
          <table:table-cell office:value-type="float" office:value="0.16">
            <text:p>0.16</text:p>
          </table:table-cell>
          <table:table-cell table:style-name="ce7" table:formula="of:=[.E55]/[.E$76]" office:value-type="float" office:value="0.161616161616162">
            <text:p>0.1616161616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K55]/[.K$76]" office:value-type="float" office:value="0.0714285714285714">
            <text:p>0.0714285714</text:p>
          </table:table-cell>
          <table:table-cell office:value-type="float" office:value="0.03">
            <text:p>0.03</text:p>
          </table:table-cell>
          <table:table-cell table:style-name="ce7" table:formula="of:=[.M55]/[.M$76]" office:value-type="float" office:value="0.0297029702970297">
            <text:p>0.0297029703</text:p>
          </table:table-cell>
          <table:table-cell table:number-columns-repeated="15"/>
          <table:table-cell office:value-type="float" office:value="0.18">
            <text:p>0.18</text:p>
          </table:table-cell>
          <table:table-cell office:value-type="float" office:value="0.1818181818">
            <text:p>0.1818181818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202020202">
            <text:p>0.0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 table:style-name="ce7" table:formula="of:=[.E56]/[.E$76]" office:value-type="float" office:value="0.0101010101010101">
            <text:p>0.0101010101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K56]/[.K$76]" office:value-type="float" office:value="0.0306122448979592">
            <text:p>0.0306122449</text:p>
          </table:table-cell>
          <table:table-cell office:value-type="float" office:value="0.01">
            <text:p>0.01</text:p>
          </table:table-cell>
          <table:table-cell table:style-name="ce7" table:formula="of:=[.M56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0.0707070707">
            <text:p>0.0707070707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7]/[.K$76]" office:value-type="float" office:value="0.0204081632653061">
            <text:p>0.0204081633</text:p>
          </table:table-cell>
          <table:table-cell office:value-type="float" office:value="0.01">
            <text:p>0.01</text:p>
          </table:table-cell>
          <table:table-cell table:style-name="ce7" table:formula="of:=[.M57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4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8]/[.K$76]" office:value-type="float" office:value="0.0204081632653061">
            <text:p>0.0204081633</text:p>
          </table:table-cell>
          <table:table-cell table:number-columns-repeated="23"/>
          <table:table-cell office:value-type="float" office:value="0.17">
            <text:p>0.17</text:p>
          </table:table-cell>
          <table:table-cell office:value-type="float" office:value="0.1717171717">
            <text:p>0.1717171717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2">
            <text:p>22</text:p>
          </table:table-cell>
          <table:table-cell table:number-columns-repeated="31"/>
          <table:table-cell office:value-type="float" office:value="0.2">
            <text:p>0.2</text:p>
          </table:table-cell>
          <table:table-cell office:value-type="float" office:value="0.202020202">
            <text:p>0.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2.2">
            <text:p>22.2</text:p>
          </table:table-cell>
          <table:table-cell table:number-columns-repeated="31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3">
            <text:p>23</text:p>
          </table:table-cell>
          <table:table-cell table:number-columns-repeated="31"/>
          <table:table-cell office:value-type="float" office:value="0.14">
            <text:p>0.14</text:p>
          </table:table-cell>
          <table:table-cell office:value-type="float" office:value="0.1414141414">
            <text:p>0.1414141414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31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5">
            <text:p>25</text:p>
          </table:table-cell>
          <table:table-cell table:number-columns-repeated="31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6">
            <text:p>26</text:p>
          </table:table-cell>
          <table:table-cell table:number-columns-repeated="31"/>
          <table:table-cell office:value-type="float" office:value="0.04">
            <text:p>0.04</text:p>
          </table:table-cell>
          <table:table-cell office:value-type="float" office:value="0.0404040404">
            <text:p>0.0404040404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7">
            <text:p>27</text:p>
          </table:table-cell>
          <table:table-cell table:number-columns-repeated="4"/>
          <table:table-cell office:value-type="float" office:value="0.04">
            <text:p>0.04</text:p>
          </table:table-cell>
          <table:table-cell table:style-name="ce7" table:formula="of:=[.I65]/[.I$76]" office:value-type="float" office:value="0.04">
            <text:p>0.04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8">
            <text:p>28</text:p>
          </table:table-cell>
          <table:table-cell table:number-columns-repeated="4"/>
          <table:table-cell office:value-type="float" office:value="0.19">
            <text:p>0.19</text:p>
          </table:table-cell>
          <table:table-cell table:style-name="ce7" table:formula="of:=[.I66]/[.I$76]" office:value-type="float" office:value="0.19">
            <text:p>0.19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9">
            <text:p>29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7" table:formula="of:=[.I67]/[.I$76]" office:value-type="float" office:value="0.25">
            <text:p>0.25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0">
            <text:p>30</text:p>
          </table:table-cell>
          <table:table-cell table:number-columns-repeated="4"/>
          <table:table-cell office:value-type="float" office:value="0.23">
            <text:p>0.23</text:p>
          </table:table-cell>
          <table:table-cell table:style-name="ce7" table:formula="of:=[.I68]/[.I$76]" office:value-type="float" office:value="0.23">
            <text:p>0.23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0.2">
            <text:p>30.2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I69]/[.I$76]" office:value-type="float" office:value="0.03">
            <text:p>0.03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1">
            <text:p>31</text:p>
          </table:table-cell>
          <table:table-cell table:number-columns-repeated="4"/>
          <table:table-cell office:value-type="float" office:value="0.06">
            <text:p>0.06</text:p>
          </table:table-cell>
          <table:table-cell table:style-name="ce7" table:formula="of:=[.I70]/[.I$76]" office:value-type="float" office:value="0.06">
            <text:p>0.0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1.2">
            <text:p>31.2</text:p>
          </table:table-cell>
          <table:table-cell table:number-columns-repeated="4"/>
          <table:table-cell office:value-type="float" office:value="0.08">
            <text:p>0.08</text:p>
          </table:table-cell>
          <table:table-cell table:style-name="ce7" table:formula="of:=[.I71]/[.I$76]" office:value-type="float" office:value="0.08">
            <text:p>0.0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2">
            <text:p>3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2]/[.I$76]" office:value-type="float" office:value="0.02">
            <text:p>0.02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2.2">
            <text:p>32.2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I73]/[.I$76]" office:value-type="float" office:value="0.07">
            <text:p>0.07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3.2">
            <text:p>33.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4]/[.I$76]" office:value-type="float" office:value="0.02">
            <text:p>0.02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4.2">
            <text:p>34.2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I75]/[.I$76]" office:value-type="float" office:value="0.01">
            <text:p>0.0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/>
          <table:table-cell table:formula="of:=SUM([.E50:.E75])" office:value-type="float" office:value="0.99">
            <text:p>0.99</text:p>
          </table:table-cell>
          <table:table-cell/>
          <table:table-cell table:formula="of:=SUM([.G42:.G47])" office:value-type="float" office:value="1">
            <text:p>1</text:p>
          </table:table-cell>
          <table:table-cell/>
          <table:table-cell table:formula="of:=SUM([.I65:.I75])" office:value-type="float" office:value="1">
            <text:p>1</text:p>
          </table:table-cell>
          <table:table-cell/>
          <table:table-cell table:formula="of:=SUM([.K48:.K75])" office:value-type="float" office:value="0.98">
            <text:p>0.98</text:p>
          </table:table-cell>
          <table:table-cell/>
          <table:table-cell table:formula="of:=SUM([.M41:.M57])" office:value-type="float" office:value="1.01">
            <text:p>1.01</text:p>
          </table:table-cell>
          <table:table-cell/>
          <table:table-cell table:formula="of:=SUM([.O45:.O51])" office:value-type="float" office:value="1.01">
            <text:p>1.01</text:p>
          </table:table-cell>
          <table:table-cell/>
          <table:table-cell table:formula="of:=SUM([.Q44:.Q51])" office:value-type="float" office:value="1">
            <text:p>1</text:p>
          </table:table-cell>
          <table:table-cell/>
          <table:table-cell table:formula="of:=SUM([.S43:.S51])" office:value-type="float" office:value="0.99">
            <text:p>0.99</text:p>
          </table:table-cell>
          <table:table-cell table:formula="of:=SUM([.T43:.T52])" office:value-type="float" office:value="1">
            <text:p>1</text:p>
          </table:table-cell>
          <table:table-cell/>
          <table:table-cell table:formula="of:=SUM([.V44:.V51])" office:value-type="float" office:value="1">
            <text:p>1</text:p>
          </table:table-cell>
          <table:table-cell/>
          <table:table-cell table:formula="of:=SUM([.X45:.X51])" office:value-type="float" office:value="1">
            <text:p>1</text:p>
          </table:table-cell>
          <table:table-cell/>
          <table:table-cell table:formula="of:=SUM([.Z44:.Z52])" office:value-type="float" office:value="0.99">
            <text:p>0.99</text:p>
          </table:table-cell>
          <table:table-cell table:number-columns-repeated="3"/>
          <table:table-cell office:value-type="float" office:value="0.99">
            <text:p>0.99</text:p>
          </table:table-cell>
          <table:table-cell/>
          <table:table-cell office:value-type="float" office:value="1.01">
            <text:p>1.0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99">
            <text:p>0.99</text:p>
          </table:table-cell>
          <table:table-cell table:number-columns-repeated="988"/>
        </table:table-row>
      </table:table>
      <table:table table:name="SIB1" table:style-name="ta1" table:print="false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020" table:default-cell-style-name="Default"/>
        <table:table-row table:style-name="ro1">
          <table:table-cell office:value-type="string">
            <text:p>SAMPLE</text:p>
          </table:table-cell>
          <table:table-cell office:value-type="string">
            <text:p>PROFILE</text:p>
          </table:table-cell>
          <table:table-cell office:value-type="string">
            <text:p>DONORS</text:p>
          </table:table-cell>
          <table:table-cell table:style-name="Default" office:value-type="string">
            <text:p>ALLELE</text:p>
          </table:table-cell>
          <table:table-cell office:value-type="string">
            <text:p>D3S1358</text:p>
          </table:table-cell>
          <table:table-cell/>
          <table:table-cell office:value-type="string">
            <text:p>THO1</text:p>
          </table:table-cell>
          <table:table-cell/>
          <table:table-cell office:value-type="string">
            <text:p>D21S11</text:p>
          </table:table-cell>
          <table:table-cell/>
          <table:table-cell office:value-type="string">
            <text:p>D18S51</text:p>
          </table:table-cell>
          <table:table-cell/>
          <table:table-cell office:value-type="string">
            <text:p>Penta E</text:p>
          </table:table-cell>
          <table:table-cell/>
          <table:table-cell office:value-type="string">
            <text:p>D5S818</text:p>
          </table:table-cell>
          <table:table-cell/>
          <table:table-cell office:value-type="string">
            <text:p>D13S317</text:p>
          </table:table-cell>
          <table:table-cell/>
          <table:table-cell office:value-type="string">
            <text:p>D7S820</text:p>
          </table:table-cell>
          <table:table-cell office:value-type="string">
            <text:p>(copy)</text:p>
          </table:table-cell>
          <table:table-cell/>
          <table:table-cell office:value-type="string">
            <text:p>D16S539</text:p>
          </table:table-cell>
          <table:table-cell/>
          <table:table-cell office:value-type="string">
            <text:p>CSF1PO</text:p>
          </table:table-cell>
          <table:table-cell/>
          <table:table-cell office:value-type="string">
            <text:p>Penta D</text:p>
          </table:table-cell>
          <table:table-cell/>
          <table:table-cell office:value-type="string">
            <text:p>AMEL</text:p>
          </table:table-cell>
          <table:table-cell/>
          <table:table-cell office:value-type="string">
            <text:p>vWA</text:p>
          </table:table-cell>
          <table:table-cell/>
          <table:table-cell office:value-type="string">
            <text:p>D8S1179</text:p>
          </table:table-cell>
          <table:table-cell/>
          <table:table-cell office:value-type="string">
            <text:p>TPOX</text:p>
          </table:table-cell>
          <table:table-cell/>
          <table:table-cell office:value-type="string">
            <text:p>FGA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B11 regression tests. Calculation of values for the “sibtest” datasets. Test against SIB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0" office:value-type="string">
            <text:p>SIB1</text:p>
          </table:table-cell>
          <table:table-cell table:style-name="ce10" office:value-type="string">
            <text:p>FP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5">
            <text:p>15</text:p>
          </table:table-cell>
          <table:table-cell table:style-name="ce10" table:formula="of:=INDEX([.F$41:.F$75];MATCH([.E4];[.$D$41:.$D$75];0))" office:value-type="float" office:value="0.272727272727273">
            <text:p>0.2727272727</text:p>
          </table:table-cell>
          <table:table-cell table:style-name="ce10" office:value-type="float" office:value="6">
            <text:p>6</text:p>
          </table:table-cell>
          <table:table-cell table:style-name="ce8" table:formula="of:=INDEX([.H$41:.H$75];MATCH([.G4];[.$D$41:.$D$75];0))" office:value-type="float" office:value="0.19">
            <text:p>0.19</text:p>
          </table:table-cell>
          <table:table-cell table:style-name="ce10" office:value-type="float" office:value="27">
            <text:p>27</text:p>
          </table:table-cell>
          <table:table-cell table:style-name="ce8" table:formula="of:=INDEX([.J$41:.J$75];MATCH([.I4];[.$D$41:.$D$75];0))" office:value-type="float" office:value="0.04">
            <text:p>0.04</text:p>
          </table:table-cell>
          <table:table-cell table:style-name="ce10" office:value-type="float" office:value="11">
            <text:p>11</text:p>
          </table:table-cell>
          <table:table-cell table:style-name="ce8" table:formula="of:=INDEX([.L$41:.L$75];MATCH([.K4];[.$D$41:.$D$75];0))" office:value-type="float" office:value="0.0204081632653061">
            <text:p>0.0204081633</text:p>
          </table:table-cell>
          <table:table-cell table:style-name="ce10" office:value-type="float" office:value="5">
            <text:p>5</text:p>
          </table:table-cell>
          <table:table-cell table:style-name="ce8" table:formula="of:=INDEX([.N$41:.N$75];MATCH([.M4];[.$D$41:.$D$75];0))" office:value-type="float" office:value="0.0891089108910891">
            <text:p>0.0891089109</text:p>
          </table:table-cell>
          <table:table-cell table:style-name="ce10" office:value-type="float" office:value="9">
            <text:p>9</text:p>
          </table:table-cell>
          <table:table-cell table:style-name="ce8" table:formula="of:=INDEX([.P$41:.P$75];MATCH([.O4];[.$D$41:.$D$75];0))" office:value-type="float" office:value="0.0297029702970297">
            <text:p>0.0297029703</text:p>
          </table:table-cell>
          <table:table-cell table:style-name="ce10" office:value-type="float" office:value="8">
            <text:p>8</text:p>
          </table:table-cell>
          <table:table-cell table:style-name="ce8" table:formula="of:=INDEX([.R$41:.R$75];MATCH([.Q4];[.$D$41:.$D$75];0))" office:value-type="float" office:value="0.12">
            <text:p>0.12</text:p>
          </table:table-cell>
          <table:table-cell table:number-columns-repeated="2" table:style-name="ce10" office:value-type="float" office:value="13">
            <text:p>13</text:p>
          </table:table-cell>
          <table:table-cell table:style-name="ce8" table:formula="of:=INDEX([.U$41:.U$75];MATCH([.T4];[.$D$41:.$D$75];0))" office:value-type="float" office:value="0.0303030303030303">
            <text:p>0.0303030303</text:p>
          </table:table-cell>
          <table:table-cell table:style-name="ce10" office:value-type="float" office:value="10">
            <text:p>10</text:p>
          </table:table-cell>
          <table:table-cell table:style-name="ce8" table:formula="of:=INDEX([.W$41:.W$75];MATCH([.V4];[.$D$41:.$D$75];0))" office:value-type="float" office:value="0.06">
            <text:p>0.06</text:p>
          </table:table-cell>
          <table:table-cell table:style-name="ce10" office:value-type="float" office:value="9">
            <text:p>9</text:p>
          </table:table-cell>
          <table:table-cell table:style-name="ce8" table:formula="of:=INDEX([.Y$41:.Y$75];MATCH([.X4];[.$D$41:.$D$75];0))" office:value-type="float" office:value="0.02">
            <text:p>0.02</text:p>
          </table:table-cell>
          <table:table-cell table:style-name="ce10" office:value-type="float" office:value="8">
            <text:p>8</text:p>
          </table:table-cell>
          <table:table-cell table:style-name="ce8" table:formula="of:=INDEX([.AA$41:.AA$75];MATCH([.Z4];[.$D$41:.$D$75];0))" office:value-type="float" office:value="0.0101010101010101">
            <text:p>0.0101010101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float" office:value="14">
            <text:p>14</text:p>
          </table:table-cell>
          <table:table-cell table:style-name="ce8" table:formula="of:=INDEX([.AE$41:.AE$75];MATCH([.AD4];[.$D$41:.$D$75];0))" office:value-type="float" office:value="0.101010101">
            <text:p>0.101010101</text:p>
          </table:table-cell>
          <table:table-cell table:style-name="ce10" office:value-type="float" office:value="12">
            <text:p>12</text:p>
          </table:table-cell>
          <table:table-cell table:style-name="ce8" table:formula="of:=INDEX([.AG$41:.AG$75];MATCH([.AF4];[.$D$41:.$D$75];0))" office:value-type="float" office:value="0.1584158416">
            <text:p>0.1584158416</text:p>
          </table:table-cell>
          <table:table-cell table:style-name="ce10" office:value-type="float" office:value="8">
            <text:p>8</text:p>
          </table:table-cell>
          <table:table-cell table:style-name="ce8" table:formula="of:=INDEX([.AI$41:.AI$75];MATCH([.AH4];[.$D$41:.$D$75];0))" office:value-type="float" office:value="0.56">
            <text:p>0.56</text:p>
          </table:table-cell>
          <table:table-cell table:style-name="ce10" office:value-type="float" office:value="18">
            <text:p>18</text:p>
          </table:table-cell>
          <table:table-cell table:style-name="ce8" table:formula="of:=INDEX([.AK$41:.AK$75];MATCH([.AJ4];[.$D$41:.$D$75];0))" office:value-type="float" office:value="0.0202020202">
            <text:p>0.0202020202</text:p>
          </table:table-cell>
          <table:table-cell table:style-name="ce10" table:number-columns-repeated="987"/>
        </table:table-row>
        <table:table-row table:style-name="ro2"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 office:value-type="float" office:value="15">
            <text:p>15</text:p>
          </table:table-cell>
          <table:table-cell table:style-name="ce10" table:formula="of:=INDEX([.F$41:.F$75];MATCH([.E5];[.$D$41:.$D$75];0))" office:value-type="float" office:value="0.272727272727273">
            <text:p>0.2727272727</text:p>
          </table:table-cell>
          <table:table-cell table:style-name="ce10" office:value-type="float" office:value="9">
            <text:p>9</text:p>
          </table:table-cell>
          <table:table-cell table:style-name="ce8" table:formula="of:=INDEX([.H$41:.H$75];MATCH([.G5];[.$D$41:.$D$75];0))" office:value-type="float" office:value="0.15">
            <text:p>0.15</text:p>
          </table:table-cell>
          <table:table-cell table:style-name="ce10" office:value-type="float" office:value="34.2">
            <text:p>34.2</text:p>
          </table:table-cell>
          <table:table-cell table:style-name="ce8" table:formula="of:=INDEX([.J$41:.J$75];MATCH([.I5];[.$D$41:.$D$75];0))" office:value-type="float" office:value="0.01">
            <text:p>0.01</text:p>
          </table:table-cell>
          <table:table-cell table:style-name="ce10" office:value-type="float" office:value="20">
            <text:p>20</text:p>
          </table:table-cell>
          <table:table-cell table:style-name="ce8" table:formula="of:=INDEX([.L$41:.L$75];MATCH([.K5];[.$D$41:.$D$75];0))" office:value-type="float" office:value="0.0204081632653061">
            <text:p>0.0204081633</text:p>
          </table:table-cell>
          <table:table-cell table:style-name="ce10" office:value-type="float" office:value="7">
            <text:p>7</text:p>
          </table:table-cell>
          <table:table-cell table:style-name="ce8" table:formula="of:=INDEX([.N$41:.N$75];MATCH([.M5];[.$D$41:.$D$75];0))" office:value-type="float" office:value="0.138613861386139">
            <text:p>0.1386138614</text:p>
          </table:table-cell>
          <table:table-cell table:style-name="ce10" office:value-type="float" office:value="9">
            <text:p>9</text:p>
          </table:table-cell>
          <table:table-cell table:style-name="ce8" table:formula="of:=INDEX([.P$41:.P$75];MATCH([.O5];[.$D$41:.$D$75];0))" office:value-type="float" office:value="0.0297029702970297">
            <text:p>0.0297029703</text:p>
          </table:table-cell>
          <table:table-cell table:style-name="ce10" office:value-type="float" office:value="8">
            <text:p>8</text:p>
          </table:table-cell>
          <table:table-cell table:style-name="ce8" table:formula="of:=INDEX([.R$41:.R$75];MATCH([.Q5];[.$D$41:.$D$75];0))" office:value-type="float" office:value="0.12">
            <text:p>0.12</text:p>
          </table:table-cell>
          <table:table-cell table:number-columns-repeated="2" table:style-name="ce10" office:value-type="float" office:value="14">
            <text:p>14</text:p>
          </table:table-cell>
          <table:table-cell table:style-name="ce8" table:formula="of:=INDEX([.U$41:.U$75];MATCH([.T5];[.$D$41:.$D$75];0))" office:value-type="float" office:value="0.0101010101010101">
            <text:p>0.0101010101</text:p>
          </table:table-cell>
          <table:table-cell table:style-name="ce10" office:value-type="float" office:value="10">
            <text:p>10</text:p>
          </table:table-cell>
          <table:table-cell table:style-name="ce8" table:formula="of:=INDEX([.W$41:.W$75];MATCH([.V5];[.$D$41:.$D$75];0))" office:value-type="float" office:value="0.06">
            <text:p>0.06</text:p>
          </table:table-cell>
          <table:table-cell table:style-name="ce10" office:value-type="float" office:value="13">
            <text:p>13</text:p>
          </table:table-cell>
          <table:table-cell table:style-name="ce8" table:formula="of:=INDEX([.Y$41:.Y$75];MATCH([.X5];[.$D$41:.$D$75];0))" office:value-type="float" office:value="0.05">
            <text:p>0.05</text:p>
          </table:table-cell>
          <table:table-cell table:style-name="ce10" office:value-type="float" office:value="15">
            <text:p>15</text:p>
          </table:table-cell>
          <table:table-cell table:style-name="ce8" table:formula="of:=INDEX([.AA$41:.AA$75];MATCH([.Z5];[.$D$41:.$D$75];0))" office:value-type="float" office:value="0.0101010101010101">
            <text:p>0.0101010101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float" office:value="19">
            <text:p>19</text:p>
          </table:table-cell>
          <table:table-cell table:style-name="ce8" table:formula="of:=INDEX([.AE$41:.AE$75];MATCH([.AD5];[.$D$41:.$D$75];0))" office:value-type="float" office:value="0.0808080808">
            <text:p>0.0808080808</text:p>
          </table:table-cell>
          <table:table-cell table:style-name="ce10" office:value-type="float" office:value="13">
            <text:p>13</text:p>
          </table:table-cell>
          <table:table-cell table:style-name="ce8" table:formula="of:=INDEX([.AG$41:.AG$75];MATCH([.AF5];[.$D$41:.$D$75];0))" office:value-type="float" office:value="0.3465346535">
            <text:p>0.3465346535</text:p>
          </table:table-cell>
          <table:table-cell table:style-name="ce10" office:value-type="float" office:value="12">
            <text:p>12</text:p>
          </table:table-cell>
          <table:table-cell table:style-name="ce8" table:formula="of:=INDEX([.AI$41:.AI$75];MATCH([.AH5];[.$D$41:.$D$75];0))" office:value-type="float" office:value="0.05">
            <text:p>0.05</text:p>
          </table:table-cell>
          <table:table-cell table:style-name="ce10" office:value-type="float" office:value="25">
            <text:p>25</text:p>
          </table:table-cell>
          <table:table-cell table:style-name="ce8" table:formula="of:=INDEX([.AK$41:.AK$75];MATCH([.AJ5];[.$D$41:.$D$75];0))" office:value-type="float" office:value="0.0808080808">
            <text:p>0.0808080808</text:p>
          </table:table-cell>
          <table:table-cell table:style-name="ce10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7"/>
          <table:table-cell table:number-columns-repeated="1016"/>
        </table:table-row>
        <table:table-row table:style-name="ro2">
          <table:table-cell office:value-type="string">
            <text:p>MUM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7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7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7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7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7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7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7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7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7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7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7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7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7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7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7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8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8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8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8];[.$D$41:.$D$75];0))" office:value-type="float" office:value="0.153061224489796">
            <text:p>0.1530612245</text:p>
          </table:table-cell>
          <table:table-cell office:value-type="float" office:value="7">
            <text:p>7</text:p>
          </table:table-cell>
          <table:table-cell table:style-name="ce7" table:formula="of:=INDEX([.N$41:.N$75];MATCH([.M8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8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8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8];[.$D$41:.$D$75];0))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7" table:formula="of:=INDEX([.W$41:.W$75];MATCH([.V8];[.$D$41:.$D$75];0))" office:value-type="float" office:value="0.06">
            <text:p>0.06</text:p>
          </table:table-cell>
          <table:table-cell office:value-type="float" office:value="10">
            <text:p>10</text:p>
          </table:table-cell>
          <table:table-cell table:style-name="ce7" table:formula="of:=INDEX([.Y$41:.Y$75];MATCH([.X8];[.$D$41:.$D$75];0))" office:value-type="float" office:value="0.27">
            <text:p>0.27</text:p>
          </table:table-cell>
          <table:table-cell office:value-type="float" office:value="9">
            <text:p>9</text:p>
          </table:table-cell>
          <table:table-cell table:style-name="ce7" table:formula="of:=INDEX([.AA$41:.AA$75];MATCH([.Z8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5">
            <text:p>15</text:p>
          </table:table-cell>
          <table:table-cell table:style-name="ce7" table:formula="of:=INDEX([.AE$41:.AE$75];MATCH([.AD8];[.$D$41:.$D$75];0))" office:value-type="float" office:value="0.101010101">
            <text:p>0.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8];[.$D$41:.$D$75];0))" office:value-type="float" office:value="0.3465346535">
            <text:p>0.3465346535</text:p>
          </table:table-cell>
          <table:table-cell office:value-type="float" office:value="9">
            <text:p>9</text:p>
          </table:table-cell>
          <table:table-cell table:style-name="ce7" table:formula="of:=INDEX([.AI$41:.AI$75];MATCH([.AH8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8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0:.AK10])" office:value-type="float" office:value="0">
            <text:p>0</text:p>
          </table:table-cell>
          <table:table-cell table:style-name="ce3"/>
          <table:table-cell table:style-name="ce3" table:formula="of:=([.E$4]=[.E7])*([.E$5]=[.E8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7])*([.G$5]=[.G8])/((2-([.G$4]=[.G$5]))*[.H$4]*[.H$5])" office:value-type="float" office:value="0">
            <text:p>0</text:p>
          </table:table-cell>
          <table:table-cell table:style-name="ce3"/>
          <table:table-cell table:style-name="ce3" table:formula="of:=([.I$4]=[.I7])*([.I$5]=[.I8])/((2-([.I$4]=[.I$5]))*[.J$4]*[.J$5])" office:value-type="float" office:value="0">
            <text:p>0</text:p>
          </table:table-cell>
          <table:table-cell table:style-name="ce3"/>
          <table:table-cell table:style-name="ce3" table:formula="of:=([.K$4]=[.K7])*([.K$5]=[.K8])/((2-([.K$4]=[.K$5]))*[.L$4]*[.L$5])" office:value-type="float" office:value="0">
            <text:p>0</text:p>
          </table:table-cell>
          <table:table-cell table:style-name="ce3"/>
          <table:table-cell table:style-name="ce3" table:formula="of:=([.M$4]=[.M7])*([.M$5]=[.M8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7])*([.O$5]=[.O8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7])*([.Q$5]=[.Q8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1/(2*[.U$5])" office:value-type="float" office:value="49.5">
            <text:p>49.5</text:p>
          </table:table-cell>
          <table:table-cell table:style-name="ce3" office:value-type="string">
            <text:p>(AF v AB)</text:p>
          </table:table-cell>
          <table:table-cell table:style-name="ce3" table:formula="of:=([.V$4]=[.V7])*([.V$5]=[.V8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7])*([.X$5]=[.X8])/((2-([.X$4]=[.X$5]))*[.Y$4]*[.Y$5])" office:value-type="float" office:value="0">
            <text:p>0</text:p>
          </table:table-cell>
          <table:table-cell table:style-name="ce3"/>
          <table:table-cell table:style-name="ce3" table:formula="of:=([.Z$4]=[.Z7])*([.Z$5]=[.Z8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7])*([.AD$5]=[.AD8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7])*([.AF$5]=[.AF8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7])*([.AH$5]=[.AH8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7])*([.AJ$5]=[.AJ8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1:.AK11])" office:value-type="float" office:value="1955342153973.29">
            <text:p>1955342153973.29</text:p>
          </table:table-cell>
          <table:table-cell table:style-name="ce3"/>
          <table:table-cell table:style-name="ce3" table:formula="of:=((([.E$4]=[.E7])+([.E$4]=[.E8]))/[.F$4] + (([.E$5]=[.E7])+([.E$5]=[.E8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7])+([.G$4]=[.G8]))/[.H$4] + (([.G$5]=[.G7])+([.G$5]=[.G8]))/[.H$5])/4" office:value-type="float" office:value="2.63157894736842">
            <text:p>2.6315789474</text:p>
          </table:table-cell>
          <table:table-cell table:style-name="ce3"/>
          <table:table-cell table:style-name="ce3" table:formula="of:=((([.I$4]=[.I7])+([.I$4]=[.I8]))/[.J$4] + (([.I$5]=[.I7])+([.I$5]=[.I8]))/[.J$5])/4" office:value-type="float" office:value="6.25">
            <text:p>6.25</text:p>
          </table:table-cell>
          <table:table-cell table:style-name="ce3"/>
          <table:table-cell table:style-name="ce3" table:formula="of:=((([.K$4]=[.K7])+([.K$4]=[.K8]))/[.L$4] + (([.K$5]=[.K7])+([.K$5]=[.K8]))/[.L$5])/4" office:value-type="float" office:value="12.25">
            <text:p>12.25</text:p>
          </table:table-cell>
          <table:table-cell table:style-name="ce3"/>
          <table:table-cell table:style-name="ce3" table:formula="of:=((([.M$4]=[.M7])+([.M$4]=[.M8]))/[.N$4] + (([.M$5]=[.M7])+([.M$5]=[.M8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7])+([.O$4]=[.O8]))/[.P$4] + (([.O$5]=[.O7])+([.O$5]=[.O8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7])+([.Q$4]=[.Q8]))/[.R$4] + (([.Q$5]=[.Q7])+([.Q$5]=[.Q8]))/[.R$5])/4" office:value-type="float" office:value="4.16666666666667">
            <text:p>4.1666666667</text:p>
          </table:table-cell>
          <table:table-cell table:style-name="ce3" table:number-columns-repeated="2"/>
          <table:table-cell table:style-name="ce3" table:formula="of:=(1+2*[.U$5])/(4*[.U$5])" office:value-type="float" office:value="25.25">
            <text:p>25.25</text:p>
          </table:table-cell>
          <table:table-cell table:style-name="ce3"/>
          <table:table-cell table:style-name="ce3" table:formula="of:=((([.V$4]=[.V7])+([.V$4]=[.V8]))/[.W$4] + (([.V$5]=[.V7])+([.V$5]=[.V8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7])+([.X$4]=[.X8]))/[.Y$4] + (([.X$5]=[.X7])+([.X$5]=[.X8]))/[.Y$5])/4" office:value-type="float" office:value="12.5">
            <text:p>12.5</text:p>
          </table:table-cell>
          <table:table-cell table:style-name="ce3"/>
          <table:table-cell table:style-name="ce3" table:formula="of:=((([.Z$4]=[.Z7])+([.Z$4]=[.Z8]))/[.AA$4] + (([.Z$5]=[.Z7])+([.Z$5]=[.Z8]))/[.AA$5])/4" office:value-type="float" office:value="24.75">
            <text:p>24.75</text:p>
          </table:table-cell>
          <table:table-cell table:style-name="ce3" table:number-columns-repeated="3"/>
          <table:table-cell table:style-name="ce3" table:formula="of:=((([.AD$4]=[.AD7])+([.AD$4]=[.AD8]))/[.AE$4] + (([.AD$5]=[.AD7])+([.AD$5]=[.AD8]))/[.AE$5])/4" office:value-type="float" office:value="2.4750000002475">
            <text:p>2.4750000002</text:p>
          </table:table-cell>
          <table:table-cell table:style-name="ce3"/>
          <table:table-cell table:style-name="ce3" table:formula="of:=((([.AF$4]=[.AF7])+([.AF$4]=[.AF8]))/[.AG$4] + (([.AF$5]=[.AF7])+([.AF$5]=[.AF8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7])+([.AH$4]=[.AH8]))/[.AI$4] + (([.AH$5]=[.AH7])+([.AH$5]=[.AH8]))/[.AI$5])/4" office:value-type="float" office:value="0.446428571428571">
            <text:p>0.4464285714</text:p>
          </table:table-cell>
          <table:table-cell table:style-name="ce3"/>
          <table:table-cell table:style-name="ce3" table:formula="of:=((([.AJ$4]=[.AJ7])+([.AJ$4]=[.AJ8]))/[.AK$4] + (([.AJ$5]=[.AJ7])+([.AJ$5]=[.AJ8]))/[.AK$5])/4" office:value-type="float" office:value="12.3750000012375">
            <text:p>12.3750000012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12:.AK12])" office:value-type="float" office:value="4390075481738.25">
            <text:p>4390075481738.25</text:p>
          </table:table-cell>
          <table:table-cell table:style-name="ce3"/>
          <table:table-cell table:style-name="ce3" table:formula="of:=((1+([.E$4]=[.E7])/[.F$4])*(1+([.E$5]=[.E8])/[.F$5]) + (1+([.E$5]=[.E7])/[.F$5])*(1+([.E$4]=[.E8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7])/[.H$4])*(1+([.G$5]=[.G8])/[.H$5]) + (1+([.G$5]=[.G7])/[.H$5])*(1+([.G$4]=[.G8])/[.H$4]))/8" office:value-type="float" office:value="1.56578947368421">
            <text:p>1.5657894737</text:p>
          </table:table-cell>
          <table:table-cell table:style-name="ce3"/>
          <table:table-cell table:style-name="ce3" table:formula="of:=((1+([.I$4]=[.I7])/[.J$4])*(1+([.I$5]=[.I8])/[.J$5]) + (1+([.I$5]=[.I7])/[.J$5])*(1+([.I$4]=[.I8])/[.J$4]))/8" office:value-type="float" office:value="3.375">
            <text:p>3.375</text:p>
          </table:table-cell>
          <table:table-cell table:style-name="ce3"/>
          <table:table-cell table:style-name="ce3" table:formula="of:=((1+([.K$4]=[.K7])/[.L$4])*(1+([.K$5]=[.K8])/[.L$5]) + (1+([.K$5]=[.K7])/[.L$5])*(1+([.K$4]=[.K8])/[.L$4]))/8" office:value-type="float" office:value="6.375">
            <text:p>6.375</text:p>
          </table:table-cell>
          <table:table-cell table:style-name="ce3"/>
          <table:table-cell table:style-name="ce3" table:formula="of:=((1+([.M$4]=[.M7])/[.N$4])*(1+([.M$5]=[.M8])/[.N$5]) + (1+([.M$5]=[.M7])/[.N$5])*(1+([.M$4]=[.M8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7])/[.R$4])*(1+([.Q$5]=[.Q8])/[.R$5]) + (1+([.Q$5]=[.Q7])/[.R$5])*(1+([.Q$4]=[.Q8])/[.R$4]))/8" office:value-type="float" office:value="2.33333333333333">
            <text:p>2.3333333333</text:p>
          </table:table-cell>
          <table:table-cell table:style-name="ce3" table:number-columns-repeated="2"/>
          <table:table-cell table:style-name="ce3" table:formula="of:=(1+2*[.U$5])/(4*[.U$5])" office:value-type="float" office:value="25.25">
            <text:p>25.25</text:p>
          </table:table-cell>
          <table:table-cell table:style-name="ce3"/>
          <table:table-cell table:style-name="ce3" table:formula="of:=((1+([.V$4]=[.V7])/[.W$4])*(1+([.V$5]=[.V8])/[.W$5]) + (1+([.V$5]=[.V7])/[.W$5])*(1+([.V$4]=[.V8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7])/[.Y$4])*(1+([.X$5]=[.X8])/[.Y$5]) + (1+([.X$5]=[.X7])/[.Y$5])*(1+([.X$4]=[.X8])/[.Y$4]))/8" office:value-type="float" office:value="6.5">
            <text:p>6.5</text:p>
          </table:table-cell>
          <table:table-cell table:style-name="ce3"/>
          <table:table-cell table:style-name="ce3" table:formula="of:=((1+([.Z$4]=[.Z7])/[.AA$4])*(1+([.Z$5]=[.Z8])/[.AA$5]) + (1+([.Z$5]=[.Z7])/[.AA$5])*(1+([.Z$4]=[.Z8])/[.AA$4]))/8" office:value-type="float" office:value="12.625">
            <text:p>12.625</text:p>
          </table:table-cell>
          <table:table-cell table:style-name="ce3" table:number-columns-repeated="3"/>
          <table:table-cell table:style-name="ce3" table:formula="of:=((1+([.AD$4]=[.AD7])/[.AE$4])*(1+([.AD$5]=[.AD8])/[.AE$5]) + (1+([.AD$5]=[.AD7])/[.AE$5])*(1+([.AD$4]=[.AD8])/[.AE$4]))/8" office:value-type="float" office:value="1.48750000012375">
            <text:p>1.4875000001</text:p>
          </table:table-cell>
          <table:table-cell table:style-name="ce3"/>
          <table:table-cell table:style-name="ce3" table:formula="of:=((1+([.AF$4]=[.AF7])/[.AG$4])*(1+([.AF$5]=[.AF8])/[.AG$5]) + (1+([.AF$5]=[.AF7])/[.AG$5])*(1+([.AF$4]=[.AF8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7])/[.AI$4])*(1+([.AH$5]=[.AH8])/[.AI$5]) + (1+([.AH$5]=[.AH7])/[.AI$5])*(1+([.AH$4]=[.AH8])/[.AI$4]))/8" office:value-type="float" office:value="0.473214285714286">
            <text:p>0.4732142857</text:p>
          </table:table-cell>
          <table:table-cell table:style-name="ce3"/>
          <table:table-cell table:style-name="ce3" table:formula="of:=((1+([.AJ$4]=[.AJ7])/[.AK$4])*(1+([.AJ$5]=[.AJ8])/[.AK$5]) + (1+([.AJ$5]=[.AJ7])/[.AK$5])*(1+([.AJ$4]=[.AJ8])/[.AK$4]))/8" office:value-type="float" office:value="6.43750000061875">
            <text:p>6.4375000006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13:.AK13])" office:value-type="float" office:value="1784923965.42807">
            <text:p>1.78E+09</text:p>
          </table:table-cell>
          <table:table-cell table:style-name="ce3"/>
          <table:table-cell table:style-name="ce6" table:formula="of:=((([.E$4]=[.E7])+([.E$4]=[.E8]))/[.F$4] + (([.E$5]=[.E7])+([.E$5]=[.E8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7])+([.G$4]=[.G8]))/[.H$4] + (([.G$5]=[.G7])+([.G$5]=[.G8]))/[.H$5] + 4)/8" office:value-type="float" office:value="1.81578947368421">
            <text:p>1.8157894737</text:p>
          </table:table-cell>
          <table:table-cell table:style-name="ce3"/>
          <table:table-cell table:style-name="ce6" table:formula="of:=((([.I$4]=[.I7])+([.I$4]=[.I8]))/[.J$4] + (([.I$5]=[.I7])+([.I$5]=[.I8]))/[.J$5] + 4)/8" office:value-type="float" office:value="3.625">
            <text:p>3.625</text:p>
          </table:table-cell>
          <table:table-cell table:style-name="ce3"/>
          <table:table-cell table:style-name="ce6" table:formula="of:=((([.K$4]=[.K7])+([.K$4]=[.K8]))/[.L$4] + (([.K$5]=[.K7])+([.K$5]=[.K8]))/[.L$5] + 4)/8" office:value-type="float" office:value="6.625">
            <text:p>6.625</text:p>
          </table:table-cell>
          <table:table-cell table:style-name="ce3"/>
          <table:table-cell table:style-name="ce6" table:formula="of:=((([.M$4]=[.M7])+([.M$4]=[.M8]))/[.N$4] + (([.M$5]=[.M7])+([.M$5]=[.M8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7])+([.O$4]=[.O8]))/[.P$4] + (([.O$5]=[.O7])+([.O$5]=[.O8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7])+([.Q$4]=[.Q8]))/[.R$4] + (([.Q$5]=[.Q7])+([.Q$5]=[.Q8]))/[.R$5] + 4)/8" office:value-type="float" office:value="2.58333333333333">
            <text:p>2.5833333333</text:p>
          </table:table-cell>
          <table:table-cell table:style-name="ce3" table:number-columns-repeated="2"/>
          <table:table-cell table:style-name="ce3" table:formula="of:=(1+6*[.U$5])/(8*[.U$5])" office:value-type="float" office:value="13.125">
            <text:p>13.125</text:p>
          </table:table-cell>
          <table:table-cell table:style-name="ce3"/>
          <table:table-cell table:style-name="ce6" table:formula="of:=((([.V$4]=[.V7])+([.V$4]=[.V8]))/[.W$4] + (([.V$5]=[.V7])+([.V$5]=[.V8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7])+([.X$4]=[.X8]))/[.Y$4] + (([.X$5]=[.X7])+([.X$5]=[.X8]))/[.Y$5] + 4)/8" office:value-type="float" office:value="6.75">
            <text:p>6.75</text:p>
          </table:table-cell>
          <table:table-cell table:style-name="ce3"/>
          <table:table-cell table:style-name="ce6" table:formula="of:=((([.Z$4]=[.Z7])+([.Z$4]=[.Z8]))/[.AA$4] + (([.Z$5]=[.Z7])+([.Z$5]=[.Z8]))/[.AA$5] + 4)/8" office:value-type="float" office:value="12.875">
            <text:p>12.875</text:p>
          </table:table-cell>
          <table:table-cell table:style-name="ce3" table:number-columns-repeated="3"/>
          <table:table-cell table:style-name="ce6" table:formula="of:=((([.AD$4]=[.AD7])+([.AD$4]=[.AD8]))/[.AE$4] + (([.AD$5]=[.AD7])+([.AD$5]=[.AD8]))/[.AE$5] + 4)/8" office:value-type="float" office:value="1.73750000012375">
            <text:p>1.7375000001</text:p>
          </table:table-cell>
          <table:table-cell table:style-name="ce3"/>
          <table:table-cell table:style-name="ce6" table:formula="of:=((([.AF$4]=[.AF7])+([.AF$4]=[.AF8]))/[.AG$4] + (([.AF$5]=[.AF7])+([.AF$5]=[.AF8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7])+([.AH$4]=[.AH8]))/[.AI$4] + (([.AH$5]=[.AH7])+([.AH$5]=[.AH8]))/[.AI$5] + 4)/8" office:value-type="float" office:value="0.723214285714286">
            <text:p>0.7232142857</text:p>
          </table:table-cell>
          <table:table-cell table:style-name="ce3"/>
          <table:table-cell table:style-name="ce6" table:formula="of:=((([.AJ$4]=[.AJ7])+([.AJ$4]=[.AJ8]))/[.AK$4] + (([.AJ$5]=[.AJ7])+([.AJ$5]=[.AJ8]))/[.AK$5] + 4)/8" office:value-type="float" office:value="6.68750000061875">
            <text:p>6.6875000006</text:p>
          </table:table-cell>
          <table:table-cell table:style-name="ce3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DAD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15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15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15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15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15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15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15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15];[.$D$41:.$D$75];0))" office:value-type="float" office:value="0.0303030303030303">
            <text:p>0.0303030303</text:p>
          </table:table-cell>
          <table:table-cell office:value-type="float" office:value="10">
            <text:p>10</text:p>
          </table:table-cell>
          <table:table-cell table:style-name="ce7" table:formula="of:=INDEX([.W$41:.W$75];MATCH([.V15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15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15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15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15];[.$D$41:.$D$75];0))" office:value-type="float" office:value="0.3465346535">
            <text:p>0.3465346535</text:p>
          </table:table-cell>
          <table:table-cell office:value-type="float" office:value="10">
            <text:p>10</text:p>
          </table:table-cell>
          <table:table-cell table:style-name="ce7" table:formula="of:=INDEX([.AI$41:.AI$75];MATCH([.AH15];[.$D$41:.$D$75];0))" office:value-type="float" office:value="0.04">
            <text:p>0.04</text:p>
          </table:table-cell>
          <table:table-cell office:value-type="float" office:value="25">
            <text:p>25</text:p>
          </table:table-cell>
          <table:table-cell table:style-name="ce7" table:formula="of:=INDEX([.AK$41:.AK$75];MATCH([.AJ15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INDEX([.F$41:.F$75];MATCH([.E16];[.$D$41:.$D$75];0))" office:value-type="float" office:value="0.202020202020202">
            <text:p>0.202020202</text:p>
          </table:table-cell>
          <table:table-cell office:value-type="float" office:value="10">
            <text:p>10</text:p>
          </table:table-cell>
          <table:table-cell table:style-name="ce7" table:formula="of:=INDEX([.H$41:.H$75];MATCH([.G16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16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16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16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16];[.$D$41:.$D$75];0))" office:value-type="float" office:value="0.0297029702970297">
            <text:p>0.0297029703</text:p>
          </table:table-cell>
          <table:table-cell office:value-type="float" office:value="14">
            <text:p>14</text:p>
          </table:table-cell>
          <table:table-cell table:style-name="ce7" table:formula="of:=INDEX([.R$41:.R$75];MATCH([.Q16];[.$D$41:.$D$75];0))" office:value-type="float" office:value="0.05">
            <text:p>0.05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16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16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16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16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style-name="ce7" table:formula="of:=INDEX([.AE$41:.AE$75];MATCH([.AD16];[.$D$41:.$D$75];0))" office:value-type="float" office:value="0.0101010101">
            <text:p>0.0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16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16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16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8:.AK18])" office:value-type="float" office:value="0">
            <text:p>0</text:p>
          </table:table-cell>
          <table:table-cell table:style-name="ce3"/>
          <table:table-cell table:style-name="ce3" table:formula="of:=([.E$4]=[.E15])*([.E$5]=[.E16])/((2-([.E$4]=[.E$5]))*[.F$4]*[.F$5])" office:value-type="float" office:value="0">
            <text:p>0</text:p>
          </table:table-cell>
          <table:table-cell table:style-name="ce3"/>
          <table:table-cell table:style-name="ce3" table:formula="of:=([.G$4]=[.G15])*([.G$5]=[.G16])/((2-([.G$4]=[.G$5]))*[.H$4]*[.H$5])" office:value-type="float" office:value="0">
            <text:p>0</text:p>
          </table:table-cell>
          <table:table-cell table:style-name="ce3"/>
          <table:table-cell table:style-name="ce3" table:formula="of:=([.I$4]=[.I15])*([.I$5]=[.I16])/((2-([.I$4]=[.I$5]))*[.J$4]*[.J$5])" office:value-type="float" office:value="0">
            <text:p>0</text:p>
          </table:table-cell>
          <table:table-cell table:style-name="ce3"/>
          <table:table-cell table:style-name="ce3" table:formula="of:=([.K$4]=[.K15])*([.K$5]=[.K16])/((2-([.K$4]=[.K$5]))*[.L$4]*[.L$5])" office:value-type="float" office:value="0">
            <text:p>0</text:p>
          </table:table-cell>
          <table:table-cell table:style-name="ce3"/>
          <table:table-cell table:style-name="ce3" table:formula="of:=([.M$4]=[.M15])*([.M$5]=[.M16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15])*([.O$5]=[.O16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15])*([.Q$5]=[.Q16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([.T$4]=[.T15])*([.T$5]=[.T16])/((2-([.T$4]=[.T$5]))*[.U$4]*[.U$5])" office:value-type="float" office:value="1633.5">
            <text:p>1633.5</text:p>
          </table:table-cell>
          <table:table-cell table:style-name="ce3"/>
          <table:table-cell table:style-name="ce3" table:formula="of:=([.V$4]=[.V15])*([.V$5]=[.V16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15])*([.X$5]=[.X16])/((2-([.X$4]=[.X$5]))*[.Y$4]*[.Y$5])" office:value-type="float" office:value="0">
            <text:p>0</text:p>
          </table:table-cell>
          <table:table-cell table:style-name="ce3"/>
          <table:table-cell table:style-name="ce3" table:formula="of:=([.Z$4]=[.Z15])*([.Z$5]=[.Z16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15])*([.AD$5]=[.AD16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15])*([.AF$5]=[.AF16])/((2-([.AF$4]=[.AF$5]))*[.AG$4]*[.AG$5])" office:value-type="float" office:value="0">
            <text:p>0</text:p>
          </table:table-cell>
          <table:table-cell table:style-name="ce3"/>
          <table:table-cell table:style-name="ce3" table:formula="of:=([.AH$4]=[.AH15])*([.AH$5]=[.AH16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15])*([.AJ$5]=[.AJ16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9:.AK19])" office:value-type="float" office:value="11373797495528">
            <text:p>11373797495528</text:p>
          </table:table-cell>
          <table:table-cell table:style-name="ce3"/>
          <table:table-cell table:style-name="ce3" table:formula="of:=((([.E$4]=[.E15])+([.E$4]=[.E16]))/[.F$4] + (([.E$5]=[.E15])+([.E$5]=[.E16]))/[.F$5])/4" office:value-type="float" office:value="1.83333333333333">
            <text:p>1.8333333333</text:p>
          </table:table-cell>
          <table:table-cell table:style-name="ce3"/>
          <table:table-cell table:style-name="ce3" table:formula="of:=((([.G$4]=[.G15])+([.G$4]=[.G16]))/[.H$4] + (([.G$5]=[.G15])+([.G$5]=[.G16]))/[.H$5])/4" office:value-type="float" office:value="1.66666666666667">
            <text:p>1.6666666667</text:p>
          </table:table-cell>
          <table:table-cell table:style-name="ce3"/>
          <table:table-cell table:style-name="ce3" table:formula="of:=((([.I$4]=[.I15])+([.I$4]=[.I16]))/[.J$4] + (([.I$5]=[.I15])+([.I$5]=[.I16]))/[.J$5])/4" office:value-type="float" office:value="50">
            <text:p>50</text:p>
          </table:table-cell>
          <table:table-cell table:style-name="ce3"/>
          <table:table-cell table:style-name="ce3" table:formula="of:=((([.K$4]=[.K15])+([.K$4]=[.K16]))/[.L$4] + (([.K$5]=[.K15])+([.K$5]=[.K16]))/[.L$5])/4" office:value-type="float" office:value="12.25">
            <text:p>12.25</text:p>
          </table:table-cell>
          <table:table-cell table:style-name="ce3"/>
          <table:table-cell table:style-name="ce3" table:formula="of:=((([.M$4]=[.M15])+([.M$4]=[.M16]))/[.N$4] + (([.M$5]=[.M15])+([.M$5]=[.M16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15])+([.O$4]=[.O16]))/[.P$4] + (([.O$5]=[.O15])+([.O$5]=[.O16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15])+([.Q$4]=[.Q16]))/[.R$4] + (([.Q$5]=[.Q15])+([.Q$5]=[.Q16]))/[.R$5])/4" office:value-type="float" office:value="4.16666666666667">
            <text:p>4.1666666667</text:p>
          </table:table-cell>
          <table:table-cell table:style-name="ce3" table:number-columns-repeated="2"/>
          <table:table-cell table:style-name="ce3" table:formula="of:=((([.T$4]=[.T15])+([.T$4]=[.T16]))/[.U$4] + (([.T$5]=[.T15])+([.T$5]=[.T16]))/[.U$5])/4" office:value-type="float" office:value="33">
            <text:p>33</text:p>
          </table:table-cell>
          <table:table-cell table:style-name="ce3"/>
          <table:table-cell table:style-name="ce3" table:formula="of:=((([.V$4]=[.V15])+([.V$4]=[.V16]))/[.W$4] + (([.V$5]=[.V15])+([.V$5]=[.V16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15])+([.X$4]=[.X16]))/[.Y$4] + (([.X$5]=[.X15])+([.X$5]=[.X16]))/[.Y$5])/4" office:value-type="float" office:value="5">
            <text:p>5</text:p>
          </table:table-cell>
          <table:table-cell table:style-name="ce3"/>
          <table:table-cell table:style-name="ce3" table:formula="of:=((([.Z$4]=[.Z15])+([.Z$4]=[.Z16]))/[.AA$4] + (([.Z$5]=[.Z15])+([.Z$5]=[.Z16]))/[.AA$5])/4" office:value-type="float" office:value="49.5">
            <text:p>49.5</text:p>
          </table:table-cell>
          <table:table-cell table:style-name="ce3" table:number-columns-repeated="3"/>
          <table:table-cell table:style-name="ce3" table:formula="of:=((([.AD$4]=[.AD15])+([.AD$4]=[.AD16]))/[.AE$4] + (([.AD$5]=[.AD15])+([.AD$5]=[.AD16]))/[.AE$5])/4" office:value-type="float" office:value="3.09375000030937">
            <text:p>3.0937500003</text:p>
          </table:table-cell>
          <table:table-cell table:style-name="ce3"/>
          <table:table-cell table:style-name="ce3" table:formula="of:=((([.AF$4]=[.AF15])+([.AF$4]=[.AF16]))/[.AG$4] + (([.AF$5]=[.AF15])+([.AF$5]=[.AF16]))/[.AG$5])/4" office:value-type="float" office:value="1.44285714271286">
            <text:p>1.4428571427</text:p>
          </table:table-cell>
          <table:table-cell table:style-name="ce3"/>
          <table:table-cell table:style-name="ce3" table:formula="of:=((([.AH$4]=[.AH15])+([.AH$4]=[.AH16]))/[.AI$4] + (([.AH$5]=[.AH15])+([.AH$5]=[.AH16]))/[.AI$5])/4" office:value-type="float" office:value="5">
            <text:p>5</text:p>
          </table:table-cell>
          <table:table-cell table:style-name="ce3"/>
          <table:table-cell table:style-name="ce3" table:formula="of:=((([.AJ$4]=[.AJ15])+([.AJ$4]=[.AJ16]))/[.AK$4] + (([.AJ$5]=[.AJ15])+([.AJ$5]=[.AJ16]))/[.AK$5])/4" office:value-type="float" office:value="3.09375000030937">
            <text:p>3.0937500003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0:.AK20])" office:value-type="float" office:value="35558520827295.6">
            <text:p>35558520827295.6</text:p>
          </table:table-cell>
          <table:table-cell table:style-name="ce3"/>
          <table:table-cell table:style-name="ce3" table:formula="of:=((1+([.E$4]=[.E15])/[.F$4])*(1+([.E$5]=[.E16])/[.F$5]) + (1+([.E$5]=[.E15])/[.F$5])*(1+([.E$4]=[.E16])/[.F$4]))/8" office:value-type="float" office:value="1.16666666666667">
            <text:p>1.1666666667</text:p>
          </table:table-cell>
          <table:table-cell table:style-name="ce3"/>
          <table:table-cell table:style-name="ce3" table:formula="of:=((1+([.G$4]=[.G15])/[.H$4])*(1+([.G$5]=[.G16])/[.H$5]) + (1+([.G$5]=[.G15])/[.H$5])*(1+([.G$4]=[.G16])/[.H$4]))/8" office:value-type="float" office:value="1.08333333333333">
            <text:p>1.0833333333</text:p>
          </table:table-cell>
          <table:table-cell table:style-name="ce3"/>
          <table:table-cell table:style-name="ce3" table:formula="of:=((1+([.I$4]=[.I15])/[.J$4])*(1+([.I$5]=[.I16])/[.J$5]) + (1+([.I$5]=[.I15])/[.J$5])*(1+([.I$4]=[.I16])/[.J$4]))/8" office:value-type="float" office:value="25.25">
            <text:p>25.25</text:p>
          </table:table-cell>
          <table:table-cell table:style-name="ce3"/>
          <table:table-cell table:style-name="ce3" table:formula="of:=((1+([.K$4]=[.K15])/[.L$4])*(1+([.K$5]=[.K16])/[.L$5]) + (1+([.K$5]=[.K15])/[.L$5])*(1+([.K$4]=[.K16])/[.L$4]))/8" office:value-type="float" office:value="6.375">
            <text:p>6.375</text:p>
          </table:table-cell>
          <table:table-cell table:style-name="ce3"/>
          <table:table-cell table:style-name="ce3" table:formula="of:=((1+([.M$4]=[.M15])/[.N$4])*(1+([.M$5]=[.M16])/[.N$5]) + (1+([.M$5]=[.M15])/[.N$5])*(1+([.M$4]=[.M16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15])/[.R$4])*(1+([.Q$5]=[.Q16])/[.R$5]) + (1+([.Q$5]=[.Q15])/[.R$5])*(1+([.Q$4]=[.Q16])/[.R$4]))/8" office:value-type="float" office:value="2.33333333333333">
            <text:p>2.3333333333</text:p>
          </table:table-cell>
          <table:table-cell table:style-name="ce3" table:number-columns-repeated="2"/>
          <table:table-cell table:style-name="ce3" table:formula="of:=((1+([.T$4]=[.T15])/[.U$4])*(1+([.T$5]=[.T16])/[.U$5]) + (1+([.T$5]=[.T15])/[.U$5])*(1+([.T$4]=[.T16])/[.U$4]))/8" office:value-type="float" office:value="425.125">
            <text:p>425.125</text:p>
          </table:table-cell>
          <table:table-cell table:style-name="ce3"/>
          <table:table-cell table:style-name="ce3" table:formula="of:=((1+([.V$4]=[.V15])/[.W$4])*(1+([.V$5]=[.V16])/[.W$5]) + (1+([.V$5]=[.V15])/[.W$5])*(1+([.V$4]=[.V16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15])/[.Y$4])*(1+([.X$5]=[.X16])/[.Y$5]) + (1+([.X$5]=[.X15])/[.Y$5])*(1+([.X$4]=[.X16])/[.Y$4]))/8" office:value-type="float" office:value="2.75">
            <text:p>2.75</text:p>
          </table:table-cell>
          <table:table-cell table:style-name="ce3"/>
          <table:table-cell table:style-name="ce3" table:formula="of:=((1+([.Z$4]=[.Z15])/[.AA$4])*(1+([.Z$5]=[.Z16])/[.AA$5]) + (1+([.Z$5]=[.Z15])/[.AA$5])*(1+([.Z$4]=[.Z16])/[.AA$4]))/8" office:value-type="float" office:value="25">
            <text:p>25</text:p>
          </table:table-cell>
          <table:table-cell table:style-name="ce3" table:number-columns-repeated="3"/>
          <table:table-cell table:style-name="ce3" table:formula="of:=((1+([.AD$4]=[.AD15])/[.AE$4])*(1+([.AD$5]=[.AD16])/[.AE$5]) + (1+([.AD$5]=[.AD15])/[.AE$5])*(1+([.AD$4]=[.AD16])/[.AE$4]))/8" office:value-type="float" office:value="1.79687500015469">
            <text:p>1.7968750002</text:p>
          </table:table-cell>
          <table:table-cell table:style-name="ce3"/>
          <table:table-cell table:style-name="ce3" table:formula="of:=((1+([.AF$4]=[.AF15])/[.AG$4])*(1+([.AF$5]=[.AF16])/[.AG$5]) + (1+([.AF$5]=[.AF15])/[.AG$5])*(1+([.AF$4]=[.AF16])/[.AG$4]))/8" office:value-type="float" office:value="0.971428571356429">
            <text:p>0.9714285714</text:p>
          </table:table-cell>
          <table:table-cell table:style-name="ce3"/>
          <table:table-cell table:style-name="ce3" table:formula="of:=((1+([.AH$4]=[.AH15])/[.AI$4])*(1+([.AH$5]=[.AH16])/[.AI$5]) + (1+([.AH$5]=[.AH15])/[.AI$5])*(1+([.AH$4]=[.AH16])/[.AI$4]))/8" office:value-type="float" office:value="2.75">
            <text:p>2.75</text:p>
          </table:table-cell>
          <table:table-cell table:style-name="ce3"/>
          <table:table-cell table:style-name="ce3" table:formula="of:=((1+([.AJ$4]=[.AJ15])/[.AK$4])*(1+([.AJ$5]=[.AJ16])/[.AK$5]) + (1+([.AJ$5]=[.AJ15])/[.AK$5])*(1+([.AJ$4]=[.AJ16])/[.AK$4]))/8" office:value-type="float" office:value="1.79687500015469">
            <text:p>1.7968750002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21:.AK21])" office:value-type="float" office:value="6998233657.62979">
            <text:p>7.00E+09</text:p>
          </table:table-cell>
          <table:table-cell table:style-name="ce3"/>
          <table:table-cell table:style-name="ce6" table:formula="of:=((([.E$4]=[.E15])+([.E$4]=[.E16]))/[.F$4] + (([.E$5]=[.E15])+([.E$5]=[.E16]))/[.F$5] + 4)/8" office:value-type="float" office:value="1.41666666666667">
            <text:p>1.4166666667</text:p>
          </table:table-cell>
          <table:table-cell table:style-name="ce3"/>
          <table:table-cell table:style-name="ce6" table:formula="of:=((([.G$4]=[.G15])+([.G$4]=[.G16]))/[.H$4] + (([.G$5]=[.G15])+([.G$5]=[.G16]))/[.H$5] + 4)/8" office:value-type="float" office:value="1.33333333333333">
            <text:p>1.3333333333</text:p>
          </table:table-cell>
          <table:table-cell table:style-name="ce3"/>
          <table:table-cell table:style-name="ce6" table:formula="of:=((([.I$4]=[.I15])+([.I$4]=[.I16]))/[.J$4] + (([.I$5]=[.I15])+([.I$5]=[.I16]))/[.J$5] + 4)/8" office:value-type="float" office:value="25.5">
            <text:p>25.5</text:p>
          </table:table-cell>
          <table:table-cell table:style-name="ce3"/>
          <table:table-cell table:style-name="ce6" table:formula="of:=((([.K$4]=[.K15])+([.K$4]=[.K16]))/[.L$4] + (([.K$5]=[.K15])+([.K$5]=[.K16]))/[.L$5] + 4)/8" office:value-type="float" office:value="6.625">
            <text:p>6.625</text:p>
          </table:table-cell>
          <table:table-cell table:style-name="ce3"/>
          <table:table-cell table:style-name="ce6" table:formula="of:=((([.M$4]=[.M15])+([.M$4]=[.M16]))/[.N$4] + (([.M$5]=[.M15])+([.M$5]=[.M16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15])+([.O$4]=[.O16]))/[.P$4] + (([.O$5]=[.O15])+([.O$5]=[.O16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15])+([.Q$4]=[.Q16]))/[.R$4] + (([.Q$5]=[.Q15])+([.Q$5]=[.Q16]))/[.R$5] + 4)/8" office:value-type="float" office:value="2.58333333333333">
            <text:p>2.5833333333</text:p>
          </table:table-cell>
          <table:table-cell table:style-name="ce3" table:number-columns-repeated="2"/>
          <table:table-cell table:style-name="ce6" table:formula="of:=((([.T$4]=[.T15])+([.T$4]=[.T16]))/[.U$4] + (([.T$5]=[.T15])+([.T$5]=[.T16]))/[.U$5] + 4)/8" office:value-type="float" office:value="17">
            <text:p>17</text:p>
          </table:table-cell>
          <table:table-cell table:style-name="ce3"/>
          <table:table-cell table:style-name="ce6" table:formula="of:=((([.V$4]=[.V15])+([.V$4]=[.V16]))/[.W$4] + (([.V$5]=[.V15])+([.V$5]=[.V16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15])+([.X$4]=[.X16]))/[.Y$4] + (([.X$5]=[.X15])+([.X$5]=[.X16]))/[.Y$5] + 4)/8" office:value-type="float" office:value="3">
            <text:p>3</text:p>
          </table:table-cell>
          <table:table-cell table:style-name="ce3"/>
          <table:table-cell table:style-name="ce6" table:formula="of:=((([.Z$4]=[.Z15])+([.Z$4]=[.Z16]))/[.AA$4] + (([.Z$5]=[.Z15])+([.Z$5]=[.Z16]))/[.AA$5] + 4)/8" office:value-type="float" office:value="25.25">
            <text:p>25.25</text:p>
          </table:table-cell>
          <table:table-cell table:style-name="ce3" table:number-columns-repeated="3"/>
          <table:table-cell table:style-name="ce6" table:formula="of:=((([.AD$4]=[.AD15])+([.AD$4]=[.AD16]))/[.AE$4] + (([.AD$5]=[.AD15])+([.AD$5]=[.AD16]))/[.AE$5] + 4)/8" office:value-type="float" office:value="2.04687500015469">
            <text:p>2.0468750002</text:p>
          </table:table-cell>
          <table:table-cell table:style-name="ce3"/>
          <table:table-cell table:style-name="ce6" table:formula="of:=((([.AF$4]=[.AF15])+([.AF$4]=[.AF16]))/[.AG$4] + (([.AF$5]=[.AF15])+([.AF$5]=[.AF16]))/[.AG$5] + 4)/8" office:value-type="float" office:value="1.22142857135643">
            <text:p>1.2214285714</text:p>
          </table:table-cell>
          <table:table-cell table:style-name="ce3"/>
          <table:table-cell table:style-name="ce6" table:formula="of:=((([.AH$4]=[.AH15])+([.AH$4]=[.AH16]))/[.AI$4] + (([.AH$5]=[.AH15])+([.AH$5]=[.AH16]))/[.AI$5] + 4)/8" office:value-type="float" office:value="3">
            <text:p>3</text:p>
          </table:table-cell>
          <table:table-cell table:style-name="ce3"/>
          <table:table-cell table:style-name="ce6" table:formula="of:=((([.AJ$4]=[.AJ15])+([.AJ$4]=[.AJ16]))/[.AK$4] + (([.AJ$5]=[.AJ15])+([.AJ$5]=[.AJ16]))/[.AK$5] + 4)/8" office:value-type="float" office:value="2.04687500015469">
            <text:p>2.0468750002</text:p>
          </table:table-cell>
          <table:table-cell table:style-name="ce3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SIB1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23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23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23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23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23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23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3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23];[.$D$41:.$D$75];0))" office:value-type="float" office:value="0.0303030303030303">
            <text:p>0.0303030303</text:p>
          </table:table-cell>
          <table:table-cell office:value-type="float" office:value="10">
            <text:p>10</text:p>
          </table:table-cell>
          <table:table-cell table:style-name="ce7" table:formula="of:=INDEX([.W$41:.W$75];MATCH([.V23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23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23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23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23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23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23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24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24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24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24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24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24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4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24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24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24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24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24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24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24];[.$D$41:.$D$75];0))" office:value-type="float" office:value="0.05">
            <text:p>0.05</text:p>
          </table:table-cell>
          <table:table-cell office:value-type="float" office:value="25">
            <text:p>25</text:p>
          </table:table-cell>
          <table:table-cell table:style-name="ce7" table:formula="of:=INDEX([.AK$41:.AK$75];MATCH([.AJ24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26:.AK26])" office:value-type="float" office:value="3.82608564022781E+033">
            <text:p>3826085640227810000000000000000000</text:p>
          </table:table-cell>
          <table:table-cell table:style-name="ce3"/>
          <table:table-cell table:style-name="ce3" table:formula="of:=([.E$4]=[.E23])*([.E$5]=[.E24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23])*([.G$5]=[.G24])/((2-([.G$4]=[.G$5]))*[.H$4]*[.H$5])" office:value-type="float" office:value="17.5438596491228">
            <text:p>17.5438596491</text:p>
          </table:table-cell>
          <table:table-cell table:style-name="ce3"/>
          <table:table-cell table:style-name="ce3" table:formula="of:=([.I$4]=[.I23])*([.I$5]=[.I24])/((2-([.I$4]=[.I$5]))*[.J$4]*[.J$5])" office:value-type="float" office:value="1250">
            <text:p>1250</text:p>
          </table:table-cell>
          <table:table-cell table:style-name="ce3"/>
          <table:table-cell table:style-name="ce3" table:formula="of:=([.K$4]=[.K23])*([.K$5]=[.K24])/((2-([.K$4]=[.K$5]))*[.L$4]*[.L$5])" office:value-type="float" office:value="1200.5">
            <text:p>1200.5</text:p>
          </table:table-cell>
          <table:table-cell table:style-name="ce3"/>
          <table:table-cell table:style-name="ce3" table:formula="of:=([.M$4]=[.M23])*([.M$5]=[.M24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23])*([.O$5]=[.O24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23])*([.Q$5]=[.Q24])/((2-([.Q$4]=[.Q$5]))*[.R$4]*[.R$5])" office:value-type="float" office:value="69.4444444444444">
            <text:p>69.4444444444</text:p>
          </table:table-cell>
          <table:table-cell table:style-name="ce3" table:number-columns-repeated="2"/>
          <table:table-cell table:style-name="ce3" table:formula="of:=([.T$4]=[.T23])*([.T$5]=[.T24])/((2-([.T$4]=[.T$5]))*[.U$4]*[.U$5])" office:value-type="float" office:value="1633.5">
            <text:p>1633.5</text:p>
          </table:table-cell>
          <table:table-cell table:style-name="ce3"/>
          <table:table-cell table:style-name="ce3" table:formula="of:=([.V$4]=[.V23])*([.V$5]=[.V24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23])*([.X$5]=[.X24])/((2-([.X$4]=[.X$5]))*[.Y$4]*[.Y$5])" office:value-type="float" office:value="500">
            <text:p>500</text:p>
          </table:table-cell>
          <table:table-cell table:style-name="ce3"/>
          <table:table-cell table:style-name="ce3" table:formula="of:=([.Z$4]=[.Z23])*([.Z$5]=[.Z24])/((2-([.Z$4]=[.Z$5]))*[.AA$4]*[.AA$5])" office:value-type="float" office:value="4900.5">
            <text:p>4900.5</text:p>
          </table:table-cell>
          <table:table-cell table:style-name="ce3" table:number-columns-repeated="3"/>
          <table:table-cell table:style-name="ce3" table:formula="of:=([.AD$4]=[.AD23])*([.AD$5]=[.AD24])/((2-([.AD$4]=[.AD$5]))*[.AE$4]*[.AE$5])" office:value-type="float" office:value="61.2562500122512">
            <text:p>61.2562500123</text:p>
          </table:table-cell>
          <table:table-cell table:style-name="ce3"/>
          <table:table-cell table:style-name="ce3" table:formula="of:=([.AF$4]=[.AF23])*([.AF$5]=[.AF24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23])*([.AH$5]=[.AH24])/((2-([.AH$4]=[.AH$5]))*[.AI$4]*[.AI$5])" office:value-type="float" office:value="17.8571428571429">
            <text:p>17.8571428571</text:p>
          </table:table-cell>
          <table:table-cell table:style-name="ce3"/>
          <table:table-cell table:style-name="ce3" table:formula="of:=([.AJ$4]=[.AJ23])*([.AJ$5]=[.AJ24])/((2-([.AJ$4]=[.AJ$5]))*[.AK$4]*[.AK$5])" office:value-type="float" office:value="306.281250061256">
            <text:p>306.2812500613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27:.AK27])" office:value-type="float" office:value="5.56510511237037E+015">
            <text:p>5565105112370370</text:p>
          </table:table-cell>
          <table:table-cell table:style-name="ce3"/>
          <table:table-cell table:style-name="ce3" table:formula="of:=((([.E$4]=[.E23])+([.E$4]=[.E24]))/[.F$4] + (([.E$5]=[.E23])+([.E$5]=[.E24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23])+([.G$4]=[.G24]))/[.H$4] + (([.G$5]=[.G23])+([.G$5]=[.G24]))/[.H$5])/4" office:value-type="float" office:value="2.98245614035088">
            <text:p>2.9824561404</text:p>
          </table:table-cell>
          <table:table-cell table:style-name="ce3"/>
          <table:table-cell table:style-name="ce3" table:formula="of:=((([.I$4]=[.I23])+([.I$4]=[.I24]))/[.J$4] + (([.I$5]=[.I23])+([.I$5]=[.I24]))/[.J$5])/4" office:value-type="float" office:value="31.25">
            <text:p>31.25</text:p>
          </table:table-cell>
          <table:table-cell table:style-name="ce3"/>
          <table:table-cell table:style-name="ce3" table:formula="of:=((([.K$4]=[.K23])+([.K$4]=[.K24]))/[.L$4] + (([.K$5]=[.K23])+([.K$5]=[.K24]))/[.L$5])/4" office:value-type="float" office:value="24.5">
            <text:p>24.5</text:p>
          </table:table-cell>
          <table:table-cell table:style-name="ce3"/>
          <table:table-cell table:style-name="ce3" table:formula="of:=((([.M$4]=[.M23])+([.M$4]=[.M24]))/[.N$4] + (([.M$5]=[.M23])+([.M$5]=[.M24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23])+([.O$4]=[.O24]))/[.P$4] + (([.O$5]=[.O23])+([.O$5]=[.O24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23])+([.Q$4]=[.Q24]))/[.R$4] + (([.Q$5]=[.Q23])+([.Q$5]=[.Q24]))/[.R$5])/4" office:value-type="float" office:value="8.33333333333333">
            <text:p>8.3333333333</text:p>
          </table:table-cell>
          <table:table-cell table:style-name="ce3" table:number-columns-repeated="2"/>
          <table:table-cell table:style-name="ce3" table:formula="of:=((([.T$4]=[.T23])+([.T$4]=[.T24]))/[.U$4] + (([.T$5]=[.T23])+([.T$5]=[.T24]))/[.U$5])/4" office:value-type="float" office:value="33">
            <text:p>33</text:p>
          </table:table-cell>
          <table:table-cell table:style-name="ce3"/>
          <table:table-cell table:style-name="ce3" table:formula="of:=((([.V$4]=[.V23])+([.V$4]=[.V24]))/[.W$4] + (([.V$5]=[.V23])+([.V$5]=[.V24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23])+([.X$4]=[.X24]))/[.Y$4] + (([.X$5]=[.X23])+([.X$5]=[.X24]))/[.Y$5])/4" office:value-type="float" office:value="17.5">
            <text:p>17.5</text:p>
          </table:table-cell>
          <table:table-cell table:style-name="ce3"/>
          <table:table-cell table:style-name="ce3" table:formula="of:=((([.Z$4]=[.Z23])+([.Z$4]=[.Z24]))/[.AA$4] + (([.Z$5]=[.Z23])+([.Z$5]=[.Z24]))/[.AA$5])/4" office:value-type="float" office:value="49.5">
            <text:p>49.5</text:p>
          </table:table-cell>
          <table:table-cell table:style-name="ce3" table:number-columns-repeated="3"/>
          <table:table-cell table:style-name="ce3" table:formula="of:=((([.AD$4]=[.AD23])+([.AD$4]=[.AD24]))/[.AE$4] + (([.AD$5]=[.AD23])+([.AD$5]=[.AD24]))/[.AE$5])/4" office:value-type="float" office:value="5.56875000055688">
            <text:p>5.5687500006</text:p>
          </table:table-cell>
          <table:table-cell table:style-name="ce3"/>
          <table:table-cell table:style-name="ce3" table:formula="of:=((([.AF$4]=[.AF23])+([.AF$4]=[.AF24]))/[.AG$4] + (([.AF$5]=[.AF23])+([.AF$5]=[.AF24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23])+([.AH$4]=[.AH24]))/[.AI$4] + (([.AH$5]=[.AH23])+([.AH$5]=[.AH24]))/[.AI$5])/4" office:value-type="float" office:value="5.44642857142857">
            <text:p>5.4464285714</text:p>
          </table:table-cell>
          <table:table-cell table:style-name="ce3"/>
          <table:table-cell table:style-name="ce3" table:formula="of:=((([.AJ$4]=[.AJ23])+([.AJ$4]=[.AJ24]))/[.AK$4] + (([.AJ$5]=[.AJ23])+([.AJ$5]=[.AJ24]))/[.AK$5])/4" office:value-type="float" office:value="15.4687500015469">
            <text:p>15.4687500015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8:.AK28])" office:value-type="float" office:value="6.69541077942573E+025">
            <text:p>66954107794257300000000000</text:p>
          </table:table-cell>
          <table:table-cell table:style-name="ce3"/>
          <table:table-cell table:style-name="ce3" table:formula="of:=((1+([.E$4]=[.E23])/[.F$4])*(1+([.E$5]=[.E24])/[.F$5]) + (1+([.E$5]=[.E23])/[.F$5])*(1+([.E$4]=[.E24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23])/[.H$4])*(1+([.G$5]=[.G24])/[.H$5]) + (1+([.G$5]=[.G23])/[.H$5])*(1+([.G$4]=[.G24])/[.H$4]))/8" office:value-type="float" office:value="6.12719298245614">
            <text:p>6.1271929825</text:p>
          </table:table-cell>
          <table:table-cell table:style-name="ce3"/>
          <table:table-cell table:style-name="ce3" table:formula="of:=((1+([.I$4]=[.I23])/[.J$4])*(1+([.I$5]=[.I24])/[.J$5]) + (1+([.I$5]=[.I23])/[.J$5])*(1+([.I$4]=[.I24])/[.J$4]))/8" office:value-type="float" office:value="328.375">
            <text:p>328.375</text:p>
          </table:table-cell>
          <table:table-cell table:style-name="ce3"/>
          <table:table-cell table:style-name="ce3" table:formula="of:=((1+([.K$4]=[.K23])/[.L$4])*(1+([.K$5]=[.K24])/[.L$5]) + (1+([.K$5]=[.K23])/[.L$5])*(1+([.K$4]=[.K24])/[.L$4]))/8" office:value-type="float" office:value="312.625">
            <text:p>312.625</text:p>
          </table:table-cell>
          <table:table-cell table:style-name="ce3"/>
          <table:table-cell table:style-name="ce3" table:formula="of:=((1+([.M$4]=[.M23])/[.N$4])*(1+([.M$5]=[.M24])/[.N$5]) + (1+([.M$5]=[.M23])/[.N$5])*(1+([.M$4]=[.M24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23])/[.R$4])*(1+([.Q$5]=[.Q24])/[.R$5]) + (1+([.Q$5]=[.Q23])/[.R$5])*(1+([.Q$4]=[.Q24])/[.R$4]))/8" office:value-type="float" office:value="21.7777777777778">
            <text:p>21.7777777778</text:p>
          </table:table-cell>
          <table:table-cell table:style-name="ce3" table:number-columns-repeated="2"/>
          <table:table-cell table:style-name="ce3" table:formula="of:=((1+([.T$4]=[.T23])/[.U$4])*(1+([.T$5]=[.T24])/[.U$5]) + (1+([.T$5]=[.T23])/[.U$5])*(1+([.T$4]=[.T24])/[.U$4]))/8" office:value-type="float" office:value="425.125">
            <text:p>425.125</text:p>
          </table:table-cell>
          <table:table-cell table:style-name="ce3"/>
          <table:table-cell table:style-name="ce3" table:formula="of:=((1+([.V$4]=[.V23])/[.W$4])*(1+([.V$5]=[.V24])/[.W$5]) + (1+([.V$5]=[.V23])/[.W$5])*(1+([.V$4]=[.V24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23])/[.Y$4])*(1+([.X$5]=[.X24])/[.Y$5]) + (1+([.X$5]=[.X23])/[.Y$5])*(1+([.X$4]=[.X24])/[.Y$4]))/8" office:value-type="float" office:value="134">
            <text:p>134</text:p>
          </table:table-cell>
          <table:table-cell table:style-name="ce3"/>
          <table:table-cell table:style-name="ce3" table:formula="of:=((1+([.Z$4]=[.Z23])/[.AA$4])*(1+([.Z$5]=[.Z24])/[.AA$5]) + (1+([.Z$5]=[.Z23])/[.AA$5])*(1+([.Z$4]=[.Z24])/[.AA$4]))/8" office:value-type="float" office:value="1250.125">
            <text:p>1250.125</text:p>
          </table:table-cell>
          <table:table-cell table:style-name="ce3" table:number-columns-repeated="3"/>
          <table:table-cell table:style-name="ce3" table:formula="of:=((1+([.AD$4]=[.AD23])/[.AE$4])*(1+([.AD$5]=[.AD24])/[.AE$5]) + (1+([.AD$5]=[.AD23])/[.AE$5])*(1+([.AD$4]=[.AD24])/[.AE$4]))/8" office:value-type="float" office:value="18.3484375033412">
            <text:p>18.3484375033</text:p>
          </table:table-cell>
          <table:table-cell table:style-name="ce3"/>
          <table:table-cell table:style-name="ce3" table:formula="of:=((1+([.AF$4]=[.AF23])/[.AG$4])*(1+([.AF$5]=[.AF24])/[.AG$5]) + (1+([.AF$5]=[.AF23])/[.AG$5])*(1+([.AF$4]=[.AF24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23])/[.AI$4])*(1+([.AH$5]=[.AH24])/[.AI$5]) + (1+([.AH$5]=[.AH23])/[.AI$5])*(1+([.AH$4]=[.AH24])/[.AI$4]))/8" office:value-type="float" office:value="7.4375">
            <text:p>7.4375</text:p>
          </table:table-cell>
          <table:table-cell table:style-name="ce3"/>
          <table:table-cell table:style-name="ce3" table:formula="of:=((1+([.AJ$4]=[.AJ23])/[.AK$4])*(1+([.AJ$5]=[.AJ24])/[.AK$5]) + (1+([.AJ$5]=[.AJ23])/[.AK$5])*(1+([.AJ$4]=[.AJ24])/[.AK$4]))/8" office:value-type="float" office:value="84.5546875160875">
            <text:p>84.5546875161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29:.AK29])" office:value-type="float" office:value="1093040484347.98">
            <text:p>1.09E+12</text:p>
          </table:table-cell>
          <table:table-cell table:style-name="ce3"/>
          <table:table-cell table:style-name="ce6" table:formula="of:=((([.E$4]=[.E23])+([.E$4]=[.E24]))/[.F$4] + (([.E$5]=[.E23])+([.E$5]=[.E24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23])+([.G$4]=[.G24]))/[.H$4] + (([.G$5]=[.G23])+([.G$5]=[.G24]))/[.H$5] + 4)/8" office:value-type="float" office:value="1.99122807017544">
            <text:p>1.9912280702</text:p>
          </table:table-cell>
          <table:table-cell table:style-name="ce3"/>
          <table:table-cell table:style-name="ce6" table:formula="of:=((([.I$4]=[.I23])+([.I$4]=[.I24]))/[.J$4] + (([.I$5]=[.I23])+([.I$5]=[.I24]))/[.J$5] + 4)/8" office:value-type="float" office:value="16.125">
            <text:p>16.125</text:p>
          </table:table-cell>
          <table:table-cell table:style-name="ce3"/>
          <table:table-cell table:style-name="ce6" table:formula="of:=((([.K$4]=[.K23])+([.K$4]=[.K24]))/[.L$4] + (([.K$5]=[.K23])+([.K$5]=[.K24]))/[.L$5] + 4)/8" office:value-type="float" office:value="12.75">
            <text:p>12.75</text:p>
          </table:table-cell>
          <table:table-cell table:style-name="ce3"/>
          <table:table-cell table:style-name="ce6" table:formula="of:=((([.M$4]=[.M23])+([.M$4]=[.M24]))/[.N$4] + (([.M$5]=[.M23])+([.M$5]=[.M24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23])+([.O$4]=[.O24]))/[.P$4] + (([.O$5]=[.O23])+([.O$5]=[.O24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23])+([.Q$4]=[.Q24]))/[.R$4] + (([.Q$5]=[.Q23])+([.Q$5]=[.Q24]))/[.R$5] + 4)/8" office:value-type="float" office:value="4.66666666666667">
            <text:p>4.6666666667</text:p>
          </table:table-cell>
          <table:table-cell table:style-name="ce3" table:number-columns-repeated="2"/>
          <table:table-cell table:style-name="ce6" table:formula="of:=((([.T$4]=[.T23])+([.T$4]=[.T24]))/[.U$4] + (([.T$5]=[.T23])+([.T$5]=[.T24]))/[.U$5] + 4)/8" office:value-type="float" office:value="17">
            <text:p>17</text:p>
          </table:table-cell>
          <table:table-cell table:style-name="ce3"/>
          <table:table-cell table:style-name="ce6" table:formula="of:=((([.V$4]=[.V23])+([.V$4]=[.V24]))/[.W$4] + (([.V$5]=[.V23])+([.V$5]=[.V24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23])+([.X$4]=[.X24]))/[.Y$4] + (([.X$5]=[.X23])+([.X$5]=[.X24]))/[.Y$5] + 4)/8" office:value-type="float" office:value="9.25">
            <text:p>9.25</text:p>
          </table:table-cell>
          <table:table-cell table:style-name="ce3"/>
          <table:table-cell table:style-name="ce6" table:formula="of:=((([.Z$4]=[.Z23])+([.Z$4]=[.Z24]))/[.AA$4] + (([.Z$5]=[.Z23])+([.Z$5]=[.Z24]))/[.AA$5] + 4)/8" office:value-type="float" office:value="25.25">
            <text:p>25.25</text:p>
          </table:table-cell>
          <table:table-cell table:style-name="ce3" table:number-columns-repeated="3"/>
          <table:table-cell table:style-name="ce6" table:formula="of:=((([.AD$4]=[.AD23])+([.AD$4]=[.AD24]))/[.AE$4] + (([.AD$5]=[.AD23])+([.AD$5]=[.AD24]))/[.AE$5] + 4)/8" office:value-type="float" office:value="3.28437500027844">
            <text:p>3.2843750003</text:p>
          </table:table-cell>
          <table:table-cell table:style-name="ce3"/>
          <table:table-cell table:style-name="ce6" table:formula="of:=((([.AF$4]=[.AF23])+([.AF$4]=[.AF24]))/[.AG$4] + (([.AF$5]=[.AF23])+([.AF$5]=[.AF24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23])+([.AH$4]=[.AH24]))/[.AI$4] + (([.AH$5]=[.AH23])+([.AH$5]=[.AH24]))/[.AI$5] + 4)/8" office:value-type="float" office:value="3.22321428571429">
            <text:p>3.2232142857</text:p>
          </table:table-cell>
          <table:table-cell table:style-name="ce3"/>
          <table:table-cell table:style-name="ce6" table:formula="of:=((([.AJ$4]=[.AJ23])+([.AJ$4]=[.AJ24]))/[.AK$4] + (([.AJ$5]=[.AJ23])+([.AJ$5]=[.AJ24]))/[.AK$5] + 4)/8" office:value-type="float" office:value="8.23437500077344">
            <text:p>8.2343750008</text:p>
          </table:table-cell>
          <table:table-cell table:style-name="ce3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SIB2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31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31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31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31];[.$D$41:.$D$75];0))" office:value-type="float" office:value="0.153061224489796">
            <text:p>0.1530612245</text:p>
          </table:table-cell>
          <table:table-cell office:value-type="float" office:value="5">
            <text:p>5</text:p>
          </table:table-cell>
          <table:table-cell table:style-name="ce7" table:formula="of:=INDEX([.N$41:.N$75];MATCH([.M31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31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31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31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31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31];[.$D$41:.$D$75];0))" office:value-type="float" office:value="0.02">
            <text:p>0.02</text:p>
          </table:table-cell>
          <table:table-cell office:value-type="float" office:value="9">
            <text:p>9</text:p>
          </table:table-cell>
          <table:table-cell table:style-name="ce7" table:formula="of:=INDEX([.AA$41:.AA$75];MATCH([.Z31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31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31];[.$D$41:.$D$75];0))" office:value-type="float" office:value="0.1584158416">
            <text:p>0.1584158416</text:p>
          </table:table-cell>
          <table:table-cell office:value-type="float" office:value="9">
            <text:p>9</text:p>
          </table:table-cell>
          <table:table-cell table:style-name="ce7" table:formula="of:=INDEX([.AI$41:.AI$75];MATCH([.AH31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31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32];[.$D$41:.$D$75];0))" office:value-type="float" office:value="0.272727272727273">
            <text:p>0.2727272727</text:p>
          </table:table-cell>
          <table:table-cell office:value-type="float" office:value="10">
            <text:p>10</text:p>
          </table:table-cell>
          <table:table-cell table:style-name="ce7" table:formula="of:=INDEX([.H$41:.H$75];MATCH([.G32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32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32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32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32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32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32];[.$D$41:.$D$75];0))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7" table:formula="of:=INDEX([.W$41:.W$75];MATCH([.V32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32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32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32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32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32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32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34:.AK34])" office:value-type="float" office:value="0">
            <text:p>0</text:p>
          </table:table-cell>
          <table:table-cell table:style-name="ce3"/>
          <table:table-cell table:style-name="ce3" table:formula="of:=([.E$4]=[.E31])*([.E$5]=[.E32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31])*([.G$5]=[.G32])/((2-([.G$4]=[.G$5]))*[.H$4]*[.H$5])" office:value-type="float" office:value="0">
            <text:p>0</text:p>
          </table:table-cell>
          <table:table-cell table:style-name="ce3"/>
          <table:table-cell table:style-name="ce3" table:formula="of:=([.I$4]=[.I31])*([.I$5]=[.I32])/((2-([.I$4]=[.I$5]))*[.J$4]*[.J$5])" office:value-type="float" office:value="0">
            <text:p>0</text:p>
          </table:table-cell>
          <table:table-cell table:style-name="ce3"/>
          <table:table-cell table:style-name="ce3" table:formula="of:=([.K$4]=[.K31])*([.K$5]=[.K32])/((2-([.K$4]=[.K$5]))*[.L$4]*[.L$5])" office:value-type="float" office:value="0">
            <text:p>0</text:p>
          </table:table-cell>
          <table:table-cell table:style-name="ce3"/>
          <table:table-cell table:style-name="ce3" table:formula="of:=([.M$4]=[.M31])*([.M$5]=[.M32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31])*([.O$5]=[.O32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31])*([.Q$5]=[.Q32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1/(2*[.U$5])" office:value-type="float" office:value="49.5">
            <text:p>49.5</text:p>
          </table:table-cell>
          <table:table-cell table:style-name="ce3" office:value-type="string">
            <text:p>(AF v AB)</text:p>
          </table:table-cell>
          <table:table-cell table:style-name="ce3" table:formula="of:=([.V$4]=[.V31])*([.V$5]=[.V32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31])*([.X$5]=[.X32])/((2-([.X$4]=[.X$5]))*[.Y$4]*[.Y$5])" office:value-type="float" office:value="0">
            <text:p>0</text:p>
          </table:table-cell>
          <table:table-cell table:style-name="ce3"/>
          <table:table-cell table:style-name="ce3" table:formula="of:=([.Z$4]=[.Z31])*([.Z$5]=[.Z32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31])*([.AD$5]=[.AD32])/((2-([.AD$4]=[.AD$5]))*[.AE$4]*[.AE$5])" office:value-type="float" office:value="61.2562500122512">
            <text:p>61.2562500123</text:p>
          </table:table-cell>
          <table:table-cell table:style-name="ce3"/>
          <table:table-cell table:style-name="ce3" table:formula="of:=([.AF$4]=[.AF31])*([.AF$5]=[.AF32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31])*([.AH$5]=[.AH32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31])*([.AJ$5]=[.AJ32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35:.AK35])" office:value-type="float" office:value="0">
            <text:p>0</text:p>
          </table:table-cell>
          <table:table-cell table:style-name="ce3"/>
          <table:table-cell table:style-name="ce3" table:formula="of:=((([.E$4]=[.E31])+([.E$4]=[.E32]))/[.F$4] + (([.E$5]=[.E31])+([.E$5]=[.E32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31])+([.G$4]=[.G32]))/[.H$4] + (([.G$5]=[.G31])+([.G$5]=[.G32]))/[.H$5])/4" office:value-type="float" office:value="1.31578947368421">
            <text:p>1.3157894737</text:p>
          </table:table-cell>
          <table:table-cell table:style-name="ce3"/>
          <table:table-cell table:style-name="ce3" table:formula="of:=((([.I$4]=[.I31])+([.I$4]=[.I32]))/[.J$4] + (([.I$5]=[.I31])+([.I$5]=[.I32]))/[.J$5])/4" office:value-type="float" office:value="25">
            <text:p>25</text:p>
          </table:table-cell>
          <table:table-cell table:style-name="ce3"/>
          <table:table-cell table:style-name="ce3" table:formula="of:=((([.K$4]=[.K31])+([.K$4]=[.K32]))/[.L$4] + (([.K$5]=[.K31])+([.K$5]=[.K32]))/[.L$5])/4" office:value-type="float" office:value="0">
            <text:p>0</text:p>
          </table:table-cell>
          <table:table-cell table:style-name="ce3"/>
          <table:table-cell table:style-name="ce3" table:formula="of:=((([.M$4]=[.M31])+([.M$4]=[.M32]))/[.N$4] + (([.M$5]=[.M31])+([.M$5]=[.M32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31])+([.O$4]=[.O32]))/[.P$4] + (([.O$5]=[.O31])+([.O$5]=[.O32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31])+([.Q$4]=[.Q32]))/[.R$4] + (([.Q$5]=[.Q31])+([.Q$5]=[.Q32]))/[.R$5])/4" office:value-type="float" office:value="4.16666666666667">
            <text:p>4.1666666667</text:p>
          </table:table-cell>
          <table:table-cell table:style-name="ce3" table:number-columns-repeated="2"/>
          <table:table-cell table:style-name="ce3" table:formula="of:=(1+2*[.U$5])/(4*[.U$5])" office:value-type="float" office:value="25.25">
            <text:p>25.25</text:p>
          </table:table-cell>
          <table:table-cell table:style-name="ce3"/>
          <table:table-cell table:style-name="ce3" table:formula="of:=((([.V$4]=[.V31])+([.V$4]=[.V32]))/[.W$4] + (([.V$5]=[.V31])+([.V$5]=[.V32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31])+([.X$4]=[.X32]))/[.Y$4] + (([.X$5]=[.X31])+([.X$5]=[.X32]))/[.Y$5])/4" office:value-type="float" office:value="12.5">
            <text:p>12.5</text:p>
          </table:table-cell>
          <table:table-cell table:style-name="ce3"/>
          <table:table-cell table:style-name="ce3" table:formula="of:=((([.Z$4]=[.Z31])+([.Z$4]=[.Z32]))/[.AA$4] + (([.Z$5]=[.Z31])+([.Z$5]=[.Z32]))/[.AA$5])/4" office:value-type="float" office:value="24.75">
            <text:p>24.75</text:p>
          </table:table-cell>
          <table:table-cell table:style-name="ce3" table:number-columns-repeated="3"/>
          <table:table-cell table:style-name="ce3" table:formula="of:=((([.AD$4]=[.AD31])+([.AD$4]=[.AD32]))/[.AE$4] + (([.AD$5]=[.AD31])+([.AD$5]=[.AD32]))/[.AE$5])/4" office:value-type="float" office:value="5.56875000055688">
            <text:p>5.5687500006</text:p>
          </table:table-cell>
          <table:table-cell table:style-name="ce3"/>
          <table:table-cell table:style-name="ce3" table:formula="of:=((([.AF$4]=[.AF31])+([.AF$4]=[.AF32]))/[.AG$4] + (([.AF$5]=[.AF31])+([.AF$5]=[.AF32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31])+([.AH$4]=[.AH32]))/[.AI$4] + (([.AH$5]=[.AH31])+([.AH$5]=[.AH32]))/[.AI$5])/4" office:value-type="float" office:value="5">
            <text:p>5</text:p>
          </table:table-cell>
          <table:table-cell table:style-name="ce3"/>
          <table:table-cell table:style-name="ce3" table:formula="of:=((([.AJ$4]=[.AJ31])+([.AJ$4]=[.AJ32]))/[.AK$4] + (([.AJ$5]=[.AJ31])+([.AJ$5]=[.AJ32]))/[.AK$5])/4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36:.AK36])" office:value-type="float" office:value="1049808464162.66">
            <text:p>1049808464162.66</text:p>
          </table:table-cell>
          <table:table-cell table:style-name="ce3"/>
          <table:table-cell table:style-name="ce3" table:formula="of:=((1+([.E$4]=[.E31])/[.F$4])*(1+([.E$5]=[.E32])/[.F$5]) + (1+([.E$5]=[.E31])/[.F$5])*(1+([.E$4]=[.E32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31])/[.H$4])*(1+([.G$5]=[.G32])/[.H$5]) + (1+([.G$5]=[.G31])/[.H$5])*(1+([.G$4]=[.G32])/[.H$4]))/8" office:value-type="float" office:value="0.907894736842105">
            <text:p>0.9078947368</text:p>
          </table:table-cell>
          <table:table-cell table:style-name="ce3"/>
          <table:table-cell table:style-name="ce3" table:formula="of:=((1+([.I$4]=[.I31])/[.J$4])*(1+([.I$5]=[.I32])/[.J$5]) + (1+([.I$5]=[.I31])/[.J$5])*(1+([.I$4]=[.I32])/[.J$4]))/8" office:value-type="float" office:value="12.75">
            <text:p>12.75</text:p>
          </table:table-cell>
          <table:table-cell table:style-name="ce3"/>
          <table:table-cell table:style-name="ce3" table:formula="of:=((1+([.K$4]=[.K31])/[.L$4])*(1+([.K$5]=[.K32])/[.L$5]) + (1+([.K$5]=[.K31])/[.L$5])*(1+([.K$4]=[.K32])/[.L$4]))/8" office:value-type="float" office:value="0.25">
            <text:p>0.25</text:p>
          </table:table-cell>
          <table:table-cell table:style-name="ce3"/>
          <table:table-cell table:style-name="ce3" table:formula="of:=((1+([.M$4]=[.M31])/[.N$4])*(1+([.M$5]=[.M32])/[.N$5]) + (1+([.M$5]=[.M31])/[.N$5])*(1+([.M$4]=[.M32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31])/[.R$4])*(1+([.Q$5]=[.Q32])/[.R$5]) + (1+([.Q$5]=[.Q31])/[.R$5])*(1+([.Q$4]=[.Q32])/[.R$4]))/8" office:value-type="float" office:value="2.33333333333333">
            <text:p>2.3333333333</text:p>
          </table:table-cell>
          <table:table-cell table:style-name="ce3" table:number-columns-repeated="2"/>
          <table:table-cell table:style-name="ce3" table:formula="of:=(1+2*[.U$5])/(4*[.U$5])" office:value-type="float" office:value="25.25">
            <text:p>25.25</text:p>
          </table:table-cell>
          <table:table-cell table:style-name="ce3"/>
          <table:table-cell table:style-name="ce3" table:formula="of:=((1+([.V$4]=[.V31])/[.W$4])*(1+([.V$5]=[.V32])/[.W$5]) + (1+([.V$5]=[.V31])/[.W$5])*(1+([.V$4]=[.V32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31])/[.Y$4])*(1+([.X$5]=[.X32])/[.Y$5]) + (1+([.X$5]=[.X31])/[.Y$5])*(1+([.X$4]=[.X32])/[.Y$4]))/8" office:value-type="float" office:value="6.5">
            <text:p>6.5</text:p>
          </table:table-cell>
          <table:table-cell table:style-name="ce3"/>
          <table:table-cell table:style-name="ce3" table:formula="of:=((1+([.Z$4]=[.Z31])/[.AA$4])*(1+([.Z$5]=[.Z32])/[.AA$5]) + (1+([.Z$5]=[.Z31])/[.AA$5])*(1+([.Z$4]=[.Z32])/[.AA$4]))/8" office:value-type="float" office:value="12.625">
            <text:p>12.625</text:p>
          </table:table-cell>
          <table:table-cell table:style-name="ce3" table:number-columns-repeated="3"/>
          <table:table-cell table:style-name="ce3" table:formula="of:=((1+([.AD$4]=[.AD31])/[.AE$4])*(1+([.AD$5]=[.AD32])/[.AE$5]) + (1+([.AD$5]=[.AD31])/[.AE$5])*(1+([.AD$4]=[.AD32])/[.AE$4]))/8" office:value-type="float" office:value="18.3484375033412">
            <text:p>18.3484375033</text:p>
          </table:table-cell>
          <table:table-cell table:style-name="ce3"/>
          <table:table-cell table:style-name="ce3" table:formula="of:=((1+([.AF$4]=[.AF31])/[.AG$4])*(1+([.AF$5]=[.AF32])/[.AG$5]) + (1+([.AF$5]=[.AF31])/[.AG$5])*(1+([.AF$4]=[.AF32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31])/[.AI$4])*(1+([.AH$5]=[.AH32])/[.AI$5]) + (1+([.AH$5]=[.AH31])/[.AI$5])*(1+([.AH$4]=[.AH32])/[.AI$4]))/8" office:value-type="float" office:value="2.75">
            <text:p>2.75</text:p>
          </table:table-cell>
          <table:table-cell table:style-name="ce3"/>
          <table:table-cell table:style-name="ce3" table:formula="of:=((1+([.AJ$4]=[.AJ31])/[.AK$4])*(1+([.AJ$5]=[.AJ32])/[.AK$5]) + (1+([.AJ$5]=[.AJ31])/[.AK$5])*(1+([.AJ$4]=[.AJ32])/[.AK$4]))/8" office:value-type="float" office:value="0.25">
            <text:p>0.25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37:.AK37])" office:value-type="float" office:value="180605579.0052">
            <text:p>1.81E+08</text:p>
          </table:table-cell>
          <table:table-cell table:style-name="ce3"/>
          <table:table-cell table:style-name="ce6" table:formula="of:=((([.E$4]=[.E31])+([.E$4]=[.E32]))/[.F$4] + (([.E$5]=[.E31])+([.E$5]=[.E32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31])+([.G$4]=[.G32]))/[.H$4] + (([.G$5]=[.G31])+([.G$5]=[.G32]))/[.H$5] + 4)/8" office:value-type="float" office:value="1.15789473684211">
            <text:p>1.1578947368</text:p>
          </table:table-cell>
          <table:table-cell table:style-name="ce3"/>
          <table:table-cell table:style-name="ce6" table:formula="of:=((([.I$4]=[.I31])+([.I$4]=[.I32]))/[.J$4] + (([.I$5]=[.I31])+([.I$5]=[.I32]))/[.J$5] + 4)/8" office:value-type="float" office:value="13">
            <text:p>13</text:p>
          </table:table-cell>
          <table:table-cell table:style-name="ce3"/>
          <table:table-cell table:style-name="ce6" table:formula="of:=((([.K$4]=[.K31])+([.K$4]=[.K32]))/[.L$4] + (([.K$5]=[.K31])+([.K$5]=[.K32]))/[.L$5] + 4)/8" office:value-type="float" office:value="0.5">
            <text:p>0.5</text:p>
          </table:table-cell>
          <table:table-cell table:style-name="ce3"/>
          <table:table-cell table:style-name="ce6" table:formula="of:=((([.M$4]=[.M31])+([.M$4]=[.M32]))/[.N$4] + (([.M$5]=[.M31])+([.M$5]=[.M32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31])+([.O$4]=[.O32]))/[.P$4] + (([.O$5]=[.O31])+([.O$5]=[.O32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31])+([.Q$4]=[.Q32]))/[.R$4] + (([.Q$5]=[.Q31])+([.Q$5]=[.Q32]))/[.R$5] + 4)/8" office:value-type="float" office:value="2.58333333333333">
            <text:p>2.5833333333</text:p>
          </table:table-cell>
          <table:table-cell table:style-name="ce3" table:number-columns-repeated="2"/>
          <table:table-cell table:style-name="ce3" table:formula="of:=(1+6*[.U$5])/(8*[.U$5])" office:value-type="float" office:value="13.125">
            <text:p>13.125</text:p>
          </table:table-cell>
          <table:table-cell table:style-name="ce3"/>
          <table:table-cell table:style-name="ce6" table:formula="of:=((([.V$4]=[.V31])+([.V$4]=[.V32]))/[.W$4] + (([.V$5]=[.V31])+([.V$5]=[.V32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31])+([.X$4]=[.X32]))/[.Y$4] + (([.X$5]=[.X31])+([.X$5]=[.X32]))/[.Y$5] + 4)/8" office:value-type="float" office:value="6.75">
            <text:p>6.75</text:p>
          </table:table-cell>
          <table:table-cell table:style-name="ce3"/>
          <table:table-cell table:style-name="ce6" table:formula="of:=((([.Z$4]=[.Z31])+([.Z$4]=[.Z32]))/[.AA$4] + (([.Z$5]=[.Z31])+([.Z$5]=[.Z32]))/[.AA$5] + 4)/8" office:value-type="float" office:value="12.875">
            <text:p>12.875</text:p>
          </table:table-cell>
          <table:table-cell table:style-name="ce3" table:number-columns-repeated="3"/>
          <table:table-cell table:style-name="ce6" table:formula="of:=((([.AD$4]=[.AD31])+([.AD$4]=[.AD32]))/[.AE$4] + (([.AD$5]=[.AD31])+([.AD$5]=[.AD32]))/[.AE$5] + 4)/8" office:value-type="float" office:value="3.28437500027844">
            <text:p>3.2843750003</text:p>
          </table:table-cell>
          <table:table-cell table:style-name="ce3"/>
          <table:table-cell table:style-name="ce6" table:formula="of:=((([.AF$4]=[.AF31])+([.AF$4]=[.AF32]))/[.AG$4] + (([.AF$5]=[.AF31])+([.AF$5]=[.AF32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31])+([.AH$4]=[.AH32]))/[.AI$4] + (([.AH$5]=[.AH31])+([.AH$5]=[.AH32]))/[.AI$5] + 4)/8" office:value-type="float" office:value="3">
            <text:p>3</text:p>
          </table:table-cell>
          <table:table-cell table:style-name="ce3"/>
          <table:table-cell table:style-name="ce6" table:formula="of:=((([.AJ$4]=[.AJ31])+([.AJ$4]=[.AJ32]))/[.AK$4] + (([.AJ$5]=[.AJ31])+([.AJ$5]=[.AJ32]))/[.AK$5] + 4)/8" office:value-type="float" office:value="0.5">
            <text:p>0.5</text:p>
          </table:table-cell>
          <table:table-cell table:style-name="ce3" table:number-columns-repeated="987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Frequencies</text:p>
          </table:table-cell>
          <table:table-cell table:number-columns-repeated="2"/>
          <table:table-cell table:style-name="Default" office:value-type="string">
            <text:p>Allel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table:number-columns-repeated="8"/>
          <table:table-cell office:value-type="float" office:value="0.09">
            <text:p>0.09</text:p>
          </table:table-cell>
          <table:table-cell table:style-name="ce7" table:formula="of:=[.M41]/[.M$76]" office:value-type="float" office:value="0.0891089108910891">
            <text:p>0.0891089109</text:p>
          </table:table-cell>
          <table:table-cell table:number-columns-repeated="1010"/>
        </table:table-row>
        <table:table-row table:style-name="ro2">
          <table:table-cell office:value-type="string">
            <text:p>raw values in black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2]/[.G$76]" office:value-type="float" office:value="0.19">
            <text:p>0.19</text:p>
          </table:table-cell>
          <table:table-cell table:number-columns-repeated="1016"/>
        </table:table-row>
        <table:table-row table:style-name="ro2">
          <table:table-cell office:value-type="string">
            <text:p>normalized values in gre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3]/[.G$76]" office:value-type="float" office:value="0.19">
            <text:p>0.19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M43]/[.M$76]" office:value-type="float" office:value="0.138613861386139">
            <text:p>0.1386138614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S43]/[.S$76]" office:value-type="float" office:value="0.0202020202020202">
            <text:p>0.0202020202</text:p>
          </table:table-cell>
          <table:table-cell table:style-name="ce7" table:formula="of:=[.T43]/[.T$76]" office:value-type="float" office:value="0.0202020202020202">
            <text:p>0.0202020202</text:p>
          </table:table-cell>
          <table:table-cell table:number-columns-repeated="1003"/>
        </table:table-row>
        <table:table-row table:style-name="ro2">
          <table:table-cell office:value-type="string">
            <text:p>added rare alleles in red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0.1">
            <text:p>0.1</text:p>
          </table:table-cell>
          <table:table-cell table:style-name="ce7" table:formula="of:=[.G44]/[.G$76]" office:value-type="float" office:value="0.1">
            <text:p>0.1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4]/[.M$76]" office:value-type="float" office:value="0.0099009900990099">
            <text:p>0.0099009901</text:p>
          </table:table-cell>
          <table:table-cell table:number-columns-repeated="2"/>
          <table:table-cell office:value-type="float" office:value="0.12">
            <text:p>0.12</text:p>
          </table:table-cell>
          <table:table-cell table:style-name="ce7" table:formula="of:=[.Q44]/[.Q$76]"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style-name="ce7" table:formula="of:=[.S44]/[.S$76]" office:value-type="float" office:value="0.151515151515152">
            <text:p>0.1515151515</text:p>
          </table:table-cell>
          <table:table-cell table:style-name="ce7" table:formula="of:=[.T44]/[.T$76]" office:value-type="float" office:value="0.151515151515152">
            <text:p>0.1515151515</text:p>
          </table:table-cell>
          <table:table-cell office:value-type="float" office:value="0.01">
            <text:p>0.01</text:p>
          </table:table-cell>
          <table:table-cell table:style-name="ce7" table:formula="of:=[.V44]/[.V$76]" office:value-type="float" office:value="0.01">
            <text:p>0.01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Z44]/[.Z$76]" office:value-type="float" office:value="0.0101010101010101">
            <text:p>0.0101010101</text:p>
          </table:table-cell>
          <table:table-cell table:number-columns-repeated="4"/>
          <table:table-cell office:value-type="float" office:value="0.01">
            <text:p>0.01</text:p>
          </table:table-cell>
          <table:table-cell office:value-type="float" office:value="0.0099009901">
            <text:p>0.0099009901</text:p>
          </table:table-cell>
          <table:table-cell table:number-columns-repeated="2" office:value-type="float" office:value="0.56">
            <text:p>0.56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9">
            <text:p>9</text:p>
          </table:table-cell>
          <table:table-cell table:number-columns-repeated="2"/>
          <table:table-cell office:value-type="float" office:value="0.15">
            <text:p>0.15</text:p>
          </table:table-cell>
          <table:table-cell table:style-name="ce7" table:formula="of:=[.G45]/[.G$76]" office:value-type="float" office:value="0.15">
            <text:p>0.15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5]/[.M$76]" office:value-type="float" office:value="0.0099009900990099">
            <text:p>0.0099009901</text:p>
          </table:table-cell>
          <table:table-cell office:value-type="float" office:value="0.03">
            <text:p>0.03</text:p>
          </table:table-cell>
          <table:table-cell table:style-name="ce7" table:formula="of:=[.O45]/[.O$76]" office:value-type="float" office:value="0.0297029702970297">
            <text:p>0.0297029703</text:p>
          </table:table-cell>
          <table:table-cell office:value-type="float" office:value="0.09">
            <text:p>0.09</text:p>
          </table:table-cell>
          <table:table-cell table:style-name="ce7" table:formula="of:=[.Q45]/[.Q$76]" office:value-type="float" office:value="0.09">
            <text:p>0.09</text:p>
          </table:table-cell>
          <table:table-cell office:value-type="float" office:value="0.15">
            <text:p>0.15</text:p>
          </table:table-cell>
          <table:table-cell table:style-name="ce7" table:formula="of:=[.S45]/[.S$76]" office:value-type="float" office:value="0.151515151515152">
            <text:p>0.1515151515</text:p>
          </table:table-cell>
          <table:table-cell table:style-name="ce7" table:formula="of:=[.T45]/[.T$76]" office:value-type="float" office:value="0.151515151515152">
            <text:p>0.1515151515</text:p>
          </table:table-cell>
          <table:table-cell office:value-type="float" office:value="0.13">
            <text:p>0.13</text:p>
          </table:table-cell>
          <table:table-cell table:style-name="ce7" table:formula="of:=[.V45]/[.V$76]" office:value-type="float" office:value="0.13">
            <text:p>0.13</text:p>
          </table:table-cell>
          <table:table-cell office:value-type="float" office:value="0.02">
            <text:p>0.02</text:p>
          </table:table-cell>
          <table:table-cell table:style-name="ce7" table:formula="of:=[.X45]/[.X$76]" office:value-type="float" office:value="0.02">
            <text:p>0.02</text:p>
          </table:table-cell>
          <table:table-cell office:value-type="float" office:value="0.22">
            <text:p>0.22</text:p>
          </table:table-cell>
          <table:table-cell table:style-name="ce7" table:formula="of:=[.Z45]/[.Z$76]" office:value-type="float" office:value="0.222222222222222">
            <text:p>0.2222222222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2" office:value-type="float" office:value="0.1">
            <text:p>0.1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9.3">
            <text:p>9.3</text:p>
          </table:table-cell>
          <table:table-cell table:number-columns-repeated="2"/>
          <table:table-cell office:value-type="float" office:value="0.36">
            <text:p>0.36</text:p>
          </table:table-cell>
          <table:table-cell table:style-name="ce7" table:formula="of:=[.G46]/[.G$76]" office:value-type="float" office:value="0.36">
            <text:p>0.36</text:p>
          </table:table-cell>
          <table:table-cell table:number-columns-repeated="11"/>
          <table:table-cell table:style-name="ce7" table:number-columns-repeated="2"/>
          <table:table-cell/>
          <table:table-cell table:style-name="ce7" table:formula="of:=[.V46]/[.V$76]" office:value-type="float" office:value="0">
            <text:p>0</text:p>
          </table:table-cell>
          <table:table-cell/>
          <table:table-cell table:style-name="ce7"/>
          <table:table-cell table:number-columns-repeated="999"/>
        </table:table-row>
        <table:table-row table:style-name="ro2"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G47]/[.G$76]" office:value-type="float" office:value="0.01">
            <text:p>0.01</text:p>
          </table:table-cell>
          <table:table-cell table:number-columns-repeated="4"/>
          <table:table-cell office:value-type="float" office:value="0.11">
            <text:p>0.11</text:p>
          </table:table-cell>
          <table:table-cell table:style-name="ce7" table:formula="of:=[.M47]/[.M$76]" office:value-type="float" office:value="0.108910891089109">
            <text:p>0.1089108911</text:p>
          </table:table-cell>
          <table:table-cell office:value-type="float" office:value="0.04">
            <text:p>0.04</text:p>
          </table:table-cell>
          <table:table-cell table:style-name="ce7" table:formula="of:=[.O47]/[.O$76]" office:value-type="float" office:value="0.0396039603960396">
            <text:p>0.0396039604</text:p>
          </table:table-cell>
          <table:table-cell office:value-type="float" office:value="0.06">
            <text:p>0.06</text:p>
          </table:table-cell>
          <table:table-cell table:style-name="ce7" table:formula="of:=[.Q47]/[.Q$76]" office:value-type="float" office:value="0.06">
            <text:p>0.06</text:p>
          </table:table-cell>
          <table:table-cell office:value-type="float" office:value="0.29">
            <text:p>0.29</text:p>
          </table:table-cell>
          <table:table-cell table:style-name="ce7" table:formula="of:=[.S47]/[.S$76]" office:value-type="float" office:value="0.292929292929293">
            <text:p>0.2929292929</text:p>
          </table:table-cell>
          <table:table-cell table:style-name="ce7" table:formula="of:=[.T47]/[.T$76]" office:value-type="float" office:value="0.292929292929293">
            <text:p>0.2929292929</text:p>
          </table:table-cell>
          <table:table-cell office:value-type="float" office:value="0.06">
            <text:p>0.06</text:p>
          </table:table-cell>
          <table:table-cell table:style-name="ce7" table:formula="of:=[.V47]/[.V$76]" office:value-type="float" office:value="0.06">
            <text:p>0.06</text:p>
          </table:table-cell>
          <table:table-cell office:value-type="float" office:value="0.27">
            <text:p>0.27</text:p>
          </table:table-cell>
          <table:table-cell table:style-name="ce7" table:formula="of:=[.X47]/[.X$76]" office:value-type="float" office:value="0.27">
            <text:p>0.27</text:p>
          </table:table-cell>
          <table:table-cell office:value-type="float" office:value="0.13">
            <text:p>0.13</text:p>
          </table:table-cell>
          <table:table-cell table:style-name="ce7" table:formula="of:=[.Z47]/[.Z$76]" office:value-type="float" office:value="0.131313131313131">
            <text:p>0.1313131313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float" office:value="0.0594059406">
            <text:p>0.0594059406</text:p>
          </table:table-cell>
          <table:table-cell table:number-columns-repeated="2" office:value-type="float" office:value="0.04">
            <text:p>0.04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11">
            <text:p>1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48]/[.K$76]" office:value-type="float" office:value="0.0204081632653061">
            <text:p>0.0204081633</text:p>
          </table:table-cell>
          <table:table-cell office:value-type="float" office:value="0.11">
            <text:p>0.11</text:p>
          </table:table-cell>
          <table:table-cell table:style-name="ce7" table:formula="of:=[.M48]/[.M$76]" office:value-type="float" office:value="0.108910891089109">
            <text:p>0.1089108911</text:p>
          </table:table-cell>
          <table:table-cell office:value-type="float" office:value="0.39">
            <text:p>0.39</text:p>
          </table:table-cell>
          <table:table-cell table:style-name="ce7" table:formula="of:=[.O48]/[.O$76]" office:value-type="float" office:value="0.386138613861386">
            <text:p>0.3861386139</text:p>
          </table:table-cell>
          <table:table-cell office:value-type="float" office:value="0.29">
            <text:p>0.29</text:p>
          </table:table-cell>
          <table:table-cell table:style-name="ce7" table:formula="of:=[.Q48]/[.Q$76]" office:value-type="float" office:value="0.29">
            <text:p>0.29</text:p>
          </table:table-cell>
          <table:table-cell office:value-type="float" office:value="0.19">
            <text:p>0.19</text:p>
          </table:table-cell>
          <table:table-cell table:style-name="ce7" table:formula="of:=[.S48]/[.S$76]" office:value-type="float" office:value="0.191919191919192">
            <text:p>0.1919191919</text:p>
          </table:table-cell>
          <table:table-cell table:style-name="ce7" table:formula="of:=[.T48]/[.T$76]" office:value-type="float" office:value="0.191919191919192">
            <text:p>0.1919191919</text:p>
          </table:table-cell>
          <table:table-cell office:value-type="float" office:value="0.31">
            <text:p>0.31</text:p>
          </table:table-cell>
          <table:table-cell table:style-name="ce7" table:formula="of:=[.V48]/[.V$76]" office:value-type="float" office:value="0.31">
            <text:p>0.31</text:p>
          </table:table-cell>
          <table:table-cell office:value-type="float" office:value="0.31">
            <text:p>0.31</text:p>
          </table:table-cell>
          <table:table-cell table:style-name="ce7" table:formula="of:=[.X48]/[.X$76]" office:value-type="float" office:value="0.31">
            <text:p>0.31</text:p>
          </table:table-cell>
          <table:table-cell office:value-type="float" office:value="0.1">
            <text:p>0.1</text:p>
          </table:table-cell>
          <table:table-cell table:style-name="ce7" table:formula="of:=[.Z48]/[.Z$76]" office:value-type="float" office:value="0.101010101010101">
            <text:p>0.101010101</text:p>
          </table:table-cell>
          <table:table-cell table:number-columns-repeated="4"/>
          <table:table-cell office:value-type="float" office:value="0.08">
            <text:p>0.08</text:p>
          </table:table-cell>
          <table:table-cell office:value-type="float" office:value="0.0792079208">
            <text:p>0.0792079208</text:p>
          </table:table-cell>
          <table:table-cell table:number-columns-repeated="2" office:value-type="float" office:value="0.25">
            <text:p>0.25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12">
            <text:p>12</text:p>
          </table:table-cell>
          <table:table-cell table:number-columns-repeated="6"/>
          <table:table-cell office:value-type="float" office:value="0.15">
            <text:p>0.15</text:p>
          </table:table-cell>
          <table:table-cell table:style-name="ce7" table:formula="of:=[.K49]/[.K$76]" office:value-type="float" office:value="0.153061224489796">
            <text:p>0.1530612245</text:p>
          </table:table-cell>
          <table:table-cell office:value-type="float" office:value="0.18">
            <text:p>0.18</text:p>
          </table:table-cell>
          <table:table-cell table:style-name="ce7" table:formula="of:=[.M49]/[.M$76]" office:value-type="float" office:value="0.178217821782178">
            <text:p>0.1782178218</text:p>
          </table:table-cell>
          <table:table-cell office:value-type="float" office:value="0.38">
            <text:p>0.38</text:p>
          </table:table-cell>
          <table:table-cell table:style-name="ce7" table:formula="of:=[.O49]/[.O$76]" office:value-type="float" office:value="0.376237623762376">
            <text:p>0.3762376238</text:p>
          </table:table-cell>
          <table:table-cell office:value-type="float" office:value="0.29">
            <text:p>0.29</text:p>
          </table:table-cell>
          <table:table-cell table:style-name="ce7" table:formula="of:=[.Q49]/[.Q$76]" office:value-type="float" office:value="0.29">
            <text:p>0.29</text:p>
          </table:table-cell>
          <table:table-cell office:value-type="float" office:value="0.15">
            <text:p>0.15</text:p>
          </table:table-cell>
          <table:table-cell table:style-name="ce7" table:formula="of:=[.S49]/[.S$76]" office:value-type="float" office:value="0.151515151515152">
            <text:p>0.1515151515</text:p>
          </table:table-cell>
          <table:table-cell table:style-name="ce7" table:formula="of:=[.T49]/[.T$76]" office:value-type="float" office:value="0.151515151515152">
            <text:p>0.1515151515</text:p>
          </table:table-cell>
          <table:table-cell office:value-type="float" office:value="0.28">
            <text:p>0.28</text:p>
          </table:table-cell>
          <table:table-cell table:style-name="ce7" table:formula="of:=[.V49]/[.V$76]" office:value-type="float" office:value="0.28">
            <text:p>0.28</text:p>
          </table:table-cell>
          <table:table-cell office:value-type="float" office:value="0.33">
            <text:p>0.33</text:p>
          </table:table-cell>
          <table:table-cell table:style-name="ce7" table:formula="of:=[.X49]/[.X$76]" office:value-type="float" office:value="0.33">
            <text:p>0.33</text:p>
          </table:table-cell>
          <table:table-cell office:value-type="float" office:value="0.24">
            <text:p>0.24</text:p>
          </table:table-cell>
          <table:table-cell table:style-name="ce7" table:formula="of:=[.Z49]/[.Z$76]" office:value-type="float" office:value="0.242424242424242">
            <text:p>0.2424242424</text:p>
          </table:table-cell>
          <table:table-cell table:number-columns-repeated="4"/>
          <table:table-cell office:value-type="float" office:value="0.16">
            <text:p>0.16</text:p>
          </table:table-cell>
          <table:table-cell office:value-type="float" office:value="0.1584158416">
            <text:p>0.1584158416</text:p>
          </table:table-cell>
          <table:table-cell table:number-columns-repeated="2" office:value-type="float" office:value="0.05">
            <text:p>0.05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style-name="ce7" table:formula="of:=[.E50]/[.E$76]" office:value-type="float" office:value="0.0101010101010101">
            <text:p>0.0101010101</text:p>
          </table:table-cell>
          <table:table-cell table:number-columns-repeated="4"/>
          <table:table-cell office:value-type="float" office:value="0.1">
            <text:p>0.1</text:p>
          </table:table-cell>
          <table:table-cell table:style-name="ce7" table:formula="of:=[.K50]/[.K$76]" office:value-type="float" office:value="0.102040816326531">
            <text:p>0.1020408163</text:p>
          </table:table-cell>
          <table:table-cell office:value-type="float" office:value="0.12">
            <text:p>0.12</text:p>
          </table:table-cell>
          <table:table-cell table:style-name="ce7" table:formula="of:=[.M50]/[.M$76]" office:value-type="float" office:value="0.118811881188119">
            <text:p>0.1188118812</text:p>
          </table:table-cell>
          <table:table-cell office:value-type="float" office:value="0.15">
            <text:p>0.15</text:p>
          </table:table-cell>
          <table:table-cell table:style-name="ce7" table:formula="of:=[.O50]/[.O$76]" office:value-type="float" office:value="0.148514851485149">
            <text:p>0.1485148515</text:p>
          </table:table-cell>
          <table:table-cell office:value-type="float" office:value="0.1">
            <text:p>0.1</text:p>
          </table:table-cell>
          <table:table-cell table:style-name="ce7" table:formula="of:=[.Q50]/[.Q$76]" office:value-type="float" office:value="0.1">
            <text:p>0.1</text:p>
          </table:table-cell>
          <table:table-cell office:value-type="float" office:value="0.03">
            <text:p>0.03</text:p>
          </table:table-cell>
          <table:table-cell table:style-name="ce7" table:formula="of:=[.S50]/[.S$76]" office:value-type="float" office:value="0.0303030303030303">
            <text:p>0.0303030303</text:p>
          </table:table-cell>
          <table:table-cell table:style-name="ce7" table:formula="of:=[.T50]/[.T$76]" office:value-type="float" office:value="0.0303030303030303">
            <text:p>0.0303030303</text:p>
          </table:table-cell>
          <table:table-cell office:value-type="float" office:value="0.19">
            <text:p>0.19</text:p>
          </table:table-cell>
          <table:table-cell table:style-name="ce7" table:formula="of:=[.V50]/[.V$76]" office:value-type="float" office:value="0.19">
            <text:p>0.19</text:p>
          </table:table-cell>
          <table:table-cell office:value-type="float" office:value="0.05">
            <text:p>0.05</text:p>
          </table:table-cell>
          <table:table-cell table:style-name="ce7" table:formula="of:=[.X50]/[.X$76]" office:value-type="float" office:value="0.05">
            <text:p>0.05</text:p>
          </table:table-cell>
          <table:table-cell office:value-type="float" office:value="0.21">
            <text:p>0.21</text:p>
          </table:table-cell>
          <table:table-cell table:style-name="ce7" table:formula="of:=[.Z50]/[.Z$76]" office:value-type="float" office:value="0.212121212121212">
            <text:p>0.2121212121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0.3465346535">
            <text:p>0.3465346535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4">
            <text:p>14</text:p>
          </table:table-cell>
          <table:table-cell office:value-type="float" office:value="0.11">
            <text:p>0.11</text:p>
          </table:table-cell>
          <table:table-cell table:style-name="ce7" table:formula="of:=[.E51]/[.E$76]" office:value-type="float" office:value="0.111111111111111">
            <text:p>0.1111111111</text:p>
          </table:table-cell>
          <table:table-cell table:number-columns-repeated="4"/>
          <table:table-cell office:value-type="float" office:value="0.18">
            <text:p>0.18</text:p>
          </table:table-cell>
          <table:table-cell table:style-name="ce7" table:formula="of:=[.K51]/[.K$76]" office:value-type="float" office:value="0.183673469387755">
            <text:p>0.1836734694</text:p>
          </table:table-cell>
          <table:table-cell office:value-type="float" office:value="0.03">
            <text:p>0.03</text:p>
          </table:table-cell>
          <table:table-cell table:style-name="ce7" table:formula="of:=[.M51]/[.M$76]" office:value-type="float" office:value="0.0297029702970297">
            <text:p>0.0297029703</text:p>
          </table:table-cell>
          <table:table-cell office:value-type="float" office:value="0.02">
            <text:p>0.02</text:p>
          </table:table-cell>
          <table:table-cell table:style-name="ce7" table:formula="of:=[.O51]/[.O$76]" office:value-type="float" office:value="0.0198019801980198">
            <text:p>0.0198019802</text:p>
          </table:table-cell>
          <table:table-cell office:value-type="float" office:value="0.05">
            <text:p>0.05</text:p>
          </table:table-cell>
          <table:table-cell table:style-name="ce7" table:formula="of:=[.Q51]/[.Q$76]"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style-name="ce7" table:formula="of:=[.S51]/[.S$76]" office:value-type="float" office:value="0.0101010101010101">
            <text:p>0.0101010101</text:p>
          </table:table-cell>
          <table:table-cell table:style-name="ce7" table:formula="of:=[.T51]/[.T$76]" office:value-type="float" office:value="0.0101010101010101">
            <text:p>0.0101010101</text:p>
          </table:table-cell>
          <table:table-cell office:value-type="float" office:value="0.02">
            <text:p>0.02</text:p>
          </table:table-cell>
          <table:table-cell table:style-name="ce7" table:formula="of:=[.V51]/[.V$76]" office:value-type="float" office:value="0.02">
            <text:p>0.02</text:p>
          </table:table-cell>
          <table:table-cell office:value-type="float" office:value="0.02">
            <text:p>0.02</text:p>
          </table:table-cell>
          <table:table-cell table:style-name="ce7" table:formula="of:=[.X51]/[.X$76]"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style-name="ce7" table:formula="of:=[.Z51]/[.Z$76]" office:value-type="float" office:value="0.0707070707070707">
            <text:p>0.0707070707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21">
            <text:p>0.21</text:p>
          </table:table-cell>
          <table:table-cell office:value-type="float" office:value="0.2079207921">
            <text:p>0.2079207921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5">
            <text:p>15</text:p>
          </table:table-cell>
          <table:table-cell office:value-type="float" office:value="0.27">
            <text:p>0.27</text:p>
          </table:table-cell>
          <table:table-cell table:style-name="ce7" table:formula="of:=[.E52]/[.E$76]" office:value-type="float" office:value="0.272727272727273">
            <text:p>0.2727272727</text:p>
          </table:table-cell>
          <table:table-cell table:number-columns-repeated="4"/>
          <table:table-cell office:value-type="float" office:value="0.12">
            <text:p>0.12</text:p>
          </table:table-cell>
          <table:table-cell table:style-name="ce7" table:formula="of:=[.K52]/[.K$76]" office:value-type="float" office:value="0.122448979591837">
            <text:p>0.1224489796</text:p>
          </table:table-cell>
          <table:table-cell office:value-type="float" office:value="0.06">
            <text:p>0.06</text:p>
          </table:table-cell>
          <table:table-cell table:style-name="ce7" table:formula="of:=[.M52]/[.M$76]" office:value-type="float" office:value="0.0594059405940594">
            <text:p>0.0594059406</text:p>
          </table:table-cell>
          <table:table-cell table:number-columns-repeated="5"/>
          <table:table-cell table:style-name="ce3"/>
          <table:table-cell table:style-name="ce7" table:formula="of:=[.T52]/[.T$76]" office:value-type="float" office:value="0">
            <text:p>0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Z52]/[.Z$76]" office:value-type="float" office:value="0.0101010101010101">
            <text:p>0.010101010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1">
            <text:p>0.1</text:p>
          </table:table-cell>
          <table:table-cell office:value-type="float" office:value="0.099009901">
            <text:p>0.099009901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6">
            <text:p>16</text:p>
          </table:table-cell>
          <table:table-cell office:value-type="float" office:value="0.23">
            <text:p>0.23</text:p>
          </table:table-cell>
          <table:table-cell table:style-name="ce7" table:formula="of:=[.E53]/[.E$76]" office:value-type="float" office:value="0.232323232323232">
            <text:p>0.2323232323</text:p>
          </table:table-cell>
          <table:table-cell table:number-columns-repeated="4"/>
          <table:table-cell office:value-type="float" office:value="0.13">
            <text:p>0.13</text:p>
          </table:table-cell>
          <table:table-cell table:style-name="ce7" table:formula="of:=[.K53]/[.K$76]" office:value-type="float" office:value="0.13265306122449">
            <text:p>0.1326530612</text:p>
          </table:table-cell>
          <table:table-cell office:value-type="float" office:value="0.07">
            <text:p>0.07</text:p>
          </table:table-cell>
          <table:table-cell table:style-name="ce7" table:formula="of:=[.M53]/[.M$76]" office:value-type="float" office:value="0.0693069306930693">
            <text:p>0.0693069307</text:p>
          </table:table-cell>
          <table:table-cell table:number-columns-repeated="15"/>
          <table:table-cell office:value-type="float" office:value="0.21">
            <text:p>0.21</text:p>
          </table:table-cell>
          <table:table-cell office:value-type="float" office:value="0.2121212121">
            <text:p>0.2121212121</text:p>
          </table:table-cell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table:style-name="ce7" table:formula="of:=[.E54]/[.E$76]" office:value-type="float" office:value="0.202020202020202">
            <text:p>0.202020202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K54]/[.K$76]" office:value-type="float" office:value="0.142857142857143">
            <text:p>0.1428571429</text:p>
          </table:table-cell>
          <table:table-cell office:value-type="float" office:value="0.03">
            <text:p>0.03</text:p>
          </table:table-cell>
          <table:table-cell table:style-name="ce7" table:formula="of:=[.M54]/[.M$76]" office:value-type="float" office:value="0.0297029702970297">
            <text:p>0.0297029703</text:p>
          </table:table-cell>
          <table:table-cell table:number-columns-repeated="15"/>
          <table:table-cell office:value-type="float" office:value="0.31">
            <text:p>0.31</text:p>
          </table:table-cell>
          <table:table-cell office:value-type="float" office:value="0.3131313131">
            <text:p>0.3131313131</text:p>
          </table:table-cell>
          <table:table-cell table:number-columns-repeated="993"/>
        </table:table-row>
        <table:table-row table:style-name="ro2">
          <table:table-cell table:number-columns-repeated="3"/>
          <table:table-cell office:value-type="float" office:value="18">
            <text:p>18</text:p>
          </table:table-cell>
          <table:table-cell office:value-type="float" office:value="0.16">
            <text:p>0.16</text:p>
          </table:table-cell>
          <table:table-cell table:style-name="ce7" table:formula="of:=[.E55]/[.E$76]" office:value-type="float" office:value="0.161616161616162">
            <text:p>0.1616161616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K55]/[.K$76]" office:value-type="float" office:value="0.0714285714285714">
            <text:p>0.0714285714</text:p>
          </table:table-cell>
          <table:table-cell office:value-type="float" office:value="0.03">
            <text:p>0.03</text:p>
          </table:table-cell>
          <table:table-cell table:style-name="ce7" table:formula="of:=[.M55]/[.M$76]" office:value-type="float" office:value="0.0297029702970297">
            <text:p>0.0297029703</text:p>
          </table:table-cell>
          <table:table-cell table:number-columns-repeated="15"/>
          <table:table-cell office:value-type="float" office:value="0.18">
            <text:p>0.18</text:p>
          </table:table-cell>
          <table:table-cell office:value-type="float" office:value="0.1818181818">
            <text:p>0.1818181818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202020202">
            <text:p>0.0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 table:style-name="ce7" table:formula="of:=[.E56]/[.E$76]" office:value-type="float" office:value="0.0101010101010101">
            <text:p>0.0101010101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K56]/[.K$76]" office:value-type="float" office:value="0.0306122448979592">
            <text:p>0.0306122449</text:p>
          </table:table-cell>
          <table:table-cell office:value-type="float" office:value="0.01">
            <text:p>0.01</text:p>
          </table:table-cell>
          <table:table-cell table:style-name="ce7" table:formula="of:=[.M56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0.0707070707">
            <text:p>0.0707070707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7]/[.K$76]" office:value-type="float" office:value="0.0204081632653061">
            <text:p>0.0204081633</text:p>
          </table:table-cell>
          <table:table-cell office:value-type="float" office:value="0.01">
            <text:p>0.01</text:p>
          </table:table-cell>
          <table:table-cell table:style-name="ce7" table:formula="of:=[.M57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4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8]/[.K$76]" office:value-type="float" office:value="0.0204081632653061">
            <text:p>0.0204081633</text:p>
          </table:table-cell>
          <table:table-cell table:number-columns-repeated="23"/>
          <table:table-cell office:value-type="float" office:value="0.17">
            <text:p>0.17</text:p>
          </table:table-cell>
          <table:table-cell office:value-type="float" office:value="0.1717171717">
            <text:p>0.1717171717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2">
            <text:p>22</text:p>
          </table:table-cell>
          <table:table-cell table:number-columns-repeated="31"/>
          <table:table-cell office:value-type="float" office:value="0.2">
            <text:p>0.2</text:p>
          </table:table-cell>
          <table:table-cell office:value-type="float" office:value="0.202020202">
            <text:p>0.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2.2">
            <text:p>22.2</text:p>
          </table:table-cell>
          <table:table-cell table:number-columns-repeated="31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3">
            <text:p>23</text:p>
          </table:table-cell>
          <table:table-cell table:number-columns-repeated="31"/>
          <table:table-cell office:value-type="float" office:value="0.14">
            <text:p>0.14</text:p>
          </table:table-cell>
          <table:table-cell office:value-type="float" office:value="0.1414141414">
            <text:p>0.1414141414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31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5">
            <text:p>25</text:p>
          </table:table-cell>
          <table:table-cell table:number-columns-repeated="31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6">
            <text:p>26</text:p>
          </table:table-cell>
          <table:table-cell table:number-columns-repeated="31"/>
          <table:table-cell office:value-type="float" office:value="0.04">
            <text:p>0.04</text:p>
          </table:table-cell>
          <table:table-cell office:value-type="float" office:value="0.0404040404">
            <text:p>0.0404040404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7">
            <text:p>27</text:p>
          </table:table-cell>
          <table:table-cell table:number-columns-repeated="4"/>
          <table:table-cell office:value-type="float" office:value="0.04">
            <text:p>0.04</text:p>
          </table:table-cell>
          <table:table-cell table:style-name="ce7" table:formula="of:=[.I65]/[.I$76]" office:value-type="float" office:value="0.04">
            <text:p>0.04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8">
            <text:p>28</text:p>
          </table:table-cell>
          <table:table-cell table:number-columns-repeated="4"/>
          <table:table-cell office:value-type="float" office:value="0.19">
            <text:p>0.19</text:p>
          </table:table-cell>
          <table:table-cell table:style-name="ce7" table:formula="of:=[.I66]/[.I$76]" office:value-type="float" office:value="0.19">
            <text:p>0.19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9">
            <text:p>29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7" table:formula="of:=[.I67]/[.I$76]" office:value-type="float" office:value="0.25">
            <text:p>0.25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0">
            <text:p>30</text:p>
          </table:table-cell>
          <table:table-cell table:number-columns-repeated="4"/>
          <table:table-cell office:value-type="float" office:value="0.23">
            <text:p>0.23</text:p>
          </table:table-cell>
          <table:table-cell table:style-name="ce7" table:formula="of:=[.I68]/[.I$76]" office:value-type="float" office:value="0.23">
            <text:p>0.23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0.2">
            <text:p>30.2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I69]/[.I$76]" office:value-type="float" office:value="0.03">
            <text:p>0.03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1">
            <text:p>31</text:p>
          </table:table-cell>
          <table:table-cell table:number-columns-repeated="4"/>
          <table:table-cell office:value-type="float" office:value="0.06">
            <text:p>0.06</text:p>
          </table:table-cell>
          <table:table-cell table:style-name="ce7" table:formula="of:=[.I70]/[.I$76]" office:value-type="float" office:value="0.06">
            <text:p>0.0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1.2">
            <text:p>31.2</text:p>
          </table:table-cell>
          <table:table-cell table:number-columns-repeated="4"/>
          <table:table-cell office:value-type="float" office:value="0.08">
            <text:p>0.08</text:p>
          </table:table-cell>
          <table:table-cell table:style-name="ce7" table:formula="of:=[.I71]/[.I$76]" office:value-type="float" office:value="0.08">
            <text:p>0.0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2">
            <text:p>3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2]/[.I$76]" office:value-type="float" office:value="0.02">
            <text:p>0.02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2.2">
            <text:p>32.2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I73]/[.I$76]" office:value-type="float" office:value="0.07">
            <text:p>0.07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3.2">
            <text:p>33.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4]/[.I$76]" office:value-type="float" office:value="0.02">
            <text:p>0.02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4.2">
            <text:p>34.2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I75]/[.I$76]" office:value-type="float" office:value="0.01">
            <text:p>0.0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/>
          <table:table-cell table:formula="of:=SUM([.E50:.E75])" office:value-type="float" office:value="0.99">
            <text:p>0.99</text:p>
          </table:table-cell>
          <table:table-cell/>
          <table:table-cell table:formula="of:=SUM([.G42:.G47])" office:value-type="float" office:value="1">
            <text:p>1</text:p>
          </table:table-cell>
          <table:table-cell/>
          <table:table-cell table:formula="of:=SUM([.I65:.I75])" office:value-type="float" office:value="1">
            <text:p>1</text:p>
          </table:table-cell>
          <table:table-cell/>
          <table:table-cell table:formula="of:=SUM([.K48:.K75])" office:value-type="float" office:value="0.98">
            <text:p>0.98</text:p>
          </table:table-cell>
          <table:table-cell/>
          <table:table-cell table:formula="of:=SUM([.M41:.M57])" office:value-type="float" office:value="1.01">
            <text:p>1.01</text:p>
          </table:table-cell>
          <table:table-cell/>
          <table:table-cell table:formula="of:=SUM([.O45:.O51])" office:value-type="float" office:value="1.01">
            <text:p>1.01</text:p>
          </table:table-cell>
          <table:table-cell/>
          <table:table-cell table:formula="of:=SUM([.Q44:.Q51])" office:value-type="float" office:value="1">
            <text:p>1</text:p>
          </table:table-cell>
          <table:table-cell/>
          <table:table-cell table:formula="of:=SUM([.S43:.S51])" office:value-type="float" office:value="0.99">
            <text:p>0.99</text:p>
          </table:table-cell>
          <table:table-cell table:formula="of:=SUM([.T43:.T52])" office:value-type="float" office:value="1">
            <text:p>1</text:p>
          </table:table-cell>
          <table:table-cell/>
          <table:table-cell table:formula="of:=SUM([.V44:.V51])" office:value-type="float" office:value="1">
            <text:p>1</text:p>
          </table:table-cell>
          <table:table-cell/>
          <table:table-cell table:formula="of:=SUM([.X45:.X51])" office:value-type="float" office:value="1">
            <text:p>1</text:p>
          </table:table-cell>
          <table:table-cell/>
          <table:table-cell table:formula="of:=SUM([.Z44:.Z52])" office:value-type="float" office:value="0.99">
            <text:p>0.99</text:p>
          </table:table-cell>
          <table:table-cell table:number-columns-repeated="3"/>
          <table:table-cell office:value-type="float" office:value="0.99">
            <text:p>0.99</text:p>
          </table:table-cell>
          <table:table-cell/>
          <table:table-cell office:value-type="float" office:value="1.01">
            <text:p>1.0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99">
            <text:p>0.99</text:p>
          </table:table-cell>
          <table:table-cell table:number-columns-repeated="988"/>
        </table:table-row>
      </table:table>
      <table:table table:name="SIB2" table:style-name="ta1" table:print="false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020" table:default-cell-style-name="Default"/>
        <table:table-row table:style-name="ro2">
          <table:table-cell office:value-type="string">
            <text:p>SAMPLE</text:p>
          </table:table-cell>
          <table:table-cell office:value-type="string">
            <text:p>PROFILE</text:p>
          </table:table-cell>
          <table:table-cell office:value-type="string">
            <text:p>DONORS</text:p>
          </table:table-cell>
          <table:table-cell table:style-name="Default" office:value-type="string">
            <text:p>ALLELE</text:p>
          </table:table-cell>
          <table:table-cell office:value-type="string">
            <text:p>D3S1358</text:p>
          </table:table-cell>
          <table:table-cell/>
          <table:table-cell office:value-type="string">
            <text:p>THO1</text:p>
          </table:table-cell>
          <table:table-cell/>
          <table:table-cell office:value-type="string">
            <text:p>D21S11</text:p>
          </table:table-cell>
          <table:table-cell/>
          <table:table-cell office:value-type="string">
            <text:p>D18S51</text:p>
          </table:table-cell>
          <table:table-cell/>
          <table:table-cell office:value-type="string">
            <text:p>Penta E</text:p>
          </table:table-cell>
          <table:table-cell/>
          <table:table-cell office:value-type="string">
            <text:p>D5S818</text:p>
          </table:table-cell>
          <table:table-cell/>
          <table:table-cell office:value-type="string">
            <text:p>D13S317</text:p>
          </table:table-cell>
          <table:table-cell/>
          <table:table-cell office:value-type="string">
            <text:p>D7S820</text:p>
          </table:table-cell>
          <table:table-cell office:value-type="string">
            <text:p>(copy)</text:p>
          </table:table-cell>
          <table:table-cell/>
          <table:table-cell office:value-type="string">
            <text:p>D16S539</text:p>
          </table:table-cell>
          <table:table-cell/>
          <table:table-cell office:value-type="string">
            <text:p>CSF1PO</text:p>
          </table:table-cell>
          <table:table-cell/>
          <table:table-cell office:value-type="string">
            <text:p>Penta D</text:p>
          </table:table-cell>
          <table:table-cell/>
          <table:table-cell office:value-type="string">
            <text:p>AMEL</text:p>
          </table:table-cell>
          <table:table-cell/>
          <table:table-cell office:value-type="string">
            <text:p>vWA</text:p>
          </table:table-cell>
          <table:table-cell/>
          <table:table-cell office:value-type="string">
            <text:p>D8S1179</text:p>
          </table:table-cell>
          <table:table-cell/>
          <table:table-cell office:value-type="string">
            <text:p>TPOX</text:p>
          </table:table-cell>
          <table:table-cell/>
          <table:table-cell office:value-type="string">
            <text:p>FGA</text:p>
          </table:table-cell>
          <table:table-cell table:number-columns-repeated="988"/>
        </table:table-row>
        <table:table-row table:style-name="ro2">
          <table:table-cell table:style-name="ce1" office:value-type="string">
            <text:p>B11 regression tests. Calculation of values for the “sibtest” datasets. Test against SIB2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0" office:value-type="string">
            <text:p>SIB2</text:p>
          </table:table-cell>
          <table:table-cell table:style-name="ce10" office:value-type="string">
            <text:p>FP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5">
            <text:p>15</text:p>
          </table:table-cell>
          <table:table-cell table:style-name="ce10" table:formula="of:=INDEX([.F$41:.F$75];MATCH([.E4];[.$D$41:.$D$75];0))" office:value-type="float" office:value="0.272727272727273">
            <text:p>0.2727272727</text:p>
          </table:table-cell>
          <table:table-cell table:style-name="ce10" office:value-type="float" office:value="6">
            <text:p>6</text:p>
          </table:table-cell>
          <table:table-cell table:style-name="ce8" table:formula="of:=INDEX([.H$41:.H$75];MATCH([.G4];[.$D$41:.$D$75];0))" office:value-type="float" office:value="0.19">
            <text:p>0.19</text:p>
          </table:table-cell>
          <table:table-cell table:style-name="ce10" office:value-type="float" office:value="28">
            <text:p>28</text:p>
          </table:table-cell>
          <table:table-cell table:style-name="ce8" table:formula="of:=INDEX([.J$41:.J$75];MATCH([.I4];[.$D$41:.$D$75];0))" office:value-type="float" office:value="0.19">
            <text:p>0.19</text:p>
          </table:table-cell>
          <table:table-cell table:style-name="ce10" office:value-type="float" office:value="12">
            <text:p>12</text:p>
          </table:table-cell>
          <table:table-cell table:style-name="ce8" table:formula="of:=INDEX([.L$41:.L$75];MATCH([.K4];[.$D$41:.$D$75];0))" office:value-type="float" office:value="0.153061224489796">
            <text:p>0.1530612245</text:p>
          </table:table-cell>
          <table:table-cell table:style-name="ce10" office:value-type="float" office:value="5">
            <text:p>5</text:p>
          </table:table-cell>
          <table:table-cell table:style-name="ce8" table:formula="of:=INDEX([.N$41:.N$75];MATCH([.M4];[.$D$41:.$D$75];0))" office:value-type="float" office:value="0.0891089108910891">
            <text:p>0.0891089109</text:p>
          </table:table-cell>
          <table:table-cell table:style-name="ce10" office:value-type="float" office:value="9">
            <text:p>9</text:p>
          </table:table-cell>
          <table:table-cell table:style-name="ce8" table:formula="of:=INDEX([.P$41:.P$75];MATCH([.O4];[.$D$41:.$D$75];0))" office:value-type="float" office:value="0.0297029702970297">
            <text:p>0.0297029703</text:p>
          </table:table-cell>
          <table:table-cell table:style-name="ce10" office:value-type="float" office:value="8">
            <text:p>8</text:p>
          </table:table-cell>
          <table:table-cell table:style-name="ce8" table:formula="of:=INDEX([.R$41:.R$75];MATCH([.Q4];[.$D$41:.$D$75];0))" office:value-type="float" office:value="0.12">
            <text:p>0.12</text:p>
          </table:table-cell>
          <table:table-cell table:number-columns-repeated="2" table:style-name="ce10" office:value-type="float" office:value="14">
            <text:p>14</text:p>
          </table:table-cell>
          <table:table-cell table:style-name="ce8" table:formula="of:=INDEX([.U$41:.U$75];MATCH([.T4];[.$D$41:.$D$75];0))" office:value-type="float" office:value="0.0101010101010101">
            <text:p>0.0101010101</text:p>
          </table:table-cell>
          <table:table-cell table:style-name="ce10" office:value-type="float" office:value="10">
            <text:p>10</text:p>
          </table:table-cell>
          <table:table-cell table:style-name="ce8" table:formula="of:=INDEX([.W$41:.W$75];MATCH([.V4];[.$D$41:.$D$75];0))" office:value-type="float" office:value="0.06">
            <text:p>0.06</text:p>
          </table:table-cell>
          <table:table-cell table:style-name="ce10" office:value-type="float" office:value="9">
            <text:p>9</text:p>
          </table:table-cell>
          <table:table-cell table:style-name="ce8" table:formula="of:=INDEX([.Y$41:.Y$75];MATCH([.X4];[.$D$41:.$D$75];0))" office:value-type="float" office:value="0.02">
            <text:p>0.02</text:p>
          </table:table-cell>
          <table:table-cell table:style-name="ce10" office:value-type="float" office:value="9">
            <text:p>9</text:p>
          </table:table-cell>
          <table:table-cell table:style-name="ce8" table:formula="of:=INDEX([.AA$41:.AA$75];MATCH([.Z4];[.$D$41:.$D$75];0))" office:value-type="float" office:value="0.222222222222222">
            <text:p>0.2222222222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float" office:value="14">
            <text:p>14</text:p>
          </table:table-cell>
          <table:table-cell table:style-name="ce8" table:formula="of:=INDEX([.AE$41:.AE$75];MATCH([.AD4];[.$D$41:.$D$75];0))" office:value-type="float" office:value="0.101010101">
            <text:p>0.101010101</text:p>
          </table:table-cell>
          <table:table-cell table:style-name="ce10" office:value-type="float" office:value="12">
            <text:p>12</text:p>
          </table:table-cell>
          <table:table-cell table:style-name="ce8" table:formula="of:=INDEX([.AG$41:.AG$75];MATCH([.AF4];[.$D$41:.$D$75];0))" office:value-type="float" office:value="0.1584158416">
            <text:p>0.1584158416</text:p>
          </table:table-cell>
          <table:table-cell table:style-name="ce10" office:value-type="float" office:value="9">
            <text:p>9</text:p>
          </table:table-cell>
          <table:table-cell table:style-name="ce8" table:formula="of:=INDEX([.AI$41:.AI$75];MATCH([.AH4];[.$D$41:.$D$75];0))" office:value-type="float" office:value="0.1">
            <text:p>0.1</text:p>
          </table:table-cell>
          <table:table-cell table:style-name="ce10" office:value-type="float" office:value="19">
            <text:p>19</text:p>
          </table:table-cell>
          <table:table-cell table:style-name="ce8" table:formula="of:=INDEX([.AK$41:.AK$75];MATCH([.AJ4];[.$D$41:.$D$75];0))" office:value-type="float" office:value="0.0707070707">
            <text:p>0.0707070707</text:p>
          </table:table-cell>
          <table:table-cell table:style-name="ce10" table:number-columns-repeated="987"/>
        </table:table-row>
        <table:table-row table:style-name="ro2"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 office:value-type="float" office:value="15">
            <text:p>15</text:p>
          </table:table-cell>
          <table:table-cell table:style-name="ce10" table:formula="of:=INDEX([.F$41:.F$75];MATCH([.E5];[.$D$41:.$D$75];0))" office:value-type="float" office:value="0.272727272727273">
            <text:p>0.2727272727</text:p>
          </table:table-cell>
          <table:table-cell table:style-name="ce10" office:value-type="float" office:value="10">
            <text:p>10</text:p>
          </table:table-cell>
          <table:table-cell table:style-name="ce8" table:formula="of:=INDEX([.H$41:.H$75];MATCH([.G5];[.$D$41:.$D$75];0))" office:value-type="float" office:value="0.01">
            <text:p>0.01</text:p>
          </table:table-cell>
          <table:table-cell table:style-name="ce10" office:value-type="float" office:value="34.2">
            <text:p>34.2</text:p>
          </table:table-cell>
          <table:table-cell table:style-name="ce8" table:formula="of:=INDEX([.J$41:.J$75];MATCH([.I5];[.$D$41:.$D$75];0))" office:value-type="float" office:value="0.01">
            <text:p>0.01</text:p>
          </table:table-cell>
          <table:table-cell table:style-name="ce10" office:value-type="float" office:value="21">
            <text:p>21</text:p>
          </table:table-cell>
          <table:table-cell table:style-name="ce8" table:formula="of:=INDEX([.L$41:.L$75];MATCH([.K5];[.$D$41:.$D$75];0))" office:value-type="float" office:value="0.0204081632653061">
            <text:p>0.0204081633</text:p>
          </table:table-cell>
          <table:table-cell table:style-name="ce10" office:value-type="float" office:value="7">
            <text:p>7</text:p>
          </table:table-cell>
          <table:table-cell table:style-name="ce8" table:formula="of:=INDEX([.N$41:.N$75];MATCH([.M5];[.$D$41:.$D$75];0))" office:value-type="float" office:value="0.138613861386139">
            <text:p>0.1386138614</text:p>
          </table:table-cell>
          <table:table-cell table:style-name="ce10" office:value-type="float" office:value="9">
            <text:p>9</text:p>
          </table:table-cell>
          <table:table-cell table:style-name="ce8" table:formula="of:=INDEX([.P$41:.P$75];MATCH([.O5];[.$D$41:.$D$75];0))" office:value-type="float" office:value="0.0297029702970297">
            <text:p>0.0297029703</text:p>
          </table:table-cell>
          <table:table-cell table:style-name="ce10" office:value-type="float" office:value="9">
            <text:p>9</text:p>
          </table:table-cell>
          <table:table-cell table:style-name="ce8" table:formula="of:=INDEX([.R$41:.R$75];MATCH([.Q5];[.$D$41:.$D$75];0))" office:value-type="float" office:value="0.09">
            <text:p>0.09</text:p>
          </table:table-cell>
          <table:table-cell table:number-columns-repeated="2" table:style-name="ce10" office:value-type="float" office:value="15">
            <text:p>15</text:p>
          </table:table-cell>
          <table:table-cell table:style-name="ce8" table:formula="of:=INDEX([.U$41:.U$75];MATCH([.T5];[.$D$41:.$D$75];0))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8" table:formula="of:=INDEX([.W$41:.W$75];MATCH([.V5];[.$D$41:.$D$75];0))" office:value-type="float" office:value="0.06">
            <text:p>0.06</text:p>
          </table:table-cell>
          <table:table-cell table:style-name="ce10" office:value-type="float" office:value="14">
            <text:p>14</text:p>
          </table:table-cell>
          <table:table-cell table:style-name="ce8" table:formula="of:=INDEX([.Y$41:.Y$75];MATCH([.X5];[.$D$41:.$D$75];0))" office:value-type="float" office:value="0.02">
            <text:p>0.02</text:p>
          </table:table-cell>
          <table:table-cell table:style-name="ce10" office:value-type="float" office:value="15">
            <text:p>15</text:p>
          </table:table-cell>
          <table:table-cell table:style-name="ce8" table:formula="of:=INDEX([.AA$41:.AA$75];MATCH([.Z5];[.$D$41:.$D$75];0))" office:value-type="float" office:value="0.0101010101010101">
            <text:p>0.0101010101</text:p>
          </table:table-cell>
          <table:table-cell table:style-name="ce10" office:value-type="string">
            <text:p>Y</text:p>
          </table:table-cell>
          <table:table-cell table:style-name="ce10"/>
          <table:table-cell table:style-name="ce10" office:value-type="float" office:value="19">
            <text:p>19</text:p>
          </table:table-cell>
          <table:table-cell table:style-name="ce8" table:formula="of:=INDEX([.AE$41:.AE$75];MATCH([.AD5];[.$D$41:.$D$75];0))" office:value-type="float" office:value="0.0808080808">
            <text:p>0.0808080808</text:p>
          </table:table-cell>
          <table:table-cell table:style-name="ce10" office:value-type="float" office:value="13">
            <text:p>13</text:p>
          </table:table-cell>
          <table:table-cell table:style-name="ce8" table:formula="of:=INDEX([.AG$41:.AG$75];MATCH([.AF5];[.$D$41:.$D$75];0))" office:value-type="float" office:value="0.3465346535">
            <text:p>0.3465346535</text:p>
          </table:table-cell>
          <table:table-cell table:style-name="ce10" office:value-type="float" office:value="12">
            <text:p>12</text:p>
          </table:table-cell>
          <table:table-cell table:style-name="ce8" table:formula="of:=INDEX([.AI$41:.AI$75];MATCH([.AH5];[.$D$41:.$D$75];0))" office:value-type="float" office:value="0.05">
            <text:p>0.05</text:p>
          </table:table-cell>
          <table:table-cell table:style-name="ce10" office:value-type="float" office:value="26">
            <text:p>26</text:p>
          </table:table-cell>
          <table:table-cell table:style-name="ce8" table:formula="of:=INDEX([.AK$41:.AK$75];MATCH([.AJ5];[.$D$41:.$D$75];0))" office:value-type="float" office:value="0.0404040404">
            <text:p>0.0404040404</text:p>
          </table:table-cell>
          <table:table-cell table:style-name="ce10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7"/>
          <table:table-cell table:number-columns-repeated="1016"/>
        </table:table-row>
        <table:table-row table:style-name="ro2">
          <table:table-cell office:value-type="string">
            <text:p>MUM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7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7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7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7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7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7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7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7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7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7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7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7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7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7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7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8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8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8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8];[.$D$41:.$D$75];0))" office:value-type="float" office:value="0.153061224489796">
            <text:p>0.1530612245</text:p>
          </table:table-cell>
          <table:table-cell office:value-type="float" office:value="7">
            <text:p>7</text:p>
          </table:table-cell>
          <table:table-cell table:style-name="ce7" table:formula="of:=INDEX([.N$41:.N$75];MATCH([.M8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8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8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8];[.$D$41:.$D$75];0))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7" table:formula="of:=INDEX([.W$41:.W$75];MATCH([.V8];[.$D$41:.$D$75];0))" office:value-type="float" office:value="0.06">
            <text:p>0.06</text:p>
          </table:table-cell>
          <table:table-cell office:value-type="float" office:value="10">
            <text:p>10</text:p>
          </table:table-cell>
          <table:table-cell table:style-name="ce7" table:formula="of:=INDEX([.Y$41:.Y$75];MATCH([.X8];[.$D$41:.$D$75];0))" office:value-type="float" office:value="0.27">
            <text:p>0.27</text:p>
          </table:table-cell>
          <table:table-cell office:value-type="float" office:value="9">
            <text:p>9</text:p>
          </table:table-cell>
          <table:table-cell table:style-name="ce7" table:formula="of:=INDEX([.AA$41:.AA$75];MATCH([.Z8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5">
            <text:p>15</text:p>
          </table:table-cell>
          <table:table-cell table:style-name="ce7" table:formula="of:=INDEX([.AE$41:.AE$75];MATCH([.AD8];[.$D$41:.$D$75];0))" office:value-type="float" office:value="0.101010101">
            <text:p>0.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8];[.$D$41:.$D$75];0))" office:value-type="float" office:value="0.3465346535">
            <text:p>0.3465346535</text:p>
          </table:table-cell>
          <table:table-cell office:value-type="float" office:value="9">
            <text:p>9</text:p>
          </table:table-cell>
          <table:table-cell table:style-name="ce7" table:formula="of:=INDEX([.AI$41:.AI$75];MATCH([.AH8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8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0:.AK10])" office:value-type="float" office:value="0">
            <text:p>0</text:p>
          </table:table-cell>
          <table:table-cell table:style-name="ce3"/>
          <table:table-cell table:style-name="ce3" table:formula="of:=([.E$4]=[.E7])*([.E$5]=[.E8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7])*([.G$5]=[.G8])/((2-([.G$4]=[.G$5]))*[.H$4]*[.H$5])" office:value-type="float" office:value="0">
            <text:p>0</text:p>
          </table:table-cell>
          <table:table-cell table:style-name="ce3"/>
          <table:table-cell table:style-name="ce3" table:formula="of:=([.I$4]=[.I7])*([.I$5]=[.I8])/((2-([.I$4]=[.I$5]))*[.J$4]*[.J$5])" office:value-type="float" office:value="0">
            <text:p>0</text:p>
          </table:table-cell>
          <table:table-cell table:style-name="ce3"/>
          <table:table-cell table:style-name="ce3" table:formula="of:=([.K$4]=[.K7])*([.K$5]=[.K8])/((2-([.K$4]=[.K$5]))*[.L$4]*[.L$5])" office:value-type="float" office:value="0">
            <text:p>0</text:p>
          </table:table-cell>
          <table:table-cell table:style-name="ce3"/>
          <table:table-cell table:style-name="ce3" table:formula="of:=([.M$4]=[.M7])*([.M$5]=[.M8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7])*([.O$5]=[.O8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7])*([.Q$5]=[.Q8])/((2-([.Q$4]=[.Q$5]))*[.R$4]*[.R$5])" office:value-type="float" office:value="46.2962962962963">
            <text:p>46.2962962963</text:p>
          </table:table-cell>
          <table:table-cell table:style-name="ce3" table:number-columns-repeated="2"/>
          <table:table-cell table:style-name="ce3" table:formula="of:=(1+[.U$4])/(2*[.U$4])" office:value-type="float" office:value="50">
            <text:p>50</text:p>
          </table:table-cell>
          <table:table-cell table:style-name="ce9" office:value-type="string">
            <text:p>(AF v AF)</text:p>
          </table:table-cell>
          <table:table-cell table:style-name="ce3" table:formula="of:=([.V$4]=[.V7])*([.V$5]=[.V8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7])*([.X$5]=[.X8])/((2-([.X$4]=[.X$5]))*[.Y$4]*[.Y$5])" office:value-type="float" office:value="0">
            <text:p>0</text:p>
          </table:table-cell>
          <table:table-cell table:style-name="ce3"/>
          <table:table-cell table:style-name="ce3" table:formula="of:=([.Z$4]=[.Z7])*([.Z$5]=[.Z8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7])*([.AD$5]=[.AD8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7])*([.AF$5]=[.AF8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7])*([.AH$5]=[.AH8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7])*([.AJ$5]=[.AJ8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4" table:formula="of:=PRODUCT([.F11:.AK11])" office:value-type="float" office:value="4703171110.16172">
            <text:p>4.70E+09</text:p>
          </table:table-cell>
          <table:table-cell table:style-name="ce3"/>
          <table:table-cell table:style-name="ce3" table:formula="of:=((([.E$4]=[.E7])+([.E$4]=[.E8]))/[.F$4] + (([.E$5]=[.E7])+([.E$5]=[.E8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7])+([.G$4]=[.G8]))/[.H$4] + (([.G$5]=[.G7])+([.G$5]=[.G8]))/[.H$5])/4" office:value-type="float" office:value="2.63157894736842">
            <text:p>2.6315789474</text:p>
          </table:table-cell>
          <table:table-cell table:style-name="ce3"/>
          <table:table-cell table:style-name="ce3" table:formula="of:=((([.I$4]=[.I7])+([.I$4]=[.I8]))/[.J$4] + (([.I$5]=[.I7])+([.I$5]=[.I8]))/[.J$5])/4" office:value-type="float" office:value="1.31578947368421">
            <text:p>1.3157894737</text:p>
          </table:table-cell>
          <table:table-cell table:style-name="ce3"/>
          <table:table-cell table:style-name="ce3" table:formula="of:=((([.K$4]=[.K7])+([.K$4]=[.K8]))/[.L$4] + (([.K$5]=[.K7])+([.K$5]=[.K8]))/[.L$5])/4" office:value-type="float" office:value="1.63333333333333">
            <text:p>1.6333333333</text:p>
          </table:table-cell>
          <table:table-cell table:style-name="ce3"/>
          <table:table-cell table:style-name="ce3" table:formula="of:=((([.M$4]=[.M7])+([.M$4]=[.M8]))/[.N$4] + (([.M$5]=[.M7])+([.M$5]=[.M8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7])+([.O$4]=[.O8]))/[.P$4] + (([.O$5]=[.O7])+([.O$5]=[.O8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7])+([.Q$4]=[.Q8]))/[.R$4] + (([.Q$5]=[.Q7])+([.Q$5]=[.Q8]))/[.R$5])/4" office:value-type="float" office:value="4.86111111111111">
            <text:p>4.8611111111</text:p>
          </table:table-cell>
          <table:table-cell table:style-name="ce3" table:number-columns-repeated="2"/>
          <table:table-cell table:style-name="ce3" table:formula="of:=(1+3*[.U$4])/(4*[.U$4])" office:value-type="float" office:value="25.5">
            <text:p>25.5</text:p>
          </table:table-cell>
          <table:table-cell table:style-name="ce3"/>
          <table:table-cell table:style-name="ce3" table:formula="of:=((([.V$4]=[.V7])+([.V$4]=[.V8]))/[.W$4] + (([.V$5]=[.V7])+([.V$5]=[.V8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7])+([.X$4]=[.X8]))/[.Y$4] + (([.X$5]=[.X7])+([.X$5]=[.X8]))/[.Y$5])/4" office:value-type="float" office:value="12.5">
            <text:p>12.5</text:p>
          </table:table-cell>
          <table:table-cell table:style-name="ce3"/>
          <table:table-cell table:style-name="ce3" table:formula="of:=((([.Z$4]=[.Z7])+([.Z$4]=[.Z8]))/[.AA$4] + (([.Z$5]=[.Z7])+([.Z$5]=[.Z8]))/[.AA$5])/4" office:value-type="float" office:value="1.125">
            <text:p>1.125</text:p>
          </table:table-cell>
          <table:table-cell table:style-name="ce3" table:number-columns-repeated="3"/>
          <table:table-cell table:style-name="ce3" table:formula="of:=((([.AD$4]=[.AD7])+([.AD$4]=[.AD8]))/[.AE$4] + (([.AD$5]=[.AD7])+([.AD$5]=[.AD8]))/[.AE$5])/4" office:value-type="float" office:value="2.4750000002475">
            <text:p>2.4750000002</text:p>
          </table:table-cell>
          <table:table-cell table:style-name="ce3"/>
          <table:table-cell table:style-name="ce3" table:formula="of:=((([.AF$4]=[.AF7])+([.AF$4]=[.AF8]))/[.AG$4] + (([.AF$5]=[.AF7])+([.AF$5]=[.AF8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7])+([.AH$4]=[.AH8]))/[.AI$4] + (([.AH$5]=[.AH7])+([.AH$5]=[.AH8]))/[.AI$5])/4" office:value-type="float" office:value="2.5">
            <text:p>2.5</text:p>
          </table:table-cell>
          <table:table-cell table:style-name="ce3"/>
          <table:table-cell table:style-name="ce3" table:formula="of:=((([.AJ$4]=[.AJ7])+([.AJ$4]=[.AJ8]))/[.AK$4] + (([.AJ$5]=[.AJ7])+([.AJ$5]=[.AJ8]))/[.AK$5])/4" office:value-type="float" office:value="3.53571428606786">
            <text:p>3.5357142861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12:.AK12])" office:value-type="float" office:value="77954064317.7273">
            <text:p>77954064317.7273</text:p>
          </table:table-cell>
          <table:table-cell table:style-name="ce3"/>
          <table:table-cell table:style-name="ce3" table:formula="of:=((1+([.E$4]=[.E7])/[.F$4])*(1+([.E$5]=[.E8])/[.F$5]) + (1+([.E$5]=[.E7])/[.F$5])*(1+([.E$4]=[.E8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7])/[.H$4])*(1+([.G$5]=[.G8])/[.H$5]) + (1+([.G$5]=[.G7])/[.H$5])*(1+([.G$4]=[.G8])/[.H$4]))/8" office:value-type="float" office:value="1.56578947368421">
            <text:p>1.5657894737</text:p>
          </table:table-cell>
          <table:table-cell table:style-name="ce3"/>
          <table:table-cell table:style-name="ce3" table:formula="of:=((1+([.I$4]=[.I7])/[.J$4])*(1+([.I$5]=[.I8])/[.J$5]) + (1+([.I$5]=[.I7])/[.J$5])*(1+([.I$4]=[.I8])/[.J$4]))/8" office:value-type="float" office:value="0.907894736842105">
            <text:p>0.9078947368</text:p>
          </table:table-cell>
          <table:table-cell table:style-name="ce3"/>
          <table:table-cell table:style-name="ce3" table:formula="of:=((1+([.K$4]=[.K7])/[.L$4])*(1+([.K$5]=[.K8])/[.L$5]) + (1+([.K$5]=[.K7])/[.L$5])*(1+([.K$4]=[.K8])/[.L$4]))/8" office:value-type="float" office:value="1.06666666666667">
            <text:p>1.0666666667</text:p>
          </table:table-cell>
          <table:table-cell table:style-name="ce3"/>
          <table:table-cell table:style-name="ce3" table:formula="of:=((1+([.M$4]=[.M7])/[.N$4])*(1+([.M$5]=[.M8])/[.N$5]) + (1+([.M$5]=[.M7])/[.N$5])*(1+([.M$4]=[.M8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7])/[.R$4])*(1+([.Q$5]=[.Q8])/[.R$5]) + (1+([.Q$5]=[.Q7])/[.R$5])*(1+([.Q$4]=[.Q8])/[.R$4]))/8" office:value-type="float" office:value="14.2546296296296">
            <text:p>14.2546296296</text:p>
          </table:table-cell>
          <table:table-cell table:style-name="ce3" table:number-columns-repeated="2"/>
          <table:table-cell table:style-name="ce3" table:formula="of:=(1+3*[.U$4])/(4*[.U$4])" office:value-type="float" office:value="25.5">
            <text:p>25.5</text:p>
          </table:table-cell>
          <table:table-cell table:style-name="ce3"/>
          <table:table-cell table:style-name="ce3" table:formula="of:=((1+([.V$4]=[.V7])/[.W$4])*(1+([.V$5]=[.V8])/[.W$5]) + (1+([.V$5]=[.V7])/[.W$5])*(1+([.V$4]=[.V8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7])/[.Y$4])*(1+([.X$5]=[.X8])/[.Y$5]) + (1+([.X$5]=[.X7])/[.Y$5])*(1+([.X$4]=[.X8])/[.Y$4]))/8" office:value-type="float" office:value="6.5">
            <text:p>6.5</text:p>
          </table:table-cell>
          <table:table-cell table:style-name="ce3"/>
          <table:table-cell table:style-name="ce3" table:formula="of:=((1+([.Z$4]=[.Z7])/[.AA$4])*(1+([.Z$5]=[.Z8])/[.AA$5]) + (1+([.Z$5]=[.Z7])/[.AA$5])*(1+([.Z$4]=[.Z8])/[.AA$4]))/8" office:value-type="float" office:value="0.8125">
            <text:p>0.8125</text:p>
          </table:table-cell>
          <table:table-cell table:style-name="ce3" table:number-columns-repeated="3"/>
          <table:table-cell table:style-name="ce3" table:formula="of:=((1+([.AD$4]=[.AD7])/[.AE$4])*(1+([.AD$5]=[.AD8])/[.AE$5]) + (1+([.AD$5]=[.AD7])/[.AE$5])*(1+([.AD$4]=[.AD8])/[.AE$4]))/8" office:value-type="float" office:value="1.48750000012375">
            <text:p>1.4875000001</text:p>
          </table:table-cell>
          <table:table-cell table:style-name="ce3"/>
          <table:table-cell table:style-name="ce3" table:formula="of:=((1+([.AF$4]=[.AF7])/[.AG$4])*(1+([.AF$5]=[.AF8])/[.AG$5]) + (1+([.AF$5]=[.AF7])/[.AG$5])*(1+([.AF$4]=[.AF8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7])/[.AI$4])*(1+([.AH$5]=[.AH8])/[.AI$5]) + (1+([.AH$5]=[.AH7])/[.AI$5])*(1+([.AH$4]=[.AH8])/[.AI$4]))/8" office:value-type="float" office:value="1.5">
            <text:p>1.5</text:p>
          </table:table-cell>
          <table:table-cell table:style-name="ce3"/>
          <table:table-cell table:style-name="ce3" table:formula="of:=((1+([.AJ$4]=[.AJ7])/[.AK$4])*(1+([.AJ$5]=[.AJ8])/[.AK$5]) + (1+([.AJ$5]=[.AJ7])/[.AK$5])*(1+([.AJ$4]=[.AJ8])/[.AK$4]))/8" office:value-type="float" office:value="2.01785714303393">
            <text:p>2.017857143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13:.AK13])" office:value-type="float" office:value="8787421.88876588">
            <text:p>8.79E+06</text:p>
          </table:table-cell>
          <table:table-cell table:style-name="ce3"/>
          <table:table-cell table:style-name="ce6" table:formula="of:=((([.E$4]=[.E7])+([.E$4]=[.E8]))/[.F$4] + (([.E$5]=[.E7])+([.E$5]=[.E8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7])+([.G$4]=[.G8]))/[.H$4] + (([.G$5]=[.G7])+([.G$5]=[.G8]))/[.H$5] + 4)/8" office:value-type="float" office:value="1.81578947368421">
            <text:p>1.8157894737</text:p>
          </table:table-cell>
          <table:table-cell table:style-name="ce3"/>
          <table:table-cell table:style-name="ce6" table:formula="of:=((([.I$4]=[.I7])+([.I$4]=[.I8]))/[.J$4] + (([.I$5]=[.I7])+([.I$5]=[.I8]))/[.J$5] + 4)/8" office:value-type="float" office:value="1.15789473684211">
            <text:p>1.1578947368</text:p>
          </table:table-cell>
          <table:table-cell table:style-name="ce3"/>
          <table:table-cell table:style-name="ce6" table:formula="of:=((([.K$4]=[.K7])+([.K$4]=[.K8]))/[.L$4] + (([.K$5]=[.K7])+([.K$5]=[.K8]))/[.L$5] + 4)/8" office:value-type="float" office:value="1.31666666666667">
            <text:p>1.3166666667</text:p>
          </table:table-cell>
          <table:table-cell table:style-name="ce3"/>
          <table:table-cell table:style-name="ce6" table:formula="of:=((([.M$4]=[.M7])+([.M$4]=[.M8]))/[.N$4] + (([.M$5]=[.M7])+([.M$5]=[.M8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7])+([.O$4]=[.O8]))/[.P$4] + (([.O$5]=[.O7])+([.O$5]=[.O8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7])+([.Q$4]=[.Q8]))/[.R$4] + (([.Q$5]=[.Q7])+([.Q$5]=[.Q8]))/[.R$5] + 4)/8" office:value-type="float" office:value="2.93055555555556">
            <text:p>2.9305555556</text:p>
          </table:table-cell>
          <table:table-cell table:style-name="ce3" table:number-columns-repeated="2"/>
          <table:table-cell table:style-name="ce3" table:formula="of:=(1+7*[.U$4])/(8*[.U$4])" office:value-type="float" office:value="13.25">
            <text:p>13.25</text:p>
          </table:table-cell>
          <table:table-cell table:style-name="ce3"/>
          <table:table-cell table:style-name="ce6" table:formula="of:=((([.V$4]=[.V7])+([.V$4]=[.V8]))/[.W$4] + (([.V$5]=[.V7])+([.V$5]=[.V8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7])+([.X$4]=[.X8]))/[.Y$4] + (([.X$5]=[.X7])+([.X$5]=[.X8]))/[.Y$5] + 4)/8" office:value-type="float" office:value="6.75">
            <text:p>6.75</text:p>
          </table:table-cell>
          <table:table-cell table:style-name="ce3"/>
          <table:table-cell table:style-name="ce6" table:formula="of:=((([.Z$4]=[.Z7])+([.Z$4]=[.Z8]))/[.AA$4] + (([.Z$5]=[.Z7])+([.Z$5]=[.Z8]))/[.AA$5] + 4)/8" office:value-type="float" office:value="1.0625">
            <text:p>1.0625</text:p>
          </table:table-cell>
          <table:table-cell table:style-name="ce3" table:number-columns-repeated="3"/>
          <table:table-cell table:style-name="ce6" table:formula="of:=((([.AD$4]=[.AD7])+([.AD$4]=[.AD8]))/[.AE$4] + (([.AD$5]=[.AD7])+([.AD$5]=[.AD8]))/[.AE$5] + 4)/8" office:value-type="float" office:value="1.73750000012375">
            <text:p>1.7375000001</text:p>
          </table:table-cell>
          <table:table-cell table:style-name="ce3"/>
          <table:table-cell table:style-name="ce6" table:formula="of:=((([.AF$4]=[.AF7])+([.AF$4]=[.AF8]))/[.AG$4] + (([.AF$5]=[.AF7])+([.AF$5]=[.AF8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7])+([.AH$4]=[.AH8]))/[.AI$4] + (([.AH$5]=[.AH7])+([.AH$5]=[.AH8]))/[.AI$5] + 4)/8" office:value-type="float" office:value="1.75">
            <text:p>1.75</text:p>
          </table:table-cell>
          <table:table-cell table:style-name="ce3"/>
          <table:table-cell table:style-name="ce6" table:formula="of:=((([.AJ$4]=[.AJ7])+([.AJ$4]=[.AJ8]))/[.AK$4] + (([.AJ$5]=[.AJ7])+([.AJ$5]=[.AJ8]))/[.AK$5] + 4)/8" office:value-type="float" office:value="2.26785714303393">
            <text:p>2.267857143</text:p>
          </table:table-cell>
          <table:table-cell table:style-name="ce3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DAD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15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15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15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15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15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15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15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15];[.$D$41:.$D$75];0))" office:value-type="float" office:value="0.0303030303030303">
            <text:p>0.0303030303</text:p>
          </table:table-cell>
          <table:table-cell office:value-type="float" office:value="10">
            <text:p>10</text:p>
          </table:table-cell>
          <table:table-cell table:style-name="ce7" table:formula="of:=INDEX([.W$41:.W$75];MATCH([.V15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15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15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15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15];[.$D$41:.$D$75];0))" office:value-type="float" office:value="0.3465346535">
            <text:p>0.3465346535</text:p>
          </table:table-cell>
          <table:table-cell office:value-type="float" office:value="10">
            <text:p>10</text:p>
          </table:table-cell>
          <table:table-cell table:style-name="ce7" table:formula="of:=INDEX([.AI$41:.AI$75];MATCH([.AH15];[.$D$41:.$D$75];0))" office:value-type="float" office:value="0.04">
            <text:p>0.04</text:p>
          </table:table-cell>
          <table:table-cell office:value-type="float" office:value="25">
            <text:p>25</text:p>
          </table:table-cell>
          <table:table-cell table:style-name="ce7" table:formula="of:=INDEX([.AK$41:.AK$75];MATCH([.AJ15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INDEX([.F$41:.F$75];MATCH([.E16];[.$D$41:.$D$75];0))" office:value-type="float" office:value="0.202020202020202">
            <text:p>0.202020202</text:p>
          </table:table-cell>
          <table:table-cell office:value-type="float" office:value="10">
            <text:p>10</text:p>
          </table:table-cell>
          <table:table-cell table:style-name="ce7" table:formula="of:=INDEX([.H$41:.H$75];MATCH([.G16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16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16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16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16];[.$D$41:.$D$75];0))" office:value-type="float" office:value="0.0297029702970297">
            <text:p>0.0297029703</text:p>
          </table:table-cell>
          <table:table-cell office:value-type="float" office:value="14">
            <text:p>14</text:p>
          </table:table-cell>
          <table:table-cell table:style-name="ce7" table:formula="of:=INDEX([.R$41:.R$75];MATCH([.Q16];[.$D$41:.$D$75];0))" office:value-type="float" office:value="0.05">
            <text:p>0.05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16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16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16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16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style-name="ce7" table:formula="of:=INDEX([.AE$41:.AE$75];MATCH([.AD16];[.$D$41:.$D$75];0))" office:value-type="float" office:value="0.0101010101">
            <text:p>0.0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16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16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16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8:.AK18])" office:value-type="float" office:value="0">
            <text:p>0</text:p>
          </table:table-cell>
          <table:table-cell table:style-name="ce3"/>
          <table:table-cell table:style-name="ce3" table:formula="of:=([.E$4]=[.E15])*([.E$5]=[.E16])/((2-([.E$4]=[.E$5]))*[.F$4]*[.F$5])" office:value-type="float" office:value="0">
            <text:p>0</text:p>
          </table:table-cell>
          <table:table-cell table:style-name="ce3"/>
          <table:table-cell table:style-name="ce3" table:formula="of:=([.G$4]=[.G15])*([.G$5]=[.G16])/((2-([.G$4]=[.G$5]))*[.H$4]*[.H$5])" office:value-type="float" office:value="0">
            <text:p>0</text:p>
          </table:table-cell>
          <table:table-cell table:style-name="ce3"/>
          <table:table-cell table:style-name="ce3" table:formula="of:=([.I$4]=[.I15])*([.I$5]=[.I16])/((2-([.I$4]=[.I$5]))*[.J$4]*[.J$5])" office:value-type="float" office:value="0">
            <text:p>0</text:p>
          </table:table-cell>
          <table:table-cell table:style-name="ce3"/>
          <table:table-cell table:style-name="ce3" table:formula="of:=([.K$4]=[.K15])*([.K$5]=[.K16])/((2-([.K$4]=[.K$5]))*[.L$4]*[.L$5])" office:value-type="float" office:value="0">
            <text:p>0</text:p>
          </table:table-cell>
          <table:table-cell table:style-name="ce3"/>
          <table:table-cell table:style-name="ce3" table:formula="of:=([.M$4]=[.M15])*([.M$5]=[.M16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15])*([.O$5]=[.O16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15])*([.Q$5]=[.Q16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1/(2*[.U$4])" office:value-type="float" office:value="49.5">
            <text:p>49.5</text:p>
          </table:table-cell>
          <table:table-cell table:style-name="ce3" office:value-type="string">
            <text:p>(AF v AB)</text:p>
          </table:table-cell>
          <table:table-cell table:style-name="ce3" table:formula="of:=([.V$4]=[.V15])*([.V$5]=[.V16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15])*([.X$5]=[.X16])/((2-([.X$4]=[.X$5]))*[.Y$4]*[.Y$5])" office:value-type="float" office:value="0">
            <text:p>0</text:p>
          </table:table-cell>
          <table:table-cell table:style-name="ce3"/>
          <table:table-cell table:style-name="ce3" table:formula="of:=([.Z$4]=[.Z15])*([.Z$5]=[.Z16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15])*([.AD$5]=[.AD16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15])*([.AF$5]=[.AF16])/((2-([.AF$4]=[.AF$5]))*[.AG$4]*[.AG$5])" office:value-type="float" office:value="0">
            <text:p>0</text:p>
          </table:table-cell>
          <table:table-cell table:style-name="ce3"/>
          <table:table-cell table:style-name="ce3" table:formula="of:=([.AH$4]=[.AH15])*([.AH$5]=[.AH16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15])*([.AJ$5]=[.AJ16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9:.AK19])" office:value-type="float" office:value="326350439502366">
            <text:p>326350439502366</text:p>
          </table:table-cell>
          <table:table-cell table:style-name="ce3"/>
          <table:table-cell table:style-name="ce3" table:formula="of:=((([.E$4]=[.E15])+([.E$4]=[.E16]))/[.F$4] + (([.E$5]=[.E15])+([.E$5]=[.E16]))/[.F$5])/4" office:value-type="float" office:value="1.83333333333333">
            <text:p>1.8333333333</text:p>
          </table:table-cell>
          <table:table-cell table:style-name="ce3"/>
          <table:table-cell table:style-name="ce3" table:formula="of:=((([.G$4]=[.G15])+([.G$4]=[.G16]))/[.H$4] + (([.G$5]=[.G15])+([.G$5]=[.G16]))/[.H$5])/4" office:value-type="float" office:value="25">
            <text:p>25</text:p>
          </table:table-cell>
          <table:table-cell table:style-name="ce3"/>
          <table:table-cell table:style-name="ce3" table:formula="of:=((([.I$4]=[.I15])+([.I$4]=[.I16]))/[.J$4] + (([.I$5]=[.I15])+([.I$5]=[.I16]))/[.J$5])/4" office:value-type="float" office:value="50">
            <text:p>50</text:p>
          </table:table-cell>
          <table:table-cell table:style-name="ce3"/>
          <table:table-cell table:style-name="ce3" table:formula="of:=((([.K$4]=[.K15])+([.K$4]=[.K16]))/[.L$4] + (([.K$5]=[.K15])+([.K$5]=[.K16]))/[.L$5])/4" office:value-type="float" office:value="12.25">
            <text:p>12.25</text:p>
          </table:table-cell>
          <table:table-cell table:style-name="ce3"/>
          <table:table-cell table:style-name="ce3" table:formula="of:=((([.M$4]=[.M15])+([.M$4]=[.M16]))/[.N$4] + (([.M$5]=[.M15])+([.M$5]=[.M16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15])+([.O$4]=[.O16]))/[.P$4] + (([.O$5]=[.O15])+([.O$5]=[.O16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15])+([.Q$4]=[.Q16]))/[.R$4] + (([.Q$5]=[.Q15])+([.Q$5]=[.Q16]))/[.R$5])/4" office:value-type="float" office:value="2.08333333333333">
            <text:p>2.0833333333</text:p>
          </table:table-cell>
          <table:table-cell table:style-name="ce3" table:number-columns-repeated="2"/>
          <table:table-cell table:style-name="ce3" table:formula="of:=(1+2*[.U$4])/(4*[.U$4])" office:value-type="float" office:value="25.25">
            <text:p>25.25</text:p>
          </table:table-cell>
          <table:table-cell table:style-name="ce3"/>
          <table:table-cell table:style-name="ce3" table:formula="of:=((([.V$4]=[.V15])+([.V$4]=[.V16]))/[.W$4] + (([.V$5]=[.V15])+([.V$5]=[.V16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15])+([.X$4]=[.X16]))/[.Y$4] + (([.X$5]=[.X15])+([.X$5]=[.X16]))/[.Y$5])/4" office:value-type="float" office:value="12.5">
            <text:p>12.5</text:p>
          </table:table-cell>
          <table:table-cell table:style-name="ce3"/>
          <table:table-cell table:style-name="ce3" table:formula="of:=((([.Z$4]=[.Z15])+([.Z$4]=[.Z16]))/[.AA$4] + (([.Z$5]=[.Z15])+([.Z$5]=[.Z16]))/[.AA$5])/4" office:value-type="float" office:value="49.5">
            <text:p>49.5</text:p>
          </table:table-cell>
          <table:table-cell table:style-name="ce3" table:number-columns-repeated="3"/>
          <table:table-cell table:style-name="ce3" table:formula="of:=((([.AD$4]=[.AD15])+([.AD$4]=[.AD16]))/[.AE$4] + (([.AD$5]=[.AD15])+([.AD$5]=[.AD16]))/[.AE$5])/4" office:value-type="float" office:value="3.09375000030937">
            <text:p>3.0937500003</text:p>
          </table:table-cell>
          <table:table-cell table:style-name="ce3"/>
          <table:table-cell table:style-name="ce3" table:formula="of:=((([.AF$4]=[.AF15])+([.AF$4]=[.AF16]))/[.AG$4] + (([.AF$5]=[.AF15])+([.AF$5]=[.AF16]))/[.AG$5])/4" office:value-type="float" office:value="1.44285714271286">
            <text:p>1.4428571427</text:p>
          </table:table-cell>
          <table:table-cell table:style-name="ce3"/>
          <table:table-cell table:style-name="ce3" table:formula="of:=((([.AH$4]=[.AH15])+([.AH$4]=[.AH16]))/[.AI$4] + (([.AH$5]=[.AH15])+([.AH$5]=[.AH16]))/[.AI$5])/4" office:value-type="float" office:value="5">
            <text:p>5</text:p>
          </table:table-cell>
          <table:table-cell table:style-name="ce3"/>
          <table:table-cell table:style-name="ce3" table:formula="of:=((([.AJ$4]=[.AJ15])+([.AJ$4]=[.AJ16]))/[.AK$4] + (([.AJ$5]=[.AJ15])+([.AJ$5]=[.AJ16]))/[.AK$5])/4" office:value-type="float" office:value="6.18750000061875">
            <text:p>6.1875000006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0:.AK20])" office:value-type="float" office:value="60521093381789.7">
            <text:p>60521093381789.7</text:p>
          </table:table-cell>
          <table:table-cell table:style-name="ce3"/>
          <table:table-cell table:style-name="ce3" table:formula="of:=((1+([.E$4]=[.E15])/[.F$4])*(1+([.E$5]=[.E16])/[.F$5]) + (1+([.E$5]=[.E15])/[.F$5])*(1+([.E$4]=[.E16])/[.F$4]))/8" office:value-type="float" office:value="1.16666666666667">
            <text:p>1.1666666667</text:p>
          </table:table-cell>
          <table:table-cell table:style-name="ce3"/>
          <table:table-cell table:style-name="ce3" table:formula="of:=((1+([.G$4]=[.G15])/[.H$4])*(1+([.G$5]=[.G16])/[.H$5]) + (1+([.G$5]=[.G15])/[.H$5])*(1+([.G$4]=[.G16])/[.H$4]))/8" office:value-type="float" office:value="12.75">
            <text:p>12.75</text:p>
          </table:table-cell>
          <table:table-cell table:style-name="ce3"/>
          <table:table-cell table:style-name="ce3" table:formula="of:=((1+([.I$4]=[.I15])/[.J$4])*(1+([.I$5]=[.I16])/[.J$5]) + (1+([.I$5]=[.I15])/[.J$5])*(1+([.I$4]=[.I16])/[.J$4]))/8" office:value-type="float" office:value="25.25">
            <text:p>25.25</text:p>
          </table:table-cell>
          <table:table-cell table:style-name="ce3"/>
          <table:table-cell table:style-name="ce3" table:formula="of:=((1+([.K$4]=[.K15])/[.L$4])*(1+([.K$5]=[.K16])/[.L$5]) + (1+([.K$5]=[.K15])/[.L$5])*(1+([.K$4]=[.K16])/[.L$4]))/8" office:value-type="float" office:value="6.375">
            <text:p>6.375</text:p>
          </table:table-cell>
          <table:table-cell table:style-name="ce3"/>
          <table:table-cell table:style-name="ce3" table:formula="of:=((1+([.M$4]=[.M15])/[.N$4])*(1+([.M$5]=[.M16])/[.N$5]) + (1+([.M$5]=[.M15])/[.N$5])*(1+([.M$4]=[.M16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15])/[.R$4])*(1+([.Q$5]=[.Q16])/[.R$5]) + (1+([.Q$5]=[.Q15])/[.R$5])*(1+([.Q$4]=[.Q16])/[.R$4]))/8" office:value-type="float" office:value="1.29166666666667">
            <text:p>1.2916666667</text:p>
          </table:table-cell>
          <table:table-cell table:style-name="ce3" table:number-columns-repeated="2"/>
          <table:table-cell table:style-name="ce3" table:formula="of:=(1+2*[.U$4])/(4*[.U$4])" office:value-type="float" office:value="25.25">
            <text:p>25.25</text:p>
          </table:table-cell>
          <table:table-cell table:style-name="ce3"/>
          <table:table-cell table:style-name="ce3" table:formula="of:=((1+([.V$4]=[.V15])/[.W$4])*(1+([.V$5]=[.V16])/[.W$5]) + (1+([.V$5]=[.V15])/[.W$5])*(1+([.V$4]=[.V16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15])/[.Y$4])*(1+([.X$5]=[.X16])/[.Y$5]) + (1+([.X$5]=[.X15])/[.Y$5])*(1+([.X$4]=[.X16])/[.Y$4]))/8" office:value-type="float" office:value="6.5">
            <text:p>6.5</text:p>
          </table:table-cell>
          <table:table-cell table:style-name="ce3"/>
          <table:table-cell table:style-name="ce3" table:formula="of:=((1+([.Z$4]=[.Z15])/[.AA$4])*(1+([.Z$5]=[.Z16])/[.AA$5]) + (1+([.Z$5]=[.Z15])/[.AA$5])*(1+([.Z$4]=[.Z16])/[.AA$4]))/8" office:value-type="float" office:value="25">
            <text:p>25</text:p>
          </table:table-cell>
          <table:table-cell table:style-name="ce3" table:number-columns-repeated="3"/>
          <table:table-cell table:style-name="ce3" table:formula="of:=((1+([.AD$4]=[.AD15])/[.AE$4])*(1+([.AD$5]=[.AD16])/[.AE$5]) + (1+([.AD$5]=[.AD15])/[.AE$5])*(1+([.AD$4]=[.AD16])/[.AE$4]))/8" office:value-type="float" office:value="1.79687500015469">
            <text:p>1.7968750002</text:p>
          </table:table-cell>
          <table:table-cell table:style-name="ce3"/>
          <table:table-cell table:style-name="ce3" table:formula="of:=((1+([.AF$4]=[.AF15])/[.AG$4])*(1+([.AF$5]=[.AF16])/[.AG$5]) + (1+([.AF$5]=[.AF15])/[.AG$5])*(1+([.AF$4]=[.AF16])/[.AG$4]))/8" office:value-type="float" office:value="0.971428571356429">
            <text:p>0.9714285714</text:p>
          </table:table-cell>
          <table:table-cell table:style-name="ce3"/>
          <table:table-cell table:style-name="ce3" table:formula="of:=((1+([.AH$4]=[.AH15])/[.AI$4])*(1+([.AH$5]=[.AH16])/[.AI$5]) + (1+([.AH$5]=[.AH15])/[.AI$5])*(1+([.AH$4]=[.AH16])/[.AI$4]))/8" office:value-type="float" office:value="2.75">
            <text:p>2.75</text:p>
          </table:table-cell>
          <table:table-cell table:style-name="ce3"/>
          <table:table-cell table:style-name="ce3" table:formula="of:=((1+([.AJ$4]=[.AJ15])/[.AK$4])*(1+([.AJ$5]=[.AJ16])/[.AK$5]) + (1+([.AJ$5]=[.AJ15])/[.AK$5])*(1+([.AJ$4]=[.AJ16])/[.AK$4]))/8" office:value-type="float" office:value="3.34375000030937">
            <text:p>3.3437500003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3" table:formula="of:=PRODUCT([.F21:.AK21])" office:value-type="float" office:value="124191690312.981">
            <text:p>124191690312.981</text:p>
          </table:table-cell>
          <table:table-cell table:style-name="ce3"/>
          <table:table-cell table:style-name="ce6" table:formula="of:=((([.E$4]=[.E15])+([.E$4]=[.E16]))/[.F$4] + (([.E$5]=[.E15])+([.E$5]=[.E16]))/[.F$5] + 4)/8" office:value-type="float" office:value="1.41666666666667">
            <text:p>1.4166666667</text:p>
          </table:table-cell>
          <table:table-cell table:style-name="ce3"/>
          <table:table-cell table:style-name="ce6" table:formula="of:=((([.G$4]=[.G15])+([.G$4]=[.G16]))/[.H$4] + (([.G$5]=[.G15])+([.G$5]=[.G16]))/[.H$5] + 4)/8" office:value-type="float" office:value="13">
            <text:p>13</text:p>
          </table:table-cell>
          <table:table-cell table:style-name="ce3"/>
          <table:table-cell table:style-name="ce6" table:formula="of:=((([.I$4]=[.I15])+([.I$4]=[.I16]))/[.J$4] + (([.I$5]=[.I15])+([.I$5]=[.I16]))/[.J$5] + 4)/8" office:value-type="float" office:value="25.5">
            <text:p>25.5</text:p>
          </table:table-cell>
          <table:table-cell table:style-name="ce3"/>
          <table:table-cell table:style-name="ce6" table:formula="of:=((([.K$4]=[.K15])+([.K$4]=[.K16]))/[.L$4] + (([.K$5]=[.K15])+([.K$5]=[.K16]))/[.L$5] + 4)/8" office:value-type="float" office:value="6.625">
            <text:p>6.625</text:p>
          </table:table-cell>
          <table:table-cell table:style-name="ce3"/>
          <table:table-cell table:style-name="ce6" table:formula="of:=((([.M$4]=[.M15])+([.M$4]=[.M16]))/[.N$4] + (([.M$5]=[.M15])+([.M$5]=[.M16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15])+([.O$4]=[.O16]))/[.P$4] + (([.O$5]=[.O15])+([.O$5]=[.O16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15])+([.Q$4]=[.Q16]))/[.R$4] + (([.Q$5]=[.Q15])+([.Q$5]=[.Q16]))/[.R$5] + 4)/8" office:value-type="float" office:value="1.54166666666667">
            <text:p>1.5416666667</text:p>
          </table:table-cell>
          <table:table-cell table:style-name="ce3" table:number-columns-repeated="2"/>
          <table:table-cell table:style-name="ce3" table:formula="of:=(1+6*[.U$4])/(8*[.U$4])" office:value-type="float" office:value="13.125">
            <text:p>13.125</text:p>
          </table:table-cell>
          <table:table-cell table:style-name="ce3"/>
          <table:table-cell table:style-name="ce6" table:formula="of:=((([.V$4]=[.V15])+([.V$4]=[.V16]))/[.W$4] + (([.V$5]=[.V15])+([.V$5]=[.V16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15])+([.X$4]=[.X16]))/[.Y$4] + (([.X$5]=[.X15])+([.X$5]=[.X16]))/[.Y$5] + 4)/8" office:value-type="float" office:value="6.75">
            <text:p>6.75</text:p>
          </table:table-cell>
          <table:table-cell table:style-name="ce3"/>
          <table:table-cell table:style-name="ce6" table:formula="of:=((([.Z$4]=[.Z15])+([.Z$4]=[.Z16]))/[.AA$4] + (([.Z$5]=[.Z15])+([.Z$5]=[.Z16]))/[.AA$5] + 4)/8" office:value-type="float" office:value="25.25">
            <text:p>25.25</text:p>
          </table:table-cell>
          <table:table-cell table:style-name="ce3" table:number-columns-repeated="3"/>
          <table:table-cell table:style-name="ce6" table:formula="of:=((([.AD$4]=[.AD15])+([.AD$4]=[.AD16]))/[.AE$4] + (([.AD$5]=[.AD15])+([.AD$5]=[.AD16]))/[.AE$5] + 4)/8" office:value-type="float" office:value="2.04687500015469">
            <text:p>2.0468750002</text:p>
          </table:table-cell>
          <table:table-cell table:style-name="ce3"/>
          <table:table-cell table:style-name="ce6" table:formula="of:=((([.AF$4]=[.AF15])+([.AF$4]=[.AF16]))/[.AG$4] + (([.AF$5]=[.AF15])+([.AF$5]=[.AF16]))/[.AG$5] + 4)/8" office:value-type="float" office:value="1.22142857135643">
            <text:p>1.2214285714</text:p>
          </table:table-cell>
          <table:table-cell table:style-name="ce3"/>
          <table:table-cell table:style-name="ce6" table:formula="of:=((([.AH$4]=[.AH15])+([.AH$4]=[.AH16]))/[.AI$4] + (([.AH$5]=[.AH15])+([.AH$5]=[.AH16]))/[.AI$5] + 4)/8" office:value-type="float" office:value="3">
            <text:p>3</text:p>
          </table:table-cell>
          <table:table-cell table:style-name="ce3"/>
          <table:table-cell table:style-name="ce6" table:formula="of:=((([.AJ$4]=[.AJ15])+([.AJ$4]=[.AJ16]))/[.AK$4] + (([.AJ$5]=[.AJ15])+([.AJ$5]=[.AJ16]))/[.AK$5] + 4)/8" office:value-type="float" office:value="3.59375000030937">
            <text:p>3.5937500003</text:p>
          </table:table-cell>
          <table:table-cell table:style-name="ce3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SIB1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23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23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23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23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23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23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3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23];[.$D$41:.$D$75];0))" office:value-type="float" office:value="0.0303030303030303">
            <text:p>0.0303030303</text:p>
          </table:table-cell>
          <table:table-cell office:value-type="float" office:value="10">
            <text:p>10</text:p>
          </table:table-cell>
          <table:table-cell table:style-name="ce7" table:formula="of:=INDEX([.W$41:.W$75];MATCH([.V23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23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23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23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23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23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23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24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24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24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24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24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24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4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24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24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24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24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24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24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24];[.$D$41:.$D$75];0))" office:value-type="float" office:value="0.05">
            <text:p>0.05</text:p>
          </table:table-cell>
          <table:table-cell office:value-type="float" office:value="25">
            <text:p>25</text:p>
          </table:table-cell>
          <table:table-cell table:style-name="ce7" table:formula="of:=INDEX([.AK$41:.AK$75];MATCH([.AJ24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26:.AK26])" office:value-type="float" office:value="0">
            <text:p>0</text:p>
          </table:table-cell>
          <table:table-cell table:style-name="ce3"/>
          <table:table-cell table:style-name="ce3" table:formula="of:=([.E$4]=[.E23])*([.E$5]=[.E24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23])*([.G$5]=[.G24])/((2-([.G$4]=[.G$5]))*[.H$4]*[.H$5])" office:value-type="float" office:value="0">
            <text:p>0</text:p>
          </table:table-cell>
          <table:table-cell table:style-name="ce3"/>
          <table:table-cell table:style-name="ce3" table:formula="of:=([.I$4]=[.I23])*([.I$5]=[.I24])/((2-([.I$4]=[.I$5]))*[.J$4]*[.J$5])" office:value-type="float" office:value="0">
            <text:p>0</text:p>
          </table:table-cell>
          <table:table-cell table:style-name="ce3"/>
          <table:table-cell table:style-name="ce3" table:formula="of:=([.K$4]=[.K23])*([.K$5]=[.K24])/((2-([.K$4]=[.K$5]))*[.L$4]*[.L$5])" office:value-type="float" office:value="0">
            <text:p>0</text:p>
          </table:table-cell>
          <table:table-cell table:style-name="ce3"/>
          <table:table-cell table:style-name="ce3" table:formula="of:=([.M$4]=[.M23])*([.M$5]=[.M24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23])*([.O$5]=[.O24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23])*([.Q$5]=[.Q24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1/(2*[.U$4])" office:value-type="float" office:value="49.5">
            <text:p>49.5</text:p>
          </table:table-cell>
          <table:table-cell table:style-name="ce3" office:value-type="string">
            <text:p>(AF v AB)</text:p>
          </table:table-cell>
          <table:table-cell table:style-name="ce3" table:formula="of:=([.V$4]=[.V23])*([.V$5]=[.V24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23])*([.X$5]=[.X24])/((2-([.X$4]=[.X$5]))*[.Y$4]*[.Y$5])" office:value-type="float" office:value="0">
            <text:p>0</text:p>
          </table:table-cell>
          <table:table-cell table:style-name="ce3"/>
          <table:table-cell table:style-name="ce3" table:formula="of:=([.Z$4]=[.Z23])*([.Z$5]=[.Z24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23])*([.AD$5]=[.AD24])/((2-([.AD$4]=[.AD$5]))*[.AE$4]*[.AE$5])" office:value-type="float" office:value="61.2562500122512">
            <text:p>61.2562500123</text:p>
          </table:table-cell>
          <table:table-cell table:style-name="ce3"/>
          <table:table-cell table:style-name="ce3" table:formula="of:=([.AF$4]=[.AF23])*([.AF$5]=[.AF24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23])*([.AH$5]=[.AH24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23])*([.AJ$5]=[.AJ24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27:.AK27])" office:value-type="float" office:value="0">
            <text:p>0</text:p>
          </table:table-cell>
          <table:table-cell table:style-name="ce3"/>
          <table:table-cell table:style-name="ce3" table:formula="of:=((([.E$4]=[.E23])+([.E$4]=[.E24]))/[.F$4] + (([.E$5]=[.E23])+([.E$5]=[.E24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23])+([.G$4]=[.G24]))/[.H$4] + (([.G$5]=[.G23])+([.G$5]=[.G24]))/[.H$5])/4" office:value-type="float" office:value="1.31578947368421">
            <text:p>1.3157894737</text:p>
          </table:table-cell>
          <table:table-cell table:style-name="ce3"/>
          <table:table-cell table:style-name="ce3" table:formula="of:=((([.I$4]=[.I23])+([.I$4]=[.I24]))/[.J$4] + (([.I$5]=[.I23])+([.I$5]=[.I24]))/[.J$5])/4" office:value-type="float" office:value="25">
            <text:p>25</text:p>
          </table:table-cell>
          <table:table-cell table:style-name="ce3"/>
          <table:table-cell table:style-name="ce3" table:formula="of:=((([.K$4]=[.K23])+([.K$4]=[.K24]))/[.L$4] + (([.K$5]=[.K23])+([.K$5]=[.K24]))/[.L$5])/4" office:value-type="float" office:value="0">
            <text:p>0</text:p>
          </table:table-cell>
          <table:table-cell table:style-name="ce3"/>
          <table:table-cell table:style-name="ce3" table:formula="of:=((([.M$4]=[.M23])+([.M$4]=[.M24]))/[.N$4] + (([.M$5]=[.M23])+([.M$5]=[.M24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23])+([.O$4]=[.O24]))/[.P$4] + (([.O$5]=[.O23])+([.O$5]=[.O24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23])+([.Q$4]=[.Q24]))/[.R$4] + (([.Q$5]=[.Q23])+([.Q$5]=[.Q24]))/[.R$5])/4" office:value-type="float" office:value="4.16666666666667">
            <text:p>4.1666666667</text:p>
          </table:table-cell>
          <table:table-cell table:style-name="ce3" table:number-columns-repeated="2"/>
          <table:table-cell table:style-name="ce3" table:formula="of:=(1+2*[.U$4])/(4*[.U$4])" office:value-type="float" office:value="25.25">
            <text:p>25.25</text:p>
          </table:table-cell>
          <table:table-cell table:style-name="ce3"/>
          <table:table-cell table:style-name="ce3" table:formula="of:=((([.V$4]=[.V23])+([.V$4]=[.V24]))/[.W$4] + (([.V$5]=[.V23])+([.V$5]=[.V24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23])+([.X$4]=[.X24]))/[.Y$4] + (([.X$5]=[.X23])+([.X$5]=[.X24]))/[.Y$5])/4" office:value-type="float" office:value="12.5">
            <text:p>12.5</text:p>
          </table:table-cell>
          <table:table-cell table:style-name="ce3"/>
          <table:table-cell table:style-name="ce3" table:formula="of:=((([.Z$4]=[.Z23])+([.Z$4]=[.Z24]))/[.AA$4] + (([.Z$5]=[.Z23])+([.Z$5]=[.Z24]))/[.AA$5])/4" office:value-type="float" office:value="24.75">
            <text:p>24.75</text:p>
          </table:table-cell>
          <table:table-cell table:style-name="ce3" table:number-columns-repeated="3"/>
          <table:table-cell table:style-name="ce3" table:formula="of:=((([.AD$4]=[.AD23])+([.AD$4]=[.AD24]))/[.AE$4] + (([.AD$5]=[.AD23])+([.AD$5]=[.AD24]))/[.AE$5])/4" office:value-type="float" office:value="5.56875000055688">
            <text:p>5.5687500006</text:p>
          </table:table-cell>
          <table:table-cell table:style-name="ce3"/>
          <table:table-cell table:style-name="ce3" table:formula="of:=((([.AF$4]=[.AF23])+([.AF$4]=[.AF24]))/[.AG$4] + (([.AF$5]=[.AF23])+([.AF$5]=[.AF24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23])+([.AH$4]=[.AH24]))/[.AI$4] + (([.AH$5]=[.AH23])+([.AH$5]=[.AH24]))/[.AI$5])/4" office:value-type="float" office:value="5">
            <text:p>5</text:p>
          </table:table-cell>
          <table:table-cell table:style-name="ce3"/>
          <table:table-cell table:style-name="ce3" table:formula="of:=((([.AJ$4]=[.AJ23])+([.AJ$4]=[.AJ24]))/[.AK$4] + (([.AJ$5]=[.AJ23])+([.AJ$5]=[.AJ24]))/[.AK$5])/4" office:value-type="float" office:value="0">
            <text:p>0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8:.AK28])" office:value-type="float" office:value="1049808464162.66">
            <text:p>1049808464162.66</text:p>
          </table:table-cell>
          <table:table-cell table:style-name="ce3"/>
          <table:table-cell table:style-name="ce3" table:formula="of:=((1+([.E$4]=[.E23])/[.F$4])*(1+([.E$5]=[.E24])/[.F$5]) + (1+([.E$5]=[.E23])/[.F$5])*(1+([.E$4]=[.E24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23])/[.H$4])*(1+([.G$5]=[.G24])/[.H$5]) + (1+([.G$5]=[.G23])/[.H$5])*(1+([.G$4]=[.G24])/[.H$4]))/8" office:value-type="float" office:value="0.907894736842105">
            <text:p>0.9078947368</text:p>
          </table:table-cell>
          <table:table-cell table:style-name="ce3"/>
          <table:table-cell table:style-name="ce3" table:formula="of:=((1+([.I$4]=[.I23])/[.J$4])*(1+([.I$5]=[.I24])/[.J$5]) + (1+([.I$5]=[.I23])/[.J$5])*(1+([.I$4]=[.I24])/[.J$4]))/8" office:value-type="float" office:value="12.75">
            <text:p>12.75</text:p>
          </table:table-cell>
          <table:table-cell table:style-name="ce3"/>
          <table:table-cell table:style-name="ce3" table:formula="of:=((1+([.K$4]=[.K23])/[.L$4])*(1+([.K$5]=[.K24])/[.L$5]) + (1+([.K$5]=[.K23])/[.L$5])*(1+([.K$4]=[.K24])/[.L$4]))/8" office:value-type="float" office:value="0.25">
            <text:p>0.25</text:p>
          </table:table-cell>
          <table:table-cell table:style-name="ce3"/>
          <table:table-cell table:style-name="ce3" table:formula="of:=((1+([.M$4]=[.M23])/[.N$4])*(1+([.M$5]=[.M24])/[.N$5]) + (1+([.M$5]=[.M23])/[.N$5])*(1+([.M$4]=[.M24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23])/[.R$4])*(1+([.Q$5]=[.Q24])/[.R$5]) + (1+([.Q$5]=[.Q23])/[.R$5])*(1+([.Q$4]=[.Q24])/[.R$4]))/8" office:value-type="float" office:value="2.33333333333333">
            <text:p>2.3333333333</text:p>
          </table:table-cell>
          <table:table-cell table:style-name="ce3" table:number-columns-repeated="2"/>
          <table:table-cell table:style-name="ce3" table:formula="of:=(1+2*[.U$4])/(4*[.U$4])" office:value-type="float" office:value="25.25">
            <text:p>25.25</text:p>
          </table:table-cell>
          <table:table-cell table:style-name="ce3"/>
          <table:table-cell table:style-name="ce3" table:formula="of:=((1+([.V$4]=[.V23])/[.W$4])*(1+([.V$5]=[.V24])/[.W$5]) + (1+([.V$5]=[.V23])/[.W$5])*(1+([.V$4]=[.V24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23])/[.Y$4])*(1+([.X$5]=[.X24])/[.Y$5]) + (1+([.X$5]=[.X23])/[.Y$5])*(1+([.X$4]=[.X24])/[.Y$4]))/8" office:value-type="float" office:value="6.5">
            <text:p>6.5</text:p>
          </table:table-cell>
          <table:table-cell table:style-name="ce3"/>
          <table:table-cell table:style-name="ce3" table:formula="of:=((1+([.Z$4]=[.Z23])/[.AA$4])*(1+([.Z$5]=[.Z24])/[.AA$5]) + (1+([.Z$5]=[.Z23])/[.AA$5])*(1+([.Z$4]=[.Z24])/[.AA$4]))/8" office:value-type="float" office:value="12.625">
            <text:p>12.625</text:p>
          </table:table-cell>
          <table:table-cell table:style-name="ce3" table:number-columns-repeated="3"/>
          <table:table-cell table:style-name="ce3" table:formula="of:=((1+([.AD$4]=[.AD23])/[.AE$4])*(1+([.AD$5]=[.AD24])/[.AE$5]) + (1+([.AD$5]=[.AD23])/[.AE$5])*(1+([.AD$4]=[.AD24])/[.AE$4]))/8" office:value-type="float" office:value="18.3484375033412">
            <text:p>18.3484375033</text:p>
          </table:table-cell>
          <table:table-cell table:style-name="ce3"/>
          <table:table-cell table:style-name="ce3" table:formula="of:=((1+([.AF$4]=[.AF23])/[.AG$4])*(1+([.AF$5]=[.AF24])/[.AG$5]) + (1+([.AF$5]=[.AF23])/[.AG$5])*(1+([.AF$4]=[.AF24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23])/[.AI$4])*(1+([.AH$5]=[.AH24])/[.AI$5]) + (1+([.AH$5]=[.AH23])/[.AI$5])*(1+([.AH$4]=[.AH24])/[.AI$4]))/8" office:value-type="float" office:value="2.75">
            <text:p>2.75</text:p>
          </table:table-cell>
          <table:table-cell table:style-name="ce3"/>
          <table:table-cell table:style-name="ce3" table:formula="of:=((1+([.AJ$4]=[.AJ23])/[.AK$4])*(1+([.AJ$5]=[.AJ24])/[.AK$5]) + (1+([.AJ$5]=[.AJ23])/[.AK$5])*(1+([.AJ$4]=[.AJ24])/[.AK$4]))/8" office:value-type="float" office:value="0.25">
            <text:p>0.25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29:.AK29])" office:value-type="float" office:value="180605579.0052">
            <text:p>1.81E+08</text:p>
          </table:table-cell>
          <table:table-cell table:style-name="ce3"/>
          <table:table-cell table:style-name="ce6" table:formula="of:=((([.E$4]=[.E23])+([.E$4]=[.E24]))/[.F$4] + (([.E$5]=[.E23])+([.E$5]=[.E24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23])+([.G$4]=[.G24]))/[.H$4] + (([.G$5]=[.G23])+([.G$5]=[.G24]))/[.H$5] + 4)/8" office:value-type="float" office:value="1.15789473684211">
            <text:p>1.1578947368</text:p>
          </table:table-cell>
          <table:table-cell table:style-name="ce3"/>
          <table:table-cell table:style-name="ce6" table:formula="of:=((([.I$4]=[.I23])+([.I$4]=[.I24]))/[.J$4] + (([.I$5]=[.I23])+([.I$5]=[.I24]))/[.J$5] + 4)/8" office:value-type="float" office:value="13">
            <text:p>13</text:p>
          </table:table-cell>
          <table:table-cell table:style-name="ce3"/>
          <table:table-cell table:style-name="ce6" table:formula="of:=((([.K$4]=[.K23])+([.K$4]=[.K24]))/[.L$4] + (([.K$5]=[.K23])+([.K$5]=[.K24]))/[.L$5] + 4)/8" office:value-type="float" office:value="0.5">
            <text:p>0.5</text:p>
          </table:table-cell>
          <table:table-cell table:style-name="ce3"/>
          <table:table-cell table:style-name="ce6" table:formula="of:=((([.M$4]=[.M23])+([.M$4]=[.M24]))/[.N$4] + (([.M$5]=[.M23])+([.M$5]=[.M24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23])+([.O$4]=[.O24]))/[.P$4] + (([.O$5]=[.O23])+([.O$5]=[.O24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23])+([.Q$4]=[.Q24]))/[.R$4] + (([.Q$5]=[.Q23])+([.Q$5]=[.Q24]))/[.R$5] + 4)/8" office:value-type="float" office:value="2.58333333333333">
            <text:p>2.5833333333</text:p>
          </table:table-cell>
          <table:table-cell table:style-name="ce3" table:number-columns-repeated="2"/>
          <table:table-cell table:style-name="ce3" table:formula="of:=(1+6*[.U$4])/(8*[.U$4])" office:value-type="float" office:value="13.125">
            <text:p>13.125</text:p>
          </table:table-cell>
          <table:table-cell table:style-name="ce3"/>
          <table:table-cell table:style-name="ce6" table:formula="of:=((([.V$4]=[.V23])+([.V$4]=[.V24]))/[.W$4] + (([.V$5]=[.V23])+([.V$5]=[.V24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23])+([.X$4]=[.X24]))/[.Y$4] + (([.X$5]=[.X23])+([.X$5]=[.X24]))/[.Y$5] + 4)/8" office:value-type="float" office:value="6.75">
            <text:p>6.75</text:p>
          </table:table-cell>
          <table:table-cell table:style-name="ce3"/>
          <table:table-cell table:style-name="ce6" table:formula="of:=((([.Z$4]=[.Z23])+([.Z$4]=[.Z24]))/[.AA$4] + (([.Z$5]=[.Z23])+([.Z$5]=[.Z24]))/[.AA$5] + 4)/8" office:value-type="float" office:value="12.875">
            <text:p>12.875</text:p>
          </table:table-cell>
          <table:table-cell table:style-name="ce3" table:number-columns-repeated="3"/>
          <table:table-cell table:style-name="ce6" table:formula="of:=((([.AD$4]=[.AD23])+([.AD$4]=[.AD24]))/[.AE$4] + (([.AD$5]=[.AD23])+([.AD$5]=[.AD24]))/[.AE$5] + 4)/8" office:value-type="float" office:value="3.28437500027844">
            <text:p>3.2843750003</text:p>
          </table:table-cell>
          <table:table-cell table:style-name="ce3"/>
          <table:table-cell table:style-name="ce6" table:formula="of:=((([.AF$4]=[.AF23])+([.AF$4]=[.AF24]))/[.AG$4] + (([.AF$5]=[.AF23])+([.AF$5]=[.AF24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23])+([.AH$4]=[.AH24]))/[.AI$4] + (([.AH$5]=[.AH23])+([.AH$5]=[.AH24]))/[.AI$5] + 4)/8" office:value-type="float" office:value="3">
            <text:p>3</text:p>
          </table:table-cell>
          <table:table-cell table:style-name="ce3"/>
          <table:table-cell table:style-name="ce6" table:formula="of:=((([.AJ$4]=[.AJ23])+([.AJ$4]=[.AJ24]))/[.AK$4] + (([.AJ$5]=[.AJ23])+([.AJ$5]=[.AJ24]))/[.AK$5] + 4)/8" office:value-type="float" office:value="0.5">
            <text:p>0.5</text:p>
          </table:table-cell>
          <table:table-cell table:style-name="ce3"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SIB2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31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31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31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31];[.$D$41:.$D$75];0))" office:value-type="float" office:value="0.153061224489796">
            <text:p>0.1530612245</text:p>
          </table:table-cell>
          <table:table-cell office:value-type="float" office:value="5">
            <text:p>5</text:p>
          </table:table-cell>
          <table:table-cell table:style-name="ce7" table:formula="of:=INDEX([.N$41:.N$75];MATCH([.M31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31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31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31];[.$D$41:.$D$75];0))" office:value-type="float" office:value="0.0101010101010101">
            <text:p>0.0101010101</text:p>
          </table:table-cell>
          <table:table-cell office:value-type="float" office:value="10">
            <text:p>10</text:p>
          </table:table-cell>
          <table:table-cell table:style-name="ce7" table:formula="of:=INDEX([.W$41:.W$75];MATCH([.V31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31];[.$D$41:.$D$75];0))" office:value-type="float" office:value="0.02">
            <text:p>0.02</text:p>
          </table:table-cell>
          <table:table-cell office:value-type="float" office:value="9">
            <text:p>9</text:p>
          </table:table-cell>
          <table:table-cell table:style-name="ce7" table:formula="of:=INDEX([.AA$41:.AA$75];MATCH([.Z31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31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31];[.$D$41:.$D$75];0))" office:value-type="float" office:value="0.1584158416">
            <text:p>0.1584158416</text:p>
          </table:table-cell>
          <table:table-cell office:value-type="float" office:value="9">
            <text:p>9</text:p>
          </table:table-cell>
          <table:table-cell table:style-name="ce7" table:formula="of:=INDEX([.AI$41:.AI$75];MATCH([.AH31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31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32];[.$D$41:.$D$75];0))" office:value-type="float" office:value="0.272727272727273">
            <text:p>0.2727272727</text:p>
          </table:table-cell>
          <table:table-cell office:value-type="float" office:value="10">
            <text:p>10</text:p>
          </table:table-cell>
          <table:table-cell table:style-name="ce7" table:formula="of:=INDEX([.H$41:.H$75];MATCH([.G32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32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32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32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32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32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32];[.$D$41:.$D$75];0))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7" table:formula="of:=INDEX([.W$41:.W$75];MATCH([.V32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32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32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32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32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32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32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34:.AK34])" office:value-type="float" office:value="1.19541303018382E+031">
            <text:p>11954130301838200000000000000000</text:p>
          </table:table-cell>
          <table:table-cell table:style-name="ce3"/>
          <table:table-cell table:style-name="ce3" table:formula="of:=([.E$4]=[.E31])*([.E$5]=[.E32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31])*([.G$5]=[.G32])/((2-([.G$4]=[.G$5]))*[.H$4]*[.H$5])" office:value-type="float" office:value="263.157894736842">
            <text:p>263.1578947368</text:p>
          </table:table-cell>
          <table:table-cell table:style-name="ce3"/>
          <table:table-cell table:style-name="ce3" table:formula="of:=([.I$4]=[.I31])*([.I$5]=[.I32])/((2-([.I$4]=[.I$5]))*[.J$4]*[.J$5])" office:value-type="float" office:value="263.157894736842">
            <text:p>263.1578947368</text:p>
          </table:table-cell>
          <table:table-cell table:style-name="ce3"/>
          <table:table-cell table:style-name="ce3" table:formula="of:=([.K$4]=[.K31])*([.K$5]=[.K32])/((2-([.K$4]=[.K$5]))*[.L$4]*[.L$5])" office:value-type="float" office:value="160.066666666667">
            <text:p>160.0666666667</text:p>
          </table:table-cell>
          <table:table-cell table:style-name="ce3"/>
          <table:table-cell table:style-name="ce3" table:formula="of:=([.M$4]=[.M31])*([.M$5]=[.M32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31])*([.O$5]=[.O32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31])*([.Q$5]=[.Q32])/((2-([.Q$4]=[.Q$5]))*[.R$4]*[.R$5])" office:value-type="float" office:value="46.2962962962963">
            <text:p>46.2962962963</text:p>
          </table:table-cell>
          <table:table-cell table:style-name="ce3" table:number-columns-repeated="2"/>
          <table:table-cell table:style-name="ce3" table:formula="of:=(1+[.U$4])/(2*[.U$4])" office:value-type="float" office:value="50">
            <text:p>50</text:p>
          </table:table-cell>
          <table:table-cell table:style-name="ce9" office:value-type="string">
            <text:p>(AF v AF)</text:p>
          </table:table-cell>
          <table:table-cell table:style-name="ce3" table:formula="of:=([.V$4]=[.V31])*([.V$5]=[.V32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31])*([.X$5]=[.X32])/((2-([.X$4]=[.X$5]))*[.Y$4]*[.Y$5])" office:value-type="float" office:value="1250">
            <text:p>1250</text:p>
          </table:table-cell>
          <table:table-cell table:style-name="ce3"/>
          <table:table-cell table:style-name="ce3" table:formula="of:=([.Z$4]=[.Z31])*([.Z$5]=[.Z32])/((2-([.Z$4]=[.Z$5]))*[.AA$4]*[.AA$5])" office:value-type="float" office:value="222.75">
            <text:p>222.75</text:p>
          </table:table-cell>
          <table:table-cell table:style-name="ce3" table:number-columns-repeated="3"/>
          <table:table-cell table:style-name="ce3" table:formula="of:=([.AD$4]=[.AD31])*([.AD$5]=[.AD32])/((2-([.AD$4]=[.AD$5]))*[.AE$4]*[.AE$5])" office:value-type="float" office:value="61.2562500122512">
            <text:p>61.2562500123</text:p>
          </table:table-cell>
          <table:table-cell table:style-name="ce3"/>
          <table:table-cell table:style-name="ce3" table:formula="of:=([.AF$4]=[.AF31])*([.AF$5]=[.AF32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31])*([.AH$5]=[.AH32])/((2-([.AH$4]=[.AH$5]))*[.AI$4]*[.AI$5])" office:value-type="float" office:value="100">
            <text:p>100</text:p>
          </table:table-cell>
          <table:table-cell table:style-name="ce3"/>
          <table:table-cell table:style-name="ce3" table:formula="of:=([.AJ$4]=[.AJ31])*([.AJ$5]=[.AJ32])/((2-([.AJ$4]=[.AJ$5]))*[.AK$4]*[.AK$5])" office:value-type="float" office:value="175.017857177861">
            <text:p>175.0178571779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35:.AK35])" office:value-type="float" office:value="6.82706439387188E+015">
            <text:p>6827064393871880</text:p>
          </table:table-cell>
          <table:table-cell table:style-name="ce3"/>
          <table:table-cell table:style-name="ce3" table:formula="of:=((([.E$4]=[.E31])+([.E$4]=[.E32]))/[.F$4] + (([.E$5]=[.E31])+([.E$5]=[.E32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31])+([.G$4]=[.G32]))/[.H$4] + (([.G$5]=[.G31])+([.G$5]=[.G32]))/[.H$5])/4" office:value-type="float" office:value="26.3157894736842">
            <text:p>26.3157894737</text:p>
          </table:table-cell>
          <table:table-cell table:style-name="ce3"/>
          <table:table-cell table:style-name="ce3" table:formula="of:=((([.I$4]=[.I31])+([.I$4]=[.I32]))/[.J$4] + (([.I$5]=[.I31])+([.I$5]=[.I32]))/[.J$5])/4" office:value-type="float" office:value="26.3157894736842">
            <text:p>26.3157894737</text:p>
          </table:table-cell>
          <table:table-cell table:style-name="ce3"/>
          <table:table-cell table:style-name="ce3" table:formula="of:=((([.K$4]=[.K31])+([.K$4]=[.K32]))/[.L$4] + (([.K$5]=[.K31])+([.K$5]=[.K32]))/[.L$5])/4" office:value-type="float" office:value="13.8833333333333">
            <text:p>13.8833333333</text:p>
          </table:table-cell>
          <table:table-cell table:style-name="ce3"/>
          <table:table-cell table:style-name="ce3" table:formula="of:=((([.M$4]=[.M31])+([.M$4]=[.M32]))/[.N$4] + (([.M$5]=[.M31])+([.M$5]=[.M32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31])+([.O$4]=[.O32]))/[.P$4] + (([.O$5]=[.O31])+([.O$5]=[.O32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31])+([.Q$4]=[.Q32]))/[.R$4] + (([.Q$5]=[.Q31])+([.Q$5]=[.Q32]))/[.R$5])/4" office:value-type="float" office:value="4.86111111111111">
            <text:p>4.8611111111</text:p>
          </table:table-cell>
          <table:table-cell table:style-name="ce3" table:number-columns-repeated="2"/>
          <table:table-cell table:style-name="ce3" table:formula="of:=(1+3*[.U$4])/(4*[.U$4])" office:value-type="float" office:value="25.5">
            <text:p>25.5</text:p>
          </table:table-cell>
          <table:table-cell table:style-name="ce3"/>
          <table:table-cell table:style-name="ce3" table:formula="of:=((([.V$4]=[.V31])+([.V$4]=[.V32]))/[.W$4] + (([.V$5]=[.V31])+([.V$5]=[.V32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31])+([.X$4]=[.X32]))/[.Y$4] + (([.X$5]=[.X31])+([.X$5]=[.X32]))/[.Y$5])/4" office:value-type="float" office:value="25">
            <text:p>25</text:p>
          </table:table-cell>
          <table:table-cell table:style-name="ce3"/>
          <table:table-cell table:style-name="ce3" table:formula="of:=((([.Z$4]=[.Z31])+([.Z$4]=[.Z32]))/[.AA$4] + (([.Z$5]=[.Z31])+([.Z$5]=[.Z32]))/[.AA$5])/4" office:value-type="float" office:value="25.875">
            <text:p>25.875</text:p>
          </table:table-cell>
          <table:table-cell table:style-name="ce3" table:number-columns-repeated="3"/>
          <table:table-cell table:style-name="ce3" table:formula="of:=((([.AD$4]=[.AD31])+([.AD$4]=[.AD32]))/[.AE$4] + (([.AD$5]=[.AD31])+([.AD$5]=[.AD32]))/[.AE$5])/4" office:value-type="float" office:value="5.56875000055688">
            <text:p>5.5687500006</text:p>
          </table:table-cell>
          <table:table-cell table:style-name="ce3"/>
          <table:table-cell table:style-name="ce3" table:formula="of:=((([.AF$4]=[.AF31])+([.AF$4]=[.AF32]))/[.AG$4] + (([.AF$5]=[.AF31])+([.AF$5]=[.AF32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31])+([.AH$4]=[.AH32]))/[.AI$4] + (([.AH$5]=[.AH31])+([.AH$5]=[.AH32]))/[.AI$5])/4" office:value-type="float" office:value="7.5">
            <text:p>7.5</text:p>
          </table:table-cell>
          <table:table-cell table:style-name="ce3"/>
          <table:table-cell table:style-name="ce3" table:formula="of:=((([.AJ$4]=[.AJ31])+([.AJ$4]=[.AJ32]))/[.AK$4] + (([.AJ$5]=[.AJ31])+([.AJ$5]=[.AJ32]))/[.AK$5])/4" office:value-type="float" office:value="9.72321428668661">
            <text:p>9.7232142867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36:.AK36])" office:value-type="float" office:value="3.72897432699521E+023">
            <text:p>372897432699521000000000</text:p>
          </table:table-cell>
          <table:table-cell table:style-name="ce3"/>
          <table:table-cell table:style-name="ce3" table:formula="of:=((1+([.E$4]=[.E31])/[.F$4])*(1+([.E$5]=[.E32])/[.F$5]) + (1+([.E$5]=[.E31])/[.F$5])*(1+([.E$4]=[.E32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31])/[.H$4])*(1+([.G$5]=[.G32])/[.H$5]) + (1+([.G$5]=[.G31])/[.H$5])*(1+([.G$4]=[.G32])/[.H$4]))/8" office:value-type="float" office:value="79.1973684210526">
            <text:p>79.1973684211</text:p>
          </table:table-cell>
          <table:table-cell table:style-name="ce3"/>
          <table:table-cell table:style-name="ce3" table:formula="of:=((1+([.I$4]=[.I31])/[.J$4])*(1+([.I$5]=[.I32])/[.J$5]) + (1+([.I$5]=[.I31])/[.J$5])*(1+([.I$4]=[.I32])/[.J$4]))/8" office:value-type="float" office:value="79.1973684210526">
            <text:p>79.1973684211</text:p>
          </table:table-cell>
          <table:table-cell table:style-name="ce3"/>
          <table:table-cell table:style-name="ce3" table:formula="of:=((1+([.K$4]=[.K31])/[.L$4])*(1+([.K$5]=[.K32])/[.L$5]) + (1+([.K$5]=[.K31])/[.L$5])*(1+([.K$4]=[.K32])/[.L$4]))/8" office:value-type="float" office:value="47.2083333333334">
            <text:p>47.2083333333</text:p>
          </table:table-cell>
          <table:table-cell table:style-name="ce3"/>
          <table:table-cell table:style-name="ce3" table:formula="of:=((1+([.M$4]=[.M31])/[.N$4])*(1+([.M$5]=[.M32])/[.N$5]) + (1+([.M$5]=[.M31])/[.N$5])*(1+([.M$4]=[.M32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31])/[.R$4])*(1+([.Q$5]=[.Q32])/[.R$5]) + (1+([.Q$5]=[.Q31])/[.R$5])*(1+([.Q$4]=[.Q32])/[.R$4]))/8" office:value-type="float" office:value="14.2546296296296">
            <text:p>14.2546296296</text:p>
          </table:table-cell>
          <table:table-cell table:style-name="ce3" table:number-columns-repeated="2"/>
          <table:table-cell table:style-name="ce3" table:formula="of:=(1+3*[.U$4])/(4*[.U$4])" office:value-type="float" office:value="25.5">
            <text:p>25.5</text:p>
          </table:table-cell>
          <table:table-cell table:style-name="ce3"/>
          <table:table-cell table:style-name="ce3" table:formula="of:=((1+([.V$4]=[.V31])/[.W$4])*(1+([.V$5]=[.V32])/[.W$5]) + (1+([.V$5]=[.V31])/[.W$5])*(1+([.V$4]=[.V32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31])/[.Y$4])*(1+([.X$5]=[.X32])/[.Y$5]) + (1+([.X$5]=[.X31])/[.Y$5])*(1+([.X$4]=[.X32])/[.Y$4]))/8" office:value-type="float" office:value="325.25">
            <text:p>325.25</text:p>
          </table:table-cell>
          <table:table-cell table:style-name="ce3"/>
          <table:table-cell table:style-name="ce3" table:formula="of:=((1+([.Z$4]=[.Z31])/[.AA$4])*(1+([.Z$5]=[.Z32])/[.AA$5]) + (1+([.Z$5]=[.Z31])/[.AA$5])*(1+([.Z$4]=[.Z32])/[.AA$4]))/8" office:value-type="float" office:value="68.875">
            <text:p>68.875</text:p>
          </table:table-cell>
          <table:table-cell table:style-name="ce3" table:number-columns-repeated="3"/>
          <table:table-cell table:style-name="ce3" table:formula="of:=((1+([.AD$4]=[.AD31])/[.AE$4])*(1+([.AD$5]=[.AD32])/[.AE$5]) + (1+([.AD$5]=[.AD31])/[.AE$5])*(1+([.AD$4]=[.AD32])/[.AE$4]))/8" office:value-type="float" office:value="18.3484375033412">
            <text:p>18.3484375033</text:p>
          </table:table-cell>
          <table:table-cell table:style-name="ce3"/>
          <table:table-cell table:style-name="ce3" table:formula="of:=((1+([.AF$4]=[.AF31])/[.AG$4])*(1+([.AF$5]=[.AF32])/[.AG$5]) + (1+([.AF$5]=[.AF31])/[.AG$5])*(1+([.AF$4]=[.AF32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31])/[.AI$4])*(1+([.AH$5]=[.AH32])/[.AI$5]) + (1+([.AH$5]=[.AH31])/[.AI$5])*(1+([.AH$4]=[.AH32])/[.AI$4]))/8" office:value-type="float" office:value="29">
            <text:p>29</text:p>
          </table:table-cell>
          <table:table-cell table:style-name="ce3"/>
          <table:table-cell table:style-name="ce3" table:formula="of:=((1+([.AJ$4]=[.AJ31])/[.AK$4])*(1+([.AJ$5]=[.AJ32])/[.AK$5]) + (1+([.AJ$5]=[.AJ31])/[.AK$5])*(1+([.AJ$4]=[.AJ32])/[.AK$4]))/8" office:value-type="float" office:value="48.8660714378085">
            <text:p>48.8660714378</text:p>
          </table:table-cell>
          <table:table-cell table:style-name="ce3" table:number-columns-repeated="987"/>
        </table:table-row>
        <table:table-row table:style-name="ro2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37:.AK37])" office:value-type="float" office:value="1164866127851.67">
            <text:p>1.16E+12</text:p>
          </table:table-cell>
          <table:table-cell table:style-name="ce3"/>
          <table:table-cell table:style-name="ce6" table:formula="of:=((([.E$4]=[.E31])+([.E$4]=[.E32]))/[.F$4] + (([.E$5]=[.E31])+([.E$5]=[.E32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31])+([.G$4]=[.G32]))/[.H$4] + (([.G$5]=[.G31])+([.G$5]=[.G32]))/[.H$5] + 4)/8" office:value-type="float" office:value="13.6578947368421">
            <text:p>13.6578947368</text:p>
          </table:table-cell>
          <table:table-cell table:style-name="ce3"/>
          <table:table-cell table:style-name="ce6" table:formula="of:=((([.I$4]=[.I31])+([.I$4]=[.I32]))/[.J$4] + (([.I$5]=[.I31])+([.I$5]=[.I32]))/[.J$5] + 4)/8" office:value-type="float" office:value="13.6578947368421">
            <text:p>13.6578947368</text:p>
          </table:table-cell>
          <table:table-cell table:style-name="ce3"/>
          <table:table-cell table:style-name="ce6" table:formula="of:=((([.K$4]=[.K31])+([.K$4]=[.K32]))/[.L$4] + (([.K$5]=[.K31])+([.K$5]=[.K32]))/[.L$5] + 4)/8" office:value-type="float" office:value="7.44166666666667">
            <text:p>7.4416666667</text:p>
          </table:table-cell>
          <table:table-cell table:style-name="ce3"/>
          <table:table-cell table:style-name="ce6" table:formula="of:=((([.M$4]=[.M31])+([.M$4]=[.M32]))/[.N$4] + (([.M$5]=[.M31])+([.M$5]=[.M32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31])+([.O$4]=[.O32]))/[.P$4] + (([.O$5]=[.O31])+([.O$5]=[.O32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31])+([.Q$4]=[.Q32]))/[.R$4] + (([.Q$5]=[.Q31])+([.Q$5]=[.Q32]))/[.R$5] + 4)/8" office:value-type="float" office:value="2.93055555555556">
            <text:p>2.9305555556</text:p>
          </table:table-cell>
          <table:table-cell table:style-name="ce3" table:number-columns-repeated="2"/>
          <table:table-cell table:style-name="ce3" table:formula="of:=(1+7*[.U$4])/(8*[.U$4])" office:value-type="float" office:value="13.25">
            <text:p>13.25</text:p>
          </table:table-cell>
          <table:table-cell table:style-name="ce3"/>
          <table:table-cell table:style-name="ce6" table:formula="of:=((([.V$4]=[.V31])+([.V$4]=[.V32]))/[.W$4] + (([.V$5]=[.V31])+([.V$5]=[.V32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31])+([.X$4]=[.X32]))/[.Y$4] + (([.X$5]=[.X31])+([.X$5]=[.X32]))/[.Y$5] + 4)/8" office:value-type="float" office:value="13">
            <text:p>13</text:p>
          </table:table-cell>
          <table:table-cell table:style-name="ce3"/>
          <table:table-cell table:style-name="ce6" table:formula="of:=((([.Z$4]=[.Z31])+([.Z$4]=[.Z32]))/[.AA$4] + (([.Z$5]=[.Z31])+([.Z$5]=[.Z32]))/[.AA$5] + 4)/8" office:value-type="float" office:value="13.4375">
            <text:p>13.4375</text:p>
          </table:table-cell>
          <table:table-cell table:style-name="ce3" table:number-columns-repeated="3"/>
          <table:table-cell table:style-name="ce6" table:formula="of:=((([.AD$4]=[.AD31])+([.AD$4]=[.AD32]))/[.AE$4] + (([.AD$5]=[.AD31])+([.AD$5]=[.AD32]))/[.AE$5] + 4)/8" office:value-type="float" office:value="3.28437500027844">
            <text:p>3.2843750003</text:p>
          </table:table-cell>
          <table:table-cell table:style-name="ce3"/>
          <table:table-cell table:style-name="ce6" table:formula="of:=((([.AF$4]=[.AF31])+([.AF$4]=[.AF32]))/[.AG$4] + (([.AF$5]=[.AF31])+([.AF$5]=[.AF32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31])+([.AH$4]=[.AH32]))/[.AI$4] + (([.AH$5]=[.AH31])+([.AH$5]=[.AH32]))/[.AI$5] + 4)/8" office:value-type="float" office:value="4.25">
            <text:p>4.25</text:p>
          </table:table-cell>
          <table:table-cell table:style-name="ce3"/>
          <table:table-cell table:style-name="ce6" table:formula="of:=((([.AJ$4]=[.AJ31])+([.AJ$4]=[.AJ32]))/[.AK$4] + (([.AJ$5]=[.AJ31])+([.AJ$5]=[.AJ32]))/[.AK$5] + 4)/8" office:value-type="float" office:value="5.3616071433433">
            <text:p>5.3616071433</text:p>
          </table:table-cell>
          <table:table-cell table:style-name="ce3" table:number-columns-repeated="987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Frequencies</text:p>
          </table:table-cell>
          <table:table-cell table:number-columns-repeated="2"/>
          <table:table-cell table:style-name="Default" office:value-type="string">
            <text:p>Allel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table:number-columns-repeated="8"/>
          <table:table-cell office:value-type="float" office:value="0.09">
            <text:p>0.09</text:p>
          </table:table-cell>
          <table:table-cell table:style-name="ce7" table:formula="of:=[.M41]/[.M$76]" office:value-type="float" office:value="0.0891089108910891">
            <text:p>0.0891089109</text:p>
          </table:table-cell>
          <table:table-cell table:number-columns-repeated="1010"/>
        </table:table-row>
        <table:table-row table:style-name="ro2">
          <table:table-cell office:value-type="string">
            <text:p>raw values in black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2]/[.G$76]" office:value-type="float" office:value="0.19">
            <text:p>0.19</text:p>
          </table:table-cell>
          <table:table-cell table:number-columns-repeated="1016"/>
        </table:table-row>
        <table:table-row table:style-name="ro2">
          <table:table-cell office:value-type="string">
            <text:p>normalized values in gre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3]/[.G$76]" office:value-type="float" office:value="0.19">
            <text:p>0.19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M43]/[.M$76]" office:value-type="float" office:value="0.138613861386139">
            <text:p>0.1386138614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S43]/[.S$76]" office:value-type="float" office:value="0.0202020202020202">
            <text:p>0.0202020202</text:p>
          </table:table-cell>
          <table:table-cell table:style-name="ce7" table:formula="of:=[.T43]/[.T$76]" office:value-type="float" office:value="0.0202020202020202">
            <text:p>0.0202020202</text:p>
          </table:table-cell>
          <table:table-cell table:number-columns-repeated="1003"/>
        </table:table-row>
        <table:table-row table:style-name="ro2">
          <table:table-cell office:value-type="string">
            <text:p>added rare alleles in red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0.1">
            <text:p>0.1</text:p>
          </table:table-cell>
          <table:table-cell table:style-name="ce7" table:formula="of:=[.G44]/[.G$76]" office:value-type="float" office:value="0.1">
            <text:p>0.1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4]/[.M$76]" office:value-type="float" office:value="0.0099009900990099">
            <text:p>0.0099009901</text:p>
          </table:table-cell>
          <table:table-cell table:number-columns-repeated="2"/>
          <table:table-cell office:value-type="float" office:value="0.12">
            <text:p>0.12</text:p>
          </table:table-cell>
          <table:table-cell table:style-name="ce7" table:formula="of:=[.Q44]/[.Q$76]"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style-name="ce7" table:formula="of:=[.S44]/[.S$76]" office:value-type="float" office:value="0.151515151515152">
            <text:p>0.1515151515</text:p>
          </table:table-cell>
          <table:table-cell table:style-name="ce7" table:formula="of:=[.T44]/[.T$76]" office:value-type="float" office:value="0.151515151515152">
            <text:p>0.1515151515</text:p>
          </table:table-cell>
          <table:table-cell office:value-type="float" office:value="0.01">
            <text:p>0.01</text:p>
          </table:table-cell>
          <table:table-cell table:style-name="ce7" table:formula="of:=[.V44]/[.V$76]" office:value-type="float" office:value="0.01">
            <text:p>0.01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Z44]/[.Z$76]" office:value-type="float" office:value="0.0101010101010101">
            <text:p>0.0101010101</text:p>
          </table:table-cell>
          <table:table-cell table:number-columns-repeated="4"/>
          <table:table-cell office:value-type="float" office:value="0.01">
            <text:p>0.01</text:p>
          </table:table-cell>
          <table:table-cell office:value-type="float" office:value="0.0099009901">
            <text:p>0.0099009901</text:p>
          </table:table-cell>
          <table:table-cell table:number-columns-repeated="2" office:value-type="float" office:value="0.56">
            <text:p>0.56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9">
            <text:p>9</text:p>
          </table:table-cell>
          <table:table-cell table:number-columns-repeated="2"/>
          <table:table-cell office:value-type="float" office:value="0.15">
            <text:p>0.15</text:p>
          </table:table-cell>
          <table:table-cell table:style-name="ce7" table:formula="of:=[.G45]/[.G$76]" office:value-type="float" office:value="0.15">
            <text:p>0.15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5]/[.M$76]" office:value-type="float" office:value="0.0099009900990099">
            <text:p>0.0099009901</text:p>
          </table:table-cell>
          <table:table-cell office:value-type="float" office:value="0.03">
            <text:p>0.03</text:p>
          </table:table-cell>
          <table:table-cell table:style-name="ce7" table:formula="of:=[.O45]/[.O$76]" office:value-type="float" office:value="0.0297029702970297">
            <text:p>0.0297029703</text:p>
          </table:table-cell>
          <table:table-cell office:value-type="float" office:value="0.09">
            <text:p>0.09</text:p>
          </table:table-cell>
          <table:table-cell table:style-name="ce7" table:formula="of:=[.Q45]/[.Q$76]" office:value-type="float" office:value="0.09">
            <text:p>0.09</text:p>
          </table:table-cell>
          <table:table-cell office:value-type="float" office:value="0.15">
            <text:p>0.15</text:p>
          </table:table-cell>
          <table:table-cell table:style-name="ce7" table:formula="of:=[.S45]/[.S$76]" office:value-type="float" office:value="0.151515151515152">
            <text:p>0.1515151515</text:p>
          </table:table-cell>
          <table:table-cell table:style-name="ce7" table:formula="of:=[.T45]/[.T$76]" office:value-type="float" office:value="0.151515151515152">
            <text:p>0.1515151515</text:p>
          </table:table-cell>
          <table:table-cell office:value-type="float" office:value="0.13">
            <text:p>0.13</text:p>
          </table:table-cell>
          <table:table-cell table:style-name="ce7" table:formula="of:=[.V45]/[.V$76]" office:value-type="float" office:value="0.13">
            <text:p>0.13</text:p>
          </table:table-cell>
          <table:table-cell office:value-type="float" office:value="0.02">
            <text:p>0.02</text:p>
          </table:table-cell>
          <table:table-cell table:style-name="ce7" table:formula="of:=[.X45]/[.X$76]" office:value-type="float" office:value="0.02">
            <text:p>0.02</text:p>
          </table:table-cell>
          <table:table-cell office:value-type="float" office:value="0.22">
            <text:p>0.22</text:p>
          </table:table-cell>
          <table:table-cell table:style-name="ce7" table:formula="of:=[.Z45]/[.Z$76]" office:value-type="float" office:value="0.222222222222222">
            <text:p>0.2222222222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2" office:value-type="float" office:value="0.1">
            <text:p>0.1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9.3">
            <text:p>9.3</text:p>
          </table:table-cell>
          <table:table-cell table:number-columns-repeated="2"/>
          <table:table-cell office:value-type="float" office:value="0.36">
            <text:p>0.36</text:p>
          </table:table-cell>
          <table:table-cell table:style-name="ce7" table:formula="of:=[.G46]/[.G$76]" office:value-type="float" office:value="0.36">
            <text:p>0.36</text:p>
          </table:table-cell>
          <table:table-cell table:number-columns-repeated="11"/>
          <table:table-cell table:style-name="ce7" table:number-columns-repeated="2"/>
          <table:table-cell/>
          <table:table-cell table:style-name="ce7" table:formula="of:=[.V46]/[.V$76]" office:value-type="float" office:value="0">
            <text:p>0</text:p>
          </table:table-cell>
          <table:table-cell/>
          <table:table-cell table:style-name="ce7"/>
          <table:table-cell table:number-columns-repeated="999"/>
        </table:table-row>
        <table:table-row table:style-name="ro2"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G47]/[.G$76]" office:value-type="float" office:value="0.01">
            <text:p>0.01</text:p>
          </table:table-cell>
          <table:table-cell table:number-columns-repeated="4"/>
          <table:table-cell office:value-type="float" office:value="0.11">
            <text:p>0.11</text:p>
          </table:table-cell>
          <table:table-cell table:style-name="ce7" table:formula="of:=[.M47]/[.M$76]" office:value-type="float" office:value="0.108910891089109">
            <text:p>0.1089108911</text:p>
          </table:table-cell>
          <table:table-cell office:value-type="float" office:value="0.04">
            <text:p>0.04</text:p>
          </table:table-cell>
          <table:table-cell table:style-name="ce7" table:formula="of:=[.O47]/[.O$76]" office:value-type="float" office:value="0.0396039603960396">
            <text:p>0.0396039604</text:p>
          </table:table-cell>
          <table:table-cell office:value-type="float" office:value="0.06">
            <text:p>0.06</text:p>
          </table:table-cell>
          <table:table-cell table:style-name="ce7" table:formula="of:=[.Q47]/[.Q$76]" office:value-type="float" office:value="0.06">
            <text:p>0.06</text:p>
          </table:table-cell>
          <table:table-cell office:value-type="float" office:value="0.29">
            <text:p>0.29</text:p>
          </table:table-cell>
          <table:table-cell table:style-name="ce7" table:formula="of:=[.S47]/[.S$76]" office:value-type="float" office:value="0.292929292929293">
            <text:p>0.2929292929</text:p>
          </table:table-cell>
          <table:table-cell table:style-name="ce7" table:formula="of:=[.T47]/[.T$76]" office:value-type="float" office:value="0.292929292929293">
            <text:p>0.2929292929</text:p>
          </table:table-cell>
          <table:table-cell office:value-type="float" office:value="0.06">
            <text:p>0.06</text:p>
          </table:table-cell>
          <table:table-cell table:style-name="ce7" table:formula="of:=[.V47]/[.V$76]" office:value-type="float" office:value="0.06">
            <text:p>0.06</text:p>
          </table:table-cell>
          <table:table-cell office:value-type="float" office:value="0.27">
            <text:p>0.27</text:p>
          </table:table-cell>
          <table:table-cell table:style-name="ce7" table:formula="of:=[.X47]/[.X$76]" office:value-type="float" office:value="0.27">
            <text:p>0.27</text:p>
          </table:table-cell>
          <table:table-cell office:value-type="float" office:value="0.13">
            <text:p>0.13</text:p>
          </table:table-cell>
          <table:table-cell table:style-name="ce7" table:formula="of:=[.Z47]/[.Z$76]" office:value-type="float" office:value="0.131313131313131">
            <text:p>0.1313131313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float" office:value="0.0594059406">
            <text:p>0.0594059406</text:p>
          </table:table-cell>
          <table:table-cell table:number-columns-repeated="2" office:value-type="float" office:value="0.04">
            <text:p>0.04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11">
            <text:p>1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48]/[.K$76]" office:value-type="float" office:value="0.0204081632653061">
            <text:p>0.0204081633</text:p>
          </table:table-cell>
          <table:table-cell office:value-type="float" office:value="0.11">
            <text:p>0.11</text:p>
          </table:table-cell>
          <table:table-cell table:style-name="ce7" table:formula="of:=[.M48]/[.M$76]" office:value-type="float" office:value="0.108910891089109">
            <text:p>0.1089108911</text:p>
          </table:table-cell>
          <table:table-cell office:value-type="float" office:value="0.39">
            <text:p>0.39</text:p>
          </table:table-cell>
          <table:table-cell table:style-name="ce7" table:formula="of:=[.O48]/[.O$76]" office:value-type="float" office:value="0.386138613861386">
            <text:p>0.3861386139</text:p>
          </table:table-cell>
          <table:table-cell office:value-type="float" office:value="0.29">
            <text:p>0.29</text:p>
          </table:table-cell>
          <table:table-cell table:style-name="ce7" table:formula="of:=[.Q48]/[.Q$76]" office:value-type="float" office:value="0.29">
            <text:p>0.29</text:p>
          </table:table-cell>
          <table:table-cell office:value-type="float" office:value="0.19">
            <text:p>0.19</text:p>
          </table:table-cell>
          <table:table-cell table:style-name="ce7" table:formula="of:=[.S48]/[.S$76]" office:value-type="float" office:value="0.191919191919192">
            <text:p>0.1919191919</text:p>
          </table:table-cell>
          <table:table-cell table:style-name="ce7" table:formula="of:=[.T48]/[.T$76]" office:value-type="float" office:value="0.191919191919192">
            <text:p>0.1919191919</text:p>
          </table:table-cell>
          <table:table-cell office:value-type="float" office:value="0.31">
            <text:p>0.31</text:p>
          </table:table-cell>
          <table:table-cell table:style-name="ce7" table:formula="of:=[.V48]/[.V$76]" office:value-type="float" office:value="0.31">
            <text:p>0.31</text:p>
          </table:table-cell>
          <table:table-cell office:value-type="float" office:value="0.31">
            <text:p>0.31</text:p>
          </table:table-cell>
          <table:table-cell table:style-name="ce7" table:formula="of:=[.X48]/[.X$76]" office:value-type="float" office:value="0.31">
            <text:p>0.31</text:p>
          </table:table-cell>
          <table:table-cell office:value-type="float" office:value="0.1">
            <text:p>0.1</text:p>
          </table:table-cell>
          <table:table-cell table:style-name="ce7" table:formula="of:=[.Z48]/[.Z$76]" office:value-type="float" office:value="0.101010101010101">
            <text:p>0.101010101</text:p>
          </table:table-cell>
          <table:table-cell table:number-columns-repeated="4"/>
          <table:table-cell office:value-type="float" office:value="0.08">
            <text:p>0.08</text:p>
          </table:table-cell>
          <table:table-cell office:value-type="float" office:value="0.0792079208">
            <text:p>0.0792079208</text:p>
          </table:table-cell>
          <table:table-cell table:number-columns-repeated="2" office:value-type="float" office:value="0.25">
            <text:p>0.25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12">
            <text:p>12</text:p>
          </table:table-cell>
          <table:table-cell table:number-columns-repeated="6"/>
          <table:table-cell office:value-type="float" office:value="0.15">
            <text:p>0.15</text:p>
          </table:table-cell>
          <table:table-cell table:style-name="ce7" table:formula="of:=[.K49]/[.K$76]" office:value-type="float" office:value="0.153061224489796">
            <text:p>0.1530612245</text:p>
          </table:table-cell>
          <table:table-cell office:value-type="float" office:value="0.18">
            <text:p>0.18</text:p>
          </table:table-cell>
          <table:table-cell table:style-name="ce7" table:formula="of:=[.M49]/[.M$76]" office:value-type="float" office:value="0.178217821782178">
            <text:p>0.1782178218</text:p>
          </table:table-cell>
          <table:table-cell office:value-type="float" office:value="0.38">
            <text:p>0.38</text:p>
          </table:table-cell>
          <table:table-cell table:style-name="ce7" table:formula="of:=[.O49]/[.O$76]" office:value-type="float" office:value="0.376237623762376">
            <text:p>0.3762376238</text:p>
          </table:table-cell>
          <table:table-cell office:value-type="float" office:value="0.29">
            <text:p>0.29</text:p>
          </table:table-cell>
          <table:table-cell table:style-name="ce7" table:formula="of:=[.Q49]/[.Q$76]" office:value-type="float" office:value="0.29">
            <text:p>0.29</text:p>
          </table:table-cell>
          <table:table-cell office:value-type="float" office:value="0.15">
            <text:p>0.15</text:p>
          </table:table-cell>
          <table:table-cell table:style-name="ce7" table:formula="of:=[.S49]/[.S$76]" office:value-type="float" office:value="0.151515151515152">
            <text:p>0.1515151515</text:p>
          </table:table-cell>
          <table:table-cell table:style-name="ce7" table:formula="of:=[.T49]/[.T$76]" office:value-type="float" office:value="0.151515151515152">
            <text:p>0.1515151515</text:p>
          </table:table-cell>
          <table:table-cell office:value-type="float" office:value="0.28">
            <text:p>0.28</text:p>
          </table:table-cell>
          <table:table-cell table:style-name="ce7" table:formula="of:=[.V49]/[.V$76]" office:value-type="float" office:value="0.28">
            <text:p>0.28</text:p>
          </table:table-cell>
          <table:table-cell office:value-type="float" office:value="0.33">
            <text:p>0.33</text:p>
          </table:table-cell>
          <table:table-cell table:style-name="ce7" table:formula="of:=[.X49]/[.X$76]" office:value-type="float" office:value="0.33">
            <text:p>0.33</text:p>
          </table:table-cell>
          <table:table-cell office:value-type="float" office:value="0.24">
            <text:p>0.24</text:p>
          </table:table-cell>
          <table:table-cell table:style-name="ce7" table:formula="of:=[.Z49]/[.Z$76]" office:value-type="float" office:value="0.242424242424242">
            <text:p>0.2424242424</text:p>
          </table:table-cell>
          <table:table-cell table:number-columns-repeated="4"/>
          <table:table-cell office:value-type="float" office:value="0.16">
            <text:p>0.16</text:p>
          </table:table-cell>
          <table:table-cell office:value-type="float" office:value="0.1584158416">
            <text:p>0.1584158416</text:p>
          </table:table-cell>
          <table:table-cell table:number-columns-repeated="2" office:value-type="float" office:value="0.05">
            <text:p>0.05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style-name="ce7" table:formula="of:=[.E50]/[.E$76]" office:value-type="float" office:value="0.0101010101010101">
            <text:p>0.0101010101</text:p>
          </table:table-cell>
          <table:table-cell table:number-columns-repeated="4"/>
          <table:table-cell office:value-type="float" office:value="0.1">
            <text:p>0.1</text:p>
          </table:table-cell>
          <table:table-cell table:style-name="ce7" table:formula="of:=[.K50]/[.K$76]" office:value-type="float" office:value="0.102040816326531">
            <text:p>0.1020408163</text:p>
          </table:table-cell>
          <table:table-cell office:value-type="float" office:value="0.12">
            <text:p>0.12</text:p>
          </table:table-cell>
          <table:table-cell table:style-name="ce7" table:formula="of:=[.M50]/[.M$76]" office:value-type="float" office:value="0.118811881188119">
            <text:p>0.1188118812</text:p>
          </table:table-cell>
          <table:table-cell office:value-type="float" office:value="0.15">
            <text:p>0.15</text:p>
          </table:table-cell>
          <table:table-cell table:style-name="ce7" table:formula="of:=[.O50]/[.O$76]" office:value-type="float" office:value="0.148514851485149">
            <text:p>0.1485148515</text:p>
          </table:table-cell>
          <table:table-cell office:value-type="float" office:value="0.1">
            <text:p>0.1</text:p>
          </table:table-cell>
          <table:table-cell table:style-name="ce7" table:formula="of:=[.Q50]/[.Q$76]" office:value-type="float" office:value="0.1">
            <text:p>0.1</text:p>
          </table:table-cell>
          <table:table-cell office:value-type="float" office:value="0.03">
            <text:p>0.03</text:p>
          </table:table-cell>
          <table:table-cell table:style-name="ce7" table:formula="of:=[.S50]/[.S$76]" office:value-type="float" office:value="0.0303030303030303">
            <text:p>0.0303030303</text:p>
          </table:table-cell>
          <table:table-cell table:style-name="ce7" table:formula="of:=[.T50]/[.T$76]" office:value-type="float" office:value="0.0303030303030303">
            <text:p>0.0303030303</text:p>
          </table:table-cell>
          <table:table-cell office:value-type="float" office:value="0.19">
            <text:p>0.19</text:p>
          </table:table-cell>
          <table:table-cell table:style-name="ce7" table:formula="of:=[.V50]/[.V$76]" office:value-type="float" office:value="0.19">
            <text:p>0.19</text:p>
          </table:table-cell>
          <table:table-cell office:value-type="float" office:value="0.05">
            <text:p>0.05</text:p>
          </table:table-cell>
          <table:table-cell table:style-name="ce7" table:formula="of:=[.X50]/[.X$76]" office:value-type="float" office:value="0.05">
            <text:p>0.05</text:p>
          </table:table-cell>
          <table:table-cell office:value-type="float" office:value="0.21">
            <text:p>0.21</text:p>
          </table:table-cell>
          <table:table-cell table:style-name="ce7" table:formula="of:=[.Z50]/[.Z$76]" office:value-type="float" office:value="0.212121212121212">
            <text:p>0.2121212121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0.3465346535">
            <text:p>0.3465346535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4">
            <text:p>14</text:p>
          </table:table-cell>
          <table:table-cell office:value-type="float" office:value="0.11">
            <text:p>0.11</text:p>
          </table:table-cell>
          <table:table-cell table:style-name="ce7" table:formula="of:=[.E51]/[.E$76]" office:value-type="float" office:value="0.111111111111111">
            <text:p>0.1111111111</text:p>
          </table:table-cell>
          <table:table-cell table:number-columns-repeated="4"/>
          <table:table-cell office:value-type="float" office:value="0.18">
            <text:p>0.18</text:p>
          </table:table-cell>
          <table:table-cell table:style-name="ce7" table:formula="of:=[.K51]/[.K$76]" office:value-type="float" office:value="0.183673469387755">
            <text:p>0.1836734694</text:p>
          </table:table-cell>
          <table:table-cell office:value-type="float" office:value="0.03">
            <text:p>0.03</text:p>
          </table:table-cell>
          <table:table-cell table:style-name="ce7" table:formula="of:=[.M51]/[.M$76]" office:value-type="float" office:value="0.0297029702970297">
            <text:p>0.0297029703</text:p>
          </table:table-cell>
          <table:table-cell office:value-type="float" office:value="0.02">
            <text:p>0.02</text:p>
          </table:table-cell>
          <table:table-cell table:style-name="ce7" table:formula="of:=[.O51]/[.O$76]" office:value-type="float" office:value="0.0198019801980198">
            <text:p>0.0198019802</text:p>
          </table:table-cell>
          <table:table-cell office:value-type="float" office:value="0.05">
            <text:p>0.05</text:p>
          </table:table-cell>
          <table:table-cell table:style-name="ce7" table:formula="of:=[.Q51]/[.Q$76]"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style-name="ce7" table:formula="of:=[.S51]/[.S$76]" office:value-type="float" office:value="0.0101010101010101">
            <text:p>0.0101010101</text:p>
          </table:table-cell>
          <table:table-cell table:style-name="ce7" table:formula="of:=[.T51]/[.T$76]" office:value-type="float" office:value="0.0101010101010101">
            <text:p>0.0101010101</text:p>
          </table:table-cell>
          <table:table-cell office:value-type="float" office:value="0.02">
            <text:p>0.02</text:p>
          </table:table-cell>
          <table:table-cell table:style-name="ce7" table:formula="of:=[.V51]/[.V$76]" office:value-type="float" office:value="0.02">
            <text:p>0.02</text:p>
          </table:table-cell>
          <table:table-cell office:value-type="float" office:value="0.02">
            <text:p>0.02</text:p>
          </table:table-cell>
          <table:table-cell table:style-name="ce7" table:formula="of:=[.X51]/[.X$76]"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style-name="ce7" table:formula="of:=[.Z51]/[.Z$76]" office:value-type="float" office:value="0.0707070707070707">
            <text:p>0.0707070707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21">
            <text:p>0.21</text:p>
          </table:table-cell>
          <table:table-cell office:value-type="float" office:value="0.2079207921">
            <text:p>0.2079207921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5">
            <text:p>15</text:p>
          </table:table-cell>
          <table:table-cell office:value-type="float" office:value="0.27">
            <text:p>0.27</text:p>
          </table:table-cell>
          <table:table-cell table:style-name="ce7" table:formula="of:=[.E52]/[.E$76]" office:value-type="float" office:value="0.272727272727273">
            <text:p>0.2727272727</text:p>
          </table:table-cell>
          <table:table-cell table:number-columns-repeated="4"/>
          <table:table-cell office:value-type="float" office:value="0.12">
            <text:p>0.12</text:p>
          </table:table-cell>
          <table:table-cell table:style-name="ce7" table:formula="of:=[.K52]/[.K$76]" office:value-type="float" office:value="0.122448979591837">
            <text:p>0.1224489796</text:p>
          </table:table-cell>
          <table:table-cell office:value-type="float" office:value="0.06">
            <text:p>0.06</text:p>
          </table:table-cell>
          <table:table-cell table:style-name="ce7" table:formula="of:=[.M52]/[.M$76]" office:value-type="float" office:value="0.0594059405940594">
            <text:p>0.0594059406</text:p>
          </table:table-cell>
          <table:table-cell table:number-columns-repeated="5"/>
          <table:table-cell table:style-name="ce3"/>
          <table:table-cell table:style-name="ce7" table:formula="of:=[.T52]/[.T$76]" office:value-type="float" office:value="0">
            <text:p>0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Z52]/[.Z$76]" office:value-type="float" office:value="0.0101010101010101">
            <text:p>0.010101010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1">
            <text:p>0.1</text:p>
          </table:table-cell>
          <table:table-cell office:value-type="float" office:value="0.099009901">
            <text:p>0.099009901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6">
            <text:p>16</text:p>
          </table:table-cell>
          <table:table-cell office:value-type="float" office:value="0.23">
            <text:p>0.23</text:p>
          </table:table-cell>
          <table:table-cell table:style-name="ce7" table:formula="of:=[.E53]/[.E$76]" office:value-type="float" office:value="0.232323232323232">
            <text:p>0.2323232323</text:p>
          </table:table-cell>
          <table:table-cell table:number-columns-repeated="4"/>
          <table:table-cell office:value-type="float" office:value="0.13">
            <text:p>0.13</text:p>
          </table:table-cell>
          <table:table-cell table:style-name="ce7" table:formula="of:=[.K53]/[.K$76]" office:value-type="float" office:value="0.13265306122449">
            <text:p>0.1326530612</text:p>
          </table:table-cell>
          <table:table-cell office:value-type="float" office:value="0.07">
            <text:p>0.07</text:p>
          </table:table-cell>
          <table:table-cell table:style-name="ce7" table:formula="of:=[.M53]/[.M$76]" office:value-type="float" office:value="0.0693069306930693">
            <text:p>0.0693069307</text:p>
          </table:table-cell>
          <table:table-cell table:number-columns-repeated="15"/>
          <table:table-cell office:value-type="float" office:value="0.21">
            <text:p>0.21</text:p>
          </table:table-cell>
          <table:table-cell office:value-type="float" office:value="0.2121212121">
            <text:p>0.2121212121</text:p>
          </table:table-cell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991"/>
        </table:table-row>
        <table:table-row table:style-name="ro2">
          <table:table-cell table:number-columns-repeated="3"/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table:style-name="ce7" table:formula="of:=[.E54]/[.E$76]" office:value-type="float" office:value="0.202020202020202">
            <text:p>0.202020202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K54]/[.K$76]" office:value-type="float" office:value="0.142857142857143">
            <text:p>0.1428571429</text:p>
          </table:table-cell>
          <table:table-cell office:value-type="float" office:value="0.03">
            <text:p>0.03</text:p>
          </table:table-cell>
          <table:table-cell table:style-name="ce7" table:formula="of:=[.M54]/[.M$76]" office:value-type="float" office:value="0.0297029702970297">
            <text:p>0.0297029703</text:p>
          </table:table-cell>
          <table:table-cell table:number-columns-repeated="15"/>
          <table:table-cell office:value-type="float" office:value="0.31">
            <text:p>0.31</text:p>
          </table:table-cell>
          <table:table-cell office:value-type="float" office:value="0.3131313131">
            <text:p>0.3131313131</text:p>
          </table:table-cell>
          <table:table-cell table:number-columns-repeated="993"/>
        </table:table-row>
        <table:table-row table:style-name="ro2">
          <table:table-cell table:number-columns-repeated="3"/>
          <table:table-cell office:value-type="float" office:value="18">
            <text:p>18</text:p>
          </table:table-cell>
          <table:table-cell office:value-type="float" office:value="0.16">
            <text:p>0.16</text:p>
          </table:table-cell>
          <table:table-cell table:style-name="ce7" table:formula="of:=[.E55]/[.E$76]" office:value-type="float" office:value="0.161616161616162">
            <text:p>0.1616161616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K55]/[.K$76]" office:value-type="float" office:value="0.0714285714285714">
            <text:p>0.0714285714</text:p>
          </table:table-cell>
          <table:table-cell office:value-type="float" office:value="0.03">
            <text:p>0.03</text:p>
          </table:table-cell>
          <table:table-cell table:style-name="ce7" table:formula="of:=[.M55]/[.M$76]" office:value-type="float" office:value="0.0297029702970297">
            <text:p>0.0297029703</text:p>
          </table:table-cell>
          <table:table-cell table:number-columns-repeated="15"/>
          <table:table-cell office:value-type="float" office:value="0.18">
            <text:p>0.18</text:p>
          </table:table-cell>
          <table:table-cell office:value-type="float" office:value="0.1818181818">
            <text:p>0.1818181818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202020202">
            <text:p>0.0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 table:style-name="ce7" table:formula="of:=[.E56]/[.E$76]" office:value-type="float" office:value="0.0101010101010101">
            <text:p>0.0101010101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K56]/[.K$76]" office:value-type="float" office:value="0.0306122448979592">
            <text:p>0.0306122449</text:p>
          </table:table-cell>
          <table:table-cell office:value-type="float" office:value="0.01">
            <text:p>0.01</text:p>
          </table:table-cell>
          <table:table-cell table:style-name="ce7" table:formula="of:=[.M56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0.0707070707">
            <text:p>0.0707070707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7]/[.K$76]" office:value-type="float" office:value="0.0204081632653061">
            <text:p>0.0204081633</text:p>
          </table:table-cell>
          <table:table-cell office:value-type="float" office:value="0.01">
            <text:p>0.01</text:p>
          </table:table-cell>
          <table:table-cell table:style-name="ce7" table:formula="of:=[.M57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4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8]/[.K$76]" office:value-type="float" office:value="0.0204081632653061">
            <text:p>0.0204081633</text:p>
          </table:table-cell>
          <table:table-cell table:number-columns-repeated="23"/>
          <table:table-cell office:value-type="float" office:value="0.17">
            <text:p>0.17</text:p>
          </table:table-cell>
          <table:table-cell office:value-type="float" office:value="0.1717171717">
            <text:p>0.1717171717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2">
            <text:p>22</text:p>
          </table:table-cell>
          <table:table-cell table:number-columns-repeated="31"/>
          <table:table-cell office:value-type="float" office:value="0.2">
            <text:p>0.2</text:p>
          </table:table-cell>
          <table:table-cell office:value-type="float" office:value="0.202020202">
            <text:p>0.202020202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2.2">
            <text:p>22.2</text:p>
          </table:table-cell>
          <table:table-cell table:number-columns-repeated="31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3">
            <text:p>23</text:p>
          </table:table-cell>
          <table:table-cell table:number-columns-repeated="31"/>
          <table:table-cell office:value-type="float" office:value="0.14">
            <text:p>0.14</text:p>
          </table:table-cell>
          <table:table-cell office:value-type="float" office:value="0.1414141414">
            <text:p>0.1414141414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31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5">
            <text:p>25</text:p>
          </table:table-cell>
          <table:table-cell table:number-columns-repeated="31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6">
            <text:p>26</text:p>
          </table:table-cell>
          <table:table-cell table:number-columns-repeated="31"/>
          <table:table-cell office:value-type="float" office:value="0.04">
            <text:p>0.04</text:p>
          </table:table-cell>
          <table:table-cell office:value-type="float" office:value="0.0404040404">
            <text:p>0.0404040404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float" office:value="27">
            <text:p>27</text:p>
          </table:table-cell>
          <table:table-cell table:number-columns-repeated="4"/>
          <table:table-cell office:value-type="float" office:value="0.04">
            <text:p>0.04</text:p>
          </table:table-cell>
          <table:table-cell table:style-name="ce7" table:formula="of:=[.I65]/[.I$76]" office:value-type="float" office:value="0.04">
            <text:p>0.04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8">
            <text:p>28</text:p>
          </table:table-cell>
          <table:table-cell table:number-columns-repeated="4"/>
          <table:table-cell office:value-type="float" office:value="0.19">
            <text:p>0.19</text:p>
          </table:table-cell>
          <table:table-cell table:style-name="ce7" table:formula="of:=[.I66]/[.I$76]" office:value-type="float" office:value="0.19">
            <text:p>0.19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9">
            <text:p>29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7" table:formula="of:=[.I67]/[.I$76]" office:value-type="float" office:value="0.25">
            <text:p>0.25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0">
            <text:p>30</text:p>
          </table:table-cell>
          <table:table-cell table:number-columns-repeated="4"/>
          <table:table-cell office:value-type="float" office:value="0.23">
            <text:p>0.23</text:p>
          </table:table-cell>
          <table:table-cell table:style-name="ce7" table:formula="of:=[.I68]/[.I$76]" office:value-type="float" office:value="0.23">
            <text:p>0.23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0.2">
            <text:p>30.2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I69]/[.I$76]" office:value-type="float" office:value="0.03">
            <text:p>0.03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1">
            <text:p>31</text:p>
          </table:table-cell>
          <table:table-cell table:number-columns-repeated="4"/>
          <table:table-cell office:value-type="float" office:value="0.06">
            <text:p>0.06</text:p>
          </table:table-cell>
          <table:table-cell table:style-name="ce7" table:formula="of:=[.I70]/[.I$76]" office:value-type="float" office:value="0.06">
            <text:p>0.0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1.2">
            <text:p>31.2</text:p>
          </table:table-cell>
          <table:table-cell table:number-columns-repeated="4"/>
          <table:table-cell office:value-type="float" office:value="0.08">
            <text:p>0.08</text:p>
          </table:table-cell>
          <table:table-cell table:style-name="ce7" table:formula="of:=[.I71]/[.I$76]" office:value-type="float" office:value="0.08">
            <text:p>0.0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2">
            <text:p>3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2]/[.I$76]" office:value-type="float" office:value="0.02">
            <text:p>0.02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2.2">
            <text:p>32.2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I73]/[.I$76]" office:value-type="float" office:value="0.07">
            <text:p>0.07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3.2">
            <text:p>33.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4]/[.I$76]" office:value-type="float" office:value="0.02">
            <text:p>0.02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4.2">
            <text:p>34.2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I75]/[.I$76]" office:value-type="float" office:value="0.01">
            <text:p>0.0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/>
          <table:table-cell table:formula="of:=SUM([.E50:.E75])" office:value-type="float" office:value="0.99">
            <text:p>0.99</text:p>
          </table:table-cell>
          <table:table-cell/>
          <table:table-cell table:formula="of:=SUM([.G42:.G47])" office:value-type="float" office:value="1">
            <text:p>1</text:p>
          </table:table-cell>
          <table:table-cell/>
          <table:table-cell table:formula="of:=SUM([.I65:.I75])" office:value-type="float" office:value="1">
            <text:p>1</text:p>
          </table:table-cell>
          <table:table-cell/>
          <table:table-cell table:formula="of:=SUM([.K48:.K75])" office:value-type="float" office:value="0.98">
            <text:p>0.98</text:p>
          </table:table-cell>
          <table:table-cell/>
          <table:table-cell table:formula="of:=SUM([.M41:.M57])" office:value-type="float" office:value="1.01">
            <text:p>1.01</text:p>
          </table:table-cell>
          <table:table-cell/>
          <table:table-cell table:formula="of:=SUM([.O45:.O51])" office:value-type="float" office:value="1.01">
            <text:p>1.01</text:p>
          </table:table-cell>
          <table:table-cell/>
          <table:table-cell table:formula="of:=SUM([.Q44:.Q51])" office:value-type="float" office:value="1">
            <text:p>1</text:p>
          </table:table-cell>
          <table:table-cell/>
          <table:table-cell table:formula="of:=SUM([.S43:.S51])" office:value-type="float" office:value="0.99">
            <text:p>0.99</text:p>
          </table:table-cell>
          <table:table-cell table:formula="of:=SUM([.T43:.T52])" office:value-type="float" office:value="1">
            <text:p>1</text:p>
          </table:table-cell>
          <table:table-cell/>
          <table:table-cell table:formula="of:=SUM([.V44:.V51])" office:value-type="float" office:value="1">
            <text:p>1</text:p>
          </table:table-cell>
          <table:table-cell/>
          <table:table-cell table:formula="of:=SUM([.X45:.X51])" office:value-type="float" office:value="1">
            <text:p>1</text:p>
          </table:table-cell>
          <table:table-cell/>
          <table:table-cell table:formula="of:=SUM([.Z44:.Z52])" office:value-type="float" office:value="0.99">
            <text:p>0.99</text:p>
          </table:table-cell>
          <table:table-cell table:number-columns-repeated="3"/>
          <table:table-cell office:value-type="float" office:value="0.99">
            <text:p>0.99</text:p>
          </table:table-cell>
          <table:table-cell/>
          <table:table-cell office:value-type="float" office:value="1.01">
            <text:p>1.0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99">
            <text:p>0.99</text:p>
          </table:table-cell>
          <table:table-cell table:number-columns-repeated="98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LGC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 PL ShanHeiSun Un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5/04/2012</text:date>, <text:time>14:5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4-05T12:31:52</dc:date>
    <dc:creator>Gareth Williams</dc:creator>
    <meta:editing-duration>P1DT17H43M16S</meta:editing-duration>
    <meta:editing-cycles>17</meta:editing-cycles>
    <meta:document-statistic meta:table-count="4" meta:cell-count="3824" meta:object-count="0"/>
  </office:meta>
</office:document-meta>
</file>